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 Seed 3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/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(500k,100k)</text:p>
          </table:table-cell>
          <table:table-cell table:style-name="ce1" office:value-type="string" calcext:value-type="string">
            <text:p>E(1)</text:p>
          </table:table-cell>
          <table:table-cell table:style-name="ce1" office:value-type="string" calcext:value-type="string">
            <text:p>Rand%</text:p>
          </table:table-cell>
          <table:table-cell table:style-name="ce1" office:value-type="string" calcext:value-type="string">
            <text:p>E(0.2)</text:p>
          </table:table-cell>
          <table:table-cell table:style-name="ce1" office:value-type="string" calcext:value-type="string">
            <text:p>E(5)</text:p>
          </table:table-cell>
          <table:table-cell/>
          <table:table-cell table:style-name="ce1"/>
          <table:table-cell table:style-name="ce1" office:value-type="string" calcext:value-type="string">
            <text:p>Uniform</text:p>
          </table:table-cell>
          <table:table-cell table:style-name="ce1" office:value-type="string" calcext:value-type="string">
            <text:p>N(500k,100k)</text:p>
          </table:table-cell>
          <table:table-cell table:style-name="ce1" office:value-type="string" calcext:value-type="string">
            <text:p>E(1)</text:p>
          </table:table-cell>
          <table:table-cell table:style-name="ce1" office:value-type="string" calcext:value-type="string">
            <text:p>Rand%</text:p>
          </table:table-cell>
          <table:table-cell table:style-name="ce1" office:value-type="string" calcext:value-type="string">
            <text:p>E(0.2)</text:p>
          </table:table-cell>
          <table:table-cell table:style-name="ce1" office:value-type="string" calcext:value-type="string">
            <text:p>E(5)</text:p>
          </table:table-cell>
        </table:table-row>
        <table:table-row table:style-name="ro1">
          <table:table-cell/>
          <table:table-cell table:style-name="ce2" office:value-type="float" office:value="9617" calcext:value-type="float">
            <text:p>9617</text:p>
          </table:table-cell>
          <table:table-cell table:style-name="ce2" office:value-type="float" office:value="228573" calcext:value-type="float">
            <text:p>228573</text:p>
          </table:table-cell>
          <table:table-cell table:style-name="ce2" office:value-type="float" office:value="2426" calcext:value-type="float">
            <text:p>2426</text:p>
          </table:table-cell>
          <table:table-cell table:style-name="ce2" office:value-type="float" office:value="360" calcext:value-type="float">
            <text:p>360</text:p>
          </table:table-cell>
          <table:table-cell office:value-type="float" office:value="372" calcext:value-type="float">
            <text:p>372</text:p>
          </table:table-cell>
          <table:table-cell table:style-name="ce2" office:value-type="float" office:value="24" calcext:value-type="float">
            <text:p>24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COUNTIF([.B2:.B301];&quot;&gt;&quot;&amp;[.I2])-COUNTIF([.B2:.B301];&quot;&gt;&quot;&amp;[.I3])" office:value-type="float" office:value="1" calcext:value-type="float">
            <text:p>1</text:p>
          </table:table-cell>
          <table:table-cell table:formula="of:=COUNTIF([.C2:.C301];&quot;&gt;&quot;&amp;[.I2])-COUNTIF([.C2:.C301];&quot;&gt;&quot;&amp;[.I3])" office:value-type="float" office:value="0" calcext:value-type="float">
            <text:p>0</text:p>
          </table:table-cell>
          <table:table-cell table:formula="of:=COUNTIF([.D2:.D301];&quot;&gt;&quot;&amp;[.I2])-COUNTIF([.D2:.D301];&quot;&gt;&quot;&amp;[.I3])" office:value-type="float" office:value="11" calcext:value-type="float">
            <text:p>11</text:p>
          </table:table-cell>
          <table:table-cell table:formula="of:=COUNTIF([.E2:.E301];&quot;&gt;&quot;&amp;[.I2])-COUNTIF([.E2:.E301];&quot;&gt;&quot;&amp;[.I3])" office:value-type="float" office:value="5" calcext:value-type="float">
            <text:p>5</text:p>
          </table:table-cell>
          <table:table-cell table:formula="of:=COUNTIF([.F2:.F301];&quot;&gt;&quot;&amp;[.I2])-COUNTIF([.F2:.F301];&quot;&gt;&quot;&amp;[.I3])" office:value-type="float" office:value="8" calcext:value-type="float">
            <text:p>8</text:p>
          </table:table-cell>
          <table:table-cell table:formula="of:=COUNTIF([.G2:.G301];&quot;&gt;&quot;&amp;[.I2])-COUNTIF([.G2:.G301];&quot;&gt;&quot;&amp;[.I3])" office:value-type="float" office:value="22" calcext:value-type="float">
            <text:p>22</text:p>
          </table:table-cell>
        </table:table-row>
        <table:table-row table:style-name="ro1">
          <table:table-cell/>
          <table:table-cell table:style-name="ce2" office:value-type="float" office:value="10072" calcext:value-type="float">
            <text:p>10072</text:p>
          </table:table-cell>
          <table:table-cell table:style-name="ce2" office:value-type="float" office:value="241275" calcext:value-type="float">
            <text:p>241275</text:p>
          </table:table-cell>
          <table:table-cell table:style-name="ce2" office:value-type="float" office:value="2898" calcext:value-type="float">
            <text:p>2898</text:p>
          </table:table-cell>
          <table:table-cell table:style-name="ce2" office:value-type="float" office:value="2408" calcext:value-type="float">
            <text:p>2408</text:p>
          </table:table-cell>
          <table:table-cell office:value-type="float" office:value="2014" calcext:value-type="float">
            <text:p>2014</text:p>
          </table:table-cell>
          <table:table-cell table:style-name="ce2" office:value-type="float" office:value="1269" calcext:value-type="float">
            <text:p>1269</text:p>
          </table:table-cell>
          <table:table-cell/>
          <table:table-cell table:style-name="ce2" table:formula="of:=SUM([.I2]+10000)" office:value-type="float" office:value="10000" calcext:value-type="float">
            <text:p>10000</text:p>
          </table:table-cell>
          <table:table-cell table:formula="of:=COUNTIF([.B3:.B302];&quot;&gt;&quot;&amp;[.I3])-COUNTIF([.B3:.B302];&quot;&gt;&quot;&amp;[.I4])" office:value-type="float" office:value="5" calcext:value-type="float">
            <text:p>5</text:p>
          </table:table-cell>
          <table:table-cell table:formula="of:=COUNTIF([.C3:.C302];&quot;&gt;&quot;&amp;[.I3])-COUNTIF([.C3:.C302];&quot;&gt;&quot;&amp;[.I4])" office:value-type="float" office:value="0" calcext:value-type="float">
            <text:p>0</text:p>
          </table:table-cell>
          <table:table-cell table:formula="of:=COUNTIF([.D3:.D302];&quot;&gt;&quot;&amp;[.I3])-COUNTIF([.D3:.D302];&quot;&gt;&quot;&amp;[.I4])" office:value-type="float" office:value="16" calcext:value-type="float">
            <text:p>16</text:p>
          </table:table-cell>
          <table:table-cell table:formula="of:=COUNTIF([.E3:.E302];&quot;&gt;&quot;&amp;[.I3])-COUNTIF([.E3:.E302];&quot;&gt;&quot;&amp;[.I4])" office:value-type="float" office:value="2" calcext:value-type="float">
            <text:p>2</text:p>
          </table:table-cell>
          <table:table-cell table:formula="of:=COUNTIF([.F3:.F302];&quot;&gt;&quot;&amp;[.I3])-COUNTIF([.F3:.F302];&quot;&gt;&quot;&amp;[.I4])" office:value-type="float" office:value="8" calcext:value-type="float">
            <text:p>8</text:p>
          </table:table-cell>
          <table:table-cell table:formula="of:=COUNTIF([.G3:.G302];&quot;&gt;&quot;&amp;[.I3])-COUNTIF([.G3:.G302];&quot;&gt;&quot;&amp;[.I4])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2" office:value-type="float" office:value="13667" calcext:value-type="float">
            <text:p>13667</text:p>
          </table:table-cell>
          <table:table-cell table:style-name="ce2" office:value-type="float" office:value="264057" calcext:value-type="float">
            <text:p>264057</text:p>
          </table:table-cell>
          <table:table-cell table:style-name="ce2" office:value-type="float" office:value="3285" calcext:value-type="float">
            <text:p>3285</text:p>
          </table:table-cell>
          <table:table-cell table:style-name="ce2" office:value-type="float" office:value="7027" calcext:value-type="float">
            <text:p>7027</text:p>
          </table:table-cell>
          <table:table-cell office:value-type="float" office:value="3285" calcext:value-type="float">
            <text:p>3285</text:p>
          </table:table-cell>
          <table:table-cell table:style-name="ce2" office:value-type="float" office:value="1385" calcext:value-type="float">
            <text:p>1385</text:p>
          </table:table-cell>
          <table:table-cell/>
          <table:table-cell table:style-name="ce2" table:formula="of:=SUM([.I3]+10000)" office:value-type="float" office:value="20000" calcext:value-type="float">
            <text:p>20000</text:p>
          </table:table-cell>
          <table:table-cell table:formula="of:=COUNTIF([.B4:.B303];&quot;&gt;&quot;&amp;[.I4])-COUNTIF([.B4:.B303];&quot;&gt;&quot;&amp;[.I5])" office:value-type="float" office:value="4" calcext:value-type="float">
            <text:p>4</text:p>
          </table:table-cell>
          <table:table-cell table:formula="of:=COUNTIF([.C4:.C303];&quot;&gt;&quot;&amp;[.I4])-COUNTIF([.C4:.C303];&quot;&gt;&quot;&amp;[.I5])" office:value-type="float" office:value="0" calcext:value-type="float">
            <text:p>0</text:p>
          </table:table-cell>
          <table:table-cell table:formula="of:=COUNTIF([.D4:.D303];&quot;&gt;&quot;&amp;[.I4])-COUNTIF([.D4:.D303];&quot;&gt;&quot;&amp;[.I5])" office:value-type="float" office:value="13" calcext:value-type="float">
            <text:p>13</text:p>
          </table:table-cell>
          <table:table-cell table:formula="of:=COUNTIF([.E4:.E303];&quot;&gt;&quot;&amp;[.I4])-COUNTIF([.E4:.E303];&quot;&gt;&quot;&amp;[.I5])" office:value-type="float" office:value="3" calcext:value-type="float">
            <text:p>3</text:p>
          </table:table-cell>
          <table:table-cell table:formula="of:=COUNTIF([.F4:.F303];&quot;&gt;&quot;&amp;[.I4])-COUNTIF([.F4:.F303];&quot;&gt;&quot;&amp;[.I5])" office:value-type="float" office:value="9" calcext:value-type="float">
            <text:p>9</text:p>
          </table:table-cell>
          <table:table-cell table:formula="of:=COUNTIF([.G4:.G303];&quot;&gt;&quot;&amp;[.I4])-COUNTIF([.G4:.G303];&quot;&gt;&quot;&amp;[.I5]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float" office:value="14898" calcext:value-type="float">
            <text:p>14898</text:p>
          </table:table-cell>
          <table:table-cell table:style-name="ce2" office:value-type="float" office:value="278404" calcext:value-type="float">
            <text:p>278404</text:p>
          </table:table-cell>
          <table:table-cell table:style-name="ce2" office:value-type="float" office:value="3329" calcext:value-type="float">
            <text:p>3329</text:p>
          </table:table-cell>
          <table:table-cell table:style-name="ce2" office:value-type="float" office:value="7787" calcext:value-type="float">
            <text:p>7787</text:p>
          </table:table-cell>
          <table:table-cell office:value-type="float" office:value="3656" calcext:value-type="float">
            <text:p>3656</text:p>
          </table:table-cell>
          <table:table-cell table:style-name="ce2" office:value-type="float" office:value="1456" calcext:value-type="float">
            <text:p>1456</text:p>
          </table:table-cell>
          <table:table-cell/>
          <table:table-cell table:style-name="ce2" table:formula="of:=SUM([.I4]+10000)" office:value-type="float" office:value="30000" calcext:value-type="float">
            <text:p>30000</text:p>
          </table:table-cell>
          <table:table-cell table:formula="of:=COUNTIF([.B5:.B304];&quot;&gt;&quot;&amp;[.I5])-COUNTIF([.B5:.B304];&quot;&gt;&quot;&amp;[.I6])" office:value-type="float" office:value="3" calcext:value-type="float">
            <text:p>3</text:p>
          </table:table-cell>
          <table:table-cell table:formula="of:=COUNTIF([.C5:.C304];&quot;&gt;&quot;&amp;[.I5])-COUNTIF([.C5:.C304];&quot;&gt;&quot;&amp;[.I6])" office:value-type="float" office:value="0" calcext:value-type="float">
            <text:p>0</text:p>
          </table:table-cell>
          <table:table-cell table:formula="of:=COUNTIF([.D5:.D304];&quot;&gt;&quot;&amp;[.I5])-COUNTIF([.D5:.D304];&quot;&gt;&quot;&amp;[.I6])" office:value-type="float" office:value="9" calcext:value-type="float">
            <text:p>9</text:p>
          </table:table-cell>
          <table:table-cell table:formula="of:=COUNTIF([.E5:.E304];&quot;&gt;&quot;&amp;[.I5])-COUNTIF([.E5:.E304];&quot;&gt;&quot;&amp;[.I6])" office:value-type="float" office:value="3" calcext:value-type="float">
            <text:p>3</text:p>
          </table:table-cell>
          <table:table-cell table:formula="of:=COUNTIF([.F5:.F304];&quot;&gt;&quot;&amp;[.I5])-COUNTIF([.F5:.F304];&quot;&gt;&quot;&amp;[.I6])" office:value-type="float" office:value="9" calcext:value-type="float">
            <text:p>9</text:p>
          </table:table-cell>
          <table:table-cell table:formula="of:=COUNTIF([.G5:.G304];&quot;&gt;&quot;&amp;[.I5])-COUNTIF([.G5:.G304];&quot;&gt;&quot;&amp;[.I6])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2" office:value-type="float" office:value="16483" calcext:value-type="float">
            <text:p>16483</text:p>
          </table:table-cell>
          <table:table-cell table:style-name="ce2" office:value-type="float" office:value="286894" calcext:value-type="float">
            <text:p>286894</text:p>
          </table:table-cell>
          <table:table-cell table:style-name="ce2" office:value-type="float" office:value="4414" calcext:value-type="float">
            <text:p>4414</text:p>
          </table:table-cell>
          <table:table-cell table:style-name="ce2" office:value-type="float" office:value="8309" calcext:value-type="float">
            <text:p>8309</text:p>
          </table:table-cell>
          <table:table-cell office:value-type="float" office:value="5709" calcext:value-type="float">
            <text:p>5709</text:p>
          </table:table-cell>
          <table:table-cell table:style-name="ce2" office:value-type="float" office:value="1561" calcext:value-type="float">
            <text:p>1561</text:p>
          </table:table-cell>
          <table:table-cell/>
          <table:table-cell table:style-name="ce2" table:formula="of:=SUM([.I5]+10000)" office:value-type="float" office:value="40000" calcext:value-type="float">
            <text:p>40000</text:p>
          </table:table-cell>
          <table:table-cell table:formula="of:=COUNTIF([.B6:.B305];&quot;&gt;&quot;&amp;[.I6])-COUNTIF([.B6:.B305];&quot;&gt;&quot;&amp;[.I7])" office:value-type="float" office:value="1" calcext:value-type="float">
            <text:p>1</text:p>
          </table:table-cell>
          <table:table-cell table:formula="of:=COUNTIF([.C6:.C305];&quot;&gt;&quot;&amp;[.I6])-COUNTIF([.C6:.C305];&quot;&gt;&quot;&amp;[.I7])" office:value-type="float" office:value="0" calcext:value-type="float">
            <text:p>0</text:p>
          </table:table-cell>
          <table:table-cell table:formula="of:=COUNTIF([.D6:.D305];&quot;&gt;&quot;&amp;[.I6])-COUNTIF([.D6:.D305];&quot;&gt;&quot;&amp;[.I7])" office:value-type="float" office:value="8" calcext:value-type="float">
            <text:p>8</text:p>
          </table:table-cell>
          <table:table-cell table:formula="of:=COUNTIF([.E6:.E305];&quot;&gt;&quot;&amp;[.I6])-COUNTIF([.E6:.E305];&quot;&gt;&quot;&amp;[.I7])" office:value-type="float" office:value="2" calcext:value-type="float">
            <text:p>2</text:p>
          </table:table-cell>
          <table:table-cell table:formula="of:=COUNTIF([.F6:.F305];&quot;&gt;&quot;&amp;[.I6])-COUNTIF([.F6:.F305];&quot;&gt;&quot;&amp;[.I7])" office:value-type="float" office:value="14" calcext:value-type="float">
            <text:p>14</text:p>
          </table:table-cell>
          <table:table-cell table:formula="of:=COUNTIF([.G6:.G305];&quot;&gt;&quot;&amp;[.I6])-COUNTIF([.G6:.G305];&quot;&gt;&quot;&amp;[.I7])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2" office:value-type="float" office:value="17508" calcext:value-type="float">
            <text:p>17508</text:p>
          </table:table-cell>
          <table:table-cell table:style-name="ce2" office:value-type="float" office:value="297750" calcext:value-type="float">
            <text:p>297750</text:p>
          </table:table-cell>
          <table:table-cell table:style-name="ce2" office:value-type="float" office:value="5367" calcext:value-type="float">
            <text:p>5367</text:p>
          </table:table-cell>
          <table:table-cell table:style-name="ce2" office:value-type="float" office:value="16070" calcext:value-type="float">
            <text:p>16070</text:p>
          </table:table-cell>
          <table:table-cell office:value-type="float" office:value="6726" calcext:value-type="float">
            <text:p>6726</text:p>
          </table:table-cell>
          <table:table-cell table:style-name="ce2" office:value-type="float" office:value="2422" calcext:value-type="float">
            <text:p>2422</text:p>
          </table:table-cell>
          <table:table-cell/>
          <table:table-cell table:style-name="ce2" table:formula="of:=SUM([.I6]+10000)" office:value-type="float" office:value="50000" calcext:value-type="float">
            <text:p>50000</text:p>
          </table:table-cell>
          <table:table-cell table:formula="of:=COUNTIF([.B7:.B306];&quot;&gt;&quot;&amp;[.I7])-COUNTIF([.B7:.B306];&quot;&gt;&quot;&amp;[.I8])" office:value-type="float" office:value="3" calcext:value-type="float">
            <text:p>3</text:p>
          </table:table-cell>
          <table:table-cell table:formula="of:=COUNTIF([.C7:.C306];&quot;&gt;&quot;&amp;[.I7])-COUNTIF([.C7:.C306];&quot;&gt;&quot;&amp;[.I8])" office:value-type="float" office:value="0" calcext:value-type="float">
            <text:p>0</text:p>
          </table:table-cell>
          <table:table-cell table:formula="of:=COUNTIF([.D7:.D306];&quot;&gt;&quot;&amp;[.I7])-COUNTIF([.D7:.D306];&quot;&gt;&quot;&amp;[.I8])" office:value-type="float" office:value="5" calcext:value-type="float">
            <text:p>5</text:p>
          </table:table-cell>
          <table:table-cell table:formula="of:=COUNTIF([.E7:.E306];&quot;&gt;&quot;&amp;[.I7])-COUNTIF([.E7:.E306];&quot;&gt;&quot;&amp;[.I8])" office:value-type="float" office:value="3" calcext:value-type="float">
            <text:p>3</text:p>
          </table:table-cell>
          <table:table-cell table:formula="of:=COUNTIF([.F7:.F306];&quot;&gt;&quot;&amp;[.I7])-COUNTIF([.F7:.F306];&quot;&gt;&quot;&amp;[.I8])" office:value-type="float" office:value="8" calcext:value-type="float">
            <text:p>8</text:p>
          </table:table-cell>
          <table:table-cell table:formula="of:=COUNTIF([.G7:.G306];&quot;&gt;&quot;&amp;[.I7])-COUNTIF([.G7:.G306];&quot;&gt;&quot;&amp;[.I8]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2" office:value-type="float" office:value="20242" calcext:value-type="float">
            <text:p>20242</text:p>
          </table:table-cell>
          <table:table-cell table:style-name="ce2" office:value-type="float" office:value="298196" calcext:value-type="float">
            <text:p>298196</text:p>
          </table:table-cell>
          <table:table-cell table:style-name="ce2" office:value-type="float" office:value="5709" calcext:value-type="float">
            <text:p>5709</text:p>
          </table:table-cell>
          <table:table-cell table:style-name="ce2" office:value-type="float" office:value="19221" calcext:value-type="float">
            <text:p>19221</text:p>
          </table:table-cell>
          <table:table-cell office:value-type="float" office:value="8840" calcext:value-type="float">
            <text:p>8840</text:p>
          </table:table-cell>
          <table:table-cell table:style-name="ce2" office:value-type="float" office:value="2898" calcext:value-type="float">
            <text:p>2898</text:p>
          </table:table-cell>
          <table:table-cell/>
          <table:table-cell table:style-name="ce2" table:formula="of:=SUM([.I7]+10000)" office:value-type="float" office:value="60000" calcext:value-type="float">
            <text:p>60000</text:p>
          </table:table-cell>
          <table:table-cell table:formula="of:=COUNTIF([.B8:.B307];&quot;&gt;&quot;&amp;[.I8])-COUNTIF([.B8:.B307];&quot;&gt;&quot;&amp;[.I9])" office:value-type="float" office:value="2" calcext:value-type="float">
            <text:p>2</text:p>
          </table:table-cell>
          <table:table-cell table:formula="of:=COUNTIF([.C8:.C307];&quot;&gt;&quot;&amp;[.I8])-COUNTIF([.C8:.C307];&quot;&gt;&quot;&amp;[.I9])" office:value-type="float" office:value="0" calcext:value-type="float">
            <text:p>0</text:p>
          </table:table-cell>
          <table:table-cell table:formula="of:=COUNTIF([.D8:.D307];&quot;&gt;&quot;&amp;[.I8])-COUNTIF([.D8:.D307];&quot;&gt;&quot;&amp;[.I9])" office:value-type="float" office:value="8" calcext:value-type="float">
            <text:p>8</text:p>
          </table:table-cell>
          <table:table-cell table:formula="of:=COUNTIF([.E8:.E307];&quot;&gt;&quot;&amp;[.I8])-COUNTIF([.E8:.E307];&quot;&gt;&quot;&amp;[.I9])" office:value-type="float" office:value="4" calcext:value-type="float">
            <text:p>4</text:p>
          </table:table-cell>
          <table:table-cell table:formula="of:=COUNTIF([.F8:.F307];&quot;&gt;&quot;&amp;[.I8])-COUNTIF([.F8:.F307];&quot;&gt;&quot;&amp;[.I9])" office:value-type="float" office:value="2" calcext:value-type="float">
            <text:p>2</text:p>
          </table:table-cell>
          <table:table-cell table:formula="of:=COUNTIF([.G8:.G307];&quot;&gt;&quot;&amp;[.I8])-COUNTIF([.G8:.G307];&quot;&gt;&quot;&amp;[.I9]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2" office:value-type="float" office:value="24794" calcext:value-type="float">
            <text:p>24794</text:p>
          </table:table-cell>
          <table:table-cell table:style-name="ce2" office:value-type="float" office:value="299072" calcext:value-type="float">
            <text:p>299072</text:p>
          </table:table-cell>
          <table:table-cell table:style-name="ce2" office:value-type="float" office:value="6726" calcext:value-type="float">
            <text:p>6726</text:p>
          </table:table-cell>
          <table:table-cell table:style-name="ce2" office:value-type="float" office:value="25924" calcext:value-type="float">
            <text:p>25924</text:p>
          </table:table-cell>
          <table:table-cell office:value-type="float" office:value="9617" calcext:value-type="float">
            <text:p>9617</text:p>
          </table:table-cell>
          <table:table-cell table:style-name="ce2" office:value-type="float" office:value="3281" calcext:value-type="float">
            <text:p>3281</text:p>
          </table:table-cell>
          <table:table-cell/>
          <table:table-cell table:style-name="ce2" table:formula="of:=SUM([.I8]+10000)" office:value-type="float" office:value="70000" calcext:value-type="float">
            <text:p>70000</text:p>
          </table:table-cell>
          <table:table-cell table:formula="of:=COUNTIF([.B9:.B308];&quot;&gt;&quot;&amp;[.I9])-COUNTIF([.B9:.B308];&quot;&gt;&quot;&amp;[.I10])" office:value-type="float" office:value="2" calcext:value-type="float">
            <text:p>2</text:p>
          </table:table-cell>
          <table:table-cell table:formula="of:=COUNTIF([.C9:.C308];&quot;&gt;&quot;&amp;[.I9])-COUNTIF([.C9:.C308];&quot;&gt;&quot;&amp;[.I10])" office:value-type="float" office:value="0" calcext:value-type="float">
            <text:p>0</text:p>
          </table:table-cell>
          <table:table-cell table:formula="of:=COUNTIF([.D9:.D308];&quot;&gt;&quot;&amp;[.I9])-COUNTIF([.D9:.D308];&quot;&gt;&quot;&amp;[.I10])" office:value-type="float" office:value="9" calcext:value-type="float">
            <text:p>9</text:p>
          </table:table-cell>
          <table:table-cell table:formula="of:=COUNTIF([.E9:.E308];&quot;&gt;&quot;&amp;[.I9])-COUNTIF([.E9:.E308];&quot;&gt;&quot;&amp;[.I10])" office:value-type="float" office:value="4" calcext:value-type="float">
            <text:p>4</text:p>
          </table:table-cell>
          <table:table-cell table:formula="of:=COUNTIF([.F9:.F308];&quot;&gt;&quot;&amp;[.I9])-COUNTIF([.F9:.F308];&quot;&gt;&quot;&amp;[.I10])" office:value-type="float" office:value="10" calcext:value-type="float">
            <text:p>10</text:p>
          </table:table-cell>
          <table:table-cell table:formula="of:=COUNTIF([.G9:.G308];&quot;&gt;&quot;&amp;[.I9])-COUNTIF([.G9:.G308];&quot;&gt;&quot;&amp;[.I10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" office:value-type="float" office:value="25562" calcext:value-type="float">
            <text:p>25562</text:p>
          </table:table-cell>
          <table:table-cell table:style-name="ce2" office:value-type="float" office:value="315154" calcext:value-type="float">
            <text:p>315154</text:p>
          </table:table-cell>
          <table:table-cell table:style-name="ce2" office:value-type="float" office:value="9301" calcext:value-type="float">
            <text:p>9301</text:p>
          </table:table-cell>
          <table:table-cell table:style-name="ce2" office:value-type="float" office:value="28937" calcext:value-type="float">
            <text:p>28937</text:p>
          </table:table-cell>
          <table:table-cell office:value-type="float" office:value="10072" calcext:value-type="float">
            <text:p>10072</text:p>
          </table:table-cell>
          <table:table-cell table:style-name="ce2" office:value-type="float" office:value="3285" calcext:value-type="float">
            <text:p>3285</text:p>
          </table:table-cell>
          <table:table-cell/>
          <table:table-cell table:style-name="ce2" table:formula="of:=SUM([.I9]+10000)" office:value-type="float" office:value="80000" calcext:value-type="float">
            <text:p>80000</text:p>
          </table:table-cell>
          <table:table-cell table:formula="of:=COUNTIF([.B10:.B309];&quot;&gt;&quot;&amp;[.I10])-COUNTIF([.B10:.B309];&quot;&gt;&quot;&amp;[.I11])" office:value-type="float" office:value="0" calcext:value-type="float">
            <text:p>0</text:p>
          </table:table-cell>
          <table:table-cell table:formula="of:=COUNTIF([.C10:.C309];&quot;&gt;&quot;&amp;[.I10])-COUNTIF([.C10:.C309];&quot;&gt;&quot;&amp;[.I11])" office:value-type="float" office:value="0" calcext:value-type="float">
            <text:p>0</text:p>
          </table:table-cell>
          <table:table-cell table:formula="of:=COUNTIF([.D10:.D309];&quot;&gt;&quot;&amp;[.I10])-COUNTIF([.D10:.D309];&quot;&gt;&quot;&amp;[.I11])" office:value-type="float" office:value="9" calcext:value-type="float">
            <text:p>9</text:p>
          </table:table-cell>
          <table:table-cell table:formula="of:=COUNTIF([.E10:.E309];&quot;&gt;&quot;&amp;[.I10])-COUNTIF([.E10:.E309];&quot;&gt;&quot;&amp;[.I11])" office:value-type="float" office:value="0" calcext:value-type="float">
            <text:p>0</text:p>
          </table:table-cell>
          <table:table-cell table:formula="of:=COUNTIF([.F10:.F309];&quot;&gt;&quot;&amp;[.I10])-COUNTIF([.F10:.F309];&quot;&gt;&quot;&amp;[.I11])" office:value-type="float" office:value="6" calcext:value-type="float">
            <text:p>6</text:p>
          </table:table-cell>
          <table:table-cell table:formula="of:=COUNTIF([.G10:.G309];&quot;&gt;&quot;&amp;[.I10])-COUNTIF([.G10:.G309];&quot;&gt;&quot;&amp;[.I11])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2" office:value-type="float" office:value="25780" calcext:value-type="float">
            <text:p>25780</text:p>
          </table:table-cell>
          <table:table-cell table:style-name="ce2" office:value-type="float" office:value="317651" calcext:value-type="float">
            <text:p>317651</text:p>
          </table:table-cell>
          <table:table-cell table:style-name="ce2" office:value-type="float" office:value="9617" calcext:value-type="float">
            <text:p>9617</text:p>
          </table:table-cell>
          <table:table-cell table:style-name="ce2" office:value-type="float" office:value="29903" calcext:value-type="float">
            <text:p>29903</text:p>
          </table:table-cell>
          <table:table-cell office:value-type="float" office:value="10688" calcext:value-type="float">
            <text:p>10688</text:p>
          </table:table-cell>
          <table:table-cell table:style-name="ce2" office:value-type="float" office:value="3839" calcext:value-type="float">
            <text:p>3839</text:p>
          </table:table-cell>
          <table:table-cell/>
          <table:table-cell table:style-name="ce2" table:formula="of:=SUM([.I10]+10000)" office:value-type="float" office:value="90000" calcext:value-type="float">
            <text:p>90000</text:p>
          </table:table-cell>
          <table:table-cell table:formula="of:=COUNTIF([.B11:.B310];&quot;&gt;&quot;&amp;[.I11])-COUNTIF([.B11:.B310];&quot;&gt;&quot;&amp;[.I12])" office:value-type="float" office:value="1" calcext:value-type="float">
            <text:p>1</text:p>
          </table:table-cell>
          <table:table-cell table:formula="of:=COUNTIF([.C11:.C310];&quot;&gt;&quot;&amp;[.I11])-COUNTIF([.C11:.C310];&quot;&gt;&quot;&amp;[.I12])" office:value-type="float" office:value="0" calcext:value-type="float">
            <text:p>0</text:p>
          </table:table-cell>
          <table:table-cell table:formula="of:=COUNTIF([.D11:.D310];&quot;&gt;&quot;&amp;[.I11])-COUNTIF([.D11:.D310];&quot;&gt;&quot;&amp;[.I12])" office:value-type="float" office:value="9" calcext:value-type="float">
            <text:p>9</text:p>
          </table:table-cell>
          <table:table-cell table:formula="of:=COUNTIF([.E11:.E310];&quot;&gt;&quot;&amp;[.I11])-COUNTIF([.E11:.E310];&quot;&gt;&quot;&amp;[.I12])" office:value-type="float" office:value="3" calcext:value-type="float">
            <text:p>3</text:p>
          </table:table-cell>
          <table:table-cell table:formula="of:=COUNTIF([.F11:.F310];&quot;&gt;&quot;&amp;[.I11])-COUNTIF([.F11:.F310];&quot;&gt;&quot;&amp;[.I12])" office:value-type="float" office:value="5" calcext:value-type="float">
            <text:p>5</text:p>
          </table:table-cell>
          <table:table-cell table:formula="of:=COUNTIF([.G11:.G310];&quot;&gt;&quot;&amp;[.I11])-COUNTIF([.G11:.G310];&quot;&gt;&quot;&amp;[.I12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float" office:value="30119" calcext:value-type="float">
            <text:p>30119</text:p>
          </table:table-cell>
          <table:table-cell table:style-name="ce2" office:value-type="float" office:value="319294" calcext:value-type="float">
            <text:p>319294</text:p>
          </table:table-cell>
          <table:table-cell table:style-name="ce2" office:value-type="float" office:value="9823" calcext:value-type="float">
            <text:p>9823</text:p>
          </table:table-cell>
          <table:table-cell table:style-name="ce2" office:value-type="float" office:value="32449" calcext:value-type="float">
            <text:p>32449</text:p>
          </table:table-cell>
          <table:table-cell office:value-type="float" office:value="13219" calcext:value-type="float">
            <text:p>13219</text:p>
          </table:table-cell>
          <table:table-cell table:style-name="ce2" office:value-type="float" office:value="4085" calcext:value-type="float">
            <text:p>4085</text:p>
          </table:table-cell>
          <table:table-cell/>
          <table:table-cell table:style-name="ce2" table:formula="of:=SUM([.I11]+10000)" office:value-type="float" office:value="100000" calcext:value-type="float">
            <text:p>100000</text:p>
          </table:table-cell>
          <table:table-cell table:formula="of:=COUNTIF([.B12:.B311];&quot;&gt;&quot;&amp;[.I12])-COUNTIF([.B12:.B311];&quot;&gt;&quot;&amp;[.I13])" office:value-type="float" office:value="2" calcext:value-type="float">
            <text:p>2</text:p>
          </table:table-cell>
          <table:table-cell table:formula="of:=COUNTIF([.C12:.C311];&quot;&gt;&quot;&amp;[.I12])-COUNTIF([.C12:.C311];&quot;&gt;&quot;&amp;[.I13])" office:value-type="float" office:value="0" calcext:value-type="float">
            <text:p>0</text:p>
          </table:table-cell>
          <table:table-cell table:formula="of:=COUNTIF([.D12:.D311];&quot;&gt;&quot;&amp;[.I12])-COUNTIF([.D12:.D311];&quot;&gt;&quot;&amp;[.I13])" office:value-type="float" office:value="3" calcext:value-type="float">
            <text:p>3</text:p>
          </table:table-cell>
          <table:table-cell table:formula="of:=COUNTIF([.E12:.E311];&quot;&gt;&quot;&amp;[.I12])-COUNTIF([.E12:.E311];&quot;&gt;&quot;&amp;[.I13])" office:value-type="float" office:value="2" calcext:value-type="float">
            <text:p>2</text:p>
          </table:table-cell>
          <table:table-cell table:formula="of:=COUNTIF([.F12:.F311];&quot;&gt;&quot;&amp;[.I12])-COUNTIF([.F12:.F311];&quot;&gt;&quot;&amp;[.I13])" office:value-type="float" office:value="9" calcext:value-type="float">
            <text:p>9</text:p>
          </table:table-cell>
          <table:table-cell table:formula="of:=COUNTIF([.G12:.G311];&quot;&gt;&quot;&amp;[.I12])-COUNTIF([.G12:.G311];&quot;&gt;&quot;&amp;[.I13])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2" office:value-type="float" office:value="36988" calcext:value-type="float">
            <text:p>36988</text:p>
          </table:table-cell>
          <table:table-cell table:style-name="ce2" office:value-type="float" office:value="324066" calcext:value-type="float">
            <text:p>324066</text:p>
          </table:table-cell>
          <table:table-cell table:style-name="ce2" office:value-type="float" office:value="10072" calcext:value-type="float">
            <text:p>10072</text:p>
          </table:table-cell>
          <table:table-cell table:style-name="ce2" office:value-type="float" office:value="37662" calcext:value-type="float">
            <text:p>37662</text:p>
          </table:table-cell>
          <table:table-cell office:value-type="float" office:value="13667" calcext:value-type="float">
            <text:p>13667</text:p>
          </table:table-cell>
          <table:table-cell table:style-name="ce2" office:value-type="float" office:value="4197" calcext:value-type="float">
            <text:p>4197</text:p>
          </table:table-cell>
          <table:table-cell/>
          <table:table-cell table:style-name="ce2" table:formula="of:=SUM([.I12]+10000)" office:value-type="float" office:value="110000" calcext:value-type="float">
            <text:p>110000</text:p>
          </table:table-cell>
          <table:table-cell table:formula="of:=COUNTIF([.B13:.B312];&quot;&gt;&quot;&amp;[.I13])-COUNTIF([.B13:.B312];&quot;&gt;&quot;&amp;[.I14])" office:value-type="float" office:value="4" calcext:value-type="float">
            <text:p>4</text:p>
          </table:table-cell>
          <table:table-cell table:formula="of:=COUNTIF([.C13:.C312];&quot;&gt;&quot;&amp;[.I13])-COUNTIF([.C13:.C312];&quot;&gt;&quot;&amp;[.I14])" office:value-type="float" office:value="0" calcext:value-type="float">
            <text:p>0</text:p>
          </table:table-cell>
          <table:table-cell table:formula="of:=COUNTIF([.D13:.D312];&quot;&gt;&quot;&amp;[.I13])-COUNTIF([.D13:.D312];&quot;&gt;&quot;&amp;[.I14])" office:value-type="float" office:value="6" calcext:value-type="float">
            <text:p>6</text:p>
          </table:table-cell>
          <table:table-cell table:formula="of:=COUNTIF([.E13:.E312];&quot;&gt;&quot;&amp;[.I13])-COUNTIF([.E13:.E312];&quot;&gt;&quot;&amp;[.I14])" office:value-type="float" office:value="2" calcext:value-type="float">
            <text:p>2</text:p>
          </table:table-cell>
          <table:table-cell table:formula="of:=COUNTIF([.F13:.F312];&quot;&gt;&quot;&amp;[.I13])-COUNTIF([.F13:.F312];&quot;&gt;&quot;&amp;[.I14])" office:value-type="float" office:value="7" calcext:value-type="float">
            <text:p>7</text:p>
          </table:table-cell>
          <table:table-cell table:formula="of:=COUNTIF([.G13:.G312];&quot;&gt;&quot;&amp;[.I13])-COUNTIF([.G13:.G312];&quot;&gt;&quot;&amp;[.I14])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2" office:value-type="float" office:value="39554" calcext:value-type="float">
            <text:p>39554</text:p>
          </table:table-cell>
          <table:table-cell table:style-name="ce2" office:value-type="float" office:value="325318" calcext:value-type="float">
            <text:p>325318</text:p>
          </table:table-cell>
          <table:table-cell table:style-name="ce2" office:value-type="float" office:value="10452" calcext:value-type="float">
            <text:p>10452</text:p>
          </table:table-cell>
          <table:table-cell table:style-name="ce2" office:value-type="float" office:value="39375" calcext:value-type="float">
            <text:p>39375</text:p>
          </table:table-cell>
          <table:table-cell office:value-type="float" office:value="14898" calcext:value-type="float">
            <text:p>14898</text:p>
          </table:table-cell>
          <table:table-cell table:style-name="ce2" office:value-type="float" office:value="4414" calcext:value-type="float">
            <text:p>4414</text:p>
          </table:table-cell>
          <table:table-cell/>
          <table:table-cell table:style-name="ce2" table:formula="of:=SUM([.I13]+10000)" office:value-type="float" office:value="120000" calcext:value-type="float">
            <text:p>120000</text:p>
          </table:table-cell>
          <table:table-cell table:formula="of:=COUNTIF([.B14:.B313];&quot;&gt;&quot;&amp;[.I14])-COUNTIF([.B14:.B313];&quot;&gt;&quot;&amp;[.I15])" office:value-type="float" office:value="4" calcext:value-type="float">
            <text:p>4</text:p>
          </table:table-cell>
          <table:table-cell table:formula="of:=COUNTIF([.C14:.C313];&quot;&gt;&quot;&amp;[.I14])-COUNTIF([.C14:.C313];&quot;&gt;&quot;&amp;[.I15])" office:value-type="float" office:value="0" calcext:value-type="float">
            <text:p>0</text:p>
          </table:table-cell>
          <table:table-cell table:formula="of:=COUNTIF([.D14:.D313];&quot;&gt;&quot;&amp;[.I14])-COUNTIF([.D14:.D313];&quot;&gt;&quot;&amp;[.I15])" office:value-type="float" office:value="5" calcext:value-type="float">
            <text:p>5</text:p>
          </table:table-cell>
          <table:table-cell table:formula="of:=COUNTIF([.E14:.E313];&quot;&gt;&quot;&amp;[.I14])-COUNTIF([.E14:.E313];&quot;&gt;&quot;&amp;[.I15])" office:value-type="float" office:value="2" calcext:value-type="float">
            <text:p>2</text:p>
          </table:table-cell>
          <table:table-cell table:formula="of:=COUNTIF([.F14:.F313];&quot;&gt;&quot;&amp;[.I14])-COUNTIF([.F14:.F313];&quot;&gt;&quot;&amp;[.I15])" office:value-type="float" office:value="1" calcext:value-type="float">
            <text:p>1</text:p>
          </table:table-cell>
          <table:table-cell table:formula="of:=COUNTIF([.G14:.G313];&quot;&gt;&quot;&amp;[.I14])-COUNTIF([.G14:.G313];&quot;&gt;&quot;&amp;[.I15])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2" office:value-type="float" office:value="43558" calcext:value-type="float">
            <text:p>43558</text:p>
          </table:table-cell>
          <table:table-cell table:style-name="ce2" office:value-type="float" office:value="331581" calcext:value-type="float">
            <text:p>331581</text:p>
          </table:table-cell>
          <table:table-cell table:style-name="ce2" office:value-type="float" office:value="10493" calcext:value-type="float">
            <text:p>10493</text:p>
          </table:table-cell>
          <table:table-cell table:style-name="ce2" office:value-type="float" office:value="44697" calcext:value-type="float">
            <text:p>44697</text:p>
          </table:table-cell>
          <table:table-cell office:value-type="float" office:value="15541" calcext:value-type="float">
            <text:p>15541</text:p>
          </table:table-cell>
          <table:table-cell table:style-name="ce2" office:value-type="float" office:value="4969" calcext:value-type="float">
            <text:p>4969</text:p>
          </table:table-cell>
          <table:table-cell/>
          <table:table-cell table:style-name="ce2" table:formula="of:=SUM([.I14]+10000)" office:value-type="float" office:value="130000" calcext:value-type="float">
            <text:p>130000</text:p>
          </table:table-cell>
          <table:table-cell table:formula="of:=COUNTIF([.B15:.B314];&quot;&gt;&quot;&amp;[.I15])-COUNTIF([.B15:.B314];&quot;&gt;&quot;&amp;[.I16])" office:value-type="float" office:value="1" calcext:value-type="float">
            <text:p>1</text:p>
          </table:table-cell>
          <table:table-cell table:formula="of:=COUNTIF([.C15:.C314];&quot;&gt;&quot;&amp;[.I15])-COUNTIF([.C15:.C314];&quot;&gt;&quot;&amp;[.I16])" office:value-type="float" office:value="0" calcext:value-type="float">
            <text:p>0</text:p>
          </table:table-cell>
          <table:table-cell table:formula="of:=COUNTIF([.D15:.D314];&quot;&gt;&quot;&amp;[.I15])-COUNTIF([.D15:.D314];&quot;&gt;&quot;&amp;[.I16])" office:value-type="float" office:value="6" calcext:value-type="float">
            <text:p>6</text:p>
          </table:table-cell>
          <table:table-cell table:formula="of:=COUNTIF([.E15:.E314];&quot;&gt;&quot;&amp;[.I15])-COUNTIF([.E15:.E314];&quot;&gt;&quot;&amp;[.I16])" office:value-type="float" office:value="3" calcext:value-type="float">
            <text:p>3</text:p>
          </table:table-cell>
          <table:table-cell table:formula="of:=COUNTIF([.F15:.F314];&quot;&gt;&quot;&amp;[.I15])-COUNTIF([.F15:.F314];&quot;&gt;&quot;&amp;[.I16])" office:value-type="float" office:value="5" calcext:value-type="float">
            <text:p>5</text:p>
          </table:table-cell>
          <table:table-cell table:formula="of:=COUNTIF([.G15:.G314];&quot;&gt;&quot;&amp;[.I15])-COUNTIF([.G15:.G314];&quot;&gt;&quot;&amp;[.I16])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2" office:value-type="float" office:value="50889" calcext:value-type="float">
            <text:p>50889</text:p>
          </table:table-cell>
          <table:table-cell table:style-name="ce2" office:value-type="float" office:value="331688" calcext:value-type="float">
            <text:p>331688</text:p>
          </table:table-cell>
          <table:table-cell table:style-name="ce2" office:value-type="float" office:value="11603" calcext:value-type="float">
            <text:p>11603</text:p>
          </table:table-cell>
          <table:table-cell table:style-name="ce2" office:value-type="float" office:value="46635" calcext:value-type="float">
            <text:p>46635</text:p>
          </table:table-cell>
          <table:table-cell office:value-type="float" office:value="16483" calcext:value-type="float">
            <text:p>16483</text:p>
          </table:table-cell>
          <table:table-cell table:style-name="ce2" office:value-type="float" office:value="5449" calcext:value-type="float">
            <text:p>5449</text:p>
          </table:table-cell>
          <table:table-cell/>
          <table:table-cell table:style-name="ce2" table:formula="of:=SUM([.I15]+10000)" office:value-type="float" office:value="140000" calcext:value-type="float">
            <text:p>140000</text:p>
          </table:table-cell>
          <table:table-cell table:formula="of:=COUNTIF([.B16:.B315];&quot;&gt;&quot;&amp;[.I16])-COUNTIF([.B16:.B315];&quot;&gt;&quot;&amp;[.I17])" office:value-type="float" office:value="1" calcext:value-type="float">
            <text:p>1</text:p>
          </table:table-cell>
          <table:table-cell table:formula="of:=COUNTIF([.C16:.C315];&quot;&gt;&quot;&amp;[.I16])-COUNTIF([.C16:.C315];&quot;&gt;&quot;&amp;[.I17])" office:value-type="float" office:value="0" calcext:value-type="float">
            <text:p>0</text:p>
          </table:table-cell>
          <table:table-cell table:formula="of:=COUNTIF([.D16:.D315];&quot;&gt;&quot;&amp;[.I16])-COUNTIF([.D16:.D315];&quot;&gt;&quot;&amp;[.I17])" office:value-type="float" office:value="5" calcext:value-type="float">
            <text:p>5</text:p>
          </table:table-cell>
          <table:table-cell table:formula="of:=COUNTIF([.E16:.E315];&quot;&gt;&quot;&amp;[.I16])-COUNTIF([.E16:.E315];&quot;&gt;&quot;&amp;[.I17])" office:value-type="float" office:value="2" calcext:value-type="float">
            <text:p>2</text:p>
          </table:table-cell>
          <table:table-cell table:formula="of:=COUNTIF([.F16:.F315];&quot;&gt;&quot;&amp;[.I16])-COUNTIF([.F16:.F315];&quot;&gt;&quot;&amp;[.I17])" office:value-type="float" office:value="7" calcext:value-type="float">
            <text:p>7</text:p>
          </table:table-cell>
          <table:table-cell table:formula="of:=COUNTIF([.G16:.G315];&quot;&gt;&quot;&amp;[.I16])-COUNTIF([.G16:.G315];&quot;&gt;&quot;&amp;[.I17])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2" office:value-type="float" office:value="52883" calcext:value-type="float">
            <text:p>52883</text:p>
          </table:table-cell>
          <table:table-cell table:style-name="ce2" office:value-type="float" office:value="333815" calcext:value-type="float">
            <text:p>333815</text:p>
          </table:table-cell>
          <table:table-cell table:style-name="ce2" office:value-type="float" office:value="11660" calcext:value-type="float">
            <text:p>11660</text:p>
          </table:table-cell>
          <table:table-cell table:style-name="ce2" office:value-type="float" office:value="54857" calcext:value-type="float">
            <text:p>54857</text:p>
          </table:table-cell>
          <table:table-cell office:value-type="float" office:value="17508" calcext:value-type="float">
            <text:p>17508</text:p>
          </table:table-cell>
          <table:table-cell table:style-name="ce2" office:value-type="float" office:value="5709" calcext:value-type="float">
            <text:p>5709</text:p>
          </table:table-cell>
          <table:table-cell/>
          <table:table-cell table:style-name="ce2" table:formula="of:=SUM([.I16]+10000)" office:value-type="float" office:value="150000" calcext:value-type="float">
            <text:p>150000</text:p>
          </table:table-cell>
          <table:table-cell table:formula="of:=COUNTIF([.B17:.B316];&quot;&gt;&quot;&amp;[.I17])-COUNTIF([.B17:.B316];&quot;&gt;&quot;&amp;[.I18])" office:value-type="float" office:value="3" calcext:value-type="float">
            <text:p>3</text:p>
          </table:table-cell>
          <table:table-cell table:formula="of:=COUNTIF([.C17:.C316];&quot;&gt;&quot;&amp;[.I17])-COUNTIF([.C17:.C316];&quot;&gt;&quot;&amp;[.I18])" office:value-type="float" office:value="0" calcext:value-type="float">
            <text:p>0</text:p>
          </table:table-cell>
          <table:table-cell table:formula="of:=COUNTIF([.D17:.D316];&quot;&gt;&quot;&amp;[.I17])-COUNTIF([.D17:.D316];&quot;&gt;&quot;&amp;[.I18])" office:value-type="float" office:value="11" calcext:value-type="float">
            <text:p>11</text:p>
          </table:table-cell>
          <table:table-cell table:formula="of:=COUNTIF([.E17:.E316];&quot;&gt;&quot;&amp;[.I17])-COUNTIF([.E17:.E316];&quot;&gt;&quot;&amp;[.I18])" office:value-type="float" office:value="2" calcext:value-type="float">
            <text:p>2</text:p>
          </table:table-cell>
          <table:table-cell table:formula="of:=COUNTIF([.F17:.F316];&quot;&gt;&quot;&amp;[.I17])-COUNTIF([.F17:.F316];&quot;&gt;&quot;&amp;[.I18])" office:value-type="float" office:value="5" calcext:value-type="float">
            <text:p>5</text:p>
          </table:table-cell>
          <table:table-cell table:formula="of:=COUNTIF([.G17:.G316];&quot;&gt;&quot;&amp;[.I17])-COUNTIF([.G17:.G316];&quot;&gt;&quot;&amp;[.I18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" office:value-type="float" office:value="55378" calcext:value-type="float">
            <text:p>55378</text:p>
          </table:table-cell>
          <table:table-cell table:style-name="ce2" office:value-type="float" office:value="334534" calcext:value-type="float">
            <text:p>334534</text:p>
          </table:table-cell>
          <table:table-cell table:style-name="ce2" office:value-type="float" office:value="11804" calcext:value-type="float">
            <text:p>11804</text:p>
          </table:table-cell>
          <table:table-cell table:style-name="ce2" office:value-type="float" office:value="55996" calcext:value-type="float">
            <text:p>55996</text:p>
          </table:table-cell>
          <table:table-cell office:value-type="float" office:value="20063" calcext:value-type="float">
            <text:p>20063</text:p>
          </table:table-cell>
          <table:table-cell table:style-name="ce2" office:value-type="float" office:value="6765" calcext:value-type="float">
            <text:p>6765</text:p>
          </table:table-cell>
          <table:table-cell/>
          <table:table-cell table:style-name="ce2" table:formula="of:=SUM([.I17]+10000)" office:value-type="float" office:value="160000" calcext:value-type="float">
            <text:p>160000</text:p>
          </table:table-cell>
          <table:table-cell table:formula="of:=COUNTIF([.B18:.B317];&quot;&gt;&quot;&amp;[.I18])-COUNTIF([.B18:.B317];&quot;&gt;&quot;&amp;[.I19])" office:value-type="float" office:value="5" calcext:value-type="float">
            <text:p>5</text:p>
          </table:table-cell>
          <table:table-cell table:formula="of:=COUNTIF([.C18:.C317];&quot;&gt;&quot;&amp;[.I18])-COUNTIF([.C18:.C317];&quot;&gt;&quot;&amp;[.I19])" office:value-type="float" office:value="0" calcext:value-type="float">
            <text:p>0</text:p>
          </table:table-cell>
          <table:table-cell table:formula="of:=COUNTIF([.D18:.D317];&quot;&gt;&quot;&amp;[.I18])-COUNTIF([.D18:.D317];&quot;&gt;&quot;&amp;[.I19])" office:value-type="float" office:value="4" calcext:value-type="float">
            <text:p>4</text:p>
          </table:table-cell>
          <table:table-cell table:formula="of:=COUNTIF([.E18:.E317];&quot;&gt;&quot;&amp;[.I18])-COUNTIF([.E18:.E317];&quot;&gt;&quot;&amp;[.I19])" office:value-type="float" office:value="1" calcext:value-type="float">
            <text:p>1</text:p>
          </table:table-cell>
          <table:table-cell table:formula="of:=COUNTIF([.F18:.F317];&quot;&gt;&quot;&amp;[.I18])-COUNTIF([.F18:.F317];&quot;&gt;&quot;&amp;[.I19])" office:value-type="float" office:value="5" calcext:value-type="float">
            <text:p>5</text:p>
          </table:table-cell>
          <table:table-cell table:formula="of:=COUNTIF([.G18:.G317];&quot;&gt;&quot;&amp;[.I18])-COUNTIF([.G18:.G317];&quot;&gt;&quot;&amp;[.I19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" office:value-type="float" office:value="61437" calcext:value-type="float">
            <text:p>61437</text:p>
          </table:table-cell>
          <table:table-cell table:style-name="ce2" office:value-type="float" office:value="337791" calcext:value-type="float">
            <text:p>337791</text:p>
          </table:table-cell>
          <table:table-cell table:style-name="ce2" office:value-type="float" office:value="13219" calcext:value-type="float">
            <text:p>13219</text:p>
          </table:table-cell>
          <table:table-cell table:style-name="ce2" office:value-type="float" office:value="57002" calcext:value-type="float">
            <text:p>57002</text:p>
          </table:table-cell>
          <table:table-cell office:value-type="float" office:value="20242" calcext:value-type="float">
            <text:p>20242</text:p>
          </table:table-cell>
          <table:table-cell table:style-name="ce2" office:value-type="float" office:value="7534" calcext:value-type="float">
            <text:p>7534</text:p>
          </table:table-cell>
          <table:table-cell/>
          <table:table-cell table:style-name="ce2" table:formula="of:=SUM([.I18]+10000)" office:value-type="float" office:value="170000" calcext:value-type="float">
            <text:p>170000</text:p>
          </table:table-cell>
          <table:table-cell table:formula="of:=COUNTIF([.B19:.B318];&quot;&gt;&quot;&amp;[.I19])-COUNTIF([.B19:.B318];&quot;&gt;&quot;&amp;[.I20])" office:value-type="float" office:value="4" calcext:value-type="float">
            <text:p>4</text:p>
          </table:table-cell>
          <table:table-cell table:formula="of:=COUNTIF([.C19:.C318];&quot;&gt;&quot;&amp;[.I19])-COUNTIF([.C19:.C318];&quot;&gt;&quot;&amp;[.I20])" office:value-type="float" office:value="0" calcext:value-type="float">
            <text:p>0</text:p>
          </table:table-cell>
          <table:table-cell table:formula="of:=COUNTIF([.D19:.D318];&quot;&gt;&quot;&amp;[.I19])-COUNTIF([.D19:.D318];&quot;&gt;&quot;&amp;[.I20])" office:value-type="float" office:value="8" calcext:value-type="float">
            <text:p>8</text:p>
          </table:table-cell>
          <table:table-cell table:formula="of:=COUNTIF([.E19:.E318];&quot;&gt;&quot;&amp;[.I19])-COUNTIF([.E19:.E318];&quot;&gt;&quot;&amp;[.I20])" office:value-type="float" office:value="3" calcext:value-type="float">
            <text:p>3</text:p>
          </table:table-cell>
          <table:table-cell table:formula="of:=COUNTIF([.F19:.F318];&quot;&gt;&quot;&amp;[.I19])-COUNTIF([.F19:.F318];&quot;&gt;&quot;&amp;[.I20])" office:value-type="float" office:value="7" calcext:value-type="float">
            <text:p>7</text:p>
          </table:table-cell>
          <table:table-cell table:formula="of:=COUNTIF([.G19:.G318];&quot;&gt;&quot;&amp;[.I19])-COUNTIF([.G19:.G318];&quot;&gt;&quot;&amp;[.I20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" office:value-type="float" office:value="68397" calcext:value-type="float">
            <text:p>68397</text:p>
          </table:table-cell>
          <table:table-cell table:style-name="ce2" office:value-type="float" office:value="340493" calcext:value-type="float">
            <text:p>340493</text:p>
          </table:table-cell>
          <table:table-cell table:style-name="ce2" office:value-type="float" office:value="14148" calcext:value-type="float">
            <text:p>14148</text:p>
          </table:table-cell>
          <table:table-cell table:style-name="ce2" office:value-type="float" office:value="61779" calcext:value-type="float">
            <text:p>61779</text:p>
          </table:table-cell>
          <table:table-cell office:value-type="float" office:value="20776" calcext:value-type="float">
            <text:p>20776</text:p>
          </table:table-cell>
          <table:table-cell table:style-name="ce2" office:value-type="float" office:value="7970" calcext:value-type="float">
            <text:p>7970</text:p>
          </table:table-cell>
          <table:table-cell/>
          <table:table-cell table:style-name="ce2" table:formula="of:=SUM([.I19]+10000)" office:value-type="float" office:value="180000" calcext:value-type="float">
            <text:p>180000</text:p>
          </table:table-cell>
          <table:table-cell table:formula="of:=COUNTIF([.B20:.B319];&quot;&gt;&quot;&amp;[.I20])-COUNTIF([.B20:.B319];&quot;&gt;&quot;&amp;[.I21])" office:value-type="float" office:value="1" calcext:value-type="float">
            <text:p>1</text:p>
          </table:table-cell>
          <table:table-cell table:formula="of:=COUNTIF([.C20:.C319];&quot;&gt;&quot;&amp;[.I20])-COUNTIF([.C20:.C319];&quot;&gt;&quot;&amp;[.I21])" office:value-type="float" office:value="0" calcext:value-type="float">
            <text:p>0</text:p>
          </table:table-cell>
          <table:table-cell table:formula="of:=COUNTIF([.D20:.D319];&quot;&gt;&quot;&amp;[.I20])-COUNTIF([.D20:.D319];&quot;&gt;&quot;&amp;[.I21])" office:value-type="float" office:value="10" calcext:value-type="float">
            <text:p>10</text:p>
          </table:table-cell>
          <table:table-cell table:formula="of:=COUNTIF([.E20:.E319];&quot;&gt;&quot;&amp;[.I20])-COUNTIF([.E20:.E319];&quot;&gt;&quot;&amp;[.I21])" office:value-type="float" office:value="2" calcext:value-type="float">
            <text:p>2</text:p>
          </table:table-cell>
          <table:table-cell table:formula="of:=COUNTIF([.F20:.F319];&quot;&gt;&quot;&amp;[.I20])-COUNTIF([.F20:.F319];&quot;&gt;&quot;&amp;[.I21])" office:value-type="float" office:value="5" calcext:value-type="float">
            <text:p>5</text:p>
          </table:table-cell>
          <table:table-cell table:formula="of:=COUNTIF([.G20:.G319];&quot;&gt;&quot;&amp;[.I20])-COUNTIF([.G20:.G319];&quot;&gt;&quot;&amp;[.I21]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2" office:value-type="float" office:value="70276" calcext:value-type="float">
            <text:p>70276</text:p>
          </table:table-cell>
          <table:table-cell table:style-name="ce2" office:value-type="float" office:value="340495" calcext:value-type="float">
            <text:p>340495</text:p>
          </table:table-cell>
          <table:table-cell table:style-name="ce2" office:value-type="float" office:value="14197" calcext:value-type="float">
            <text:p>14197</text:p>
          </table:table-cell>
          <table:table-cell table:style-name="ce2" office:value-type="float" office:value="61862" calcext:value-type="float">
            <text:p>61862</text:p>
          </table:table-cell>
          <table:table-cell office:value-type="float" office:value="21619" calcext:value-type="float">
            <text:p>21619</text:p>
          </table:table-cell>
          <table:table-cell table:style-name="ce2" office:value-type="float" office:value="8338" calcext:value-type="float">
            <text:p>8338</text:p>
          </table:table-cell>
          <table:table-cell/>
          <table:table-cell table:style-name="ce2" table:formula="of:=SUM([.I20]+10000)" office:value-type="float" office:value="190000" calcext:value-type="float">
            <text:p>190000</text:p>
          </table:table-cell>
          <table:table-cell table:formula="of:=COUNTIF([.B21:.B320];&quot;&gt;&quot;&amp;[.I21])-COUNTIF([.B21:.B320];&quot;&gt;&quot;&amp;[.I22])" office:value-type="float" office:value="2" calcext:value-type="float">
            <text:p>2</text:p>
          </table:table-cell>
          <table:table-cell table:formula="of:=COUNTIF([.C21:.C320];&quot;&gt;&quot;&amp;[.I21])-COUNTIF([.C21:.C320];&quot;&gt;&quot;&amp;[.I22])" office:value-type="float" office:value="0" calcext:value-type="float">
            <text:p>0</text:p>
          </table:table-cell>
          <table:table-cell table:formula="of:=COUNTIF([.D21:.D320];&quot;&gt;&quot;&amp;[.I21])-COUNTIF([.D21:.D320];&quot;&gt;&quot;&amp;[.I22])" office:value-type="float" office:value="0" calcext:value-type="float">
            <text:p>0</text:p>
          </table:table-cell>
          <table:table-cell table:formula="of:=COUNTIF([.E21:.E320];&quot;&gt;&quot;&amp;[.I21])-COUNTIF([.E21:.E320];&quot;&gt;&quot;&amp;[.I22])" office:value-type="float" office:value="4" calcext:value-type="float">
            <text:p>4</text:p>
          </table:table-cell>
          <table:table-cell table:formula="of:=COUNTIF([.F21:.F320];&quot;&gt;&quot;&amp;[.I21])-COUNTIF([.F21:.F320];&quot;&gt;&quot;&amp;[.I22])" office:value-type="float" office:value="3" calcext:value-type="float">
            <text:p>3</text:p>
          </table:table-cell>
          <table:table-cell table:formula="of:=COUNTIF([.G21:.G320];&quot;&gt;&quot;&amp;[.I21])-COUNTIF([.G21:.G320];&quot;&gt;&quot;&amp;[.I22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" office:value-type="float" office:value="75029" calcext:value-type="float">
            <text:p>75029</text:p>
          </table:table-cell>
          <table:table-cell table:style-name="ce2" office:value-type="float" office:value="343069" calcext:value-type="float">
            <text:p>343069</text:p>
          </table:table-cell>
          <table:table-cell table:style-name="ce2" office:value-type="float" office:value="14898" calcext:value-type="float">
            <text:p>14898</text:p>
          </table:table-cell>
          <table:table-cell table:style-name="ce2" office:value-type="float" office:value="67566" calcext:value-type="float">
            <text:p>67566</text:p>
          </table:table-cell>
          <table:table-cell office:value-type="float" office:value="24794" calcext:value-type="float">
            <text:p>24794</text:p>
          </table:table-cell>
          <table:table-cell table:style-name="ce2" office:value-type="float" office:value="8810" calcext:value-type="float">
            <text:p>8810</text:p>
          </table:table-cell>
          <table:table-cell/>
          <table:table-cell table:style-name="ce2" table:formula="of:=SUM([.I21]+10000)" office:value-type="float" office:value="200000" calcext:value-type="float">
            <text:p>200000</text:p>
          </table:table-cell>
          <table:table-cell table:formula="of:=COUNTIF([.B22:.B321];&quot;&gt;&quot;&amp;[.I22])-COUNTIF([.B22:.B321];&quot;&gt;&quot;&amp;[.I23])" office:value-type="float" office:value="5" calcext:value-type="float">
            <text:p>5</text:p>
          </table:table-cell>
          <table:table-cell table:formula="of:=COUNTIF([.C22:.C321];&quot;&gt;&quot;&amp;[.I22])-COUNTIF([.C22:.C321];&quot;&gt;&quot;&amp;[.I23])" office:value-type="float" office:value="0" calcext:value-type="float">
            <text:p>0</text:p>
          </table:table-cell>
          <table:table-cell table:formula="of:=COUNTIF([.D22:.D321];&quot;&gt;&quot;&amp;[.I22])-COUNTIF([.D22:.D321];&quot;&gt;&quot;&amp;[.I23])" office:value-type="float" office:value="6" calcext:value-type="float">
            <text:p>6</text:p>
          </table:table-cell>
          <table:table-cell table:formula="of:=COUNTIF([.E22:.E321];&quot;&gt;&quot;&amp;[.I22])-COUNTIF([.E22:.E321];&quot;&gt;&quot;&amp;[.I23])" office:value-type="float" office:value="0" calcext:value-type="float">
            <text:p>0</text:p>
          </table:table-cell>
          <table:table-cell table:formula="of:=COUNTIF([.F22:.F321];&quot;&gt;&quot;&amp;[.I22])-COUNTIF([.F22:.F321];&quot;&gt;&quot;&amp;[.I23])" office:value-type="float" office:value="8" calcext:value-type="float">
            <text:p>8</text:p>
          </table:table-cell>
          <table:table-cell table:formula="of:=COUNTIF([.G22:.G321];&quot;&gt;&quot;&amp;[.I22])-COUNTIF([.G22:.G321];&quot;&gt;&quot;&amp;[.I23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float" office:value="94846" calcext:value-type="float">
            <text:p>94846</text:p>
          </table:table-cell>
          <table:table-cell table:style-name="ce2" office:value-type="float" office:value="345165" calcext:value-type="float">
            <text:p>345165</text:p>
          </table:table-cell>
          <table:table-cell table:style-name="ce2" office:value-type="float" office:value="14975" calcext:value-type="float">
            <text:p>14975</text:p>
          </table:table-cell>
          <table:table-cell table:style-name="ce2" office:value-type="float" office:value="68408" calcext:value-type="float">
            <text:p>68408</text:p>
          </table:table-cell>
          <table:table-cell office:value-type="float" office:value="25254" calcext:value-type="float">
            <text:p>25254</text:p>
          </table:table-cell>
          <table:table-cell table:style-name="ce2" office:value-type="float" office:value="9617" calcext:value-type="float">
            <text:p>9617</text:p>
          </table:table-cell>
          <table:table-cell/>
          <table:table-cell table:style-name="ce2" table:formula="of:=SUM([.I22]+10000)" office:value-type="float" office:value="210000" calcext:value-type="float">
            <text:p>210000</text:p>
          </table:table-cell>
          <table:table-cell table:formula="of:=COUNTIF([.B23:.B322];&quot;&gt;&quot;&amp;[.I23])-COUNTIF([.B23:.B322];&quot;&gt;&quot;&amp;[.I24])" office:value-type="float" office:value="4" calcext:value-type="float">
            <text:p>4</text:p>
          </table:table-cell>
          <table:table-cell table:formula="of:=COUNTIF([.C23:.C322];&quot;&gt;&quot;&amp;[.I23])-COUNTIF([.C23:.C322];&quot;&gt;&quot;&amp;[.I24])" office:value-type="float" office:value="0" calcext:value-type="float">
            <text:p>0</text:p>
          </table:table-cell>
          <table:table-cell table:formula="of:=COUNTIF([.D23:.D322];&quot;&gt;&quot;&amp;[.I23])-COUNTIF([.D23:.D322];&quot;&gt;&quot;&amp;[.I24])" office:value-type="float" office:value="4" calcext:value-type="float">
            <text:p>4</text:p>
          </table:table-cell>
          <table:table-cell table:formula="of:=COUNTIF([.E23:.E322];&quot;&gt;&quot;&amp;[.I23])-COUNTIF([.E23:.E322];&quot;&gt;&quot;&amp;[.I24])" office:value-type="float" office:value="5" calcext:value-type="float">
            <text:p>5</text:p>
          </table:table-cell>
          <table:table-cell table:formula="of:=COUNTIF([.F23:.F322];&quot;&gt;&quot;&amp;[.I23])-COUNTIF([.F23:.F322];&quot;&gt;&quot;&amp;[.I24])" office:value-type="float" office:value="8" calcext:value-type="float">
            <text:p>8</text:p>
          </table:table-cell>
          <table:table-cell table:formula="of:=COUNTIF([.G23:.G322];&quot;&gt;&quot;&amp;[.I23])-COUNTIF([.G23:.G322];&quot;&gt;&quot;&amp;[.I24]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2" office:value-type="float" office:value="103400" calcext:value-type="float">
            <text:p>103400</text:p>
          </table:table-cell>
          <table:table-cell table:style-name="ce2" office:value-type="float" office:value="349999" calcext:value-type="float">
            <text:p>349999</text:p>
          </table:table-cell>
          <table:table-cell table:style-name="ce2" office:value-type="float" office:value="17838" calcext:value-type="float">
            <text:p>17838</text:p>
          </table:table-cell>
          <table:table-cell table:style-name="ce2" office:value-type="float" office:value="73570" calcext:value-type="float">
            <text:p>73570</text:p>
          </table:table-cell>
          <table:table-cell office:value-type="float" office:value="25780" calcext:value-type="float">
            <text:p>25780</text:p>
          </table:table-cell>
          <table:table-cell table:style-name="ce2" office:value-type="float" office:value="10303" calcext:value-type="float">
            <text:p>10303</text:p>
          </table:table-cell>
          <table:table-cell/>
          <table:table-cell table:style-name="ce2" table:formula="of:=SUM([.I23]+10000)" office:value-type="float" office:value="220000" calcext:value-type="float">
            <text:p>220000</text:p>
          </table:table-cell>
          <table:table-cell table:formula="of:=COUNTIF([.B24:.B323];&quot;&gt;&quot;&amp;[.I24])-COUNTIF([.B24:.B323];&quot;&gt;&quot;&amp;[.I25])" office:value-type="float" office:value="2" calcext:value-type="float">
            <text:p>2</text:p>
          </table:table-cell>
          <table:table-cell table:formula="of:=COUNTIF([.C24:.C323];&quot;&gt;&quot;&amp;[.I24])-COUNTIF([.C24:.C323];&quot;&gt;&quot;&amp;[.I25])" office:value-type="float" office:value="0" calcext:value-type="float">
            <text:p>0</text:p>
          </table:table-cell>
          <table:table-cell table:formula="of:=COUNTIF([.D24:.D323];&quot;&gt;&quot;&amp;[.I24])-COUNTIF([.D24:.D323];&quot;&gt;&quot;&amp;[.I25])" office:value-type="float" office:value="12" calcext:value-type="float">
            <text:p>12</text:p>
          </table:table-cell>
          <table:table-cell table:formula="of:=COUNTIF([.E24:.E323];&quot;&gt;&quot;&amp;[.I24])-COUNTIF([.E24:.E323];&quot;&gt;&quot;&amp;[.I25])" office:value-type="float" office:value="3" calcext:value-type="float">
            <text:p>3</text:p>
          </table:table-cell>
          <table:table-cell table:formula="of:=COUNTIF([.F24:.F323];&quot;&gt;&quot;&amp;[.I24])-COUNTIF([.F24:.F323];&quot;&gt;&quot;&amp;[.I25])" office:value-type="float" office:value="6" calcext:value-type="float">
            <text:p>6</text:p>
          </table:table-cell>
          <table:table-cell table:formula="of:=COUNTIF([.G24:.G323];&quot;&gt;&quot;&amp;[.I24])-COUNTIF([.G24:.G323];&quot;&gt;&quot;&amp;[.I25]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2" office:value-type="float" office:value="105630" calcext:value-type="float">
            <text:p>105630</text:p>
          </table:table-cell>
          <table:table-cell table:style-name="ce2" office:value-type="float" office:value="351157" calcext:value-type="float">
            <text:p>351157</text:p>
          </table:table-cell>
          <table:table-cell table:style-name="ce2" office:value-type="float" office:value="18716" calcext:value-type="float">
            <text:p>18716</text:p>
          </table:table-cell>
          <table:table-cell table:style-name="ce2" office:value-type="float" office:value="73791" calcext:value-type="float">
            <text:p>73791</text:p>
          </table:table-cell>
          <table:table-cell office:value-type="float" office:value="26046" calcext:value-type="float">
            <text:p>26046</text:p>
          </table:table-cell>
          <table:table-cell table:style-name="ce2" office:value-type="float" office:value="10351" calcext:value-type="float">
            <text:p>10351</text:p>
          </table:table-cell>
          <table:table-cell/>
          <table:table-cell table:style-name="ce2" table:formula="of:=SUM([.I24]+10000)" office:value-type="float" office:value="230000" calcext:value-type="float">
            <text:p>230000</text:p>
          </table:table-cell>
          <table:table-cell table:formula="of:=COUNTIF([.B25:.B324];&quot;&gt;&quot;&amp;[.I25])-COUNTIF([.B25:.B324];&quot;&gt;&quot;&amp;[.I26])" office:value-type="float" office:value="4" calcext:value-type="float">
            <text:p>4</text:p>
          </table:table-cell>
          <table:table-cell table:formula="of:=COUNTIF([.C25:.C324];&quot;&gt;&quot;&amp;[.I25])-COUNTIF([.C25:.C324];&quot;&gt;&quot;&amp;[.I26])" office:value-type="float" office:value="0" calcext:value-type="float">
            <text:p>0</text:p>
          </table:table-cell>
          <table:table-cell table:formula="of:=COUNTIF([.D25:.D324];&quot;&gt;&quot;&amp;[.I25])-COUNTIF([.D25:.D324];&quot;&gt;&quot;&amp;[.I26])" office:value-type="float" office:value="1" calcext:value-type="float">
            <text:p>1</text:p>
          </table:table-cell>
          <table:table-cell table:formula="of:=COUNTIF([.E25:.E324];&quot;&gt;&quot;&amp;[.I25])-COUNTIF([.E25:.E324];&quot;&gt;&quot;&amp;[.I26])" office:value-type="float" office:value="5" calcext:value-type="float">
            <text:p>5</text:p>
          </table:table-cell>
          <table:table-cell table:formula="of:=COUNTIF([.F25:.F324];&quot;&gt;&quot;&amp;[.I25])-COUNTIF([.F25:.F324];&quot;&gt;&quot;&amp;[.I26])" office:value-type="float" office:value="4" calcext:value-type="float">
            <text:p>4</text:p>
          </table:table-cell>
          <table:table-cell table:formula="of:=COUNTIF([.G25:.G324];&quot;&gt;&quot;&amp;[.I25])-COUNTIF([.G25:.G324];&quot;&gt;&quot;&amp;[.I26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" office:value-type="float" office:value="110837" calcext:value-type="float">
            <text:p>110837</text:p>
          </table:table-cell>
          <table:table-cell table:style-name="ce2" office:value-type="float" office:value="351515" calcext:value-type="float">
            <text:p>351515</text:p>
          </table:table-cell>
          <table:table-cell table:style-name="ce2" office:value-type="float" office:value="19119" calcext:value-type="float">
            <text:p>19119</text:p>
          </table:table-cell>
          <table:table-cell table:style-name="ce2" office:value-type="float" office:value="75613" calcext:value-type="float">
            <text:p>75613</text:p>
          </table:table-cell>
          <table:table-cell office:value-type="float" office:value="28294" calcext:value-type="float">
            <text:p>28294</text:p>
          </table:table-cell>
          <table:table-cell table:style-name="ce2" office:value-type="float" office:value="10418" calcext:value-type="float">
            <text:p>10418</text:p>
          </table:table-cell>
          <table:table-cell/>
          <table:table-cell table:style-name="ce2" table:formula="of:=SUM([.I25]+10000)" office:value-type="float" office:value="240000" calcext:value-type="float">
            <text:p>240000</text:p>
          </table:table-cell>
          <table:table-cell table:formula="of:=COUNTIF([.B26:.B325];&quot;&gt;&quot;&amp;[.I26])-COUNTIF([.B26:.B325];&quot;&gt;&quot;&amp;[.I27])" office:value-type="float" office:value="8" calcext:value-type="float">
            <text:p>8</text:p>
          </table:table-cell>
          <table:table-cell table:formula="of:=COUNTIF([.C26:.C325];&quot;&gt;&quot;&amp;[.I26])-COUNTIF([.C26:.C325];&quot;&gt;&quot;&amp;[.I27])" office:value-type="float" office:value="0" calcext:value-type="float">
            <text:p>0</text:p>
          </table:table-cell>
          <table:table-cell table:formula="of:=COUNTIF([.D26:.D325];&quot;&gt;&quot;&amp;[.I26])-COUNTIF([.D26:.D325];&quot;&gt;&quot;&amp;[.I27])" office:value-type="float" office:value="4" calcext:value-type="float">
            <text:p>4</text:p>
          </table:table-cell>
          <table:table-cell table:formula="of:=COUNTIF([.E26:.E325];&quot;&gt;&quot;&amp;[.I26])-COUNTIF([.E26:.E325];&quot;&gt;&quot;&amp;[.I27])" office:value-type="float" office:value="4" calcext:value-type="float">
            <text:p>4</text:p>
          </table:table-cell>
          <table:table-cell table:formula="of:=COUNTIF([.F26:.F325];&quot;&gt;&quot;&amp;[.I26])-COUNTIF([.F26:.F325];&quot;&gt;&quot;&amp;[.I27])" office:value-type="float" office:value="7" calcext:value-type="float">
            <text:p>7</text:p>
          </table:table-cell>
          <table:table-cell table:formula="of:=COUNTIF([.G26:.G325];&quot;&gt;&quot;&amp;[.I26])-COUNTIF([.G26:.G325];&quot;&gt;&quot;&amp;[.I27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" office:value-type="float" office:value="114285" calcext:value-type="float">
            <text:p>114285</text:p>
          </table:table-cell>
          <table:table-cell table:style-name="ce2" office:value-type="float" office:value="352045" calcext:value-type="float">
            <text:p>352045</text:p>
          </table:table-cell>
          <table:table-cell table:style-name="ce2" office:value-type="float" office:value="19273" calcext:value-type="float">
            <text:p>19273</text:p>
          </table:table-cell>
          <table:table-cell table:style-name="ce2" office:value-type="float" office:value="78027" calcext:value-type="float">
            <text:p>78027</text:p>
          </table:table-cell>
          <table:table-cell office:value-type="float" office:value="31571" calcext:value-type="float">
            <text:p>31571</text:p>
          </table:table-cell>
          <table:table-cell table:style-name="ce2" office:value-type="float" office:value="10452" calcext:value-type="float">
            <text:p>10452</text:p>
          </table:table-cell>
          <table:table-cell/>
          <table:table-cell table:style-name="ce2" table:formula="of:=SUM([.I26]+10000)" office:value-type="float" office:value="250000" calcext:value-type="float">
            <text:p>250000</text:p>
          </table:table-cell>
          <table:table-cell table:formula="of:=COUNTIF([.B27:.B326];&quot;&gt;&quot;&amp;[.I27])-COUNTIF([.B27:.B326];&quot;&gt;&quot;&amp;[.I28])" office:value-type="float" office:value="3" calcext:value-type="float">
            <text:p>3</text:p>
          </table:table-cell>
          <table:table-cell table:formula="of:=COUNTIF([.C27:.C326];&quot;&gt;&quot;&amp;[.I27])-COUNTIF([.C27:.C326];&quot;&gt;&quot;&amp;[.I28])" office:value-type="float" office:value="0" calcext:value-type="float">
            <text:p>0</text:p>
          </table:table-cell>
          <table:table-cell table:formula="of:=COUNTIF([.D27:.D326];&quot;&gt;&quot;&amp;[.I27])-COUNTIF([.D27:.D326];&quot;&gt;&quot;&amp;[.I28])" office:value-type="float" office:value="4" calcext:value-type="float">
            <text:p>4</text:p>
          </table:table-cell>
          <table:table-cell table:formula="of:=COUNTIF([.E27:.E326];&quot;&gt;&quot;&amp;[.I27])-COUNTIF([.E27:.E326];&quot;&gt;&quot;&amp;[.I28])" office:value-type="float" office:value="3" calcext:value-type="float">
            <text:p>3</text:p>
          </table:table-cell>
          <table:table-cell table:formula="of:=COUNTIF([.F27:.F326];&quot;&gt;&quot;&amp;[.I27])-COUNTIF([.F27:.F326];&quot;&gt;&quot;&amp;[.I28])" office:value-type="float" office:value="3" calcext:value-type="float">
            <text:p>3</text:p>
          </table:table-cell>
          <table:table-cell table:formula="of:=COUNTIF([.G27:.G326];&quot;&gt;&quot;&amp;[.I27])-COUNTIF([.G27:.G326];&quot;&gt;&quot;&amp;[.I28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" office:value-type="float" office:value="117066" calcext:value-type="float">
            <text:p>117066</text:p>
          </table:table-cell>
          <table:table-cell table:style-name="ce2" office:value-type="float" office:value="356290" calcext:value-type="float">
            <text:p>356290</text:p>
          </table:table-cell>
          <table:table-cell table:style-name="ce2" office:value-type="float" office:value="19568" calcext:value-type="float">
            <text:p>19568</text:p>
          </table:table-cell>
          <table:table-cell table:style-name="ce2" office:value-type="float" office:value="90406" calcext:value-type="float">
            <text:p>90406</text:p>
          </table:table-cell>
          <table:table-cell office:value-type="float" office:value="32782" calcext:value-type="float">
            <text:p>32782</text:p>
          </table:table-cell>
          <table:table-cell table:style-name="ce2" office:value-type="float" office:value="10493" calcext:value-type="float">
            <text:p>10493</text:p>
          </table:table-cell>
          <table:table-cell/>
          <table:table-cell table:style-name="ce2" table:formula="of:=SUM([.I27]+10000)" office:value-type="float" office:value="260000" calcext:value-type="float">
            <text:p>260000</text:p>
          </table:table-cell>
          <table:table-cell table:formula="of:=COUNTIF([.B28:.B327];&quot;&gt;&quot;&amp;[.I28])-COUNTIF([.B28:.B327];&quot;&gt;&quot;&amp;[.I29])" office:value-type="float" office:value="1" calcext:value-type="float">
            <text:p>1</text:p>
          </table:table-cell>
          <table:table-cell table:formula="of:=COUNTIF([.C28:.C327];&quot;&gt;&quot;&amp;[.I28])-COUNTIF([.C28:.C327];&quot;&gt;&quot;&amp;[.I29])" office:value-type="float" office:value="0" calcext:value-type="float">
            <text:p>0</text:p>
          </table:table-cell>
          <table:table-cell table:formula="of:=COUNTIF([.D28:.D327];&quot;&gt;&quot;&amp;[.I28])-COUNTIF([.D28:.D327];&quot;&gt;&quot;&amp;[.I29])" office:value-type="float" office:value="5" calcext:value-type="float">
            <text:p>5</text:p>
          </table:table-cell>
          <table:table-cell table:formula="of:=COUNTIF([.E28:.E327];&quot;&gt;&quot;&amp;[.I28])-COUNTIF([.E28:.E327];&quot;&gt;&quot;&amp;[.I29])" office:value-type="float" office:value="2" calcext:value-type="float">
            <text:p>2</text:p>
          </table:table-cell>
          <table:table-cell table:formula="of:=COUNTIF([.F28:.F327];&quot;&gt;&quot;&amp;[.I28])-COUNTIF([.F28:.F327];&quot;&gt;&quot;&amp;[.I29])" office:value-type="float" office:value="3" calcext:value-type="float">
            <text:p>3</text:p>
          </table:table-cell>
          <table:table-cell table:formula="of:=COUNTIF([.G28:.G327];&quot;&gt;&quot;&amp;[.I28])-COUNTIF([.G28:.G327];&quot;&gt;&quot;&amp;[.I29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" office:value-type="float" office:value="118554" calcext:value-type="float">
            <text:p>118554</text:p>
          </table:table-cell>
          <table:table-cell table:style-name="ce2" office:value-type="float" office:value="359509" calcext:value-type="float">
            <text:p>359509</text:p>
          </table:table-cell>
          <table:table-cell table:style-name="ce2" office:value-type="float" office:value="20293" calcext:value-type="float">
            <text:p>20293</text:p>
          </table:table-cell>
          <table:table-cell table:style-name="ce2" office:value-type="float" office:value="91725" calcext:value-type="float">
            <text:p>91725</text:p>
          </table:table-cell>
          <table:table-cell office:value-type="float" office:value="33538" calcext:value-type="float">
            <text:p>33538</text:p>
          </table:table-cell>
          <table:table-cell table:style-name="ce2" office:value-type="float" office:value="10637" calcext:value-type="float">
            <text:p>10637</text:p>
          </table:table-cell>
          <table:table-cell/>
          <table:table-cell table:style-name="ce2" table:formula="of:=SUM([.I28]+10000)" office:value-type="float" office:value="270000" calcext:value-type="float">
            <text:p>270000</text:p>
          </table:table-cell>
          <table:table-cell table:formula="of:=COUNTIF([.B29:.B328];&quot;&gt;&quot;&amp;[.I29])-COUNTIF([.B29:.B328];&quot;&gt;&quot;&amp;[.I30])" office:value-type="float" office:value="3" calcext:value-type="float">
            <text:p>3</text:p>
          </table:table-cell>
          <table:table-cell table:formula="of:=COUNTIF([.C29:.C328];&quot;&gt;&quot;&amp;[.I29])-COUNTIF([.C29:.C328];&quot;&gt;&quot;&amp;[.I30])" office:value-type="float" office:value="0" calcext:value-type="float">
            <text:p>0</text:p>
          </table:table-cell>
          <table:table-cell table:formula="of:=COUNTIF([.D29:.D328];&quot;&gt;&quot;&amp;[.I29])-COUNTIF([.D29:.D328];&quot;&gt;&quot;&amp;[.I30])" office:value-type="float" office:value="1" calcext:value-type="float">
            <text:p>1</text:p>
          </table:table-cell>
          <table:table-cell table:formula="of:=COUNTIF([.E29:.E328];&quot;&gt;&quot;&amp;[.I29])-COUNTIF([.E29:.E328];&quot;&gt;&quot;&amp;[.I30])" office:value-type="float" office:value="2" calcext:value-type="float">
            <text:p>2</text:p>
          </table:table-cell>
          <table:table-cell table:formula="of:=COUNTIF([.F29:.F328];&quot;&gt;&quot;&amp;[.I29])-COUNTIF([.F29:.F328];&quot;&gt;&quot;&amp;[.I30])" office:value-type="float" office:value="4" calcext:value-type="float">
            <text:p>4</text:p>
          </table:table-cell>
          <table:table-cell table:formula="of:=COUNTIF([.G29:.G328];&quot;&gt;&quot;&amp;[.I29])-COUNTIF([.G29:.G328];&quot;&gt;&quot;&amp;[.I30])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2" office:value-type="float" office:value="124635" calcext:value-type="float">
            <text:p>124635</text:p>
          </table:table-cell>
          <table:table-cell table:style-name="ce2" office:value-type="float" office:value="359755" calcext:value-type="float">
            <text:p>359755</text:p>
          </table:table-cell>
          <table:table-cell table:style-name="ce2" office:value-type="float" office:value="20600" calcext:value-type="float">
            <text:p>20600</text:p>
          </table:table-cell>
          <table:table-cell table:style-name="ce2" office:value-type="float" office:value="92918" calcext:value-type="float">
            <text:p>92918</text:p>
          </table:table-cell>
          <table:table-cell office:value-type="float" office:value="35185" calcext:value-type="float">
            <text:p>35185</text:p>
          </table:table-cell>
          <table:table-cell table:style-name="ce2" office:value-type="float" office:value="11660" calcext:value-type="float">
            <text:p>11660</text:p>
          </table:table-cell>
          <table:table-cell/>
          <table:table-cell table:style-name="ce2" table:formula="of:=SUM([.I29]+10000)" office:value-type="float" office:value="280000" calcext:value-type="float">
            <text:p>280000</text:p>
          </table:table-cell>
          <table:table-cell table:formula="of:=COUNTIF([.B30:.B329];&quot;&gt;&quot;&amp;[.I30])-COUNTIF([.B30:.B329];&quot;&gt;&quot;&amp;[.I31])" office:value-type="float" office:value="4" calcext:value-type="float">
            <text:p>4</text:p>
          </table:table-cell>
          <table:table-cell table:formula="of:=COUNTIF([.C30:.C329];&quot;&gt;&quot;&amp;[.I30])-COUNTIF([.C30:.C329];&quot;&gt;&quot;&amp;[.I31])" office:value-type="float" office:value="0" calcext:value-type="float">
            <text:p>0</text:p>
          </table:table-cell>
          <table:table-cell table:formula="of:=COUNTIF([.D30:.D329];&quot;&gt;&quot;&amp;[.I30])-COUNTIF([.D30:.D329];&quot;&gt;&quot;&amp;[.I31])" office:value-type="float" office:value="2" calcext:value-type="float">
            <text:p>2</text:p>
          </table:table-cell>
          <table:table-cell table:formula="of:=COUNTIF([.E30:.E329];&quot;&gt;&quot;&amp;[.I30])-COUNTIF([.E30:.E329];&quot;&gt;&quot;&amp;[.I31])" office:value-type="float" office:value="8" calcext:value-type="float">
            <text:p>8</text:p>
          </table:table-cell>
          <table:table-cell table:formula="of:=COUNTIF([.F30:.F329];&quot;&gt;&quot;&amp;[.I30])-COUNTIF([.F30:.F329];&quot;&gt;&quot;&amp;[.I31])" office:value-type="float" office:value="4" calcext:value-type="float">
            <text:p>4</text:p>
          </table:table-cell>
          <table:table-cell table:formula="of:=COUNTIF([.G30:.G329];&quot;&gt;&quot;&amp;[.I30])-COUNTIF([.G30:.G329];&quot;&gt;&quot;&amp;[.I31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" office:value-type="float" office:value="124807" calcext:value-type="float">
            <text:p>124807</text:p>
          </table:table-cell>
          <table:table-cell table:style-name="ce2" office:value-type="float" office:value="360023" calcext:value-type="float">
            <text:p>360023</text:p>
          </table:table-cell>
          <table:table-cell table:style-name="ce2" office:value-type="float" office:value="21619" calcext:value-type="float">
            <text:p>21619</text:p>
          </table:table-cell>
          <table:table-cell table:style-name="ce2" office:value-type="float" office:value="106493" calcext:value-type="float">
            <text:p>106493</text:p>
          </table:table-cell>
          <table:table-cell office:value-type="float" office:value="35451" calcext:value-type="float">
            <text:p>35451</text:p>
          </table:table-cell>
          <table:table-cell table:style-name="ce2" office:value-type="float" office:value="14975" calcext:value-type="float">
            <text:p>14975</text:p>
          </table:table-cell>
          <table:table-cell/>
          <table:table-cell table:style-name="ce2" table:formula="of:=SUM([.I30]+10000)" office:value-type="float" office:value="290000" calcext:value-type="float">
            <text:p>290000</text:p>
          </table:table-cell>
          <table:table-cell table:formula="of:=COUNTIF([.B31:.B330];&quot;&gt;&quot;&amp;[.I31])-COUNTIF([.B31:.B330];&quot;&gt;&quot;&amp;[.I32])" office:value-type="float" office:value="3" calcext:value-type="float">
            <text:p>3</text:p>
          </table:table-cell>
          <table:table-cell table:formula="of:=COUNTIF([.C31:.C330];&quot;&gt;&quot;&amp;[.I31])-COUNTIF([.C31:.C330];&quot;&gt;&quot;&amp;[.I32])" office:value-type="float" office:value="0" calcext:value-type="float">
            <text:p>0</text:p>
          </table:table-cell>
          <table:table-cell table:formula="of:=COUNTIF([.D31:.D330];&quot;&gt;&quot;&amp;[.I31])-COUNTIF([.D31:.D330];&quot;&gt;&quot;&amp;[.I32])" office:value-type="float" office:value="4" calcext:value-type="float">
            <text:p>4</text:p>
          </table:table-cell>
          <table:table-cell table:formula="of:=COUNTIF([.E31:.E330];&quot;&gt;&quot;&amp;[.I31])-COUNTIF([.E31:.E330];&quot;&gt;&quot;&amp;[.I32])" office:value-type="float" office:value="2" calcext:value-type="float">
            <text:p>2</text:p>
          </table:table-cell>
          <table:table-cell table:formula="of:=COUNTIF([.F31:.F330];&quot;&gt;&quot;&amp;[.I31])-COUNTIF([.F31:.F330];&quot;&gt;&quot;&amp;[.I32])" office:value-type="float" office:value="2" calcext:value-type="float">
            <text:p>2</text:p>
          </table:table-cell>
          <table:table-cell table:formula="of:=COUNTIF([.G31:.G330];&quot;&gt;&quot;&amp;[.I31])-COUNTIF([.G31:.G330];&quot;&gt;&quot;&amp;[.I32])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2" office:value-type="float" office:value="128252" calcext:value-type="float">
            <text:p>128252</text:p>
          </table:table-cell>
          <table:table-cell table:style-name="ce2" office:value-type="float" office:value="368108" calcext:value-type="float">
            <text:p>368108</text:p>
          </table:table-cell>
          <table:table-cell table:style-name="ce2" office:value-type="float" office:value="23269" calcext:value-type="float">
            <text:p>23269</text:p>
          </table:table-cell>
          <table:table-cell table:style-name="ce2" office:value-type="float" office:value="108197" calcext:value-type="float">
            <text:p>108197</text:p>
          </table:table-cell>
          <table:table-cell office:value-type="float" office:value="36802" calcext:value-type="float">
            <text:p>36802</text:p>
          </table:table-cell>
          <table:table-cell table:style-name="ce2" office:value-type="float" office:value="17274" calcext:value-type="float">
            <text:p>17274</text:p>
          </table:table-cell>
          <table:table-cell/>
          <table:table-cell table:style-name="ce2" table:formula="of:=SUM([.I31]+10000)" office:value-type="float" office:value="300000" calcext:value-type="float">
            <text:p>300000</text:p>
          </table:table-cell>
          <table:table-cell table:formula="of:=COUNTIF([.B32:.B331];&quot;&gt;&quot;&amp;[.I32])-COUNTIF([.B32:.B331];&quot;&gt;&quot;&amp;[.I33])" office:value-type="float" office:value="6" calcext:value-type="float">
            <text:p>6</text:p>
          </table:table-cell>
          <table:table-cell table:formula="of:=COUNTIF([.C32:.C331];&quot;&gt;&quot;&amp;[.I32])-COUNTIF([.C32:.C331];&quot;&gt;&quot;&amp;[.I33])" office:value-type="float" office:value="0" calcext:value-type="float">
            <text:p>0</text:p>
          </table:table-cell>
          <table:table-cell table:formula="of:=COUNTIF([.D32:.D331];&quot;&gt;&quot;&amp;[.I32])-COUNTIF([.D32:.D331];&quot;&gt;&quot;&amp;[.I33])" office:value-type="float" office:value="6" calcext:value-type="float">
            <text:p>6</text:p>
          </table:table-cell>
          <table:table-cell table:formula="of:=COUNTIF([.E32:.E331];&quot;&gt;&quot;&amp;[.I32])-COUNTIF([.E32:.E331];&quot;&gt;&quot;&amp;[.I33])" office:value-type="float" office:value="2" calcext:value-type="float">
            <text:p>2</text:p>
          </table:table-cell>
          <table:table-cell table:formula="of:=COUNTIF([.F32:.F331];&quot;&gt;&quot;&amp;[.I32])-COUNTIF([.F32:.F331];&quot;&gt;&quot;&amp;[.I33])" office:value-type="float" office:value="4" calcext:value-type="float">
            <text:p>4</text:p>
          </table:table-cell>
          <table:table-cell table:formula="of:=COUNTIF([.G32:.G331];&quot;&gt;&quot;&amp;[.I32])-COUNTIF([.G32:.G331];&quot;&gt;&quot;&amp;[.I33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float" office:value="129518" calcext:value-type="float">
            <text:p>129518</text:p>
          </table:table-cell>
          <table:table-cell table:style-name="ce2" office:value-type="float" office:value="369539" calcext:value-type="float">
            <text:p>369539</text:p>
          </table:table-cell>
          <table:table-cell table:style-name="ce2" office:value-type="float" office:value="23697" calcext:value-type="float">
            <text:p>23697</text:p>
          </table:table-cell>
          <table:table-cell table:style-name="ce2" office:value-type="float" office:value="113415" calcext:value-type="float">
            <text:p>113415</text:p>
          </table:table-cell>
          <table:table-cell office:value-type="float" office:value="36988" calcext:value-type="float">
            <text:p>36988</text:p>
          </table:table-cell>
          <table:table-cell table:style-name="ce2" office:value-type="float" office:value="17275" calcext:value-type="float">
            <text:p>17275</text:p>
          </table:table-cell>
          <table:table-cell/>
          <table:table-cell table:style-name="ce2" table:formula="of:=SUM([.I32]+10000)" office:value-type="float" office:value="310000" calcext:value-type="float">
            <text:p>310000</text:p>
          </table:table-cell>
          <table:table-cell table:formula="of:=COUNTIF([.B33:.B332];&quot;&gt;&quot;&amp;[.I33])-COUNTIF([.B33:.B332];&quot;&gt;&quot;&amp;[.I34])" office:value-type="float" office:value="4" calcext:value-type="float">
            <text:p>4</text:p>
          </table:table-cell>
          <table:table-cell table:formula="of:=COUNTIF([.C33:.C332];&quot;&gt;&quot;&amp;[.I33])-COUNTIF([.C33:.C332];&quot;&gt;&quot;&amp;[.I34])" office:value-type="float" office:value="0" calcext:value-type="float">
            <text:p>0</text:p>
          </table:table-cell>
          <table:table-cell table:formula="of:=COUNTIF([.D33:.D332];&quot;&gt;&quot;&amp;[.I33])-COUNTIF([.D33:.D332];&quot;&gt;&quot;&amp;[.I34])" office:value-type="float" office:value="3" calcext:value-type="float">
            <text:p>3</text:p>
          </table:table-cell>
          <table:table-cell table:formula="of:=COUNTIF([.E33:.E332];&quot;&gt;&quot;&amp;[.I33])-COUNTIF([.E33:.E332];&quot;&gt;&quot;&amp;[.I34])" office:value-type="float" office:value="3" calcext:value-type="float">
            <text:p>3</text:p>
          </table:table-cell>
          <table:table-cell table:formula="of:=COUNTIF([.F33:.F332];&quot;&gt;&quot;&amp;[.I33])-COUNTIF([.F33:.F332];&quot;&gt;&quot;&amp;[.I34])" office:value-type="float" office:value="4" calcext:value-type="float">
            <text:p>4</text:p>
          </table:table-cell>
          <table:table-cell table:formula="of:=COUNTIF([.G33:.G332];&quot;&gt;&quot;&amp;[.I33])-COUNTIF([.G33:.G332];&quot;&gt;&quot;&amp;[.I34])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2" office:value-type="float" office:value="139612" calcext:value-type="float">
            <text:p>139612</text:p>
          </table:table-cell>
          <table:table-cell table:style-name="ce2" office:value-type="float" office:value="370011" calcext:value-type="float">
            <text:p>370011</text:p>
          </table:table-cell>
          <table:table-cell table:style-name="ce2" office:value-type="float" office:value="23922" calcext:value-type="float">
            <text:p>23922</text:p>
          </table:table-cell>
          <table:table-cell table:style-name="ce2" office:value-type="float" office:value="117938" calcext:value-type="float">
            <text:p>117938</text:p>
          </table:table-cell>
          <table:table-cell office:value-type="float" office:value="37022" calcext:value-type="float">
            <text:p>37022</text:p>
          </table:table-cell>
          <table:table-cell table:style-name="ce2" office:value-type="float" office:value="17942" calcext:value-type="float">
            <text:p>17942</text:p>
          </table:table-cell>
          <table:table-cell/>
          <table:table-cell table:style-name="ce2" table:formula="of:=SUM([.I33]+10000)" office:value-type="float" office:value="320000" calcext:value-type="float">
            <text:p>320000</text:p>
          </table:table-cell>
          <table:table-cell table:formula="of:=COUNTIF([.B34:.B333];&quot;&gt;&quot;&amp;[.I34])-COUNTIF([.B34:.B333];&quot;&gt;&quot;&amp;[.I35])" office:value-type="float" office:value="5" calcext:value-type="float">
            <text:p>5</text:p>
          </table:table-cell>
          <table:table-cell table:formula="of:=COUNTIF([.C34:.C333];&quot;&gt;&quot;&amp;[.I34])-COUNTIF([.C34:.C333];&quot;&gt;&quot;&amp;[.I35])" office:value-type="float" office:value="0" calcext:value-type="float">
            <text:p>0</text:p>
          </table:table-cell>
          <table:table-cell table:formula="of:=COUNTIF([.D34:.D333];&quot;&gt;&quot;&amp;[.I34])-COUNTIF([.D34:.D333];&quot;&gt;&quot;&amp;[.I35])" office:value-type="float" office:value="3" calcext:value-type="float">
            <text:p>3</text:p>
          </table:table-cell>
          <table:table-cell table:formula="of:=COUNTIF([.E34:.E333];&quot;&gt;&quot;&amp;[.I34])-COUNTIF([.E34:.E333];&quot;&gt;&quot;&amp;[.I35])" office:value-type="float" office:value="4" calcext:value-type="float">
            <text:p>4</text:p>
          </table:table-cell>
          <table:table-cell table:formula="of:=COUNTIF([.F34:.F333];&quot;&gt;&quot;&amp;[.I34])-COUNTIF([.F34:.F333];&quot;&gt;&quot;&amp;[.I35])" office:value-type="float" office:value="7" calcext:value-type="float">
            <text:p>7</text:p>
          </table:table-cell>
          <table:table-cell table:formula="of:=COUNTIF([.G34:.G333];&quot;&gt;&quot;&amp;[.I34])-COUNTIF([.G34:.G333];&quot;&gt;&quot;&amp;[.I35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" office:value-type="float" office:value="144714" calcext:value-type="float">
            <text:p>144714</text:p>
          </table:table-cell>
          <table:table-cell table:style-name="ce2" office:value-type="float" office:value="370336" calcext:value-type="float">
            <text:p>370336</text:p>
          </table:table-cell>
          <table:table-cell table:style-name="ce2" office:value-type="float" office:value="24116" calcext:value-type="float">
            <text:p>24116</text:p>
          </table:table-cell>
          <table:table-cell table:style-name="ce2" office:value-type="float" office:value="122617" calcext:value-type="float">
            <text:p>122617</text:p>
          </table:table-cell>
          <table:table-cell office:value-type="float" office:value="37423" calcext:value-type="float">
            <text:p>37423</text:p>
          </table:table-cell>
          <table:table-cell table:style-name="ce2" office:value-type="float" office:value="18155" calcext:value-type="float">
            <text:p>18155</text:p>
          </table:table-cell>
          <table:table-cell/>
          <table:table-cell table:style-name="ce2" table:formula="of:=SUM([.I34]+10000)" office:value-type="float" office:value="330000" calcext:value-type="float">
            <text:p>330000</text:p>
          </table:table-cell>
          <table:table-cell table:formula="of:=COUNTIF([.B35:.B334];&quot;&gt;&quot;&amp;[.I35])-COUNTIF([.B35:.B334];&quot;&gt;&quot;&amp;[.I36])" office:value-type="float" office:value="5" calcext:value-type="float">
            <text:p>5</text:p>
          </table:table-cell>
          <table:table-cell table:formula="of:=COUNTIF([.C35:.C334];&quot;&gt;&quot;&amp;[.I35])-COUNTIF([.C35:.C334];&quot;&gt;&quot;&amp;[.I36])" office:value-type="float" office:value="0" calcext:value-type="float">
            <text:p>0</text:p>
          </table:table-cell>
          <table:table-cell table:formula="of:=COUNTIF([.D35:.D334];&quot;&gt;&quot;&amp;[.I35])-COUNTIF([.D35:.D334];&quot;&gt;&quot;&amp;[.I36])" office:value-type="float" office:value="3" calcext:value-type="float">
            <text:p>3</text:p>
          </table:table-cell>
          <table:table-cell table:formula="of:=COUNTIF([.E35:.E334];&quot;&gt;&quot;&amp;[.I35])-COUNTIF([.E35:.E334];&quot;&gt;&quot;&amp;[.I36])" office:value-type="float" office:value="3" calcext:value-type="float">
            <text:p>3</text:p>
          </table:table-cell>
          <table:table-cell table:formula="of:=COUNTIF([.F35:.F334];&quot;&gt;&quot;&amp;[.I35])-COUNTIF([.F35:.F334];&quot;&gt;&quot;&amp;[.I36])" office:value-type="float" office:value="7" calcext:value-type="float">
            <text:p>7</text:p>
          </table:table-cell>
          <table:table-cell table:formula="of:=COUNTIF([.G35:.G334];&quot;&gt;&quot;&amp;[.I35])-COUNTIF([.G35:.G334];&quot;&gt;&quot;&amp;[.I36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float" office:value="150405" calcext:value-type="float">
            <text:p>150405</text:p>
          </table:table-cell>
          <table:table-cell table:style-name="ce2" office:value-type="float" office:value="371563" calcext:value-type="float">
            <text:p>371563</text:p>
          </table:table-cell>
          <table:table-cell table:style-name="ce2" office:value-type="float" office:value="24794" calcext:value-type="float">
            <text:p>24794</text:p>
          </table:table-cell>
          <table:table-cell table:style-name="ce2" office:value-type="float" office:value="129397" calcext:value-type="float">
            <text:p>129397</text:p>
          </table:table-cell>
          <table:table-cell office:value-type="float" office:value="40009" calcext:value-type="float">
            <text:p>40009</text:p>
          </table:table-cell>
          <table:table-cell table:style-name="ce2" office:value-type="float" office:value="19355" calcext:value-type="float">
            <text:p>19355</text:p>
          </table:table-cell>
          <table:table-cell/>
          <table:table-cell table:style-name="ce2" table:formula="of:=SUM([.I35]+10000)" office:value-type="float" office:value="340000" calcext:value-type="float">
            <text:p>340000</text:p>
          </table:table-cell>
          <table:table-cell table:formula="of:=COUNTIF([.B36:.B335];&quot;&gt;&quot;&amp;[.I36])-COUNTIF([.B36:.B335];&quot;&gt;&quot;&amp;[.I37])" office:value-type="float" office:value="2" calcext:value-type="float">
            <text:p>2</text:p>
          </table:table-cell>
          <table:table-cell table:formula="of:=COUNTIF([.C36:.C335];&quot;&gt;&quot;&amp;[.I36])-COUNTIF([.C36:.C335];&quot;&gt;&quot;&amp;[.I37])" office:value-type="float" office:value="0" calcext:value-type="float">
            <text:p>0</text:p>
          </table:table-cell>
          <table:table-cell table:formula="of:=COUNTIF([.D36:.D335];&quot;&gt;&quot;&amp;[.I36])-COUNTIF([.D36:.D335];&quot;&gt;&quot;&amp;[.I37])" office:value-type="float" office:value="4" calcext:value-type="float">
            <text:p>4</text:p>
          </table:table-cell>
          <table:table-cell table:formula="of:=COUNTIF([.E36:.E335];&quot;&gt;&quot;&amp;[.I36])-COUNTIF([.E36:.E335];&quot;&gt;&quot;&amp;[.I37])" office:value-type="float" office:value="2" calcext:value-type="float">
            <text:p>2</text:p>
          </table:table-cell>
          <table:table-cell table:formula="of:=COUNTIF([.F36:.F335];&quot;&gt;&quot;&amp;[.I36])-COUNTIF([.F36:.F335];&quot;&gt;&quot;&amp;[.I37])" office:value-type="float" office:value="0" calcext:value-type="float">
            <text:p>0</text:p>
          </table:table-cell>
          <table:table-cell table:formula="of:=COUNTIF([.G36:.G335];&quot;&gt;&quot;&amp;[.I36])-COUNTIF([.G36:.G335];&quot;&gt;&quot;&amp;[.I37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" office:value-type="float" office:value="153249" calcext:value-type="float">
            <text:p>153249</text:p>
          </table:table-cell>
          <table:table-cell table:style-name="ce2" office:value-type="float" office:value="373705" calcext:value-type="float">
            <text:p>373705</text:p>
          </table:table-cell>
          <table:table-cell table:style-name="ce2" office:value-type="float" office:value="25185" calcext:value-type="float">
            <text:p>25185</text:p>
          </table:table-cell>
          <table:table-cell table:style-name="ce2" office:value-type="float" office:value="137551" calcext:value-type="float">
            <text:p>137551</text:p>
          </table:table-cell>
          <table:table-cell office:value-type="float" office:value="40111" calcext:value-type="float">
            <text:p>40111</text:p>
          </table:table-cell>
          <table:table-cell table:style-name="ce2" office:value-type="float" office:value="20498" calcext:value-type="float">
            <text:p>20498</text:p>
          </table:table-cell>
          <table:table-cell/>
          <table:table-cell table:style-name="ce2" table:formula="of:=SUM([.I36]+10000)" office:value-type="float" office:value="350000" calcext:value-type="float">
            <text:p>350000</text:p>
          </table:table-cell>
          <table:table-cell table:formula="of:=COUNTIF([.B37:.B336];&quot;&gt;&quot;&amp;[.I37])-COUNTIF([.B37:.B336];&quot;&gt;&quot;&amp;[.I38])" office:value-type="float" office:value="0" calcext:value-type="float">
            <text:p>0</text:p>
          </table:table-cell>
          <table:table-cell table:formula="of:=COUNTIF([.C37:.C336];&quot;&gt;&quot;&amp;[.I37])-COUNTIF([.C37:.C336];&quot;&gt;&quot;&amp;[.I38])" office:value-type="float" office:value="0" calcext:value-type="float">
            <text:p>0</text:p>
          </table:table-cell>
          <table:table-cell table:formula="of:=COUNTIF([.D37:.D336];&quot;&gt;&quot;&amp;[.I37])-COUNTIF([.D37:.D336];&quot;&gt;&quot;&amp;[.I38])" office:value-type="float" office:value="2" calcext:value-type="float">
            <text:p>2</text:p>
          </table:table-cell>
          <table:table-cell table:formula="of:=COUNTIF([.E37:.E336];&quot;&gt;&quot;&amp;[.I37])-COUNTIF([.E37:.E336];&quot;&gt;&quot;&amp;[.I38])" office:value-type="float" office:value="2" calcext:value-type="float">
            <text:p>2</text:p>
          </table:table-cell>
          <table:table-cell table:formula="of:=COUNTIF([.F37:.F336];&quot;&gt;&quot;&amp;[.I37])-COUNTIF([.F37:.F336];&quot;&gt;&quot;&amp;[.I38])" office:value-type="float" office:value="1" calcext:value-type="float">
            <text:p>1</text:p>
          </table:table-cell>
          <table:table-cell table:formula="of:=COUNTIF([.G37:.G336];&quot;&gt;&quot;&amp;[.I37])-COUNTIF([.G37:.G336];&quot;&gt;&quot;&amp;[.I38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" office:value-type="float" office:value="159261" calcext:value-type="float">
            <text:p>159261</text:p>
          </table:table-cell>
          <table:table-cell table:style-name="ce2" office:value-type="float" office:value="375276" calcext:value-type="float">
            <text:p>375276</text:p>
          </table:table-cell>
          <table:table-cell table:style-name="ce2" office:value-type="float" office:value="25817" calcext:value-type="float">
            <text:p>25817</text:p>
          </table:table-cell>
          <table:table-cell table:style-name="ce2" office:value-type="float" office:value="138612" calcext:value-type="float">
            <text:p>138612</text:p>
          </table:table-cell>
          <table:table-cell office:value-type="float" office:value="40615" calcext:value-type="float">
            <text:p>40615</text:p>
          </table:table-cell>
          <table:table-cell table:style-name="ce2" office:value-type="float" office:value="20600" calcext:value-type="float">
            <text:p>20600</text:p>
          </table:table-cell>
          <table:table-cell/>
          <table:table-cell table:style-name="ce2" table:formula="of:=SUM([.I37]+10000)" office:value-type="float" office:value="360000" calcext:value-type="float">
            <text:p>360000</text:p>
          </table:table-cell>
          <table:table-cell table:formula="of:=COUNTIF([.B38:.B337];&quot;&gt;&quot;&amp;[.I38])-COUNTIF([.B38:.B337];&quot;&gt;&quot;&amp;[.I39])" office:value-type="float" office:value="2" calcext:value-type="float">
            <text:p>2</text:p>
          </table:table-cell>
          <table:table-cell table:formula="of:=COUNTIF([.C38:.C337];&quot;&gt;&quot;&amp;[.I38])-COUNTIF([.C38:.C337];&quot;&gt;&quot;&amp;[.I39])" office:value-type="float" office:value="0" calcext:value-type="float">
            <text:p>0</text:p>
          </table:table-cell>
          <table:table-cell table:formula="of:=COUNTIF([.D38:.D337];&quot;&gt;&quot;&amp;[.I38])-COUNTIF([.D38:.D337];&quot;&gt;&quot;&amp;[.I39])" office:value-type="float" office:value="1" calcext:value-type="float">
            <text:p>1</text:p>
          </table:table-cell>
          <table:table-cell table:formula="of:=COUNTIF([.E38:.E337];&quot;&gt;&quot;&amp;[.I38])-COUNTIF([.E38:.E337];&quot;&gt;&quot;&amp;[.I39])" office:value-type="float" office:value="1" calcext:value-type="float">
            <text:p>1</text:p>
          </table:table-cell>
          <table:table-cell table:formula="of:=COUNTIF([.F38:.F337];&quot;&gt;&quot;&amp;[.I38])-COUNTIF([.F38:.F337];&quot;&gt;&quot;&amp;[.I39])" office:value-type="float" office:value="2" calcext:value-type="float">
            <text:p>2</text:p>
          </table:table-cell>
          <table:table-cell table:formula="of:=COUNTIF([.G38:.G337];&quot;&gt;&quot;&amp;[.I38])-COUNTIF([.G38:.G337];&quot;&gt;&quot;&amp;[.I39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float" office:value="160730" calcext:value-type="float">
            <text:p>160730</text:p>
          </table:table-cell>
          <table:table-cell table:style-name="ce2" office:value-type="float" office:value="377180" calcext:value-type="float">
            <text:p>377180</text:p>
          </table:table-cell>
          <table:table-cell table:style-name="ce2" office:value-type="float" office:value="26131" calcext:value-type="float">
            <text:p>26131</text:p>
          </table:table-cell>
          <table:table-cell table:style-name="ce2" office:value-type="float" office:value="138620" calcext:value-type="float">
            <text:p>138620</text:p>
          </table:table-cell>
          <table:table-cell office:value-type="float" office:value="42045" calcext:value-type="float">
            <text:p>42045</text:p>
          </table:table-cell>
          <table:table-cell table:style-name="ce2" office:value-type="float" office:value="21321" calcext:value-type="float">
            <text:p>21321</text:p>
          </table:table-cell>
          <table:table-cell/>
          <table:table-cell table:style-name="ce2" table:formula="of:=SUM([.I38]+10000)" office:value-type="float" office:value="370000" calcext:value-type="float">
            <text:p>370000</text:p>
          </table:table-cell>
          <table:table-cell table:formula="of:=COUNTIF([.B39:.B338];&quot;&gt;&quot;&amp;[.I39])-COUNTIF([.B39:.B338];&quot;&gt;&quot;&amp;[.I40])" office:value-type="float" office:value="2" calcext:value-type="float">
            <text:p>2</text:p>
          </table:table-cell>
          <table:table-cell table:formula="of:=COUNTIF([.C39:.C338];&quot;&gt;&quot;&amp;[.I39])-COUNTIF([.C39:.C338];&quot;&gt;&quot;&amp;[.I40])" office:value-type="float" office:value="1" calcext:value-type="float">
            <text:p>1</text:p>
          </table:table-cell>
          <table:table-cell table:formula="of:=COUNTIF([.D39:.D338];&quot;&gt;&quot;&amp;[.I39])-COUNTIF([.D39:.D338];&quot;&gt;&quot;&amp;[.I40])" office:value-type="float" office:value="2" calcext:value-type="float">
            <text:p>2</text:p>
          </table:table-cell>
          <table:table-cell table:formula="of:=COUNTIF([.E39:.E338];&quot;&gt;&quot;&amp;[.I39])-COUNTIF([.E39:.E338];&quot;&gt;&quot;&amp;[.I40])" office:value-type="float" office:value="4" calcext:value-type="float">
            <text:p>4</text:p>
          </table:table-cell>
          <table:table-cell table:formula="of:=COUNTIF([.F39:.F338];&quot;&gt;&quot;&amp;[.I39])-COUNTIF([.F39:.F338];&quot;&gt;&quot;&amp;[.I40])" office:value-type="float" office:value="4" calcext:value-type="float">
            <text:p>4</text:p>
          </table:table-cell>
          <table:table-cell table:formula="of:=COUNTIF([.G39:.G338];&quot;&gt;&quot;&amp;[.I39])-COUNTIF([.G39:.G338];&quot;&gt;&quot;&amp;[.I40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float" office:value="163280" calcext:value-type="float">
            <text:p>163280</text:p>
          </table:table-cell>
          <table:table-cell table:style-name="ce2" office:value-type="float" office:value="380478" calcext:value-type="float">
            <text:p>380478</text:p>
          </table:table-cell>
          <table:table-cell table:style-name="ce2" office:value-type="float" office:value="29022" calcext:value-type="float">
            <text:p>29022</text:p>
          </table:table-cell>
          <table:table-cell table:style-name="ce2" office:value-type="float" office:value="146057" calcext:value-type="float">
            <text:p>146057</text:p>
          </table:table-cell>
          <table:table-cell office:value-type="float" office:value="42737" calcext:value-type="float">
            <text:p>42737</text:p>
          </table:table-cell>
          <table:table-cell table:style-name="ce2" office:value-type="float" office:value="24699" calcext:value-type="float">
            <text:p>24699</text:p>
          </table:table-cell>
          <table:table-cell/>
          <table:table-cell table:style-name="ce2" table:formula="of:=SUM([.I39]+10000)" office:value-type="float" office:value="380000" calcext:value-type="float">
            <text:p>380000</text:p>
          </table:table-cell>
          <table:table-cell table:formula="of:=COUNTIF([.B40:.B339];&quot;&gt;&quot;&amp;[.I40])-COUNTIF([.B40:.B339];&quot;&gt;&quot;&amp;[.I41])" office:value-type="float" office:value="2" calcext:value-type="float">
            <text:p>2</text:p>
          </table:table-cell>
          <table:table-cell table:formula="of:=COUNTIF([.C40:.C339];&quot;&gt;&quot;&amp;[.I40])-COUNTIF([.C40:.C339];&quot;&gt;&quot;&amp;[.I41])" office:value-type="float" office:value="7" calcext:value-type="float">
            <text:p>7</text:p>
          </table:table-cell>
          <table:table-cell table:formula="of:=COUNTIF([.D40:.D339];&quot;&gt;&quot;&amp;[.I40])-COUNTIF([.D40:.D339];&quot;&gt;&quot;&amp;[.I41])" office:value-type="float" office:value="7" calcext:value-type="float">
            <text:p>7</text:p>
          </table:table-cell>
          <table:table-cell table:formula="of:=COUNTIF([.E40:.E339];&quot;&gt;&quot;&amp;[.I40])-COUNTIF([.E40:.E339];&quot;&gt;&quot;&amp;[.I41])" office:value-type="float" office:value="3" calcext:value-type="float">
            <text:p>3</text:p>
          </table:table-cell>
          <table:table-cell table:formula="of:=COUNTIF([.F40:.F339];&quot;&gt;&quot;&amp;[.I40])-COUNTIF([.F40:.F339];&quot;&gt;&quot;&amp;[.I41])" office:value-type="float" office:value="7" calcext:value-type="float">
            <text:p>7</text:p>
          </table:table-cell>
          <table:table-cell table:formula="of:=COUNTIF([.G40:.G339];&quot;&gt;&quot;&amp;[.I40])-COUNTIF([.G40:.G339];&quot;&gt;&quot;&amp;[.I41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" office:value-type="float" office:value="165111" calcext:value-type="float">
            <text:p>165111</text:p>
          </table:table-cell>
          <table:table-cell table:style-name="ce2" office:value-type="float" office:value="380958" calcext:value-type="float">
            <text:p>380958</text:p>
          </table:table-cell>
          <table:table-cell table:style-name="ce2" office:value-type="float" office:value="29085" calcext:value-type="float">
            <text:p>29085</text:p>
          </table:table-cell>
          <table:table-cell table:style-name="ce2" office:value-type="float" office:value="147250" calcext:value-type="float">
            <text:p>147250</text:p>
          </table:table-cell>
          <table:table-cell office:value-type="float" office:value="44286" calcext:value-type="float">
            <text:p>44286</text:p>
          </table:table-cell>
          <table:table-cell table:style-name="ce2" office:value-type="float" office:value="25007" calcext:value-type="float">
            <text:p>25007</text:p>
          </table:table-cell>
          <table:table-cell/>
          <table:table-cell table:style-name="ce2" table:formula="of:=SUM([.I40]+10000)" office:value-type="float" office:value="390000" calcext:value-type="float">
            <text:p>390000</text:p>
          </table:table-cell>
          <table:table-cell table:formula="of:=COUNTIF([.B41:.B340];&quot;&gt;&quot;&amp;[.I41])-COUNTIF([.B41:.B340];&quot;&gt;&quot;&amp;[.I42])" office:value-type="float" office:value="3" calcext:value-type="float">
            <text:p>3</text:p>
          </table:table-cell>
          <table:table-cell table:formula="of:=COUNTIF([.C41:.C340];&quot;&gt;&quot;&amp;[.I41])-COUNTIF([.C41:.C340];&quot;&gt;&quot;&amp;[.I42])" office:value-type="float" office:value="5" calcext:value-type="float">
            <text:p>5</text:p>
          </table:table-cell>
          <table:table-cell table:formula="of:=COUNTIF([.D41:.D340];&quot;&gt;&quot;&amp;[.I41])-COUNTIF([.D41:.D340];&quot;&gt;&quot;&amp;[.I42])" office:value-type="float" office:value="3" calcext:value-type="float">
            <text:p>3</text:p>
          </table:table-cell>
          <table:table-cell table:formula="of:=COUNTIF([.E41:.E340];&quot;&gt;&quot;&amp;[.I41])-COUNTIF([.E41:.E340];&quot;&gt;&quot;&amp;[.I42])" office:value-type="float" office:value="4" calcext:value-type="float">
            <text:p>4</text:p>
          </table:table-cell>
          <table:table-cell table:formula="of:=COUNTIF([.F41:.F340];&quot;&gt;&quot;&amp;[.I41])-COUNTIF([.F41:.F340];&quot;&gt;&quot;&amp;[.I42])" office:value-type="float" office:value="3" calcext:value-type="float">
            <text:p>3</text:p>
          </table:table-cell>
          <table:table-cell table:formula="of:=COUNTIF([.G41:.G340];&quot;&gt;&quot;&amp;[.I41])-COUNTIF([.G41:.G340];&quot;&gt;&quot;&amp;[.I42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float" office:value="165842" calcext:value-type="float">
            <text:p>165842</text:p>
          </table:table-cell>
          <table:table-cell table:style-name="ce2" office:value-type="float" office:value="382392" calcext:value-type="float">
            <text:p>382392</text:p>
          </table:table-cell>
          <table:table-cell table:style-name="ce2" office:value-type="float" office:value="30516" calcext:value-type="float">
            <text:p>30516</text:p>
          </table:table-cell>
          <table:table-cell table:style-name="ce2" office:value-type="float" office:value="152592" calcext:value-type="float">
            <text:p>152592</text:p>
          </table:table-cell>
          <table:table-cell office:value-type="float" office:value="44617" calcext:value-type="float">
            <text:p>44617</text:p>
          </table:table-cell>
          <table:table-cell table:style-name="ce2" office:value-type="float" office:value="25415" calcext:value-type="float">
            <text:p>25415</text:p>
          </table:table-cell>
          <table:table-cell/>
          <table:table-cell table:style-name="ce2" table:formula="of:=SUM([.I41]+10000)" office:value-type="float" office:value="400000" calcext:value-type="float">
            <text:p>400000</text:p>
          </table:table-cell>
          <table:table-cell table:formula="of:=COUNTIF([.B42:.B341];&quot;&gt;&quot;&amp;[.I42])-COUNTIF([.B42:.B341];&quot;&gt;&quot;&amp;[.I43])" office:value-type="float" office:value="1" calcext:value-type="float">
            <text:p>1</text:p>
          </table:table-cell>
          <table:table-cell table:formula="of:=COUNTIF([.C42:.C341];&quot;&gt;&quot;&amp;[.I42])-COUNTIF([.C42:.C341];&quot;&gt;&quot;&amp;[.I43])" office:value-type="float" office:value="9" calcext:value-type="float">
            <text:p>9</text:p>
          </table:table-cell>
          <table:table-cell table:formula="of:=COUNTIF([.D42:.D341];&quot;&gt;&quot;&amp;[.I42])-COUNTIF([.D42:.D341];&quot;&gt;&quot;&amp;[.I43])" office:value-type="float" office:value="3" calcext:value-type="float">
            <text:p>3</text:p>
          </table:table-cell>
          <table:table-cell table:formula="of:=COUNTIF([.E42:.E341];&quot;&gt;&quot;&amp;[.I42])-COUNTIF([.E42:.E341];&quot;&gt;&quot;&amp;[.I43])" office:value-type="float" office:value="2" calcext:value-type="float">
            <text:p>2</text:p>
          </table:table-cell>
          <table:table-cell table:formula="of:=COUNTIF([.F42:.F341];&quot;&gt;&quot;&amp;[.I42])-COUNTIF([.F42:.F341];&quot;&gt;&quot;&amp;[.I43])" office:value-type="float" office:value="2" calcext:value-type="float">
            <text:p>2</text:p>
          </table:table-cell>
          <table:table-cell table:formula="of:=COUNTIF([.G42:.G341];&quot;&gt;&quot;&amp;[.I42])-COUNTIF([.G42:.G341];&quot;&gt;&quot;&amp;[.I43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" office:value-type="float" office:value="167375" calcext:value-type="float">
            <text:p>167375</text:p>
          </table:table-cell>
          <table:table-cell table:style-name="ce2" office:value-type="float" office:value="383782" calcext:value-type="float">
            <text:p>383782</text:p>
          </table:table-cell>
          <table:table-cell table:style-name="ce2" office:value-type="float" office:value="30849" calcext:value-type="float">
            <text:p>30849</text:p>
          </table:table-cell>
          <table:table-cell table:style-name="ce2" office:value-type="float" office:value="156518" calcext:value-type="float">
            <text:p>156518</text:p>
          </table:table-cell>
          <table:table-cell office:value-type="float" office:value="45396" calcext:value-type="float">
            <text:p>45396</text:p>
          </table:table-cell>
          <table:table-cell table:style-name="ce2" office:value-type="float" office:value="26328" calcext:value-type="float">
            <text:p>26328</text:p>
          </table:table-cell>
          <table:table-cell/>
          <table:table-cell table:style-name="ce2" table:formula="of:=SUM([.I42]+10000)" office:value-type="float" office:value="410000" calcext:value-type="float">
            <text:p>410000</text:p>
          </table:table-cell>
          <table:table-cell table:formula="of:=COUNTIF([.B43:.B342];&quot;&gt;&quot;&amp;[.I43])-COUNTIF([.B43:.B342];&quot;&gt;&quot;&amp;[.I44])" office:value-type="float" office:value="1" calcext:value-type="float">
            <text:p>1</text:p>
          </table:table-cell>
          <table:table-cell table:formula="of:=COUNTIF([.C43:.C342];&quot;&gt;&quot;&amp;[.I43])-COUNTIF([.C43:.C342];&quot;&gt;&quot;&amp;[.I44])" office:value-type="float" office:value="8" calcext:value-type="float">
            <text:p>8</text:p>
          </table:table-cell>
          <table:table-cell table:formula="of:=COUNTIF([.D43:.D342];&quot;&gt;&quot;&amp;[.I43])-COUNTIF([.D43:.D342];&quot;&gt;&quot;&amp;[.I44])" office:value-type="float" office:value="4" calcext:value-type="float">
            <text:p>4</text:p>
          </table:table-cell>
          <table:table-cell table:formula="of:=COUNTIF([.E43:.E342];&quot;&gt;&quot;&amp;[.I43])-COUNTIF([.E43:.E342];&quot;&gt;&quot;&amp;[.I44])" office:value-type="float" office:value="0" calcext:value-type="float">
            <text:p>0</text:p>
          </table:table-cell>
          <table:table-cell table:formula="of:=COUNTIF([.F43:.F342];&quot;&gt;&quot;&amp;[.I43])-COUNTIF([.F43:.F342];&quot;&gt;&quot;&amp;[.I44])" office:value-type="float" office:value="2" calcext:value-type="float">
            <text:p>2</text:p>
          </table:table-cell>
          <table:table-cell table:formula="of:=COUNTIF([.G43:.G342];&quot;&gt;&quot;&amp;[.I43])-COUNTIF([.G43:.G342];&quot;&gt;&quot;&amp;[.I44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float" office:value="172206" calcext:value-type="float">
            <text:p>172206</text:p>
          </table:table-cell>
          <table:table-cell table:style-name="ce2" office:value-type="float" office:value="385040" calcext:value-type="float">
            <text:p>385040</text:p>
          </table:table-cell>
          <table:table-cell table:style-name="ce2" office:value-type="float" office:value="34248" calcext:value-type="float">
            <text:p>34248</text:p>
          </table:table-cell>
          <table:table-cell table:style-name="ce2" office:value-type="float" office:value="166026" calcext:value-type="float">
            <text:p>166026</text:p>
          </table:table-cell>
          <table:table-cell office:value-type="float" office:value="45970" calcext:value-type="float">
            <text:p>45970</text:p>
          </table:table-cell>
          <table:table-cell table:style-name="ce2" office:value-type="float" office:value="27216" calcext:value-type="float">
            <text:p>27216</text:p>
          </table:table-cell>
          <table:table-cell/>
          <table:table-cell table:style-name="ce2" table:formula="of:=SUM([.I43]+10000)" office:value-type="float" office:value="420000" calcext:value-type="float">
            <text:p>420000</text:p>
          </table:table-cell>
          <table:table-cell table:formula="of:=COUNTIF([.B44:.B343];&quot;&gt;&quot;&amp;[.I44])-COUNTIF([.B44:.B343];&quot;&gt;&quot;&amp;[.I45])" office:value-type="float" office:value="4" calcext:value-type="float">
            <text:p>4</text:p>
          </table:table-cell>
          <table:table-cell table:formula="of:=COUNTIF([.C44:.C343];&quot;&gt;&quot;&amp;[.I44])-COUNTIF([.C44:.C343];&quot;&gt;&quot;&amp;[.I45])" office:value-type="float" office:value="7" calcext:value-type="float">
            <text:p>7</text:p>
          </table:table-cell>
          <table:table-cell table:formula="of:=COUNTIF([.D44:.D343];&quot;&gt;&quot;&amp;[.I44])-COUNTIF([.D44:.D343];&quot;&gt;&quot;&amp;[.I45])" office:value-type="float" office:value="3" calcext:value-type="float">
            <text:p>3</text:p>
          </table:table-cell>
          <table:table-cell table:formula="of:=COUNTIF([.E44:.E343];&quot;&gt;&quot;&amp;[.I44])-COUNTIF([.E44:.E343];&quot;&gt;&quot;&amp;[.I45])" office:value-type="float" office:value="4" calcext:value-type="float">
            <text:p>4</text:p>
          </table:table-cell>
          <table:table-cell table:formula="of:=COUNTIF([.F44:.F343];&quot;&gt;&quot;&amp;[.I44])-COUNTIF([.F44:.F343];&quot;&gt;&quot;&amp;[.I45])" office:value-type="float" office:value="5" calcext:value-type="float">
            <text:p>5</text:p>
          </table:table-cell>
          <table:table-cell table:formula="of:=COUNTIF([.G44:.G343];&quot;&gt;&quot;&amp;[.I44])-COUNTIF([.G44:.G343];&quot;&gt;&quot;&amp;[.I45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float" office:value="173516" calcext:value-type="float">
            <text:p>173516</text:p>
          </table:table-cell>
          <table:table-cell table:style-name="ce2" office:value-type="float" office:value="385259" calcext:value-type="float">
            <text:p>385259</text:p>
          </table:table-cell>
          <table:table-cell table:style-name="ce2" office:value-type="float" office:value="34466" calcext:value-type="float">
            <text:p>34466</text:p>
          </table:table-cell>
          <table:table-cell table:style-name="ce2" office:value-type="float" office:value="170017" calcext:value-type="float">
            <text:p>170017</text:p>
          </table:table-cell>
          <table:table-cell office:value-type="float" office:value="46272" calcext:value-type="float">
            <text:p>46272</text:p>
          </table:table-cell>
          <table:table-cell table:style-name="ce2" office:value-type="float" office:value="28324" calcext:value-type="float">
            <text:p>28324</text:p>
          </table:table-cell>
          <table:table-cell/>
          <table:table-cell table:style-name="ce2" table:formula="of:=SUM([.I44]+10000)" office:value-type="float" office:value="430000" calcext:value-type="float">
            <text:p>430000</text:p>
          </table:table-cell>
          <table:table-cell table:formula="of:=COUNTIF([.B45:.B344];&quot;&gt;&quot;&amp;[.I45])-COUNTIF([.B45:.B344];&quot;&gt;&quot;&amp;[.I46])" office:value-type="float" office:value="2" calcext:value-type="float">
            <text:p>2</text:p>
          </table:table-cell>
          <table:table-cell table:formula="of:=COUNTIF([.C45:.C344];&quot;&gt;&quot;&amp;[.I45])-COUNTIF([.C45:.C344];&quot;&gt;&quot;&amp;[.I46])" office:value-type="float" office:value="11" calcext:value-type="float">
            <text:p>11</text:p>
          </table:table-cell>
          <table:table-cell table:formula="of:=COUNTIF([.D45:.D344];&quot;&gt;&quot;&amp;[.I45])-COUNTIF([.D45:.D344];&quot;&gt;&quot;&amp;[.I46])" office:value-type="float" office:value="4" calcext:value-type="float">
            <text:p>4</text:p>
          </table:table-cell>
          <table:table-cell table:formula="of:=COUNTIF([.E45:.E344];&quot;&gt;&quot;&amp;[.I45])-COUNTIF([.E45:.E344];&quot;&gt;&quot;&amp;[.I46])" office:value-type="float" office:value="3" calcext:value-type="float">
            <text:p>3</text:p>
          </table:table-cell>
          <table:table-cell table:formula="of:=COUNTIF([.F45:.F344];&quot;&gt;&quot;&amp;[.I45])-COUNTIF([.F45:.F344];&quot;&gt;&quot;&amp;[.I46])" office:value-type="float" office:value="4" calcext:value-type="float">
            <text:p>4</text:p>
          </table:table-cell>
          <table:table-cell table:formula="of:=COUNTIF([.G45:.G344];&quot;&gt;&quot;&amp;[.I45])-COUNTIF([.G45:.G344];&quot;&gt;&quot;&amp;[.I46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float" office:value="175537" calcext:value-type="float">
            <text:p>175537</text:p>
          </table:table-cell>
          <table:table-cell table:style-name="ce2" office:value-type="float" office:value="387882" calcext:value-type="float">
            <text:p>387882</text:p>
          </table:table-cell>
          <table:table-cell table:style-name="ce2" office:value-type="float" office:value="35304" calcext:value-type="float">
            <text:p>35304</text:p>
          </table:table-cell>
          <table:table-cell table:style-name="ce2" office:value-type="float" office:value="176035" calcext:value-type="float">
            <text:p>176035</text:p>
          </table:table-cell>
          <table:table-cell office:value-type="float" office:value="46528" calcext:value-type="float">
            <text:p>46528</text:p>
          </table:table-cell>
          <table:table-cell table:style-name="ce2" office:value-type="float" office:value="28615" calcext:value-type="float">
            <text:p>28615</text:p>
          </table:table-cell>
          <table:table-cell/>
          <table:table-cell table:style-name="ce2" table:formula="of:=SUM([.I45]+10000)" office:value-type="float" office:value="440000" calcext:value-type="float">
            <text:p>440000</text:p>
          </table:table-cell>
          <table:table-cell table:formula="of:=COUNTIF([.B46:.B345];&quot;&gt;&quot;&amp;[.I46])-COUNTIF([.B46:.B345];&quot;&gt;&quot;&amp;[.I47])" office:value-type="float" office:value="1" calcext:value-type="float">
            <text:p>1</text:p>
          </table:table-cell>
          <table:table-cell table:formula="of:=COUNTIF([.C46:.C345];&quot;&gt;&quot;&amp;[.I46])-COUNTIF([.C46:.C345];&quot;&gt;&quot;&amp;[.I47])" office:value-type="float" office:value="9" calcext:value-type="float">
            <text:p>9</text:p>
          </table:table-cell>
          <table:table-cell table:formula="of:=COUNTIF([.D46:.D345];&quot;&gt;&quot;&amp;[.I46])-COUNTIF([.D46:.D345];&quot;&gt;&quot;&amp;[.I47])" office:value-type="float" office:value="1" calcext:value-type="float">
            <text:p>1</text:p>
          </table:table-cell>
          <table:table-cell table:formula="of:=COUNTIF([.E46:.E345];&quot;&gt;&quot;&amp;[.I46])-COUNTIF([.E46:.E345];&quot;&gt;&quot;&amp;[.I47])" office:value-type="float" office:value="5" calcext:value-type="float">
            <text:p>5</text:p>
          </table:table-cell>
          <table:table-cell table:formula="of:=COUNTIF([.F46:.F345];&quot;&gt;&quot;&amp;[.I46])-COUNTIF([.F46:.F345];&quot;&gt;&quot;&amp;[.I47])" office:value-type="float" office:value="2" calcext:value-type="float">
            <text:p>2</text:p>
          </table:table-cell>
          <table:table-cell table:formula="of:=COUNTIF([.G46:.G345];&quot;&gt;&quot;&amp;[.I46])-COUNTIF([.G46:.G345];&quot;&gt;&quot;&amp;[.I47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float" office:value="178504" calcext:value-type="float">
            <text:p>178504</text:p>
          </table:table-cell>
          <table:table-cell table:style-name="ce2" office:value-type="float" office:value="390334" calcext:value-type="float">
            <text:p>390334</text:p>
          </table:table-cell>
          <table:table-cell table:style-name="ce2" office:value-type="float" office:value="35994" calcext:value-type="float">
            <text:p>35994</text:p>
          </table:table-cell>
          <table:table-cell table:style-name="ce2" office:value-type="float" office:value="177723" calcext:value-type="float">
            <text:p>177723</text:p>
          </table:table-cell>
          <table:table-cell office:value-type="float" office:value="47517" calcext:value-type="float">
            <text:p>47517</text:p>
          </table:table-cell>
          <table:table-cell table:style-name="ce2" office:value-type="float" office:value="30183" calcext:value-type="float">
            <text:p>30183</text:p>
          </table:table-cell>
          <table:table-cell/>
          <table:table-cell table:style-name="ce2" table:formula="of:=SUM([.I46]+10000)" office:value-type="float" office:value="450000" calcext:value-type="float">
            <text:p>450000</text:p>
          </table:table-cell>
          <table:table-cell table:formula="of:=COUNTIF([.B47:.B346];&quot;&gt;&quot;&amp;[.I47])-COUNTIF([.B47:.B346];&quot;&gt;&quot;&amp;[.I48])" office:value-type="float" office:value="3" calcext:value-type="float">
            <text:p>3</text:p>
          </table:table-cell>
          <table:table-cell table:formula="of:=COUNTIF([.C47:.C346];&quot;&gt;&quot;&amp;[.I47])-COUNTIF([.C47:.C346];&quot;&gt;&quot;&amp;[.I48])" office:value-type="float" office:value="14" calcext:value-type="float">
            <text:p>14</text:p>
          </table:table-cell>
          <table:table-cell table:formula="of:=COUNTIF([.D47:.D346];&quot;&gt;&quot;&amp;[.I47])-COUNTIF([.D47:.D346];&quot;&gt;&quot;&amp;[.I48])" office:value-type="float" office:value="1" calcext:value-type="float">
            <text:p>1</text:p>
          </table:table-cell>
          <table:table-cell table:formula="of:=COUNTIF([.E47:.E346];&quot;&gt;&quot;&amp;[.I47])-COUNTIF([.E47:.E346];&quot;&gt;&quot;&amp;[.I48])" office:value-type="float" office:value="1" calcext:value-type="float">
            <text:p>1</text:p>
          </table:table-cell>
          <table:table-cell table:formula="of:=COUNTIF([.F47:.F346];&quot;&gt;&quot;&amp;[.I47])-COUNTIF([.F47:.F346];&quot;&gt;&quot;&amp;[.I48])" office:value-type="float" office:value="5" calcext:value-type="float">
            <text:p>5</text:p>
          </table:table-cell>
          <table:table-cell table:formula="of:=COUNTIF([.G47:.G346];&quot;&gt;&quot;&amp;[.I47])-COUNTIF([.G47:.G346];&quot;&gt;&quot;&amp;[.I48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float" office:value="182402" calcext:value-type="float">
            <text:p>182402</text:p>
          </table:table-cell>
          <table:table-cell table:style-name="ce2" office:value-type="float" office:value="390341" calcext:value-type="float">
            <text:p>390341</text:p>
          </table:table-cell>
          <table:table-cell table:style-name="ce2" office:value-type="float" office:value="36347" calcext:value-type="float">
            <text:p>36347</text:p>
          </table:table-cell>
          <table:table-cell table:style-name="ce2" office:value-type="float" office:value="186447" calcext:value-type="float">
            <text:p>186447</text:p>
          </table:table-cell>
          <table:table-cell office:value-type="float" office:value="48355" calcext:value-type="float">
            <text:p>48355</text:p>
          </table:table-cell>
          <table:table-cell table:style-name="ce2" office:value-type="float" office:value="30396" calcext:value-type="float">
            <text:p>30396</text:p>
          </table:table-cell>
          <table:table-cell/>
          <table:table-cell table:style-name="ce2" table:formula="of:=SUM([.I47]+10000)" office:value-type="float" office:value="460000" calcext:value-type="float">
            <text:p>460000</text:p>
          </table:table-cell>
          <table:table-cell table:formula="of:=COUNTIF([.B48:.B347];&quot;&gt;&quot;&amp;[.I48])-COUNTIF([.B48:.B347];&quot;&gt;&quot;&amp;[.I49])" office:value-type="float" office:value="5" calcext:value-type="float">
            <text:p>5</text:p>
          </table:table-cell>
          <table:table-cell table:formula="of:=COUNTIF([.C48:.C347];&quot;&gt;&quot;&amp;[.I48])-COUNTIF([.C48:.C347];&quot;&gt;&quot;&amp;[.I49])" office:value-type="float" office:value="11" calcext:value-type="float">
            <text:p>11</text:p>
          </table:table-cell>
          <table:table-cell table:formula="of:=COUNTIF([.D48:.D347];&quot;&gt;&quot;&amp;[.I48])-COUNTIF([.D48:.D347];&quot;&gt;&quot;&amp;[.I49])" office:value-type="float" office:value="2" calcext:value-type="float">
            <text:p>2</text:p>
          </table:table-cell>
          <table:table-cell table:formula="of:=COUNTIF([.E48:.E347];&quot;&gt;&quot;&amp;[.I48])-COUNTIF([.E48:.E347];&quot;&gt;&quot;&amp;[.I49])" office:value-type="float" office:value="2" calcext:value-type="float">
            <text:p>2</text:p>
          </table:table-cell>
          <table:table-cell table:formula="of:=COUNTIF([.F48:.F347];&quot;&gt;&quot;&amp;[.I48])-COUNTIF([.F48:.F347];&quot;&gt;&quot;&amp;[.I49])" office:value-type="float" office:value="2" calcext:value-type="float">
            <text:p>2</text:p>
          </table:table-cell>
          <table:table-cell table:formula="of:=COUNTIF([.G48:.G347];&quot;&gt;&quot;&amp;[.I48])-COUNTIF([.G48:.G347];&quot;&gt;&quot;&amp;[.I49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float" office:value="191595" calcext:value-type="float">
            <text:p>191595</text:p>
          </table:table-cell>
          <table:table-cell table:style-name="ce2" office:value-type="float" office:value="391885" calcext:value-type="float">
            <text:p>391885</text:p>
          </table:table-cell>
          <table:table-cell table:style-name="ce2" office:value-type="float" office:value="37423" calcext:value-type="float">
            <text:p>37423</text:p>
          </table:table-cell>
          <table:table-cell table:style-name="ce2" office:value-type="float" office:value="187519" calcext:value-type="float">
            <text:p>187519</text:p>
          </table:table-cell>
          <table:table-cell office:value-type="float" office:value="48612" calcext:value-type="float">
            <text:p>48612</text:p>
          </table:table-cell>
          <table:table-cell table:style-name="ce2" office:value-type="float" office:value="31022" calcext:value-type="float">
            <text:p>31022</text:p>
          </table:table-cell>
          <table:table-cell/>
          <table:table-cell table:style-name="ce2" table:formula="of:=SUM([.I48]+10000)" office:value-type="float" office:value="470000" calcext:value-type="float">
            <text:p>470000</text:p>
          </table:table-cell>
          <table:table-cell table:formula="of:=COUNTIF([.B49:.B348];&quot;&gt;&quot;&amp;[.I49])-COUNTIF([.B49:.B348];&quot;&gt;&quot;&amp;[.I50])" office:value-type="float" office:value="0" calcext:value-type="float">
            <text:p>0</text:p>
          </table:table-cell>
          <table:table-cell table:formula="of:=COUNTIF([.C49:.C348];&quot;&gt;&quot;&amp;[.I49])-COUNTIF([.C49:.C348];&quot;&gt;&quot;&amp;[.I50])" office:value-type="float" office:value="18" calcext:value-type="float">
            <text:p>18</text:p>
          </table:table-cell>
          <table:table-cell table:formula="of:=COUNTIF([.D49:.D348];&quot;&gt;&quot;&amp;[.I49])-COUNTIF([.D49:.D348];&quot;&gt;&quot;&amp;[.I50])" office:value-type="float" office:value="2" calcext:value-type="float">
            <text:p>2</text:p>
          </table:table-cell>
          <table:table-cell table:formula="of:=COUNTIF([.E49:.E348];&quot;&gt;&quot;&amp;[.I49])-COUNTIF([.E49:.E348];&quot;&gt;&quot;&amp;[.I50])" office:value-type="float" office:value="2" calcext:value-type="float">
            <text:p>2</text:p>
          </table:table-cell>
          <table:table-cell table:formula="of:=COUNTIF([.F49:.F348];&quot;&gt;&quot;&amp;[.I49])-COUNTIF([.F49:.F348];&quot;&gt;&quot;&amp;[.I50])" office:value-type="float" office:value="2" calcext:value-type="float">
            <text:p>2</text:p>
          </table:table-cell>
          <table:table-cell table:formula="of:=COUNTIF([.G49:.G348];&quot;&gt;&quot;&amp;[.I49])-COUNTIF([.G49:.G348];&quot;&gt;&quot;&amp;[.I50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float" office:value="192517" calcext:value-type="float">
            <text:p>192517</text:p>
          </table:table-cell>
          <table:table-cell table:style-name="ce2" office:value-type="float" office:value="393982" calcext:value-type="float">
            <text:p>393982</text:p>
          </table:table-cell>
          <table:table-cell table:style-name="ce2" office:value-type="float" office:value="38170" calcext:value-type="float">
            <text:p>38170</text:p>
          </table:table-cell>
          <table:table-cell table:style-name="ce2" office:value-type="float" office:value="193834" calcext:value-type="float">
            <text:p>193834</text:p>
          </table:table-cell>
          <table:table-cell office:value-type="float" office:value="50889" calcext:value-type="float">
            <text:p>50889</text:p>
          </table:table-cell>
          <table:table-cell table:style-name="ce2" office:value-type="float" office:value="31765" calcext:value-type="float">
            <text:p>31765</text:p>
          </table:table-cell>
          <table:table-cell/>
          <table:table-cell table:style-name="ce2" table:formula="of:=SUM([.I49]+10000)" office:value-type="float" office:value="480000" calcext:value-type="float">
            <text:p>480000</text:p>
          </table:table-cell>
          <table:table-cell table:formula="of:=COUNTIF([.B50:.B349];&quot;&gt;&quot;&amp;[.I50])-COUNTIF([.B50:.B349];&quot;&gt;&quot;&amp;[.I51])" office:value-type="float" office:value="3" calcext:value-type="float">
            <text:p>3</text:p>
          </table:table-cell>
          <table:table-cell table:formula="of:=COUNTIF([.C50:.C349];&quot;&gt;&quot;&amp;[.I50])-COUNTIF([.C50:.C349];&quot;&gt;&quot;&amp;[.I51])" office:value-type="float" office:value="15" calcext:value-type="float">
            <text:p>15</text:p>
          </table:table-cell>
          <table:table-cell table:formula="of:=COUNTIF([.D50:.D349];&quot;&gt;&quot;&amp;[.I50])-COUNTIF([.D50:.D349];&quot;&gt;&quot;&amp;[.I51])" office:value-type="float" office:value="1" calcext:value-type="float">
            <text:p>1</text:p>
          </table:table-cell>
          <table:table-cell table:formula="of:=COUNTIF([.E50:.E349];&quot;&gt;&quot;&amp;[.I50])-COUNTIF([.E50:.E349];&quot;&gt;&quot;&amp;[.I51])" office:value-type="float" office:value="3" calcext:value-type="float">
            <text:p>3</text:p>
          </table:table-cell>
          <table:table-cell table:formula="of:=COUNTIF([.F50:.F349];&quot;&gt;&quot;&amp;[.I50])-COUNTIF([.F50:.F349];&quot;&gt;&quot;&amp;[.I51])" office:value-type="float" office:value="0" calcext:value-type="float">
            <text:p>0</text:p>
          </table:table-cell>
          <table:table-cell table:formula="of:=COUNTIF([.G50:.G349];&quot;&gt;&quot;&amp;[.I50])-COUNTIF([.G50:.G349];&quot;&gt;&quot;&amp;[.I51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float" office:value="200322" calcext:value-type="float">
            <text:p>200322</text:p>
          </table:table-cell>
          <table:table-cell table:style-name="ce2" office:value-type="float" office:value="399229" calcext:value-type="float">
            <text:p>399229</text:p>
          </table:table-cell>
          <table:table-cell table:style-name="ce2" office:value-type="float" office:value="40009" calcext:value-type="float">
            <text:p>40009</text:p>
          </table:table-cell>
          <table:table-cell table:style-name="ce2" office:value-type="float" office:value="193911" calcext:value-type="float">
            <text:p>193911</text:p>
          </table:table-cell>
          <table:table-cell office:value-type="float" office:value="52052" calcext:value-type="float">
            <text:p>52052</text:p>
          </table:table-cell>
          <table:table-cell table:style-name="ce2" office:value-type="float" office:value="32729" calcext:value-type="float">
            <text:p>32729</text:p>
          </table:table-cell>
          <table:table-cell/>
          <table:table-cell table:style-name="ce2" table:formula="of:=SUM([.I50]+10000)" office:value-type="float" office:value="490000" calcext:value-type="float">
            <text:p>490000</text:p>
          </table:table-cell>
          <table:table-cell table:formula="of:=COUNTIF([.B51:.B350];&quot;&gt;&quot;&amp;[.I51])-COUNTIF([.B51:.B350];&quot;&gt;&quot;&amp;[.I52])" office:value-type="float" office:value="4" calcext:value-type="float">
            <text:p>4</text:p>
          </table:table-cell>
          <table:table-cell table:formula="of:=COUNTIF([.C51:.C350];&quot;&gt;&quot;&amp;[.I51])-COUNTIF([.C51:.C350];&quot;&gt;&quot;&amp;[.I52])" office:value-type="float" office:value="8" calcext:value-type="float">
            <text:p>8</text:p>
          </table:table-cell>
          <table:table-cell table:formula="of:=COUNTIF([.D51:.D350];&quot;&gt;&quot;&amp;[.I51])-COUNTIF([.D51:.D350];&quot;&gt;&quot;&amp;[.I52])" office:value-type="float" office:value="3" calcext:value-type="float">
            <text:p>3</text:p>
          </table:table-cell>
          <table:table-cell table:formula="of:=COUNTIF([.E51:.E350];&quot;&gt;&quot;&amp;[.I51])-COUNTIF([.E51:.E350];&quot;&gt;&quot;&amp;[.I52])" office:value-type="float" office:value="1" calcext:value-type="float">
            <text:p>1</text:p>
          </table:table-cell>
          <table:table-cell table:formula="of:=COUNTIF([.F51:.F350];&quot;&gt;&quot;&amp;[.I51])-COUNTIF([.F51:.F350];&quot;&gt;&quot;&amp;[.I52])" office:value-type="float" office:value="6" calcext:value-type="float">
            <text:p>6</text:p>
          </table:table-cell>
          <table:table-cell table:formula="of:=COUNTIF([.G51:.G350];&quot;&gt;&quot;&amp;[.I51])-COUNTIF([.G51:.G350];&quot;&gt;&quot;&amp;[.I52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float" office:value="201181" calcext:value-type="float">
            <text:p>201181</text:p>
          </table:table-cell>
          <table:table-cell table:style-name="ce2" office:value-type="float" office:value="400980" calcext:value-type="float">
            <text:p>400980</text:p>
          </table:table-cell>
          <table:table-cell table:style-name="ce2" office:value-type="float" office:value="43621" calcext:value-type="float">
            <text:p>43621</text:p>
          </table:table-cell>
          <table:table-cell table:style-name="ce2" office:value-type="float" office:value="197366" calcext:value-type="float">
            <text:p>197366</text:p>
          </table:table-cell>
          <table:table-cell office:value-type="float" office:value="55378" calcext:value-type="float">
            <text:p>55378</text:p>
          </table:table-cell>
          <table:table-cell table:style-name="ce2" office:value-type="float" office:value="33031" calcext:value-type="float">
            <text:p>33031</text:p>
          </table:table-cell>
          <table:table-cell/>
          <table:table-cell table:style-name="ce2" table:formula="of:=SUM([.I51]+10000)" office:value-type="float" office:value="500000" calcext:value-type="float">
            <text:p>500000</text:p>
          </table:table-cell>
          <table:table-cell table:formula="of:=COUNTIF([.B52:.B351];&quot;&gt;&quot;&amp;[.I52])-COUNTIF([.B52:.B351];&quot;&gt;&quot;&amp;[.I53])" office:value-type="float" office:value="3" calcext:value-type="float">
            <text:p>3</text:p>
          </table:table-cell>
          <table:table-cell table:formula="of:=COUNTIF([.C52:.C351];&quot;&gt;&quot;&amp;[.I52])-COUNTIF([.C52:.C351];&quot;&gt;&quot;&amp;[.I53])" office:value-type="float" office:value="13" calcext:value-type="float">
            <text:p>13</text:p>
          </table:table-cell>
          <table:table-cell table:formula="of:=COUNTIF([.D52:.D351];&quot;&gt;&quot;&amp;[.I52])-COUNTIF([.D52:.D351];&quot;&gt;&quot;&amp;[.I53])" office:value-type="float" office:value="1" calcext:value-type="float">
            <text:p>1</text:p>
          </table:table-cell>
          <table:table-cell table:formula="of:=COUNTIF([.E52:.E351];&quot;&gt;&quot;&amp;[.I52])-COUNTIF([.E52:.E351];&quot;&gt;&quot;&amp;[.I53])" office:value-type="float" office:value="2" calcext:value-type="float">
            <text:p>2</text:p>
          </table:table-cell>
          <table:table-cell table:formula="of:=COUNTIF([.F52:.F351];&quot;&gt;&quot;&amp;[.I52])-COUNTIF([.F52:.F351];&quot;&gt;&quot;&amp;[.I53])" office:value-type="float" office:value="0" calcext:value-type="float">
            <text:p>0</text:p>
          </table:table-cell>
          <table:table-cell table:formula="of:=COUNTIF([.G52:.G351];&quot;&gt;&quot;&amp;[.I52])-COUNTIF([.G52:.G351];&quot;&gt;&quot;&amp;[.I53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float" office:value="201201" calcext:value-type="float">
            <text:p>201201</text:p>
          </table:table-cell>
          <table:table-cell table:style-name="ce2" office:value-type="float" office:value="401562" calcext:value-type="float">
            <text:p>401562</text:p>
          </table:table-cell>
          <table:table-cell table:style-name="ce2" office:value-type="float" office:value="43668" calcext:value-type="float">
            <text:p>43668</text:p>
          </table:table-cell>
          <table:table-cell table:style-name="ce2" office:value-type="float" office:value="197564" calcext:value-type="float">
            <text:p>197564</text:p>
          </table:table-cell>
          <table:table-cell office:value-type="float" office:value="55709" calcext:value-type="float">
            <text:p>55709</text:p>
          </table:table-cell>
          <table:table-cell table:style-name="ce2" office:value-type="float" office:value="33447" calcext:value-type="float">
            <text:p>33447</text:p>
          </table:table-cell>
          <table:table-cell/>
          <table:table-cell table:style-name="ce2" table:formula="of:=SUM([.I52]+10000)" office:value-type="float" office:value="510000" calcext:value-type="float">
            <text:p>510000</text:p>
          </table:table-cell>
          <table:table-cell table:formula="of:=COUNTIF([.B53:.B352];&quot;&gt;&quot;&amp;[.I53])-COUNTIF([.B53:.B352];&quot;&gt;&quot;&amp;[.I54])" office:value-type="float" office:value="5" calcext:value-type="float">
            <text:p>5</text:p>
          </table:table-cell>
          <table:table-cell table:formula="of:=COUNTIF([.C53:.C352];&quot;&gt;&quot;&amp;[.I53])-COUNTIF([.C53:.C352];&quot;&gt;&quot;&amp;[.I54])" office:value-type="float" office:value="9" calcext:value-type="float">
            <text:p>9</text:p>
          </table:table-cell>
          <table:table-cell table:formula="of:=COUNTIF([.D53:.D352];&quot;&gt;&quot;&amp;[.I53])-COUNTIF([.D53:.D352];&quot;&gt;&quot;&amp;[.I54])" office:value-type="float" office:value="1" calcext:value-type="float">
            <text:p>1</text:p>
          </table:table-cell>
          <table:table-cell table:formula="of:=COUNTIF([.E53:.E352];&quot;&gt;&quot;&amp;[.I53])-COUNTIF([.E53:.E352];&quot;&gt;&quot;&amp;[.I54])" office:value-type="float" office:value="2" calcext:value-type="float">
            <text:p>2</text:p>
          </table:table-cell>
          <table:table-cell table:formula="of:=COUNTIF([.F53:.F352];&quot;&gt;&quot;&amp;[.I53])-COUNTIF([.F53:.F352];&quot;&gt;&quot;&amp;[.I54])" office:value-type="float" office:value="0" calcext:value-type="float">
            <text:p>0</text:p>
          </table:table-cell>
          <table:table-cell table:formula="of:=COUNTIF([.G53:.G352];&quot;&gt;&quot;&amp;[.I53])-COUNTIF([.G53:.G352];&quot;&gt;&quot;&amp;[.I54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" office:value-type="float" office:value="202424" calcext:value-type="float">
            <text:p>202424</text:p>
          </table:table-cell>
          <table:table-cell table:style-name="ce2" office:value-type="float" office:value="402761" calcext:value-type="float">
            <text:p>402761</text:p>
          </table:table-cell>
          <table:table-cell table:style-name="ce2" office:value-type="float" office:value="44286" calcext:value-type="float">
            <text:p>44286</text:p>
          </table:table-cell>
          <table:table-cell table:style-name="ce2" office:value-type="float" office:value="212283" calcext:value-type="float">
            <text:p>212283</text:p>
          </table:table-cell>
          <table:table-cell office:value-type="float" office:value="56692" calcext:value-type="float">
            <text:p>56692</text:p>
          </table:table-cell>
          <table:table-cell table:style-name="ce2" office:value-type="float" office:value="34106" calcext:value-type="float">
            <text:p>34106</text:p>
          </table:table-cell>
          <table:table-cell/>
          <table:table-cell table:style-name="ce2" table:formula="of:=SUM([.I53]+10000)" office:value-type="float" office:value="520000" calcext:value-type="float">
            <text:p>520000</text:p>
          </table:table-cell>
          <table:table-cell table:formula="of:=COUNTIF([.B54:.B353];&quot;&gt;&quot;&amp;[.I54])-COUNTIF([.B54:.B353];&quot;&gt;&quot;&amp;[.I55])" office:value-type="float" office:value="1" calcext:value-type="float">
            <text:p>1</text:p>
          </table:table-cell>
          <table:table-cell table:formula="of:=COUNTIF([.C54:.C353];&quot;&gt;&quot;&amp;[.I54])-COUNTIF([.C54:.C353];&quot;&gt;&quot;&amp;[.I55])" office:value-type="float" office:value="10" calcext:value-type="float">
            <text:p>10</text:p>
          </table:table-cell>
          <table:table-cell table:formula="of:=COUNTIF([.D54:.D353];&quot;&gt;&quot;&amp;[.I54])-COUNTIF([.D54:.D353];&quot;&gt;&quot;&amp;[.I55])" office:value-type="float" office:value="3" calcext:value-type="float">
            <text:p>3</text:p>
          </table:table-cell>
          <table:table-cell table:formula="of:=COUNTIF([.E54:.E353];&quot;&gt;&quot;&amp;[.I54])-COUNTIF([.E54:.E353];&quot;&gt;&quot;&amp;[.I55])" office:value-type="float" office:value="3" calcext:value-type="float">
            <text:p>3</text:p>
          </table:table-cell>
          <table:table-cell table:formula="of:=COUNTIF([.F54:.F353];&quot;&gt;&quot;&amp;[.I54])-COUNTIF([.F54:.F353];&quot;&gt;&quot;&amp;[.I55])" office:value-type="float" office:value="2" calcext:value-type="float">
            <text:p>2</text:p>
          </table:table-cell>
          <table:table-cell table:formula="of:=COUNTIF([.G54:.G353];&quot;&gt;&quot;&amp;[.I54])-COUNTIF([.G54:.G353];&quot;&gt;&quot;&amp;[.I55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float" office:value="202644" calcext:value-type="float">
            <text:p>202644</text:p>
          </table:table-cell>
          <table:table-cell table:style-name="ce2" office:value-type="float" office:value="403591" calcext:value-type="float">
            <text:p>403591</text:p>
          </table:table-cell>
          <table:table-cell table:style-name="ce2" office:value-type="float" office:value="46744" calcext:value-type="float">
            <text:p>46744</text:p>
          </table:table-cell>
          <table:table-cell table:style-name="ce2" office:value-type="float" office:value="214372" calcext:value-type="float">
            <text:p>214372</text:p>
          </table:table-cell>
          <table:table-cell office:value-type="float" office:value="56845" calcext:value-type="float">
            <text:p>56845</text:p>
          </table:table-cell>
          <table:table-cell table:style-name="ce2" office:value-type="float" office:value="34922" calcext:value-type="float">
            <text:p>34922</text:p>
          </table:table-cell>
          <table:table-cell/>
          <table:table-cell table:style-name="ce2" table:formula="of:=SUM([.I54]+10000)" office:value-type="float" office:value="530000" calcext:value-type="float">
            <text:p>530000</text:p>
          </table:table-cell>
          <table:table-cell table:formula="of:=COUNTIF([.B55:.B354];&quot;&gt;&quot;&amp;[.I55])-COUNTIF([.B55:.B354];&quot;&gt;&quot;&amp;[.I56])" office:value-type="float" office:value="6" calcext:value-type="float">
            <text:p>6</text:p>
          </table:table-cell>
          <table:table-cell table:formula="of:=COUNTIF([.C55:.C354];&quot;&gt;&quot;&amp;[.I55])-COUNTIF([.C55:.C354];&quot;&gt;&quot;&amp;[.I56])" office:value-type="float" office:value="14" calcext:value-type="float">
            <text:p>14</text:p>
          </table:table-cell>
          <table:table-cell table:formula="of:=COUNTIF([.D55:.D354];&quot;&gt;&quot;&amp;[.I55])-COUNTIF([.D55:.D354];&quot;&gt;&quot;&amp;[.I56])" office:value-type="float" office:value="0" calcext:value-type="float">
            <text:p>0</text:p>
          </table:table-cell>
          <table:table-cell table:formula="of:=COUNTIF([.E55:.E354];&quot;&gt;&quot;&amp;[.I55])-COUNTIF([.E55:.E354];&quot;&gt;&quot;&amp;[.I56])" office:value-type="float" office:value="1" calcext:value-type="float">
            <text:p>1</text:p>
          </table:table-cell>
          <table:table-cell table:formula="of:=COUNTIF([.F55:.F354];&quot;&gt;&quot;&amp;[.I55])-COUNTIF([.F55:.F354];&quot;&gt;&quot;&amp;[.I56])" office:value-type="float" office:value="2" calcext:value-type="float">
            <text:p>2</text:p>
          </table:table-cell>
          <table:table-cell table:formula="of:=COUNTIF([.G55:.G354];&quot;&gt;&quot;&amp;[.I55])-COUNTIF([.G55:.G354];&quot;&gt;&quot;&amp;[.I56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float" office:value="214806" calcext:value-type="float">
            <text:p>214806</text:p>
          </table:table-cell>
          <table:table-cell table:style-name="ce2" office:value-type="float" office:value="403874" calcext:value-type="float">
            <text:p>403874</text:p>
          </table:table-cell>
          <table:table-cell table:style-name="ce2" office:value-type="float" office:value="46860" calcext:value-type="float">
            <text:p>46860</text:p>
          </table:table-cell>
          <table:table-cell table:style-name="ce2" office:value-type="float" office:value="215807" calcext:value-type="float">
            <text:p>215807</text:p>
          </table:table-cell>
          <table:table-cell office:value-type="float" office:value="57038" calcext:value-type="float">
            <text:p>57038</text:p>
          </table:table-cell>
          <table:table-cell table:style-name="ce2" office:value-type="float" office:value="35994" calcext:value-type="float">
            <text:p>35994</text:p>
          </table:table-cell>
          <table:table-cell/>
          <table:table-cell table:style-name="ce2" table:formula="of:=SUM([.I55]+10000)" office:value-type="float" office:value="540000" calcext:value-type="float">
            <text:p>540000</text:p>
          </table:table-cell>
          <table:table-cell table:formula="of:=COUNTIF([.B56:.B355];&quot;&gt;&quot;&amp;[.I56])-COUNTIF([.B56:.B355];&quot;&gt;&quot;&amp;[.I57])" office:value-type="float" office:value="2" calcext:value-type="float">
            <text:p>2</text:p>
          </table:table-cell>
          <table:table-cell table:formula="of:=COUNTIF([.C56:.C355];&quot;&gt;&quot;&amp;[.I56])-COUNTIF([.C56:.C355];&quot;&gt;&quot;&amp;[.I57])" office:value-type="float" office:value="9" calcext:value-type="float">
            <text:p>9</text:p>
          </table:table-cell>
          <table:table-cell table:formula="of:=COUNTIF([.D56:.D355];&quot;&gt;&quot;&amp;[.I56])-COUNTIF([.D56:.D355];&quot;&gt;&quot;&amp;[.I57])" office:value-type="float" office:value="0" calcext:value-type="float">
            <text:p>0</text:p>
          </table:table-cell>
          <table:table-cell table:formula="of:=COUNTIF([.E56:.E355];&quot;&gt;&quot;&amp;[.I56])-COUNTIF([.E56:.E355];&quot;&gt;&quot;&amp;[.I57])" office:value-type="float" office:value="6" calcext:value-type="float">
            <text:p>6</text:p>
          </table:table-cell>
          <table:table-cell table:formula="of:=COUNTIF([.F56:.F355];&quot;&gt;&quot;&amp;[.I56])-COUNTIF([.F56:.F355];&quot;&gt;&quot;&amp;[.I57])" office:value-type="float" office:value="2" calcext:value-type="float">
            <text:p>2</text:p>
          </table:table-cell>
          <table:table-cell table:formula="of:=COUNTIF([.G56:.G355];&quot;&gt;&quot;&amp;[.I56])-COUNTIF([.G56:.G355];&quot;&gt;&quot;&amp;[.I57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" office:value-type="float" office:value="215890" calcext:value-type="float">
            <text:p>215890</text:p>
          </table:table-cell>
          <table:table-cell table:style-name="ce2" office:value-type="float" office:value="404068" calcext:value-type="float">
            <text:p>404068</text:p>
          </table:table-cell>
          <table:table-cell table:style-name="ce2" office:value-type="float" office:value="47079" calcext:value-type="float">
            <text:p>47079</text:p>
          </table:table-cell>
          <table:table-cell table:style-name="ce2" office:value-type="float" office:value="217434" calcext:value-type="float">
            <text:p>217434</text:p>
          </table:table-cell>
          <table:table-cell office:value-type="float" office:value="59258" calcext:value-type="float">
            <text:p>59258</text:p>
          </table:table-cell>
          <table:table-cell table:style-name="ce2" office:value-type="float" office:value="36717" calcext:value-type="float">
            <text:p>36717</text:p>
          </table:table-cell>
          <table:table-cell/>
          <table:table-cell table:style-name="ce2" table:formula="of:=SUM([.I56]+10000)" office:value-type="float" office:value="550000" calcext:value-type="float">
            <text:p>550000</text:p>
          </table:table-cell>
          <table:table-cell table:formula="of:=COUNTIF([.B57:.B356];&quot;&gt;&quot;&amp;[.I57])-COUNTIF([.B57:.B356];&quot;&gt;&quot;&amp;[.I58])" office:value-type="float" office:value="4" calcext:value-type="float">
            <text:p>4</text:p>
          </table:table-cell>
          <table:table-cell table:formula="of:=COUNTIF([.C57:.C356];&quot;&gt;&quot;&amp;[.I57])-COUNTIF([.C57:.C356];&quot;&gt;&quot;&amp;[.I58])" office:value-type="float" office:value="10" calcext:value-type="float">
            <text:p>10</text:p>
          </table:table-cell>
          <table:table-cell table:formula="of:=COUNTIF([.D57:.D356];&quot;&gt;&quot;&amp;[.I57])-COUNTIF([.D57:.D356];&quot;&gt;&quot;&amp;[.I58])" office:value-type="float" office:value="0" calcext:value-type="float">
            <text:p>0</text:p>
          </table:table-cell>
          <table:table-cell table:formula="of:=COUNTIF([.E57:.E356];&quot;&gt;&quot;&amp;[.I57])-COUNTIF([.E57:.E356];&quot;&gt;&quot;&amp;[.I58])" office:value-type="float" office:value="5" calcext:value-type="float">
            <text:p>5</text:p>
          </table:table-cell>
          <table:table-cell table:formula="of:=COUNTIF([.F57:.F356];&quot;&gt;&quot;&amp;[.I57])-COUNTIF([.F57:.F356];&quot;&gt;&quot;&amp;[.I58])" office:value-type="float" office:value="3" calcext:value-type="float">
            <text:p>3</text:p>
          </table:table-cell>
          <table:table-cell table:formula="of:=COUNTIF([.G57:.G356];&quot;&gt;&quot;&amp;[.I57])-COUNTIF([.G57:.G356];&quot;&gt;&quot;&amp;[.I58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" office:value-type="float" office:value="218297" calcext:value-type="float">
            <text:p>218297</text:p>
          </table:table-cell>
          <table:table-cell table:style-name="ce2" office:value-type="float" office:value="404095" calcext:value-type="float">
            <text:p>404095</text:p>
          </table:table-cell>
          <table:table-cell table:style-name="ce2" office:value-type="float" office:value="47768" calcext:value-type="float">
            <text:p>47768</text:p>
          </table:table-cell>
          <table:table-cell table:style-name="ce2" office:value-type="float" office:value="219432" calcext:value-type="float">
            <text:p>219432</text:p>
          </table:table-cell>
          <table:table-cell office:value-type="float" office:value="61086" calcext:value-type="float">
            <text:p>61086</text:p>
          </table:table-cell>
          <table:table-cell table:style-name="ce2" office:value-type="float" office:value="37241" calcext:value-type="float">
            <text:p>37241</text:p>
          </table:table-cell>
          <table:table-cell/>
          <table:table-cell table:style-name="ce2" table:formula="of:=SUM([.I57]+10000)" office:value-type="float" office:value="560000" calcext:value-type="float">
            <text:p>560000</text:p>
          </table:table-cell>
          <table:table-cell table:formula="of:=COUNTIF([.B58:.B357];&quot;&gt;&quot;&amp;[.I58])-COUNTIF([.B58:.B357];&quot;&gt;&quot;&amp;[.I59])" office:value-type="float" office:value="1" calcext:value-type="float">
            <text:p>1</text:p>
          </table:table-cell>
          <table:table-cell table:formula="of:=COUNTIF([.C58:.C357];&quot;&gt;&quot;&amp;[.I58])-COUNTIF([.C58:.C357];&quot;&gt;&quot;&amp;[.I59])" office:value-type="float" office:value="8" calcext:value-type="float">
            <text:p>8</text:p>
          </table:table-cell>
          <table:table-cell table:formula="of:=COUNTIF([.D58:.D357];&quot;&gt;&quot;&amp;[.I58])-COUNTIF([.D58:.D357];&quot;&gt;&quot;&amp;[.I59])" office:value-type="float" office:value="3" calcext:value-type="float">
            <text:p>3</text:p>
          </table:table-cell>
          <table:table-cell table:formula="of:=COUNTIF([.E58:.E357];&quot;&gt;&quot;&amp;[.I58])-COUNTIF([.E58:.E357];&quot;&gt;&quot;&amp;[.I59])" office:value-type="float" office:value="3" calcext:value-type="float">
            <text:p>3</text:p>
          </table:table-cell>
          <table:table-cell table:formula="of:=COUNTIF([.F58:.F357];&quot;&gt;&quot;&amp;[.I58])-COUNTIF([.F58:.F357];&quot;&gt;&quot;&amp;[.I59])" office:value-type="float" office:value="0" calcext:value-type="float">
            <text:p>0</text:p>
          </table:table-cell>
          <table:table-cell table:formula="of:=COUNTIF([.G58:.G357];&quot;&gt;&quot;&amp;[.I58])-COUNTIF([.G58:.G357];&quot;&gt;&quot;&amp;[.I59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float" office:value="219582" calcext:value-type="float">
            <text:p>219582</text:p>
          </table:table-cell>
          <table:table-cell table:style-name="ce2" office:value-type="float" office:value="405211" calcext:value-type="float">
            <text:p>405211</text:p>
          </table:table-cell>
          <table:table-cell table:style-name="ce2" office:value-type="float" office:value="50309" calcext:value-type="float">
            <text:p>50309</text:p>
          </table:table-cell>
          <table:table-cell table:style-name="ce2" office:value-type="float" office:value="226140" calcext:value-type="float">
            <text:p>226140</text:p>
          </table:table-cell>
          <table:table-cell office:value-type="float" office:value="66635" calcext:value-type="float">
            <text:p>66635</text:p>
          </table:table-cell>
          <table:table-cell table:style-name="ce2" office:value-type="float" office:value="38170" calcext:value-type="float">
            <text:p>38170</text:p>
          </table:table-cell>
          <table:table-cell/>
          <table:table-cell table:style-name="ce2" table:formula="of:=SUM([.I58]+10000)" office:value-type="float" office:value="570000" calcext:value-type="float">
            <text:p>570000</text:p>
          </table:table-cell>
          <table:table-cell table:formula="of:=COUNTIF([.B59:.B358];&quot;&gt;&quot;&amp;[.I59])-COUNTIF([.B59:.B358];&quot;&gt;&quot;&amp;[.I60])" office:value-type="float" office:value="6" calcext:value-type="float">
            <text:p>6</text:p>
          </table:table-cell>
          <table:table-cell table:formula="of:=COUNTIF([.C59:.C358];&quot;&gt;&quot;&amp;[.I59])-COUNTIF([.C59:.C358];&quot;&gt;&quot;&amp;[.I60])" office:value-type="float" office:value="8" calcext:value-type="float">
            <text:p>8</text:p>
          </table:table-cell>
          <table:table-cell table:formula="of:=COUNTIF([.D59:.D358];&quot;&gt;&quot;&amp;[.I59])-COUNTIF([.D59:.D358];&quot;&gt;&quot;&amp;[.I60])" office:value-type="float" office:value="0" calcext:value-type="float">
            <text:p>0</text:p>
          </table:table-cell>
          <table:table-cell table:formula="of:=COUNTIF([.E59:.E358];&quot;&gt;&quot;&amp;[.I59])-COUNTIF([.E59:.E358];&quot;&gt;&quot;&amp;[.I60])" office:value-type="float" office:value="1" calcext:value-type="float">
            <text:p>1</text:p>
          </table:table-cell>
          <table:table-cell table:formula="of:=COUNTIF([.F59:.F358];&quot;&gt;&quot;&amp;[.I59])-COUNTIF([.F59:.F358];&quot;&gt;&quot;&amp;[.I60])" office:value-type="float" office:value="3" calcext:value-type="float">
            <text:p>3</text:p>
          </table:table-cell>
          <table:table-cell table:formula="of:=COUNTIF([.G59:.G358];&quot;&gt;&quot;&amp;[.I59])-COUNTIF([.G59:.G358];&quot;&gt;&quot;&amp;[.I60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float" office:value="227863" calcext:value-type="float">
            <text:p>227863</text:p>
          </table:table-cell>
          <table:table-cell table:style-name="ce2" office:value-type="float" office:value="408984" calcext:value-type="float">
            <text:p>408984</text:p>
          </table:table-cell>
          <table:table-cell table:style-name="ce2" office:value-type="float" office:value="55864" calcext:value-type="float">
            <text:p>55864</text:p>
          </table:table-cell>
          <table:table-cell table:style-name="ce2" office:value-type="float" office:value="228762" calcext:value-type="float">
            <text:p>228762</text:p>
          </table:table-cell>
          <table:table-cell office:value-type="float" office:value="70339" calcext:value-type="float">
            <text:p>70339</text:p>
          </table:table-cell>
          <table:table-cell table:style-name="ce2" office:value-type="float" office:value="38241" calcext:value-type="float">
            <text:p>38241</text:p>
          </table:table-cell>
          <table:table-cell/>
          <table:table-cell table:style-name="ce2" table:formula="of:=SUM([.I59]+10000)" office:value-type="float" office:value="580000" calcext:value-type="float">
            <text:p>580000</text:p>
          </table:table-cell>
          <table:table-cell table:formula="of:=COUNTIF([.B60:.B359];&quot;&gt;&quot;&amp;[.I60])-COUNTIF([.B60:.B359];&quot;&gt;&quot;&amp;[.I61])" office:value-type="float" office:value="3" calcext:value-type="float">
            <text:p>3</text:p>
          </table:table-cell>
          <table:table-cell table:formula="of:=COUNTIF([.C60:.C359];&quot;&gt;&quot;&amp;[.I60])-COUNTIF([.C60:.C359];&quot;&gt;&quot;&amp;[.I61])" office:value-type="float" office:value="4" calcext:value-type="float">
            <text:p>4</text:p>
          </table:table-cell>
          <table:table-cell table:formula="of:=COUNTIF([.D60:.D359];&quot;&gt;&quot;&amp;[.I60])-COUNTIF([.D60:.D359];&quot;&gt;&quot;&amp;[.I61])" office:value-type="float" office:value="1" calcext:value-type="float">
            <text:p>1</text:p>
          </table:table-cell>
          <table:table-cell table:formula="of:=COUNTIF([.E60:.E359];&quot;&gt;&quot;&amp;[.I60])-COUNTIF([.E60:.E359];&quot;&gt;&quot;&amp;[.I61])" office:value-type="float" office:value="3" calcext:value-type="float">
            <text:p>3</text:p>
          </table:table-cell>
          <table:table-cell table:formula="of:=COUNTIF([.F60:.F359];&quot;&gt;&quot;&amp;[.I60])-COUNTIF([.F60:.F359];&quot;&gt;&quot;&amp;[.I61])" office:value-type="float" office:value="1" calcext:value-type="float">
            <text:p>1</text:p>
          </table:table-cell>
          <table:table-cell table:formula="of:=COUNTIF([.G60:.G359];&quot;&gt;&quot;&amp;[.I60])-COUNTIF([.G60:.G359];&quot;&gt;&quot;&amp;[.I61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float" office:value="228452" calcext:value-type="float">
            <text:p>228452</text:p>
          </table:table-cell>
          <table:table-cell table:style-name="ce2" office:value-type="float" office:value="410127" calcext:value-type="float">
            <text:p>410127</text:p>
          </table:table-cell>
          <table:table-cell table:style-name="ce2" office:value-type="float" office:value="56313" calcext:value-type="float">
            <text:p>56313</text:p>
          </table:table-cell>
          <table:table-cell table:style-name="ce2" office:value-type="float" office:value="228814" calcext:value-type="float">
            <text:p>228814</text:p>
          </table:table-cell>
          <table:table-cell office:value-type="float" office:value="72696" calcext:value-type="float">
            <text:p>72696</text:p>
          </table:table-cell>
          <table:table-cell table:style-name="ce2" office:value-type="float" office:value="40009" calcext:value-type="float">
            <text:p>40009</text:p>
          </table:table-cell>
          <table:table-cell/>
          <table:table-cell table:style-name="ce2" table:formula="of:=SUM([.I60]+10000)" office:value-type="float" office:value="590000" calcext:value-type="float">
            <text:p>590000</text:p>
          </table:table-cell>
          <table:table-cell table:formula="of:=COUNTIF([.B61:.B360];&quot;&gt;&quot;&amp;[.I61])-COUNTIF([.B61:.B360];&quot;&gt;&quot;&amp;[.I62])" office:value-type="float" office:value="2" calcext:value-type="float">
            <text:p>2</text:p>
          </table:table-cell>
          <table:table-cell table:formula="of:=COUNTIF([.C61:.C360];&quot;&gt;&quot;&amp;[.I61])-COUNTIF([.C61:.C360];&quot;&gt;&quot;&amp;[.I62])" office:value-type="float" office:value="7" calcext:value-type="float">
            <text:p>7</text:p>
          </table:table-cell>
          <table:table-cell table:formula="of:=COUNTIF([.D61:.D360];&quot;&gt;&quot;&amp;[.I61])-COUNTIF([.D61:.D360];&quot;&gt;&quot;&amp;[.I62])" office:value-type="float" office:value="3" calcext:value-type="float">
            <text:p>3</text:p>
          </table:table-cell>
          <table:table-cell table:formula="of:=COUNTIF([.E61:.E360];&quot;&gt;&quot;&amp;[.I61])-COUNTIF([.E61:.E360];&quot;&gt;&quot;&amp;[.I62])" office:value-type="float" office:value="4" calcext:value-type="float">
            <text:p>4</text:p>
          </table:table-cell>
          <table:table-cell table:formula="of:=COUNTIF([.F61:.F360];&quot;&gt;&quot;&amp;[.I61])-COUNTIF([.F61:.F360];&quot;&gt;&quot;&amp;[.I62])" office:value-type="float" office:value="4" calcext:value-type="float">
            <text:p>4</text:p>
          </table:table-cell>
          <table:table-cell table:formula="of:=COUNTIF([.G61:.G360];&quot;&gt;&quot;&amp;[.I61])-COUNTIF([.G61:.G360];&quot;&gt;&quot;&amp;[.I62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float" office:value="232873" calcext:value-type="float">
            <text:p>232873</text:p>
          </table:table-cell>
          <table:table-cell table:style-name="ce2" office:value-type="float" office:value="413325" calcext:value-type="float">
            <text:p>413325</text:p>
          </table:table-cell>
          <table:table-cell table:style-name="ce2" office:value-type="float" office:value="57038" calcext:value-type="float">
            <text:p>57038</text:p>
          </table:table-cell>
          <table:table-cell table:style-name="ce2" office:value-type="float" office:value="232589" calcext:value-type="float">
            <text:p>232589</text:p>
          </table:table-cell>
          <table:table-cell office:value-type="float" office:value="73223" calcext:value-type="float">
            <text:p>73223</text:p>
          </table:table-cell>
          <table:table-cell table:style-name="ce2" office:value-type="float" office:value="41242" calcext:value-type="float">
            <text:p>41242</text:p>
          </table:table-cell>
          <table:table-cell/>
          <table:table-cell table:style-name="ce2" table:formula="of:=SUM([.I61]+10000)" office:value-type="float" office:value="600000" calcext:value-type="float">
            <text:p>600000</text:p>
          </table:table-cell>
          <table:table-cell table:formula="of:=COUNTIF([.B62:.B361];&quot;&gt;&quot;&amp;[.I62])-COUNTIF([.B62:.B361];&quot;&gt;&quot;&amp;[.I63])" office:value-type="float" office:value="1" calcext:value-type="float">
            <text:p>1</text:p>
          </table:table-cell>
          <table:table-cell table:formula="of:=COUNTIF([.C62:.C361];&quot;&gt;&quot;&amp;[.I62])-COUNTIF([.C62:.C361];&quot;&gt;&quot;&amp;[.I63])" office:value-type="float" office:value="12" calcext:value-type="float">
            <text:p>12</text:p>
          </table:table-cell>
          <table:table-cell table:formula="of:=COUNTIF([.D62:.D361];&quot;&gt;&quot;&amp;[.I62])-COUNTIF([.D62:.D361];&quot;&gt;&quot;&amp;[.I63])" office:value-type="float" office:value="3" calcext:value-type="float">
            <text:p>3</text:p>
          </table:table-cell>
          <table:table-cell table:formula="of:=COUNTIF([.E62:.E361];&quot;&gt;&quot;&amp;[.I62])-COUNTIF([.E62:.E361];&quot;&gt;&quot;&amp;[.I63])" office:value-type="float" office:value="4" calcext:value-type="float">
            <text:p>4</text:p>
          </table:table-cell>
          <table:table-cell table:formula="of:=COUNTIF([.F62:.F361];&quot;&gt;&quot;&amp;[.I62])-COUNTIF([.F62:.F361];&quot;&gt;&quot;&amp;[.I63])" office:value-type="float" office:value="0" calcext:value-type="float">
            <text:p>0</text:p>
          </table:table-cell>
          <table:table-cell table:formula="of:=COUNTIF([.G62:.G361];&quot;&gt;&quot;&amp;[.I62])-COUNTIF([.G62:.G361];&quot;&gt;&quot;&amp;[.I63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" office:value-type="float" office:value="237409" calcext:value-type="float">
            <text:p>237409</text:p>
          </table:table-cell>
          <table:table-cell table:style-name="ce2" office:value-type="float" office:value="413617" calcext:value-type="float">
            <text:p>413617</text:p>
          </table:table-cell>
          <table:table-cell table:style-name="ce2" office:value-type="float" office:value="59432" calcext:value-type="float">
            <text:p>59432</text:p>
          </table:table-cell>
          <table:table-cell table:style-name="ce2" office:value-type="float" office:value="235915" calcext:value-type="float">
            <text:p>235915</text:p>
          </table:table-cell>
          <table:table-cell office:value-type="float" office:value="75029" calcext:value-type="float">
            <text:p>75029</text:p>
          </table:table-cell>
          <table:table-cell table:style-name="ce2" office:value-type="float" office:value="41360" calcext:value-type="float">
            <text:p>41360</text:p>
          </table:table-cell>
          <table:table-cell/>
          <table:table-cell table:style-name="ce2" table:formula="of:=SUM([.I62]+10000)" office:value-type="float" office:value="610000" calcext:value-type="float">
            <text:p>610000</text:p>
          </table:table-cell>
          <table:table-cell table:formula="of:=COUNTIF([.B63:.B362];&quot;&gt;&quot;&amp;[.I63])-COUNTIF([.B63:.B362];&quot;&gt;&quot;&amp;[.I64])" office:value-type="float" office:value="2" calcext:value-type="float">
            <text:p>2</text:p>
          </table:table-cell>
          <table:table-cell table:formula="of:=COUNTIF([.C63:.C362];&quot;&gt;&quot;&amp;[.I63])-COUNTIF([.C63:.C362];&quot;&gt;&quot;&amp;[.I64])" office:value-type="float" office:value="5" calcext:value-type="float">
            <text:p>5</text:p>
          </table:table-cell>
          <table:table-cell table:formula="of:=COUNTIF([.D63:.D362];&quot;&gt;&quot;&amp;[.I63])-COUNTIF([.D63:.D362];&quot;&gt;&quot;&amp;[.I64])" office:value-type="float" office:value="1" calcext:value-type="float">
            <text:p>1</text:p>
          </table:table-cell>
          <table:table-cell table:formula="of:=COUNTIF([.E63:.E362];&quot;&gt;&quot;&amp;[.I63])-COUNTIF([.E63:.E362];&quot;&gt;&quot;&amp;[.I64])" office:value-type="float" office:value="3" calcext:value-type="float">
            <text:p>3</text:p>
          </table:table-cell>
          <table:table-cell table:formula="of:=COUNTIF([.F63:.F362];&quot;&gt;&quot;&amp;[.I63])-COUNTIF([.F63:.F362];&quot;&gt;&quot;&amp;[.I64])" office:value-type="float" office:value="1" calcext:value-type="float">
            <text:p>1</text:p>
          </table:table-cell>
          <table:table-cell table:formula="of:=COUNTIF([.G63:.G362];&quot;&gt;&quot;&amp;[.I63])-COUNTIF([.G63:.G362];&quot;&gt;&quot;&amp;[.I64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float" office:value="238066" calcext:value-type="float">
            <text:p>238066</text:p>
          </table:table-cell>
          <table:table-cell table:style-name="ce2" office:value-type="float" office:value="413833" calcext:value-type="float">
            <text:p>413833</text:p>
          </table:table-cell>
          <table:table-cell table:style-name="ce2" office:value-type="float" office:value="60280" calcext:value-type="float">
            <text:p>60280</text:p>
          </table:table-cell>
          <table:table-cell table:style-name="ce2" office:value-type="float" office:value="236237" calcext:value-type="float">
            <text:p>236237</text:p>
          </table:table-cell>
          <table:table-cell office:value-type="float" office:value="75667" calcext:value-type="float">
            <text:p>75667</text:p>
          </table:table-cell>
          <table:table-cell table:style-name="ce2" office:value-type="float" office:value="42060" calcext:value-type="float">
            <text:p>42060</text:p>
          </table:table-cell>
          <table:table-cell/>
          <table:table-cell table:style-name="ce2" table:formula="of:=SUM([.I63]+10000)" office:value-type="float" office:value="620000" calcext:value-type="float">
            <text:p>620000</text:p>
          </table:table-cell>
          <table:table-cell table:formula="of:=COUNTIF([.B64:.B363];&quot;&gt;&quot;&amp;[.I64])-COUNTIF([.B64:.B363];&quot;&gt;&quot;&amp;[.I65])" office:value-type="float" office:value="4" calcext:value-type="float">
            <text:p>4</text:p>
          </table:table-cell>
          <table:table-cell table:formula="of:=COUNTIF([.C64:.C363];&quot;&gt;&quot;&amp;[.I64])-COUNTIF([.C64:.C363];&quot;&gt;&quot;&amp;[.I65])" office:value-type="float" office:value="5" calcext:value-type="float">
            <text:p>5</text:p>
          </table:table-cell>
          <table:table-cell table:formula="of:=COUNTIF([.D64:.D363];&quot;&gt;&quot;&amp;[.I64])-COUNTIF([.D64:.D363];&quot;&gt;&quot;&amp;[.I65])" office:value-type="float" office:value="2" calcext:value-type="float">
            <text:p>2</text:p>
          </table:table-cell>
          <table:table-cell table:formula="of:=COUNTIF([.E64:.E363];&quot;&gt;&quot;&amp;[.I64])-COUNTIF([.E64:.E363];&quot;&gt;&quot;&amp;[.I65])" office:value-type="float" office:value="3" calcext:value-type="float">
            <text:p>3</text:p>
          </table:table-cell>
          <table:table-cell table:formula="of:=COUNTIF([.F64:.F363];&quot;&gt;&quot;&amp;[.I64])-COUNTIF([.F64:.F363];&quot;&gt;&quot;&amp;[.I65])" office:value-type="float" office:value="2" calcext:value-type="float">
            <text:p>2</text:p>
          </table:table-cell>
          <table:table-cell table:formula="of:=COUNTIF([.G64:.G363];&quot;&gt;&quot;&amp;[.I64])-COUNTIF([.G64:.G363];&quot;&gt;&quot;&amp;[.I65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" office:value-type="float" office:value="238369" calcext:value-type="float">
            <text:p>238369</text:p>
          </table:table-cell>
          <table:table-cell table:style-name="ce2" office:value-type="float" office:value="414148" calcext:value-type="float">
            <text:p>414148</text:p>
          </table:table-cell>
          <table:table-cell table:style-name="ce2" office:value-type="float" office:value="60641" calcext:value-type="float">
            <text:p>60641</text:p>
          </table:table-cell>
          <table:table-cell table:style-name="ce2" office:value-type="float" office:value="238791" calcext:value-type="float">
            <text:p>238791</text:p>
          </table:table-cell>
          <table:table-cell office:value-type="float" office:value="75668" calcext:value-type="float">
            <text:p>75668</text:p>
          </table:table-cell>
          <table:table-cell table:style-name="ce2" office:value-type="float" office:value="42153" calcext:value-type="float">
            <text:p>42153</text:p>
          </table:table-cell>
          <table:table-cell/>
          <table:table-cell table:style-name="ce2" table:formula="of:=SUM([.I64]+10000)" office:value-type="float" office:value="630000" calcext:value-type="float">
            <text:p>630000</text:p>
          </table:table-cell>
          <table:table-cell table:formula="of:=COUNTIF([.B65:.B364];&quot;&gt;&quot;&amp;[.I65])-COUNTIF([.B65:.B364];&quot;&gt;&quot;&amp;[.I66])" office:value-type="float" office:value="1" calcext:value-type="float">
            <text:p>1</text:p>
          </table:table-cell>
          <table:table-cell table:formula="of:=COUNTIF([.C65:.C364];&quot;&gt;&quot;&amp;[.I65])-COUNTIF([.C65:.C364];&quot;&gt;&quot;&amp;[.I66])" office:value-type="float" office:value="3" calcext:value-type="float">
            <text:p>3</text:p>
          </table:table-cell>
          <table:table-cell table:formula="of:=COUNTIF([.D65:.D364];&quot;&gt;&quot;&amp;[.I65])-COUNTIF([.D65:.D364];&quot;&gt;&quot;&amp;[.I66])" office:value-type="float" office:value="1" calcext:value-type="float">
            <text:p>1</text:p>
          </table:table-cell>
          <table:table-cell table:formula="of:=COUNTIF([.E65:.E364];&quot;&gt;&quot;&amp;[.I65])-COUNTIF([.E65:.E364];&quot;&gt;&quot;&amp;[.I66])" office:value-type="float" office:value="3" calcext:value-type="float">
            <text:p>3</text:p>
          </table:table-cell>
          <table:table-cell table:formula="of:=COUNTIF([.F65:.F364];&quot;&gt;&quot;&amp;[.I65])-COUNTIF([.F65:.F364];&quot;&gt;&quot;&amp;[.I66])" office:value-type="float" office:value="1" calcext:value-type="float">
            <text:p>1</text:p>
          </table:table-cell>
          <table:table-cell table:formula="of:=COUNTIF([.G65:.G364];&quot;&gt;&quot;&amp;[.I65])-COUNTIF([.G65:.G364];&quot;&gt;&quot;&amp;[.I66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float" office:value="242372" calcext:value-type="float">
            <text:p>242372</text:p>
          </table:table-cell>
          <table:table-cell table:style-name="ce2" office:value-type="float" office:value="415681" calcext:value-type="float">
            <text:p>415681</text:p>
          </table:table-cell>
          <table:table-cell table:style-name="ce2" office:value-type="float" office:value="62806" calcext:value-type="float">
            <text:p>62806</text:p>
          </table:table-cell>
          <table:table-cell table:style-name="ce2" office:value-type="float" office:value="238820" calcext:value-type="float">
            <text:p>238820</text:p>
          </table:table-cell>
          <table:table-cell office:value-type="float" office:value="75883" calcext:value-type="float">
            <text:p>75883</text:p>
          </table:table-cell>
          <table:table-cell table:style-name="ce2" office:value-type="float" office:value="44850" calcext:value-type="float">
            <text:p>44850</text:p>
          </table:table-cell>
          <table:table-cell/>
          <table:table-cell table:style-name="ce2" table:formula="of:=SUM([.I65]+10000)" office:value-type="float" office:value="640000" calcext:value-type="float">
            <text:p>640000</text:p>
          </table:table-cell>
          <table:table-cell table:formula="of:=COUNTIF([.B66:.B365];&quot;&gt;&quot;&amp;[.I66])-COUNTIF([.B66:.B365];&quot;&gt;&quot;&amp;[.I67])" office:value-type="float" office:value="3" calcext:value-type="float">
            <text:p>3</text:p>
          </table:table-cell>
          <table:table-cell table:formula="of:=COUNTIF([.C66:.C365];&quot;&gt;&quot;&amp;[.I66])-COUNTIF([.C66:.C365];&quot;&gt;&quot;&amp;[.I67])" office:value-type="float" office:value="4" calcext:value-type="float">
            <text:p>4</text:p>
          </table:table-cell>
          <table:table-cell table:formula="of:=COUNTIF([.D66:.D365];&quot;&gt;&quot;&amp;[.I66])-COUNTIF([.D66:.D365];&quot;&gt;&quot;&amp;[.I67])" office:value-type="float" office:value="0" calcext:value-type="float">
            <text:p>0</text:p>
          </table:table-cell>
          <table:table-cell table:formula="of:=COUNTIF([.E66:.E365];&quot;&gt;&quot;&amp;[.I66])-COUNTIF([.E66:.E365];&quot;&gt;&quot;&amp;[.I67])" office:value-type="float" office:value="1" calcext:value-type="float">
            <text:p>1</text:p>
          </table:table-cell>
          <table:table-cell table:formula="of:=COUNTIF([.F66:.F365];&quot;&gt;&quot;&amp;[.I66])-COUNTIF([.F66:.F365];&quot;&gt;&quot;&amp;[.I67])" office:value-type="float" office:value="0" calcext:value-type="float">
            <text:p>0</text:p>
          </table:table-cell>
          <table:table-cell table:formula="of:=COUNTIF([.G66:.G365];&quot;&gt;&quot;&amp;[.I66])-COUNTIF([.G66:.G365];&quot;&gt;&quot;&amp;[.I67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float" office:value="242567" calcext:value-type="float">
            <text:p>242567</text:p>
          </table:table-cell>
          <table:table-cell table:style-name="ce2" office:value-type="float" office:value="417657" calcext:value-type="float">
            <text:p>417657</text:p>
          </table:table-cell>
          <table:table-cell table:style-name="ce2" office:value-type="float" office:value="63550" calcext:value-type="float">
            <text:p>63550</text:p>
          </table:table-cell>
          <table:table-cell table:style-name="ce2" office:value-type="float" office:value="241003" calcext:value-type="float">
            <text:p>241003</text:p>
          </table:table-cell>
          <table:table-cell office:value-type="float" office:value="77036" calcext:value-type="float">
            <text:p>77036</text:p>
          </table:table-cell>
          <table:table-cell table:style-name="ce2" office:value-type="float" office:value="44931" calcext:value-type="float">
            <text:p>44931</text:p>
          </table:table-cell>
          <table:table-cell/>
          <table:table-cell table:style-name="ce2" table:formula="of:=SUM([.I66]+10000)" office:value-type="float" office:value="650000" calcext:value-type="float">
            <text:p>650000</text:p>
          </table:table-cell>
          <table:table-cell table:formula="of:=COUNTIF([.B67:.B366];&quot;&gt;&quot;&amp;[.I67])-COUNTIF([.B67:.B366];&quot;&gt;&quot;&amp;[.I68])" office:value-type="float" office:value="3" calcext:value-type="float">
            <text:p>3</text:p>
          </table:table-cell>
          <table:table-cell table:formula="of:=COUNTIF([.C67:.C366];&quot;&gt;&quot;&amp;[.I67])-COUNTIF([.C67:.C366];&quot;&gt;&quot;&amp;[.I68])" office:value-type="float" office:value="3" calcext:value-type="float">
            <text:p>3</text:p>
          </table:table-cell>
          <table:table-cell table:formula="of:=COUNTIF([.D67:.D366];&quot;&gt;&quot;&amp;[.I67])-COUNTIF([.D67:.D366];&quot;&gt;&quot;&amp;[.I68])" office:value-type="float" office:value="1" calcext:value-type="float">
            <text:p>1</text:p>
          </table:table-cell>
          <table:table-cell table:formula="of:=COUNTIF([.E67:.E366];&quot;&gt;&quot;&amp;[.I67])-COUNTIF([.E67:.E366];&quot;&gt;&quot;&amp;[.I68])" office:value-type="float" office:value="2" calcext:value-type="float">
            <text:p>2</text:p>
          </table:table-cell>
          <table:table-cell table:formula="of:=COUNTIF([.F67:.F366];&quot;&gt;&quot;&amp;[.I67])-COUNTIF([.F67:.F366];&quot;&gt;&quot;&amp;[.I68])" office:value-type="float" office:value="1" calcext:value-type="float">
            <text:p>1</text:p>
          </table:table-cell>
          <table:table-cell table:formula="of:=COUNTIF([.G67:.G366];&quot;&gt;&quot;&amp;[.I67])-COUNTIF([.G67:.G366];&quot;&gt;&quot;&amp;[.I68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float" office:value="243361" calcext:value-type="float">
            <text:p>243361</text:p>
          </table:table-cell>
          <table:table-cell table:style-name="ce2" office:value-type="float" office:value="419606" calcext:value-type="float">
            <text:p>419606</text:p>
          </table:table-cell>
          <table:table-cell table:style-name="ce2" office:value-type="float" office:value="64459" calcext:value-type="float">
            <text:p>64459</text:p>
          </table:table-cell>
          <table:table-cell table:style-name="ce2" office:value-type="float" office:value="243752" calcext:value-type="float">
            <text:p>243752</text:p>
          </table:table-cell>
          <table:table-cell office:value-type="float" office:value="77165" calcext:value-type="float">
            <text:p>77165</text:p>
          </table:table-cell>
          <table:table-cell table:style-name="ce2" office:value-type="float" office:value="45134" calcext:value-type="float">
            <text:p>45134</text:p>
          </table:table-cell>
          <table:table-cell/>
          <table:table-cell table:style-name="ce2" table:formula="of:=SUM([.I67]+10000)" office:value-type="float" office:value="660000" calcext:value-type="float">
            <text:p>660000</text:p>
          </table:table-cell>
          <table:table-cell table:formula="of:=COUNTIF([.B68:.B367];&quot;&gt;&quot;&amp;[.I68])-COUNTIF([.B68:.B367];&quot;&gt;&quot;&amp;[.I69])" office:value-type="float" office:value="5" calcext:value-type="float">
            <text:p>5</text:p>
          </table:table-cell>
          <table:table-cell table:formula="of:=COUNTIF([.C68:.C367];&quot;&gt;&quot;&amp;[.I68])-COUNTIF([.C68:.C367];&quot;&gt;&quot;&amp;[.I69])" office:value-type="float" office:value="3" calcext:value-type="float">
            <text:p>3</text:p>
          </table:table-cell>
          <table:table-cell table:formula="of:=COUNTIF([.D68:.D367];&quot;&gt;&quot;&amp;[.I68])-COUNTIF([.D68:.D367];&quot;&gt;&quot;&amp;[.I69])" office:value-type="float" office:value="3" calcext:value-type="float">
            <text:p>3</text:p>
          </table:table-cell>
          <table:table-cell table:formula="of:=COUNTIF([.E68:.E367];&quot;&gt;&quot;&amp;[.I68])-COUNTIF([.E68:.E367];&quot;&gt;&quot;&amp;[.I69])" office:value-type="float" office:value="4" calcext:value-type="float">
            <text:p>4</text:p>
          </table:table-cell>
          <table:table-cell table:formula="of:=COUNTIF([.F68:.F367];&quot;&gt;&quot;&amp;[.I68])-COUNTIF([.F68:.F367];&quot;&gt;&quot;&amp;[.I69])" office:value-type="float" office:value="2" calcext:value-type="float">
            <text:p>2</text:p>
          </table:table-cell>
          <table:table-cell table:formula="of:=COUNTIF([.G68:.G367];&quot;&gt;&quot;&amp;[.I68])-COUNTIF([.G68:.G367];&quot;&gt;&quot;&amp;[.I69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float" office:value="243441" calcext:value-type="float">
            <text:p>243441</text:p>
          </table:table-cell>
          <table:table-cell table:style-name="ce2" office:value-type="float" office:value="421422" calcext:value-type="float">
            <text:p>421422</text:p>
          </table:table-cell>
          <table:table-cell table:style-name="ce2" office:value-type="float" office:value="64547" calcext:value-type="float">
            <text:p>64547</text:p>
          </table:table-cell>
          <table:table-cell table:style-name="ce2" office:value-type="float" office:value="246234" calcext:value-type="float">
            <text:p>246234</text:p>
          </table:table-cell>
          <table:table-cell office:value-type="float" office:value="78579" calcext:value-type="float">
            <text:p>78579</text:p>
          </table:table-cell>
          <table:table-cell table:style-name="ce2" office:value-type="float" office:value="45516" calcext:value-type="float">
            <text:p>45516</text:p>
          </table:table-cell>
          <table:table-cell/>
          <table:table-cell table:style-name="ce2" table:formula="of:=SUM([.I68]+10000)" office:value-type="float" office:value="670000" calcext:value-type="float">
            <text:p>670000</text:p>
          </table:table-cell>
          <table:table-cell table:formula="of:=COUNTIF([.B69:.B368];&quot;&gt;&quot;&amp;[.I69])-COUNTIF([.B69:.B368];&quot;&gt;&quot;&amp;[.I70])" office:value-type="float" office:value="4" calcext:value-type="float">
            <text:p>4</text:p>
          </table:table-cell>
          <table:table-cell table:formula="of:=COUNTIF([.C69:.C368];&quot;&gt;&quot;&amp;[.I69])-COUNTIF([.C69:.C368];&quot;&gt;&quot;&amp;[.I70])" office:value-type="float" office:value="3" calcext:value-type="float">
            <text:p>3</text:p>
          </table:table-cell>
          <table:table-cell table:formula="of:=COUNTIF([.D69:.D368];&quot;&gt;&quot;&amp;[.I69])-COUNTIF([.D69:.D368];&quot;&gt;&quot;&amp;[.I70])" office:value-type="float" office:value="1" calcext:value-type="float">
            <text:p>1</text:p>
          </table:table-cell>
          <table:table-cell table:formula="of:=COUNTIF([.E69:.E368];&quot;&gt;&quot;&amp;[.I69])-COUNTIF([.E69:.E368];&quot;&gt;&quot;&amp;[.I70])" office:value-type="float" office:value="4" calcext:value-type="float">
            <text:p>4</text:p>
          </table:table-cell>
          <table:table-cell table:formula="of:=COUNTIF([.F69:.F368];&quot;&gt;&quot;&amp;[.I69])-COUNTIF([.F69:.F368];&quot;&gt;&quot;&amp;[.I70])" office:value-type="float" office:value="0" calcext:value-type="float">
            <text:p>0</text:p>
          </table:table-cell>
          <table:table-cell table:formula="of:=COUNTIF([.G69:.G368];&quot;&gt;&quot;&amp;[.I69])-COUNTIF([.G69:.G368];&quot;&gt;&quot;&amp;[.I70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float" office:value="243829" calcext:value-type="float">
            <text:p>243829</text:p>
          </table:table-cell>
          <table:table-cell table:style-name="ce2" office:value-type="float" office:value="424497" calcext:value-type="float">
            <text:p>424497</text:p>
          </table:table-cell>
          <table:table-cell table:style-name="ce2" office:value-type="float" office:value="65663" calcext:value-type="float">
            <text:p>65663</text:p>
          </table:table-cell>
          <table:table-cell table:style-name="ce2" office:value-type="float" office:value="247904" calcext:value-type="float">
            <text:p>247904</text:p>
          </table:table-cell>
          <table:table-cell office:value-type="float" office:value="80490" calcext:value-type="float">
            <text:p>80490</text:p>
          </table:table-cell>
          <table:table-cell table:style-name="ce2" office:value-type="float" office:value="46563" calcext:value-type="float">
            <text:p>46563</text:p>
          </table:table-cell>
          <table:table-cell/>
          <table:table-cell table:style-name="ce2" table:formula="of:=SUM([.I69]+10000)" office:value-type="float" office:value="680000" calcext:value-type="float">
            <text:p>680000</text:p>
          </table:table-cell>
          <table:table-cell table:formula="of:=COUNTIF([.B70:.B369];&quot;&gt;&quot;&amp;[.I70])-COUNTIF([.B70:.B369];&quot;&gt;&quot;&amp;[.I71])" office:value-type="float" office:value="5" calcext:value-type="float">
            <text:p>5</text:p>
          </table:table-cell>
          <table:table-cell table:formula="of:=COUNTIF([.C70:.C369];&quot;&gt;&quot;&amp;[.I70])-COUNTIF([.C70:.C369];&quot;&gt;&quot;&amp;[.I71])" office:value-type="float" office:value="0" calcext:value-type="float">
            <text:p>0</text:p>
          </table:table-cell>
          <table:table-cell table:formula="of:=COUNTIF([.D70:.D369];&quot;&gt;&quot;&amp;[.I70])-COUNTIF([.D70:.D369];&quot;&gt;&quot;&amp;[.I71])" office:value-type="float" office:value="0" calcext:value-type="float">
            <text:p>0</text:p>
          </table:table-cell>
          <table:table-cell table:formula="of:=COUNTIF([.E70:.E369];&quot;&gt;&quot;&amp;[.I70])-COUNTIF([.E70:.E369];&quot;&gt;&quot;&amp;[.I71])" office:value-type="float" office:value="2" calcext:value-type="float">
            <text:p>2</text:p>
          </table:table-cell>
          <table:table-cell table:formula="of:=COUNTIF([.F70:.F369];&quot;&gt;&quot;&amp;[.I70])-COUNTIF([.F70:.F369];&quot;&gt;&quot;&amp;[.I71])" office:value-type="float" office:value="1" calcext:value-type="float">
            <text:p>1</text:p>
          </table:table-cell>
          <table:table-cell table:formula="of:=COUNTIF([.G70:.G369];&quot;&gt;&quot;&amp;[.I70])-COUNTIF([.G70:.G369];&quot;&gt;&quot;&amp;[.I71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float" office:value="244750" calcext:value-type="float">
            <text:p>244750</text:p>
          </table:table-cell>
          <table:table-cell table:style-name="ce2" office:value-type="float" office:value="424906" calcext:value-type="float">
            <text:p>424906</text:p>
          </table:table-cell>
          <table:table-cell table:style-name="ce2" office:value-type="float" office:value="65753" calcext:value-type="float">
            <text:p>65753</text:p>
          </table:table-cell>
          <table:table-cell table:style-name="ce2" office:value-type="float" office:value="250899" calcext:value-type="float">
            <text:p>250899</text:p>
          </table:table-cell>
          <table:table-cell office:value-type="float" office:value="83849" calcext:value-type="float">
            <text:p>83849</text:p>
          </table:table-cell>
          <table:table-cell table:style-name="ce2" office:value-type="float" office:value="46599" calcext:value-type="float">
            <text:p>46599</text:p>
          </table:table-cell>
          <table:table-cell/>
          <table:table-cell table:style-name="ce2" table:formula="of:=SUM([.I70]+10000)" office:value-type="float" office:value="690000" calcext:value-type="float">
            <text:p>690000</text:p>
          </table:table-cell>
          <table:table-cell table:formula="of:=COUNTIF([.B71:.B370];&quot;&gt;&quot;&amp;[.I71])-COUNTIF([.B71:.B370];&quot;&gt;&quot;&amp;[.I72])" office:value-type="float" office:value="4" calcext:value-type="float">
            <text:p>4</text:p>
          </table:table-cell>
          <table:table-cell table:formula="of:=COUNTIF([.C71:.C370];&quot;&gt;&quot;&amp;[.I71])-COUNTIF([.C71:.C370];&quot;&gt;&quot;&amp;[.I72])" office:value-type="float" office:value="1" calcext:value-type="float">
            <text:p>1</text:p>
          </table:table-cell>
          <table:table-cell table:formula="of:=COUNTIF([.D71:.D370];&quot;&gt;&quot;&amp;[.I71])-COUNTIF([.D71:.D370];&quot;&gt;&quot;&amp;[.I72])" office:value-type="float" office:value="1" calcext:value-type="float">
            <text:p>1</text:p>
          </table:table-cell>
          <table:table-cell table:formula="of:=COUNTIF([.E71:.E370];&quot;&gt;&quot;&amp;[.I71])-COUNTIF([.E71:.E370];&quot;&gt;&quot;&amp;[.I72])" office:value-type="float" office:value="4" calcext:value-type="float">
            <text:p>4</text:p>
          </table:table-cell>
          <table:table-cell table:formula="of:=COUNTIF([.F71:.F370];&quot;&gt;&quot;&amp;[.I71])-COUNTIF([.F71:.F370];&quot;&gt;&quot;&amp;[.I72])" office:value-type="float" office:value="3" calcext:value-type="float">
            <text:p>3</text:p>
          </table:table-cell>
          <table:table-cell table:formula="of:=COUNTIF([.G71:.G370];&quot;&gt;&quot;&amp;[.I71])-COUNTIF([.G71:.G370];&quot;&gt;&quot;&amp;[.I72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float" office:value="246294" calcext:value-type="float">
            <text:p>246294</text:p>
          </table:table-cell>
          <table:table-cell table:style-name="ce2" office:value-type="float" office:value="426859" calcext:value-type="float">
            <text:p>426859</text:p>
          </table:table-cell>
          <table:table-cell table:style-name="ce2" office:value-type="float" office:value="71334" calcext:value-type="float">
            <text:p>71334</text:p>
          </table:table-cell>
          <table:table-cell table:style-name="ce2" office:value-type="float" office:value="256747" calcext:value-type="float">
            <text:p>256747</text:p>
          </table:table-cell>
          <table:table-cell office:value-type="float" office:value="85336" calcext:value-type="float">
            <text:p>85336</text:p>
          </table:table-cell>
          <table:table-cell table:style-name="ce2" office:value-type="float" office:value="47177" calcext:value-type="float">
            <text:p>47177</text:p>
          </table:table-cell>
          <table:table-cell/>
          <table:table-cell table:style-name="ce2" table:formula="of:=SUM([.I71]+10000)" office:value-type="float" office:value="700000" calcext:value-type="float">
            <text:p>700000</text:p>
          </table:table-cell>
          <table:table-cell table:formula="of:=COUNTIF([.B72:.B371];&quot;&gt;&quot;&amp;[.I72])-COUNTIF([.B72:.B371];&quot;&gt;&quot;&amp;[.I73])" office:value-type="float" office:value="2" calcext:value-type="float">
            <text:p>2</text:p>
          </table:table-cell>
          <table:table-cell table:formula="of:=COUNTIF([.C72:.C371];&quot;&gt;&quot;&amp;[.I72])-COUNTIF([.C72:.C371];&quot;&gt;&quot;&amp;[.I73])" office:value-type="float" office:value="1" calcext:value-type="float">
            <text:p>1</text:p>
          </table:table-cell>
          <table:table-cell table:formula="of:=COUNTIF([.D72:.D371];&quot;&gt;&quot;&amp;[.I72])-COUNTIF([.D72:.D371];&quot;&gt;&quot;&amp;[.I73])" office:value-type="float" office:value="2" calcext:value-type="float">
            <text:p>2</text:p>
          </table:table-cell>
          <table:table-cell table:formula="of:=COUNTIF([.E72:.E371];&quot;&gt;&quot;&amp;[.I72])-COUNTIF([.E72:.E371];&quot;&gt;&quot;&amp;[.I73])" office:value-type="float" office:value="0" calcext:value-type="float">
            <text:p>0</text:p>
          </table:table-cell>
          <table:table-cell table:formula="of:=COUNTIF([.F72:.F371];&quot;&gt;&quot;&amp;[.I72])-COUNTIF([.F72:.F371];&quot;&gt;&quot;&amp;[.I73])" office:value-type="float" office:value="3" calcext:value-type="float">
            <text:p>3</text:p>
          </table:table-cell>
          <table:table-cell table:formula="of:=COUNTIF([.G72:.G371];&quot;&gt;&quot;&amp;[.I72])-COUNTIF([.G72:.G371];&quot;&gt;&quot;&amp;[.I73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float" office:value="249464" calcext:value-type="float">
            <text:p>249464</text:p>
          </table:table-cell>
          <table:table-cell table:style-name="ce2" office:value-type="float" office:value="427268" calcext:value-type="float">
            <text:p>427268</text:p>
          </table:table-cell>
          <table:table-cell table:style-name="ce2" office:value-type="float" office:value="72505" calcext:value-type="float">
            <text:p>72505</text:p>
          </table:table-cell>
          <table:table-cell table:style-name="ce2" office:value-type="float" office:value="257235" calcext:value-type="float">
            <text:p>257235</text:p>
          </table:table-cell>
          <table:table-cell office:value-type="float" office:value="85975" calcext:value-type="float">
            <text:p>85975</text:p>
          </table:table-cell>
          <table:table-cell table:style-name="ce2" office:value-type="float" office:value="48655" calcext:value-type="float">
            <text:p>48655</text:p>
          </table:table-cell>
          <table:table-cell/>
          <table:table-cell table:style-name="ce2" table:formula="of:=SUM([.I72]+10000)" office:value-type="float" office:value="710000" calcext:value-type="float">
            <text:p>710000</text:p>
          </table:table-cell>
          <table:table-cell table:formula="of:=COUNTIF([.B73:.B372];&quot;&gt;&quot;&amp;[.I73])-COUNTIF([.B73:.B372];&quot;&gt;&quot;&amp;[.I74])" office:value-type="float" office:value="4" calcext:value-type="float">
            <text:p>4</text:p>
          </table:table-cell>
          <table:table-cell table:formula="of:=COUNTIF([.C73:.C372];&quot;&gt;&quot;&amp;[.I73])-COUNTIF([.C73:.C372];&quot;&gt;&quot;&amp;[.I74])" office:value-type="float" office:value="1" calcext:value-type="float">
            <text:p>1</text:p>
          </table:table-cell>
          <table:table-cell table:formula="of:=COUNTIF([.D73:.D372];&quot;&gt;&quot;&amp;[.I73])-COUNTIF([.D73:.D372];&quot;&gt;&quot;&amp;[.I74])" office:value-type="float" office:value="0" calcext:value-type="float">
            <text:p>0</text:p>
          </table:table-cell>
          <table:table-cell table:formula="of:=COUNTIF([.E73:.E372];&quot;&gt;&quot;&amp;[.I73])-COUNTIF([.E73:.E372];&quot;&gt;&quot;&amp;[.I74])" office:value-type="float" office:value="3" calcext:value-type="float">
            <text:p>3</text:p>
          </table:table-cell>
          <table:table-cell table:formula="of:=COUNTIF([.F73:.F372];&quot;&gt;&quot;&amp;[.I73])-COUNTIF([.F73:.F372];&quot;&gt;&quot;&amp;[.I74])" office:value-type="float" office:value="0" calcext:value-type="float">
            <text:p>0</text:p>
          </table:table-cell>
          <table:table-cell table:formula="of:=COUNTIF([.G73:.G372];&quot;&gt;&quot;&amp;[.I73])-COUNTIF([.G73:.G372];&quot;&gt;&quot;&amp;[.I74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float" office:value="250823" calcext:value-type="float">
            <text:p>250823</text:p>
          </table:table-cell>
          <table:table-cell table:style-name="ce2" office:value-type="float" office:value="428946" calcext:value-type="float">
            <text:p>428946</text:p>
          </table:table-cell>
          <table:table-cell table:style-name="ce2" office:value-type="float" office:value="72647" calcext:value-type="float">
            <text:p>72647</text:p>
          </table:table-cell>
          <table:table-cell table:style-name="ce2" office:value-type="float" office:value="260340" calcext:value-type="float">
            <text:p>260340</text:p>
          </table:table-cell>
          <table:table-cell office:value-type="float" office:value="86886" calcext:value-type="float">
            <text:p>86886</text:p>
          </table:table-cell>
          <table:table-cell table:style-name="ce2" office:value-type="float" office:value="48783" calcext:value-type="float">
            <text:p>48783</text:p>
          </table:table-cell>
          <table:table-cell/>
          <table:table-cell table:style-name="ce2" table:formula="of:=SUM([.I73]+10000)" office:value-type="float" office:value="720000" calcext:value-type="float">
            <text:p>720000</text:p>
          </table:table-cell>
          <table:table-cell table:formula="of:=COUNTIF([.B74:.B373];&quot;&gt;&quot;&amp;[.I74])-COUNTIF([.B74:.B373];&quot;&gt;&quot;&amp;[.I75])" office:value-type="float" office:value="3" calcext:value-type="float">
            <text:p>3</text:p>
          </table:table-cell>
          <table:table-cell table:formula="of:=COUNTIF([.C74:.C373];&quot;&gt;&quot;&amp;[.I74])-COUNTIF([.C74:.C373];&quot;&gt;&quot;&amp;[.I75])" office:value-type="float" office:value="0" calcext:value-type="float">
            <text:p>0</text:p>
          </table:table-cell>
          <table:table-cell table:formula="of:=COUNTIF([.D74:.D373];&quot;&gt;&quot;&amp;[.I74])-COUNTIF([.D74:.D373];&quot;&gt;&quot;&amp;[.I75])" office:value-type="float" office:value="2" calcext:value-type="float">
            <text:p>2</text:p>
          </table:table-cell>
          <table:table-cell table:formula="of:=COUNTIF([.E74:.E373];&quot;&gt;&quot;&amp;[.I74])-COUNTIF([.E74:.E373];&quot;&gt;&quot;&amp;[.I75])" office:value-type="float" office:value="2" calcext:value-type="float">
            <text:p>2</text:p>
          </table:table-cell>
          <table:table-cell table:formula="of:=COUNTIF([.F74:.F373];&quot;&gt;&quot;&amp;[.I74])-COUNTIF([.F74:.F373];&quot;&gt;&quot;&amp;[.I75])" office:value-type="float" office:value="0" calcext:value-type="float">
            <text:p>0</text:p>
          </table:table-cell>
          <table:table-cell table:formula="of:=COUNTIF([.G74:.G373];&quot;&gt;&quot;&amp;[.I74])-COUNTIF([.G74:.G373];&quot;&gt;&quot;&amp;[.I75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float" office:value="253313" calcext:value-type="float">
            <text:p>253313</text:p>
          </table:table-cell>
          <table:table-cell table:style-name="ce2" office:value-type="float" office:value="429911" calcext:value-type="float">
            <text:p>429911</text:p>
          </table:table-cell>
          <table:table-cell table:style-name="ce2" office:value-type="float" office:value="72696" calcext:value-type="float">
            <text:p>72696</text:p>
          </table:table-cell>
          <table:table-cell table:style-name="ce2" office:value-type="float" office:value="261742" calcext:value-type="float">
            <text:p>261742</text:p>
          </table:table-cell>
          <table:table-cell office:value-type="float" office:value="88596" calcext:value-type="float">
            <text:p>88596</text:p>
          </table:table-cell>
          <table:table-cell table:style-name="ce2" office:value-type="float" office:value="48925" calcext:value-type="float">
            <text:p>48925</text:p>
          </table:table-cell>
          <table:table-cell/>
          <table:table-cell table:style-name="ce2" table:formula="of:=SUM([.I74]+10000)" office:value-type="float" office:value="730000" calcext:value-type="float">
            <text:p>730000</text:p>
          </table:table-cell>
          <table:table-cell table:formula="of:=COUNTIF([.B75:.B374];&quot;&gt;&quot;&amp;[.I75])-COUNTIF([.B75:.B374];&quot;&gt;&quot;&amp;[.I76])" office:value-type="float" office:value="2" calcext:value-type="float">
            <text:p>2</text:p>
          </table:table-cell>
          <table:table-cell table:formula="of:=COUNTIF([.C75:.C374];&quot;&gt;&quot;&amp;[.I75])-COUNTIF([.C75:.C374];&quot;&gt;&quot;&amp;[.I76])" office:value-type="float" office:value="1" calcext:value-type="float">
            <text:p>1</text:p>
          </table:table-cell>
          <table:table-cell table:formula="of:=COUNTIF([.D75:.D374];&quot;&gt;&quot;&amp;[.I75])-COUNTIF([.D75:.D374];&quot;&gt;&quot;&amp;[.I76])" office:value-type="float" office:value="2" calcext:value-type="float">
            <text:p>2</text:p>
          </table:table-cell>
          <table:table-cell table:formula="of:=COUNTIF([.E75:.E374];&quot;&gt;&quot;&amp;[.I75])-COUNTIF([.E75:.E374];&quot;&gt;&quot;&amp;[.I76])" office:value-type="float" office:value="2" calcext:value-type="float">
            <text:p>2</text:p>
          </table:table-cell>
          <table:table-cell table:formula="of:=COUNTIF([.F75:.F374];&quot;&gt;&quot;&amp;[.I75])-COUNTIF([.F75:.F374];&quot;&gt;&quot;&amp;[.I76])" office:value-type="float" office:value="3" calcext:value-type="float">
            <text:p>3</text:p>
          </table:table-cell>
          <table:table-cell table:formula="of:=COUNTIF([.G75:.G374];&quot;&gt;&quot;&amp;[.I75])-COUNTIF([.G75:.G374];&quot;&gt;&quot;&amp;[.I76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float" office:value="257108" calcext:value-type="float">
            <text:p>257108</text:p>
          </table:table-cell>
          <table:table-cell table:style-name="ce2" office:value-type="float" office:value="430274" calcext:value-type="float">
            <text:p>430274</text:p>
          </table:table-cell>
          <table:table-cell table:style-name="ce2" office:value-type="float" office:value="72894" calcext:value-type="float">
            <text:p>72894</text:p>
          </table:table-cell>
          <table:table-cell table:style-name="ce2" office:value-type="float" office:value="276145" calcext:value-type="float">
            <text:p>276145</text:p>
          </table:table-cell>
          <table:table-cell office:value-type="float" office:value="91038" calcext:value-type="float">
            <text:p>91038</text:p>
          </table:table-cell>
          <table:table-cell table:style-name="ce2" office:value-type="float" office:value="48981" calcext:value-type="float">
            <text:p>48981</text:p>
          </table:table-cell>
          <table:table-cell/>
          <table:table-cell table:style-name="ce2" table:formula="of:=SUM([.I75]+10000)" office:value-type="float" office:value="740000" calcext:value-type="float">
            <text:p>740000</text:p>
          </table:table-cell>
          <table:table-cell table:formula="of:=COUNTIF([.B76:.B375];&quot;&gt;&quot;&amp;[.I76])-COUNTIF([.B76:.B375];&quot;&gt;&quot;&amp;[.I77])" office:value-type="float" office:value="1" calcext:value-type="float">
            <text:p>1</text:p>
          </table:table-cell>
          <table:table-cell table:formula="of:=COUNTIF([.C76:.C375];&quot;&gt;&quot;&amp;[.I76])-COUNTIF([.C76:.C375];&quot;&gt;&quot;&amp;[.I77])" office:value-type="float" office:value="0" calcext:value-type="float">
            <text:p>0</text:p>
          </table:table-cell>
          <table:table-cell table:formula="of:=COUNTIF([.D76:.D375];&quot;&gt;&quot;&amp;[.I76])-COUNTIF([.D76:.D375];&quot;&gt;&quot;&amp;[.I77])" office:value-type="float" office:value="4" calcext:value-type="float">
            <text:p>4</text:p>
          </table:table-cell>
          <table:table-cell table:formula="of:=COUNTIF([.E76:.E375];&quot;&gt;&quot;&amp;[.I76])-COUNTIF([.E76:.E375];&quot;&gt;&quot;&amp;[.I77])" office:value-type="float" office:value="3" calcext:value-type="float">
            <text:p>3</text:p>
          </table:table-cell>
          <table:table-cell table:formula="of:=COUNTIF([.F76:.F375];&quot;&gt;&quot;&amp;[.I76])-COUNTIF([.F76:.F375];&quot;&gt;&quot;&amp;[.I77])" office:value-type="float" office:value="2" calcext:value-type="float">
            <text:p>2</text:p>
          </table:table-cell>
          <table:table-cell table:formula="of:=COUNTIF([.G76:.G375];&quot;&gt;&quot;&amp;[.I76])-COUNTIF([.G76:.G375];&quot;&gt;&quot;&amp;[.I77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float" office:value="262647" calcext:value-type="float">
            <text:p>262647</text:p>
          </table:table-cell>
          <table:table-cell table:style-name="ce2" office:value-type="float" office:value="430428" calcext:value-type="float">
            <text:p>430428</text:p>
          </table:table-cell>
          <table:table-cell table:style-name="ce2" office:value-type="float" office:value="73223" calcext:value-type="float">
            <text:p>73223</text:p>
          </table:table-cell>
          <table:table-cell table:style-name="ce2" office:value-type="float" office:value="279774" calcext:value-type="float">
            <text:p>279774</text:p>
          </table:table-cell>
          <table:table-cell office:value-type="float" office:value="93276" calcext:value-type="float">
            <text:p>93276</text:p>
          </table:table-cell>
          <table:table-cell table:style-name="ce2" office:value-type="float" office:value="50641" calcext:value-type="float">
            <text:p>50641</text:p>
          </table:table-cell>
          <table:table-cell/>
          <table:table-cell table:style-name="ce2" table:formula="of:=SUM([.I76]+10000)" office:value-type="float" office:value="750000" calcext:value-type="float">
            <text:p>750000</text:p>
          </table:table-cell>
          <table:table-cell table:formula="of:=COUNTIF([.B77:.B376];&quot;&gt;&quot;&amp;[.I77])-COUNTIF([.B77:.B376];&quot;&gt;&quot;&amp;[.I78])" office:value-type="float" office:value="4" calcext:value-type="float">
            <text:p>4</text:p>
          </table:table-cell>
          <table:table-cell table:formula="of:=COUNTIF([.C77:.C376];&quot;&gt;&quot;&amp;[.I77])-COUNTIF([.C77:.C376];&quot;&gt;&quot;&amp;[.I78])" office:value-type="float" office:value="2" calcext:value-type="float">
            <text:p>2</text:p>
          </table:table-cell>
          <table:table-cell table:formula="of:=COUNTIF([.D77:.D376];&quot;&gt;&quot;&amp;[.I77])-COUNTIF([.D77:.D376];&quot;&gt;&quot;&amp;[.I78])" office:value-type="float" office:value="1" calcext:value-type="float">
            <text:p>1</text:p>
          </table:table-cell>
          <table:table-cell table:formula="of:=COUNTIF([.E77:.E376];&quot;&gt;&quot;&amp;[.I77])-COUNTIF([.E77:.E376];&quot;&gt;&quot;&amp;[.I78])" office:value-type="float" office:value="2" calcext:value-type="float">
            <text:p>2</text:p>
          </table:table-cell>
          <table:table-cell table:formula="of:=COUNTIF([.F77:.F376];&quot;&gt;&quot;&amp;[.I77])-COUNTIF([.F77:.F376];&quot;&gt;&quot;&amp;[.I78])" office:value-type="float" office:value="1" calcext:value-type="float">
            <text:p>1</text:p>
          </table:table-cell>
          <table:table-cell table:formula="of:=COUNTIF([.G77:.G376];&quot;&gt;&quot;&amp;[.I77])-COUNTIF([.G77:.G376];&quot;&gt;&quot;&amp;[.I78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float" office:value="272393" calcext:value-type="float">
            <text:p>272393</text:p>
          </table:table-cell>
          <table:table-cell table:style-name="ce2" office:value-type="float" office:value="430630" calcext:value-type="float">
            <text:p>430630</text:p>
          </table:table-cell>
          <table:table-cell table:style-name="ce2" office:value-type="float" office:value="74178" calcext:value-type="float">
            <text:p>74178</text:p>
          </table:table-cell>
          <table:table-cell table:style-name="ce2" office:value-type="float" office:value="282826" calcext:value-type="float">
            <text:p>282826</text:p>
          </table:table-cell>
          <table:table-cell office:value-type="float" office:value="94846" calcext:value-type="float">
            <text:p>94846</text:p>
          </table:table-cell>
          <table:table-cell table:style-name="ce2" office:value-type="float" office:value="50956" calcext:value-type="float">
            <text:p>50956</text:p>
          </table:table-cell>
          <table:table-cell/>
          <table:table-cell table:style-name="ce2" table:formula="of:=SUM([.I77]+10000)" office:value-type="float" office:value="760000" calcext:value-type="float">
            <text:p>760000</text:p>
          </table:table-cell>
          <table:table-cell table:formula="of:=COUNTIF([.B78:.B377];&quot;&gt;&quot;&amp;[.I78])-COUNTIF([.B78:.B377];&quot;&gt;&quot;&amp;[.I79])" office:value-type="float" office:value="0" calcext:value-type="float">
            <text:p>0</text:p>
          </table:table-cell>
          <table:table-cell table:formula="of:=COUNTIF([.C78:.C377];&quot;&gt;&quot;&amp;[.I78])-COUNTIF([.C78:.C377];&quot;&gt;&quot;&amp;[.I79])" office:value-type="float" office:value="2" calcext:value-type="float">
            <text:p>2</text:p>
          </table:table-cell>
          <table:table-cell table:formula="of:=COUNTIF([.D78:.D377];&quot;&gt;&quot;&amp;[.I78])-COUNTIF([.D78:.D377];&quot;&gt;&quot;&amp;[.I79])" office:value-type="float" office:value="2" calcext:value-type="float">
            <text:p>2</text:p>
          </table:table-cell>
          <table:table-cell table:formula="of:=COUNTIF([.E78:.E377];&quot;&gt;&quot;&amp;[.I78])-COUNTIF([.E78:.E377];&quot;&gt;&quot;&amp;[.I79])" office:value-type="float" office:value="3" calcext:value-type="float">
            <text:p>3</text:p>
          </table:table-cell>
          <table:table-cell table:formula="of:=COUNTIF([.F78:.F377];&quot;&gt;&quot;&amp;[.I78])-COUNTIF([.F78:.F377];&quot;&gt;&quot;&amp;[.I79])" office:value-type="float" office:value="2" calcext:value-type="float">
            <text:p>2</text:p>
          </table:table-cell>
          <table:table-cell table:formula="of:=COUNTIF([.G78:.G377];&quot;&gt;&quot;&amp;[.I78])-COUNTIF([.G78:.G377];&quot;&gt;&quot;&amp;[.I79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float" office:value="275146" calcext:value-type="float">
            <text:p>275146</text:p>
          </table:table-cell>
          <table:table-cell table:style-name="ce2" office:value-type="float" office:value="431190" calcext:value-type="float">
            <text:p>431190</text:p>
          </table:table-cell>
          <table:table-cell table:style-name="ce2" office:value-type="float" office:value="74804" calcext:value-type="float">
            <text:p>74804</text:p>
          </table:table-cell>
          <table:table-cell table:style-name="ce2" office:value-type="float" office:value="283092" calcext:value-type="float">
            <text:p>283092</text:p>
          </table:table-cell>
          <table:table-cell office:value-type="float" office:value="95332" calcext:value-type="float">
            <text:p>95332</text:p>
          </table:table-cell>
          <table:table-cell table:style-name="ce2" office:value-type="float" office:value="52452" calcext:value-type="float">
            <text:p>52452</text:p>
          </table:table-cell>
          <table:table-cell/>
          <table:table-cell table:style-name="ce2" table:formula="of:=SUM([.I78]+10000)" office:value-type="float" office:value="770000" calcext:value-type="float">
            <text:p>770000</text:p>
          </table:table-cell>
          <table:table-cell table:formula="of:=COUNTIF([.B79:.B378];&quot;&gt;&quot;&amp;[.I79])-COUNTIF([.B79:.B378];&quot;&gt;&quot;&amp;[.I80])" office:value-type="float" office:value="2" calcext:value-type="float">
            <text:p>2</text:p>
          </table:table-cell>
          <table:table-cell table:formula="of:=COUNTIF([.C79:.C378];&quot;&gt;&quot;&amp;[.I79])-COUNTIF([.C79:.C378];&quot;&gt;&quot;&amp;[.I80])" office:value-type="float" office:value="0" calcext:value-type="float">
            <text:p>0</text:p>
          </table:table-cell>
          <table:table-cell table:formula="of:=COUNTIF([.D79:.D378];&quot;&gt;&quot;&amp;[.I79])-COUNTIF([.D79:.D378];&quot;&gt;&quot;&amp;[.I80])" office:value-type="float" office:value="1" calcext:value-type="float">
            <text:p>1</text:p>
          </table:table-cell>
          <table:table-cell table:formula="of:=COUNTIF([.E79:.E378];&quot;&gt;&quot;&amp;[.I79])-COUNTIF([.E79:.E378];&quot;&gt;&quot;&amp;[.I80])" office:value-type="float" office:value="4" calcext:value-type="float">
            <text:p>4</text:p>
          </table:table-cell>
          <table:table-cell table:formula="of:=COUNTIF([.F79:.F378];&quot;&gt;&quot;&amp;[.I79])-COUNTIF([.F79:.F378];&quot;&gt;&quot;&amp;[.I80])" office:value-type="float" office:value="0" calcext:value-type="float">
            <text:p>0</text:p>
          </table:table-cell>
          <table:table-cell table:formula="of:=COUNTIF([.G79:.G378];&quot;&gt;&quot;&amp;[.I79])-COUNTIF([.G79:.G378];&quot;&gt;&quot;&amp;[.I80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float" office:value="275394" calcext:value-type="float">
            <text:p>275394</text:p>
          </table:table-cell>
          <table:table-cell table:style-name="ce2" office:value-type="float" office:value="433890" calcext:value-type="float">
            <text:p>433890</text:p>
          </table:table-cell>
          <table:table-cell table:style-name="ce2" office:value-type="float" office:value="77165" calcext:value-type="float">
            <text:p>77165</text:p>
          </table:table-cell>
          <table:table-cell table:style-name="ce2" office:value-type="float" office:value="283905" calcext:value-type="float">
            <text:p>283905</text:p>
          </table:table-cell>
          <table:table-cell office:value-type="float" office:value="95389" calcext:value-type="float">
            <text:p>95389</text:p>
          </table:table-cell>
          <table:table-cell table:style-name="ce2" office:value-type="float" office:value="53038" calcext:value-type="float">
            <text:p>53038</text:p>
          </table:table-cell>
          <table:table-cell/>
          <table:table-cell table:style-name="ce2" table:formula="of:=SUM([.I79]+10000)" office:value-type="float" office:value="780000" calcext:value-type="float">
            <text:p>780000</text:p>
          </table:table-cell>
          <table:table-cell table:formula="of:=COUNTIF([.B80:.B379];&quot;&gt;&quot;&amp;[.I80])-COUNTIF([.B80:.B379];&quot;&gt;&quot;&amp;[.I81])" office:value-type="float" office:value="2" calcext:value-type="float">
            <text:p>2</text:p>
          </table:table-cell>
          <table:table-cell table:formula="of:=COUNTIF([.C80:.C379];&quot;&gt;&quot;&amp;[.I80])-COUNTIF([.C80:.C379];&quot;&gt;&quot;&amp;[.I81])" office:value-type="float" office:value="1" calcext:value-type="float">
            <text:p>1</text:p>
          </table:table-cell>
          <table:table-cell table:formula="of:=COUNTIF([.D80:.D379];&quot;&gt;&quot;&amp;[.I80])-COUNTIF([.D80:.D379];&quot;&gt;&quot;&amp;[.I81])" office:value-type="float" office:value="1" calcext:value-type="float">
            <text:p>1</text:p>
          </table:table-cell>
          <table:table-cell table:formula="of:=COUNTIF([.E80:.E379];&quot;&gt;&quot;&amp;[.I80])-COUNTIF([.E80:.E379];&quot;&gt;&quot;&amp;[.I81])" office:value-type="float" office:value="4" calcext:value-type="float">
            <text:p>4</text:p>
          </table:table-cell>
          <table:table-cell table:formula="of:=COUNTIF([.F80:.F379];&quot;&gt;&quot;&amp;[.I80])-COUNTIF([.F80:.F379];&quot;&gt;&quot;&amp;[.I81])" office:value-type="float" office:value="0" calcext:value-type="float">
            <text:p>0</text:p>
          </table:table-cell>
          <table:table-cell table:formula="of:=COUNTIF([.G80:.G379];&quot;&gt;&quot;&amp;[.I80])-COUNTIF([.G80:.G379];&quot;&gt;&quot;&amp;[.I81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float" office:value="281167" calcext:value-type="float">
            <text:p>281167</text:p>
          </table:table-cell>
          <table:table-cell table:style-name="ce2" office:value-type="float" office:value="435211" calcext:value-type="float">
            <text:p>435211</text:p>
          </table:table-cell>
          <table:table-cell table:style-name="ce2" office:value-type="float" office:value="80389" calcext:value-type="float">
            <text:p>80389</text:p>
          </table:table-cell>
          <table:table-cell table:style-name="ce2" office:value-type="float" office:value="286825" calcext:value-type="float">
            <text:p>286825</text:p>
          </table:table-cell>
          <table:table-cell office:value-type="float" office:value="100796" calcext:value-type="float">
            <text:p>100796</text:p>
          </table:table-cell>
          <table:table-cell table:style-name="ce2" office:value-type="float" office:value="56469" calcext:value-type="float">
            <text:p>56469</text:p>
          </table:table-cell>
          <table:table-cell/>
          <table:table-cell table:style-name="ce2" table:formula="of:=SUM([.I80]+10000)" office:value-type="float" office:value="790000" calcext:value-type="float">
            <text:p>790000</text:p>
          </table:table-cell>
          <table:table-cell table:formula="of:=COUNTIF([.B81:.B380];&quot;&gt;&quot;&amp;[.I81])-COUNTIF([.B81:.B380];&quot;&gt;&quot;&amp;[.I82])" office:value-type="float" office:value="1" calcext:value-type="float">
            <text:p>1</text:p>
          </table:table-cell>
          <table:table-cell table:formula="of:=COUNTIF([.C81:.C380];&quot;&gt;&quot;&amp;[.I81])-COUNTIF([.C81:.C380];&quot;&gt;&quot;&amp;[.I82])" office:value-type="float" office:value="1" calcext:value-type="float">
            <text:p>1</text:p>
          </table:table-cell>
          <table:table-cell table:formula="of:=COUNTIF([.D81:.D380];&quot;&gt;&quot;&amp;[.I81])-COUNTIF([.D81:.D380];&quot;&gt;&quot;&amp;[.I82])" office:value-type="float" office:value="0" calcext:value-type="float">
            <text:p>0</text:p>
          </table:table-cell>
          <table:table-cell table:formula="of:=COUNTIF([.E81:.E380];&quot;&gt;&quot;&amp;[.I81])-COUNTIF([.E81:.E380];&quot;&gt;&quot;&amp;[.I82])" office:value-type="float" office:value="5" calcext:value-type="float">
            <text:p>5</text:p>
          </table:table-cell>
          <table:table-cell table:formula="of:=COUNTIF([.F81:.F380];&quot;&gt;&quot;&amp;[.I81])-COUNTIF([.F81:.F380];&quot;&gt;&quot;&amp;[.I82])" office:value-type="float" office:value="0" calcext:value-type="float">
            <text:p>0</text:p>
          </table:table-cell>
          <table:table-cell table:formula="of:=COUNTIF([.G81:.G380];&quot;&gt;&quot;&amp;[.I81])-COUNTIF([.G81:.G380];&quot;&gt;&quot;&amp;[.I8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float" office:value="283044" calcext:value-type="float">
            <text:p>283044</text:p>
          </table:table-cell>
          <table:table-cell table:style-name="ce2" office:value-type="float" office:value="435967" calcext:value-type="float">
            <text:p>435967</text:p>
          </table:table-cell>
          <table:table-cell table:style-name="ce2" office:value-type="float" office:value="82708" calcext:value-type="float">
            <text:p>82708</text:p>
          </table:table-cell>
          <table:table-cell table:style-name="ce2" office:value-type="float" office:value="287705" calcext:value-type="float">
            <text:p>287705</text:p>
          </table:table-cell>
          <table:table-cell office:value-type="float" office:value="103400" calcext:value-type="float">
            <text:p>103400</text:p>
          </table:table-cell>
          <table:table-cell table:style-name="ce2" office:value-type="float" office:value="58637" calcext:value-type="float">
            <text:p>58637</text:p>
          </table:table-cell>
          <table:table-cell/>
          <table:table-cell table:style-name="ce2" table:formula="of:=SUM([.I81]+10000)" office:value-type="float" office:value="800000" calcext:value-type="float">
            <text:p>800000</text:p>
          </table:table-cell>
          <table:table-cell table:formula="of:=COUNTIF([.B82:.B381];&quot;&gt;&quot;&amp;[.I82])-COUNTIF([.B82:.B381];&quot;&gt;&quot;&amp;[.I83])" office:value-type="float" office:value="3" calcext:value-type="float">
            <text:p>3</text:p>
          </table:table-cell>
          <table:table-cell table:formula="of:=COUNTIF([.C82:.C381];&quot;&gt;&quot;&amp;[.I82])-COUNTIF([.C82:.C381];&quot;&gt;&quot;&amp;[.I83])" office:value-type="float" office:value="0" calcext:value-type="float">
            <text:p>0</text:p>
          </table:table-cell>
          <table:table-cell table:formula="of:=COUNTIF([.D82:.D381];&quot;&gt;&quot;&amp;[.I82])-COUNTIF([.D82:.D381];&quot;&gt;&quot;&amp;[.I83])" office:value-type="float" office:value="1" calcext:value-type="float">
            <text:p>1</text:p>
          </table:table-cell>
          <table:table-cell table:formula="of:=COUNTIF([.E82:.E381];&quot;&gt;&quot;&amp;[.I82])-COUNTIF([.E82:.E381];&quot;&gt;&quot;&amp;[.I83])" office:value-type="float" office:value="3" calcext:value-type="float">
            <text:p>3</text:p>
          </table:table-cell>
          <table:table-cell table:formula="of:=COUNTIF([.F82:.F381];&quot;&gt;&quot;&amp;[.I82])-COUNTIF([.F82:.F381];&quot;&gt;&quot;&amp;[.I83])" office:value-type="float" office:value="0" calcext:value-type="float">
            <text:p>0</text:p>
          </table:table-cell>
          <table:table-cell table:formula="of:=COUNTIF([.G82:.G381];&quot;&gt;&quot;&amp;[.I82])-COUNTIF([.G82:.G381];&quot;&gt;&quot;&amp;[.I83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float" office:value="283852" calcext:value-type="float">
            <text:p>283852</text:p>
          </table:table-cell>
          <table:table-cell table:style-name="ce2" office:value-type="float" office:value="437041" calcext:value-type="float">
            <text:p>437041</text:p>
          </table:table-cell>
          <table:table-cell table:style-name="ce2" office:value-type="float" office:value="82987" calcext:value-type="float">
            <text:p>82987</text:p>
          </table:table-cell>
          <table:table-cell table:style-name="ce2" office:value-type="float" office:value="288232" calcext:value-type="float">
            <text:p>288232</text:p>
          </table:table-cell>
          <table:table-cell office:value-type="float" office:value="104642" calcext:value-type="float">
            <text:p>104642</text:p>
          </table:table-cell>
          <table:table-cell table:style-name="ce2" office:value-type="float" office:value="59760" calcext:value-type="float">
            <text:p>59760</text:p>
          </table:table-cell>
          <table:table-cell/>
          <table:table-cell table:style-name="ce2" table:formula="of:=SUM([.I82]+10000)" office:value-type="float" office:value="810000" calcext:value-type="float">
            <text:p>810000</text:p>
          </table:table-cell>
          <table:table-cell table:formula="of:=COUNTIF([.B83:.B382];&quot;&gt;&quot;&amp;[.I83])-COUNTIF([.B83:.B382];&quot;&gt;&quot;&amp;[.I84])" office:value-type="float" office:value="2" calcext:value-type="float">
            <text:p>2</text:p>
          </table:table-cell>
          <table:table-cell table:formula="of:=COUNTIF([.C83:.C382];&quot;&gt;&quot;&amp;[.I83])-COUNTIF([.C83:.C382];&quot;&gt;&quot;&amp;[.I84])" office:value-type="float" office:value="0" calcext:value-type="float">
            <text:p>0</text:p>
          </table:table-cell>
          <table:table-cell table:formula="of:=COUNTIF([.D83:.D382];&quot;&gt;&quot;&amp;[.I83])-COUNTIF([.D83:.D382];&quot;&gt;&quot;&amp;[.I84])" office:value-type="float" office:value="0" calcext:value-type="float">
            <text:p>0</text:p>
          </table:table-cell>
          <table:table-cell table:formula="of:=COUNTIF([.E83:.E382];&quot;&gt;&quot;&amp;[.I83])-COUNTIF([.E83:.E382];&quot;&gt;&quot;&amp;[.I84])" office:value-type="float" office:value="5" calcext:value-type="float">
            <text:p>5</text:p>
          </table:table-cell>
          <table:table-cell table:formula="of:=COUNTIF([.F83:.F382];&quot;&gt;&quot;&amp;[.I83])-COUNTIF([.F83:.F382];&quot;&gt;&quot;&amp;[.I84])" office:value-type="float" office:value="1" calcext:value-type="float">
            <text:p>1</text:p>
          </table:table-cell>
          <table:table-cell table:formula="of:=COUNTIF([.G83:.G382];&quot;&gt;&quot;&amp;[.I83])-COUNTIF([.G83:.G382];&quot;&gt;&quot;&amp;[.I84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float" office:value="285925" calcext:value-type="float">
            <text:p>285925</text:p>
          </table:table-cell>
          <table:table-cell table:style-name="ce2" office:value-type="float" office:value="438808" calcext:value-type="float">
            <text:p>438808</text:p>
          </table:table-cell>
          <table:table-cell table:style-name="ce2" office:value-type="float" office:value="85133" calcext:value-type="float">
            <text:p>85133</text:p>
          </table:table-cell>
          <table:table-cell table:style-name="ce2" office:value-type="float" office:value="288561" calcext:value-type="float">
            <text:p>288561</text:p>
          </table:table-cell>
          <table:table-cell office:value-type="float" office:value="105567" calcext:value-type="float">
            <text:p>105567</text:p>
          </table:table-cell>
          <table:table-cell table:style-name="ce2" office:value-type="float" office:value="59811" calcext:value-type="float">
            <text:p>59811</text:p>
          </table:table-cell>
          <table:table-cell/>
          <table:table-cell table:style-name="ce2" table:formula="of:=SUM([.I83]+10000)" office:value-type="float" office:value="820000" calcext:value-type="float">
            <text:p>820000</text:p>
          </table:table-cell>
          <table:table-cell table:formula="of:=COUNTIF([.B84:.B383];&quot;&gt;&quot;&amp;[.I84])-COUNTIF([.B84:.B383];&quot;&gt;&quot;&amp;[.I85])" office:value-type="float" office:value="6" calcext:value-type="float">
            <text:p>6</text:p>
          </table:table-cell>
          <table:table-cell table:formula="of:=COUNTIF([.C84:.C383];&quot;&gt;&quot;&amp;[.I84])-COUNTIF([.C84:.C383];&quot;&gt;&quot;&amp;[.I85])" office:value-type="float" office:value="0" calcext:value-type="float">
            <text:p>0</text:p>
          </table:table-cell>
          <table:table-cell table:formula="of:=COUNTIF([.D84:.D383];&quot;&gt;&quot;&amp;[.I84])-COUNTIF([.D84:.D383];&quot;&gt;&quot;&amp;[.I85])" office:value-type="float" office:value="0" calcext:value-type="float">
            <text:p>0</text:p>
          </table:table-cell>
          <table:table-cell table:formula="of:=COUNTIF([.E84:.E383];&quot;&gt;&quot;&amp;[.I84])-COUNTIF([.E84:.E383];&quot;&gt;&quot;&amp;[.I85])" office:value-type="float" office:value="1" calcext:value-type="float">
            <text:p>1</text:p>
          </table:table-cell>
          <table:table-cell table:formula="of:=COUNTIF([.F84:.F383];&quot;&gt;&quot;&amp;[.I84])-COUNTIF([.F84:.F383];&quot;&gt;&quot;&amp;[.I85])" office:value-type="float" office:value="0" calcext:value-type="float">
            <text:p>0</text:p>
          </table:table-cell>
          <table:table-cell table:formula="of:=COUNTIF([.G84:.G383];&quot;&gt;&quot;&amp;[.I84])-COUNTIF([.G84:.G383];&quot;&gt;&quot;&amp;[.I85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float" office:value="290292" calcext:value-type="float">
            <text:p>290292</text:p>
          </table:table-cell>
          <table:table-cell table:style-name="ce2" office:value-type="float" office:value="438904" calcext:value-type="float">
            <text:p>438904</text:p>
          </table:table-cell>
          <table:table-cell table:style-name="ce2" office:value-type="float" office:value="85912" calcext:value-type="float">
            <text:p>85912</text:p>
          </table:table-cell>
          <table:table-cell table:style-name="ce2" office:value-type="float" office:value="289184" calcext:value-type="float">
            <text:p>289184</text:p>
          </table:table-cell>
          <table:table-cell office:value-type="float" office:value="105630" calcext:value-type="float">
            <text:p>105630</text:p>
          </table:table-cell>
          <table:table-cell table:style-name="ce2" office:value-type="float" office:value="61759" calcext:value-type="float">
            <text:p>61759</text:p>
          </table:table-cell>
          <table:table-cell/>
          <table:table-cell table:style-name="ce2" table:formula="of:=SUM([.I84]+10000)" office:value-type="float" office:value="830000" calcext:value-type="float">
            <text:p>830000</text:p>
          </table:table-cell>
          <table:table-cell table:formula="of:=COUNTIF([.B85:.B384];&quot;&gt;&quot;&amp;[.I85])-COUNTIF([.B85:.B384];&quot;&gt;&quot;&amp;[.I86])" office:value-type="float" office:value="5" calcext:value-type="float">
            <text:p>5</text:p>
          </table:table-cell>
          <table:table-cell table:formula="of:=COUNTIF([.C85:.C384];&quot;&gt;&quot;&amp;[.I85])-COUNTIF([.C85:.C384];&quot;&gt;&quot;&amp;[.I86])" office:value-type="float" office:value="0" calcext:value-type="float">
            <text:p>0</text:p>
          </table:table-cell>
          <table:table-cell table:formula="of:=COUNTIF([.D85:.D384];&quot;&gt;&quot;&amp;[.I85])-COUNTIF([.D85:.D384];&quot;&gt;&quot;&amp;[.I86])" office:value-type="float" office:value="0" calcext:value-type="float">
            <text:p>0</text:p>
          </table:table-cell>
          <table:table-cell table:formula="of:=COUNTIF([.E85:.E384];&quot;&gt;&quot;&amp;[.I85])-COUNTIF([.E85:.E384];&quot;&gt;&quot;&amp;[.I86])" office:value-type="float" office:value="4" calcext:value-type="float">
            <text:p>4</text:p>
          </table:table-cell>
          <table:table-cell table:formula="of:=COUNTIF([.F85:.F384];&quot;&gt;&quot;&amp;[.I85])-COUNTIF([.F85:.F384];&quot;&gt;&quot;&amp;[.I86])" office:value-type="float" office:value="1" calcext:value-type="float">
            <text:p>1</text:p>
          </table:table-cell>
          <table:table-cell table:formula="of:=COUNTIF([.G85:.G384];&quot;&gt;&quot;&amp;[.I85])-COUNTIF([.G85:.G384];&quot;&gt;&quot;&amp;[.I86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float" office:value="298859" calcext:value-type="float">
            <text:p>298859</text:p>
          </table:table-cell>
          <table:table-cell table:style-name="ce2" office:value-type="float" office:value="439391" calcext:value-type="float">
            <text:p>439391</text:p>
          </table:table-cell>
          <table:table-cell table:style-name="ce2" office:value-type="float" office:value="85975" calcext:value-type="float">
            <text:p>85975</text:p>
          </table:table-cell>
          <table:table-cell table:style-name="ce2" office:value-type="float" office:value="292304" calcext:value-type="float">
            <text:p>292304</text:p>
          </table:table-cell>
          <table:table-cell office:value-type="float" office:value="106563" calcext:value-type="float">
            <text:p>106563</text:p>
          </table:table-cell>
          <table:table-cell table:style-name="ce2" office:value-type="float" office:value="63140" calcext:value-type="float">
            <text:p>63140</text:p>
          </table:table-cell>
          <table:table-cell/>
          <table:table-cell table:style-name="ce2" table:formula="of:=SUM([.I85]+10000)" office:value-type="float" office:value="840000" calcext:value-type="float">
            <text:p>840000</text:p>
          </table:table-cell>
          <table:table-cell table:formula="of:=COUNTIF([.B86:.B385];&quot;&gt;&quot;&amp;[.I86])-COUNTIF([.B86:.B385];&quot;&gt;&quot;&amp;[.I87])" office:value-type="float" office:value="3" calcext:value-type="float">
            <text:p>3</text:p>
          </table:table-cell>
          <table:table-cell table:formula="of:=COUNTIF([.C86:.C385];&quot;&gt;&quot;&amp;[.I86])-COUNTIF([.C86:.C385];&quot;&gt;&quot;&amp;[.I87])" office:value-type="float" office:value="0" calcext:value-type="float">
            <text:p>0</text:p>
          </table:table-cell>
          <table:table-cell table:formula="of:=COUNTIF([.D86:.D385];&quot;&gt;&quot;&amp;[.I86])-COUNTIF([.D86:.D385];&quot;&gt;&quot;&amp;[.I87])" office:value-type="float" office:value="0" calcext:value-type="float">
            <text:p>0</text:p>
          </table:table-cell>
          <table:table-cell table:formula="of:=COUNTIF([.E86:.E385];&quot;&gt;&quot;&amp;[.I86])-COUNTIF([.E86:.E385];&quot;&gt;&quot;&amp;[.I87])" office:value-type="float" office:value="5" calcext:value-type="float">
            <text:p>5</text:p>
          </table:table-cell>
          <table:table-cell table:formula="of:=COUNTIF([.F86:.F385];&quot;&gt;&quot;&amp;[.I86])-COUNTIF([.F86:.F385];&quot;&gt;&quot;&amp;[.I87])" office:value-type="float" office:value="2" calcext:value-type="float">
            <text:p>2</text:p>
          </table:table-cell>
          <table:table-cell table:formula="of:=COUNTIF([.G86:.G385];&quot;&gt;&quot;&amp;[.I86])-COUNTIF([.G86:.G385];&quot;&gt;&quot;&amp;[.I87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float" office:value="299298" calcext:value-type="float">
            <text:p>299298</text:p>
          </table:table-cell>
          <table:table-cell table:style-name="ce2" office:value-type="float" office:value="440386" calcext:value-type="float">
            <text:p>440386</text:p>
          </table:table-cell>
          <table:table-cell table:style-name="ce2" office:value-type="float" office:value="86996" calcext:value-type="float">
            <text:p>86996</text:p>
          </table:table-cell>
          <table:table-cell table:style-name="ce2" office:value-type="float" office:value="297159" calcext:value-type="float">
            <text:p>297159</text:p>
          </table:table-cell>
          <table:table-cell office:value-type="float" office:value="107861" calcext:value-type="float">
            <text:p>107861</text:p>
          </table:table-cell>
          <table:table-cell table:style-name="ce2" office:value-type="float" office:value="63497" calcext:value-type="float">
            <text:p>63497</text:p>
          </table:table-cell>
          <table:table-cell/>
          <table:table-cell table:style-name="ce2" table:formula="of:=SUM([.I86]+10000)" office:value-type="float" office:value="850000" calcext:value-type="float">
            <text:p>850000</text:p>
          </table:table-cell>
          <table:table-cell table:formula="of:=COUNTIF([.B87:.B386];&quot;&gt;&quot;&amp;[.I87])-COUNTIF([.B87:.B386];&quot;&gt;&quot;&amp;[.I88])" office:value-type="float" office:value="2" calcext:value-type="float">
            <text:p>2</text:p>
          </table:table-cell>
          <table:table-cell table:formula="of:=COUNTIF([.C87:.C386];&quot;&gt;&quot;&amp;[.I87])-COUNTIF([.C87:.C386];&quot;&gt;&quot;&amp;[.I88])" office:value-type="float" office:value="0" calcext:value-type="float">
            <text:p>0</text:p>
          </table:table-cell>
          <table:table-cell table:formula="of:=COUNTIF([.D87:.D386];&quot;&gt;&quot;&amp;[.I87])-COUNTIF([.D87:.D386];&quot;&gt;&quot;&amp;[.I88])" office:value-type="float" office:value="1" calcext:value-type="float">
            <text:p>1</text:p>
          </table:table-cell>
          <table:table-cell table:formula="of:=COUNTIF([.E87:.E386];&quot;&gt;&quot;&amp;[.I87])-COUNTIF([.E87:.E386];&quot;&gt;&quot;&amp;[.I88])" office:value-type="float" office:value="1" calcext:value-type="float">
            <text:p>1</text:p>
          </table:table-cell>
          <table:table-cell table:formula="of:=COUNTIF([.F87:.F386];&quot;&gt;&quot;&amp;[.I87])-COUNTIF([.F87:.F386];&quot;&gt;&quot;&amp;[.I88])" office:value-type="float" office:value="0" calcext:value-type="float">
            <text:p>0</text:p>
          </table:table-cell>
          <table:table-cell table:formula="of:=COUNTIF([.G87:.G386];&quot;&gt;&quot;&amp;[.I87])-COUNTIF([.G87:.G386];&quot;&gt;&quot;&amp;[.I88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float" office:value="301291" calcext:value-type="float">
            <text:p>301291</text:p>
          </table:table-cell>
          <table:table-cell table:style-name="ce2" office:value-type="float" office:value="440868" calcext:value-type="float">
            <text:p>440868</text:p>
          </table:table-cell>
          <table:table-cell table:style-name="ce2" office:value-type="float" office:value="88596" calcext:value-type="float">
            <text:p>88596</text:p>
          </table:table-cell>
          <table:table-cell table:style-name="ce2" office:value-type="float" office:value="304565" calcext:value-type="float">
            <text:p>304565</text:p>
          </table:table-cell>
          <table:table-cell office:value-type="float" office:value="108934" calcext:value-type="float">
            <text:p>108934</text:p>
          </table:table-cell>
          <table:table-cell table:style-name="ce2" office:value-type="float" office:value="63585" calcext:value-type="float">
            <text:p>63585</text:p>
          </table:table-cell>
          <table:table-cell/>
          <table:table-cell table:style-name="ce2" table:formula="of:=SUM([.I87]+10000)" office:value-type="float" office:value="860000" calcext:value-type="float">
            <text:p>860000</text:p>
          </table:table-cell>
          <table:table-cell table:formula="of:=COUNTIF([.B88:.B387];&quot;&gt;&quot;&amp;[.I88])-COUNTIF([.B88:.B387];&quot;&gt;&quot;&amp;[.I89])" office:value-type="float" office:value="1" calcext:value-type="float">
            <text:p>1</text:p>
          </table:table-cell>
          <table:table-cell table:formula="of:=COUNTIF([.C88:.C387];&quot;&gt;&quot;&amp;[.I88])-COUNTIF([.C88:.C387];&quot;&gt;&quot;&amp;[.I89])" office:value-type="float" office:value="0" calcext:value-type="float">
            <text:p>0</text:p>
          </table:table-cell>
          <table:table-cell table:formula="of:=COUNTIF([.D88:.D387];&quot;&gt;&quot;&amp;[.I88])-COUNTIF([.D88:.D387];&quot;&gt;&quot;&amp;[.I89])" office:value-type="float" office:value="0" calcext:value-type="float">
            <text:p>0</text:p>
          </table:table-cell>
          <table:table-cell table:formula="of:=COUNTIF([.E88:.E387];&quot;&gt;&quot;&amp;[.I88])-COUNTIF([.E88:.E387];&quot;&gt;&quot;&amp;[.I89])" office:value-type="float" office:value="3" calcext:value-type="float">
            <text:p>3</text:p>
          </table:table-cell>
          <table:table-cell table:formula="of:=COUNTIF([.F88:.F387];&quot;&gt;&quot;&amp;[.I88])-COUNTIF([.F88:.F387];&quot;&gt;&quot;&amp;[.I89])" office:value-type="float" office:value="0" calcext:value-type="float">
            <text:p>0</text:p>
          </table:table-cell>
          <table:table-cell table:formula="of:=COUNTIF([.G88:.G387];&quot;&gt;&quot;&amp;[.I88])-COUNTIF([.G88:.G387];&quot;&gt;&quot;&amp;[.I89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float" office:value="302944" calcext:value-type="float">
            <text:p>302944</text:p>
          </table:table-cell>
          <table:table-cell table:style-name="ce2" office:value-type="float" office:value="441392" calcext:value-type="float">
            <text:p>441392</text:p>
          </table:table-cell>
          <table:table-cell table:style-name="ce2" office:value-type="float" office:value="89977" calcext:value-type="float">
            <text:p>89977</text:p>
          </table:table-cell>
          <table:table-cell table:style-name="ce2" office:value-type="float" office:value="307286" calcext:value-type="float">
            <text:p>307286</text:p>
          </table:table-cell>
          <table:table-cell office:value-type="float" office:value="109799" calcext:value-type="float">
            <text:p>109799</text:p>
          </table:table-cell>
          <table:table-cell table:style-name="ce2" office:value-type="float" office:value="65753" calcext:value-type="float">
            <text:p>65753</text:p>
          </table:table-cell>
          <table:table-cell/>
          <table:table-cell table:style-name="ce2" table:formula="of:=SUM([.I88]+10000)" office:value-type="float" office:value="870000" calcext:value-type="float">
            <text:p>870000</text:p>
          </table:table-cell>
          <table:table-cell table:formula="of:=COUNTIF([.B89:.B388];&quot;&gt;&quot;&amp;[.I89])-COUNTIF([.B89:.B388];&quot;&gt;&quot;&amp;[.I90])" office:value-type="float" office:value="2" calcext:value-type="float">
            <text:p>2</text:p>
          </table:table-cell>
          <table:table-cell table:formula="of:=COUNTIF([.C89:.C388];&quot;&gt;&quot;&amp;[.I89])-COUNTIF([.C89:.C388];&quot;&gt;&quot;&amp;[.I90])" office:value-type="float" office:value="0" calcext:value-type="float">
            <text:p>0</text:p>
          </table:table-cell>
          <table:table-cell table:formula="of:=COUNTIF([.D89:.D388];&quot;&gt;&quot;&amp;[.I89])-COUNTIF([.D89:.D388];&quot;&gt;&quot;&amp;[.I90])" office:value-type="float" office:value="0" calcext:value-type="float">
            <text:p>0</text:p>
          </table:table-cell>
          <table:table-cell table:formula="of:=COUNTIF([.E89:.E388];&quot;&gt;&quot;&amp;[.I89])-COUNTIF([.E89:.E388];&quot;&gt;&quot;&amp;[.I90])" office:value-type="float" office:value="1" calcext:value-type="float">
            <text:p>1</text:p>
          </table:table-cell>
          <table:table-cell table:formula="of:=COUNTIF([.F89:.F388];&quot;&gt;&quot;&amp;[.I89])-COUNTIF([.F89:.F388];&quot;&gt;&quot;&amp;[.I90])" office:value-type="float" office:value="0" calcext:value-type="float">
            <text:p>0</text:p>
          </table:table-cell>
          <table:table-cell table:formula="of:=COUNTIF([.G89:.G388];&quot;&gt;&quot;&amp;[.I89])-COUNTIF([.G89:.G388];&quot;&gt;&quot;&amp;[.I90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float" office:value="304244" calcext:value-type="float">
            <text:p>304244</text:p>
          </table:table-cell>
          <table:table-cell table:style-name="ce2" office:value-type="float" office:value="442398" calcext:value-type="float">
            <text:p>442398</text:p>
          </table:table-cell>
          <table:table-cell table:style-name="ce2" office:value-type="float" office:value="91923" calcext:value-type="float">
            <text:p>91923</text:p>
          </table:table-cell>
          <table:table-cell table:style-name="ce2" office:value-type="float" office:value="311303" calcext:value-type="float">
            <text:p>311303</text:p>
          </table:table-cell>
          <table:table-cell office:value-type="float" office:value="112134" calcext:value-type="float">
            <text:p>112134</text:p>
          </table:table-cell>
          <table:table-cell table:style-name="ce2" office:value-type="float" office:value="66666" calcext:value-type="float">
            <text:p>66666</text:p>
          </table:table-cell>
          <table:table-cell/>
          <table:table-cell table:style-name="ce2" table:formula="of:=SUM([.I89]+10000)" office:value-type="float" office:value="880000" calcext:value-type="float">
            <text:p>880000</text:p>
          </table:table-cell>
          <table:table-cell table:formula="of:=COUNTIF([.B90:.B389];&quot;&gt;&quot;&amp;[.I90])-COUNTIF([.B90:.B389];&quot;&gt;&quot;&amp;[.I91])" office:value-type="float" office:value="6" calcext:value-type="float">
            <text:p>6</text:p>
          </table:table-cell>
          <table:table-cell table:formula="of:=COUNTIF([.C90:.C389];&quot;&gt;&quot;&amp;[.I90])-COUNTIF([.C90:.C389];&quot;&gt;&quot;&amp;[.I91])" office:value-type="float" office:value="0" calcext:value-type="float">
            <text:p>0</text:p>
          </table:table-cell>
          <table:table-cell table:formula="of:=COUNTIF([.D90:.D389];&quot;&gt;&quot;&amp;[.I90])-COUNTIF([.D90:.D389];&quot;&gt;&quot;&amp;[.I91])" office:value-type="float" office:value="0" calcext:value-type="float">
            <text:p>0</text:p>
          </table:table-cell>
          <table:table-cell table:formula="of:=COUNTIF([.E90:.E389];&quot;&gt;&quot;&amp;[.I90])-COUNTIF([.E90:.E389];&quot;&gt;&quot;&amp;[.I91])" office:value-type="float" office:value="5" calcext:value-type="float">
            <text:p>5</text:p>
          </table:table-cell>
          <table:table-cell table:formula="of:=COUNTIF([.F90:.F389];&quot;&gt;&quot;&amp;[.I90])-COUNTIF([.F90:.F389];&quot;&gt;&quot;&amp;[.I91])" office:value-type="float" office:value="0" calcext:value-type="float">
            <text:p>0</text:p>
          </table:table-cell>
          <table:table-cell table:formula="of:=COUNTIF([.G90:.G389];&quot;&gt;&quot;&amp;[.I90])-COUNTIF([.G90:.G389];&quot;&gt;&quot;&amp;[.I91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float" office:value="305741" calcext:value-type="float">
            <text:p>305741</text:p>
          </table:table-cell>
          <table:table-cell table:style-name="ce2" office:value-type="float" office:value="445379" calcext:value-type="float">
            <text:p>445379</text:p>
          </table:table-cell>
          <table:table-cell table:style-name="ce2" office:value-type="float" office:value="93276" calcext:value-type="float">
            <text:p>93276</text:p>
          </table:table-cell>
          <table:table-cell table:style-name="ce2" office:value-type="float" office:value="311850" calcext:value-type="float">
            <text:p>311850</text:p>
          </table:table-cell>
          <table:table-cell office:value-type="float" office:value="114590" calcext:value-type="float">
            <text:p>114590</text:p>
          </table:table-cell>
          <table:table-cell table:style-name="ce2" office:value-type="float" office:value="68189" calcext:value-type="float">
            <text:p>68189</text:p>
          </table:table-cell>
          <table:table-cell/>
          <table:table-cell table:style-name="ce2" table:formula="of:=SUM([.I90]+10000)" office:value-type="float" office:value="890000" calcext:value-type="float">
            <text:p>890000</text:p>
          </table:table-cell>
          <table:table-cell table:formula="of:=COUNTIF([.B91:.B390];&quot;&gt;&quot;&amp;[.I91])-COUNTIF([.B91:.B390];&quot;&gt;&quot;&amp;[.I92])" office:value-type="float" office:value="5" calcext:value-type="float">
            <text:p>5</text:p>
          </table:table-cell>
          <table:table-cell table:formula="of:=COUNTIF([.C91:.C390];&quot;&gt;&quot;&amp;[.I91])-COUNTIF([.C91:.C390];&quot;&gt;&quot;&amp;[.I92])" office:value-type="float" office:value="0" calcext:value-type="float">
            <text:p>0</text:p>
          </table:table-cell>
          <table:table-cell table:formula="of:=COUNTIF([.D91:.D390];&quot;&gt;&quot;&amp;[.I91])-COUNTIF([.D91:.D390];&quot;&gt;&quot;&amp;[.I92])" office:value-type="float" office:value="0" calcext:value-type="float">
            <text:p>0</text:p>
          </table:table-cell>
          <table:table-cell table:formula="of:=COUNTIF([.E91:.E390];&quot;&gt;&quot;&amp;[.I91])-COUNTIF([.E91:.E390];&quot;&gt;&quot;&amp;[.I92])" office:value-type="float" office:value="5" calcext:value-type="float">
            <text:p>5</text:p>
          </table:table-cell>
          <table:table-cell table:formula="of:=COUNTIF([.F91:.F390];&quot;&gt;&quot;&amp;[.I91])-COUNTIF([.F91:.F390];&quot;&gt;&quot;&amp;[.I92])" office:value-type="float" office:value="0" calcext:value-type="float">
            <text:p>0</text:p>
          </table:table-cell>
          <table:table-cell table:formula="of:=COUNTIF([.G91:.G390];&quot;&gt;&quot;&amp;[.I91])-COUNTIF([.G91:.G390];&quot;&gt;&quot;&amp;[.I9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float" office:value="306349" calcext:value-type="float">
            <text:p>306349</text:p>
          </table:table-cell>
          <table:table-cell table:style-name="ce2" office:value-type="float" office:value="446527" calcext:value-type="float">
            <text:p>446527</text:p>
          </table:table-cell>
          <table:table-cell table:style-name="ce2" office:value-type="float" office:value="93926" calcext:value-type="float">
            <text:p>93926</text:p>
          </table:table-cell>
          <table:table-cell table:style-name="ce2" office:value-type="float" office:value="313787" calcext:value-type="float">
            <text:p>313787</text:p>
          </table:table-cell>
          <table:table-cell office:value-type="float" office:value="114771" calcext:value-type="float">
            <text:p>114771</text:p>
          </table:table-cell>
          <table:table-cell table:style-name="ce2" office:value-type="float" office:value="69752" calcext:value-type="float">
            <text:p>69752</text:p>
          </table:table-cell>
          <table:table-cell/>
          <table:table-cell table:style-name="ce2" table:formula="of:=SUM([.I91]+10000)" office:value-type="float" office:value="900000" calcext:value-type="float">
            <text:p>900000</text:p>
          </table:table-cell>
          <table:table-cell table:formula="of:=COUNTIF([.B92:.B391];&quot;&gt;&quot;&amp;[.I92])-COUNTIF([.B92:.B391];&quot;&gt;&quot;&amp;[.I93])" office:value-type="float" office:value="1" calcext:value-type="float">
            <text:p>1</text:p>
          </table:table-cell>
          <table:table-cell table:formula="of:=COUNTIF([.C92:.C391];&quot;&gt;&quot;&amp;[.I92])-COUNTIF([.C92:.C391];&quot;&gt;&quot;&amp;[.I93])" office:value-type="float" office:value="0" calcext:value-type="float">
            <text:p>0</text:p>
          </table:table-cell>
          <table:table-cell table:formula="of:=COUNTIF([.D92:.D391];&quot;&gt;&quot;&amp;[.I92])-COUNTIF([.D92:.D391];&quot;&gt;&quot;&amp;[.I93])" office:value-type="float" office:value="0" calcext:value-type="float">
            <text:p>0</text:p>
          </table:table-cell>
          <table:table-cell table:formula="of:=COUNTIF([.E92:.E391];&quot;&gt;&quot;&amp;[.I92])-COUNTIF([.E92:.E391];&quot;&gt;&quot;&amp;[.I93])" office:value-type="float" office:value="6" calcext:value-type="float">
            <text:p>6</text:p>
          </table:table-cell>
          <table:table-cell table:formula="of:=COUNTIF([.F92:.F391];&quot;&gt;&quot;&amp;[.I92])-COUNTIF([.F92:.F391];&quot;&gt;&quot;&amp;[.I93])" office:value-type="float" office:value="0" calcext:value-type="float">
            <text:p>0</text:p>
          </table:table-cell>
          <table:table-cell table:formula="of:=COUNTIF([.G92:.G391];&quot;&gt;&quot;&amp;[.I92])-COUNTIF([.G92:.G391];&quot;&gt;&quot;&amp;[.I93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float" office:value="307973" calcext:value-type="float">
            <text:p>307973</text:p>
          </table:table-cell>
          <table:table-cell table:style-name="ce2" office:value-type="float" office:value="447229" calcext:value-type="float">
            <text:p>447229</text:p>
          </table:table-cell>
          <table:table-cell table:style-name="ce2" office:value-type="float" office:value="94828" calcext:value-type="float">
            <text:p>94828</text:p>
          </table:table-cell>
          <table:table-cell table:style-name="ce2" office:value-type="float" office:value="320774" calcext:value-type="float">
            <text:p>320774</text:p>
          </table:table-cell>
          <table:table-cell office:value-type="float" office:value="114846" calcext:value-type="float">
            <text:p>114846</text:p>
          </table:table-cell>
          <table:table-cell table:style-name="ce2" office:value-type="float" office:value="69797" calcext:value-type="float">
            <text:p>69797</text:p>
          </table:table-cell>
          <table:table-cell/>
          <table:table-cell table:style-name="ce2" table:formula="of:=SUM([.I92]+10000)" office:value-type="float" office:value="910000" calcext:value-type="float">
            <text:p>910000</text:p>
          </table:table-cell>
          <table:table-cell table:formula="of:=COUNTIF([.B93:.B392];&quot;&gt;&quot;&amp;[.I93])-COUNTIF([.B93:.B392];&quot;&gt;&quot;&amp;[.I94])" office:value-type="float" office:value="5" calcext:value-type="float">
            <text:p>5</text:p>
          </table:table-cell>
          <table:table-cell table:formula="of:=COUNTIF([.C93:.C392];&quot;&gt;&quot;&amp;[.I93])-COUNTIF([.C93:.C392];&quot;&gt;&quot;&amp;[.I94])" office:value-type="float" office:value="0" calcext:value-type="float">
            <text:p>0</text:p>
          </table:table-cell>
          <table:table-cell table:formula="of:=COUNTIF([.D93:.D392];&quot;&gt;&quot;&amp;[.I93])-COUNTIF([.D93:.D392];&quot;&gt;&quot;&amp;[.I94])" office:value-type="float" office:value="0" calcext:value-type="float">
            <text:p>0</text:p>
          </table:table-cell>
          <table:table-cell table:formula="of:=COUNTIF([.E93:.E392];&quot;&gt;&quot;&amp;[.I93])-COUNTIF([.E93:.E392];&quot;&gt;&quot;&amp;[.I94])" office:value-type="float" office:value="5" calcext:value-type="float">
            <text:p>5</text:p>
          </table:table-cell>
          <table:table-cell table:formula="of:=COUNTIF([.F93:.F392];&quot;&gt;&quot;&amp;[.I93])-COUNTIF([.F93:.F392];&quot;&gt;&quot;&amp;[.I94])" office:value-type="float" office:value="0" calcext:value-type="float">
            <text:p>0</text:p>
          </table:table-cell>
          <table:table-cell table:formula="of:=COUNTIF([.G93:.G392];&quot;&gt;&quot;&amp;[.I93])-COUNTIF([.G93:.G392];&quot;&gt;&quot;&amp;[.I94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float" office:value="312805" calcext:value-type="float">
            <text:p>312805</text:p>
          </table:table-cell>
          <table:table-cell table:style-name="ce2" office:value-type="float" office:value="448621" calcext:value-type="float">
            <text:p>448621</text:p>
          </table:table-cell>
          <table:table-cell table:style-name="ce2" office:value-type="float" office:value="94846" calcext:value-type="float">
            <text:p>94846</text:p>
          </table:table-cell>
          <table:table-cell table:style-name="ce2" office:value-type="float" office:value="321664" calcext:value-type="float">
            <text:p>321664</text:p>
          </table:table-cell>
          <table:table-cell office:value-type="float" office:value="115574" calcext:value-type="float">
            <text:p>115574</text:p>
          </table:table-cell>
          <table:table-cell table:style-name="ce2" office:value-type="float" office:value="70459" calcext:value-type="float">
            <text:p>70459</text:p>
          </table:table-cell>
          <table:table-cell/>
          <table:table-cell table:style-name="ce2" table:formula="of:=SUM([.I93]+10000)" office:value-type="float" office:value="920000" calcext:value-type="float">
            <text:p>920000</text:p>
          </table:table-cell>
          <table:table-cell table:formula="of:=COUNTIF([.B94:.B393];&quot;&gt;&quot;&amp;[.I94])-COUNTIF([.B94:.B393];&quot;&gt;&quot;&amp;[.I95])" office:value-type="float" office:value="1" calcext:value-type="float">
            <text:p>1</text:p>
          </table:table-cell>
          <table:table-cell table:formula="of:=COUNTIF([.C94:.C393];&quot;&gt;&quot;&amp;[.I94])-COUNTIF([.C94:.C393];&quot;&gt;&quot;&amp;[.I95])" office:value-type="float" office:value="0" calcext:value-type="float">
            <text:p>0</text:p>
          </table:table-cell>
          <table:table-cell table:formula="of:=COUNTIF([.D94:.D393];&quot;&gt;&quot;&amp;[.I94])-COUNTIF([.D94:.D393];&quot;&gt;&quot;&amp;[.I95])" office:value-type="float" office:value="1" calcext:value-type="float">
            <text:p>1</text:p>
          </table:table-cell>
          <table:table-cell table:formula="of:=COUNTIF([.E94:.E393];&quot;&gt;&quot;&amp;[.I94])-COUNTIF([.E94:.E393];&quot;&gt;&quot;&amp;[.I95])" office:value-type="float" office:value="4" calcext:value-type="float">
            <text:p>4</text:p>
          </table:table-cell>
          <table:table-cell table:formula="of:=COUNTIF([.F94:.F393];&quot;&gt;&quot;&amp;[.I94])-COUNTIF([.F94:.F393];&quot;&gt;&quot;&amp;[.I95])" office:value-type="float" office:value="2" calcext:value-type="float">
            <text:p>2</text:p>
          </table:table-cell>
          <table:table-cell table:formula="of:=COUNTIF([.G94:.G393];&quot;&gt;&quot;&amp;[.I94])-COUNTIF([.G94:.G393];&quot;&gt;&quot;&amp;[.I95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float" office:value="314023" calcext:value-type="float">
            <text:p>314023</text:p>
          </table:table-cell>
          <table:table-cell table:style-name="ce2" office:value-type="float" office:value="448696" calcext:value-type="float">
            <text:p>448696</text:p>
          </table:table-cell>
          <table:table-cell table:style-name="ce2" office:value-type="float" office:value="95332" calcext:value-type="float">
            <text:p>95332</text:p>
          </table:table-cell>
          <table:table-cell table:style-name="ce2" office:value-type="float" office:value="321800" calcext:value-type="float">
            <text:p>321800</text:p>
          </table:table-cell>
          <table:table-cell office:value-type="float" office:value="117120" calcext:value-type="float">
            <text:p>117120</text:p>
          </table:table-cell>
          <table:table-cell table:style-name="ce2" office:value-type="float" office:value="71135" calcext:value-type="float">
            <text:p>71135</text:p>
          </table:table-cell>
          <table:table-cell/>
          <table:table-cell table:style-name="ce2" table:formula="of:=SUM([.I94]+10000)" office:value-type="float" office:value="930000" calcext:value-type="float">
            <text:p>930000</text:p>
          </table:table-cell>
          <table:table-cell table:formula="of:=COUNTIF([.B95:.B394];&quot;&gt;&quot;&amp;[.I95])-COUNTIF([.B95:.B394];&quot;&gt;&quot;&amp;[.I96])" office:value-type="float" office:value="1" calcext:value-type="float">
            <text:p>1</text:p>
          </table:table-cell>
          <table:table-cell table:formula="of:=COUNTIF([.C95:.C394];&quot;&gt;&quot;&amp;[.I95])-COUNTIF([.C95:.C394];&quot;&gt;&quot;&amp;[.I96])" office:value-type="float" office:value="0" calcext:value-type="float">
            <text:p>0</text:p>
          </table:table-cell>
          <table:table-cell table:formula="of:=COUNTIF([.D95:.D394];&quot;&gt;&quot;&amp;[.I95])-COUNTIF([.D95:.D394];&quot;&gt;&quot;&amp;[.I96])" office:value-type="float" office:value="0" calcext:value-type="float">
            <text:p>0</text:p>
          </table:table-cell>
          <table:table-cell table:formula="of:=COUNTIF([.E95:.E394];&quot;&gt;&quot;&amp;[.I95])-COUNTIF([.E95:.E394];&quot;&gt;&quot;&amp;[.I96])" office:value-type="float" office:value="3" calcext:value-type="float">
            <text:p>3</text:p>
          </table:table-cell>
          <table:table-cell table:formula="of:=COUNTIF([.F95:.F394];&quot;&gt;&quot;&amp;[.I95])-COUNTIF([.F95:.F394];&quot;&gt;&quot;&amp;[.I96])" office:value-type="float" office:value="0" calcext:value-type="float">
            <text:p>0</text:p>
          </table:table-cell>
          <table:table-cell table:formula="of:=COUNTIF([.G95:.G394];&quot;&gt;&quot;&amp;[.I95])-COUNTIF([.G95:.G394];&quot;&gt;&quot;&amp;[.I96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float" office:value="319829" calcext:value-type="float">
            <text:p>319829</text:p>
          </table:table-cell>
          <table:table-cell table:style-name="ce2" office:value-type="float" office:value="451207" calcext:value-type="float">
            <text:p>451207</text:p>
          </table:table-cell>
          <table:table-cell table:style-name="ce2" office:value-type="float" office:value="97741" calcext:value-type="float">
            <text:p>97741</text:p>
          </table:table-cell>
          <table:table-cell table:style-name="ce2" office:value-type="float" office:value="329026" calcext:value-type="float">
            <text:p>329026</text:p>
          </table:table-cell>
          <table:table-cell office:value-type="float" office:value="119080" calcext:value-type="float">
            <text:p>119080</text:p>
          </table:table-cell>
          <table:table-cell table:style-name="ce2" office:value-type="float" office:value="75610" calcext:value-type="float">
            <text:p>75610</text:p>
          </table:table-cell>
          <table:table-cell/>
          <table:table-cell table:style-name="ce2" table:formula="of:=SUM([.I95]+10000)" office:value-type="float" office:value="940000" calcext:value-type="float">
            <text:p>940000</text:p>
          </table:table-cell>
          <table:table-cell table:formula="of:=COUNTIF([.B96:.B395];&quot;&gt;&quot;&amp;[.I96])-COUNTIF([.B96:.B395];&quot;&gt;&quot;&amp;[.I97])" office:value-type="float" office:value="2" calcext:value-type="float">
            <text:p>2</text:p>
          </table:table-cell>
          <table:table-cell table:formula="of:=COUNTIF([.C96:.C395];&quot;&gt;&quot;&amp;[.I96])-COUNTIF([.C96:.C395];&quot;&gt;&quot;&amp;[.I97])" office:value-type="float" office:value="0" calcext:value-type="float">
            <text:p>0</text:p>
          </table:table-cell>
          <table:table-cell table:formula="of:=COUNTIF([.D96:.D395];&quot;&gt;&quot;&amp;[.I96])-COUNTIF([.D96:.D395];&quot;&gt;&quot;&amp;[.I97])" office:value-type="float" office:value="0" calcext:value-type="float">
            <text:p>0</text:p>
          </table:table-cell>
          <table:table-cell table:formula="of:=COUNTIF([.E96:.E395];&quot;&gt;&quot;&amp;[.I96])-COUNTIF([.E96:.E395];&quot;&gt;&quot;&amp;[.I97])" office:value-type="float" office:value="3" calcext:value-type="float">
            <text:p>3</text:p>
          </table:table-cell>
          <table:table-cell table:formula="of:=COUNTIF([.F96:.F395];&quot;&gt;&quot;&amp;[.I96])-COUNTIF([.F96:.F395];&quot;&gt;&quot;&amp;[.I97])" office:value-type="float" office:value="2" calcext:value-type="float">
            <text:p>2</text:p>
          </table:table-cell>
          <table:table-cell table:formula="of:=COUNTIF([.G96:.G395];&quot;&gt;&quot;&amp;[.I96])-COUNTIF([.G96:.G395];&quot;&gt;&quot;&amp;[.I97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float" office:value="319983" calcext:value-type="float">
            <text:p>319983</text:p>
          </table:table-cell>
          <table:table-cell table:style-name="ce2" office:value-type="float" office:value="452767" calcext:value-type="float">
            <text:p>452767</text:p>
          </table:table-cell>
          <table:table-cell table:style-name="ce2" office:value-type="float" office:value="97981" calcext:value-type="float">
            <text:p>97981</text:p>
          </table:table-cell>
          <table:table-cell table:style-name="ce2" office:value-type="float" office:value="330215" calcext:value-type="float">
            <text:p>330215</text:p>
          </table:table-cell>
          <table:table-cell office:value-type="float" office:value="125326" calcext:value-type="float">
            <text:p>125326</text:p>
          </table:table-cell>
          <table:table-cell table:style-name="ce2" office:value-type="float" office:value="76114" calcext:value-type="float">
            <text:p>76114</text:p>
          </table:table-cell>
          <table:table-cell/>
          <table:table-cell table:style-name="ce2" table:formula="of:=SUM([.I96]+10000)" office:value-type="float" office:value="950000" calcext:value-type="float">
            <text:p>950000</text:p>
          </table:table-cell>
          <table:table-cell table:formula="of:=COUNTIF([.B97:.B396];&quot;&gt;&quot;&amp;[.I97])-COUNTIF([.B97:.B396];&quot;&gt;&quot;&amp;[.I98])" office:value-type="float" office:value="8" calcext:value-type="float">
            <text:p>8</text:p>
          </table:table-cell>
          <table:table-cell table:formula="of:=COUNTIF([.C97:.C396];&quot;&gt;&quot;&amp;[.I97])-COUNTIF([.C97:.C396];&quot;&gt;&quot;&amp;[.I98])" office:value-type="float" office:value="0" calcext:value-type="float">
            <text:p>0</text:p>
          </table:table-cell>
          <table:table-cell table:formula="of:=COUNTIF([.D97:.D396];&quot;&gt;&quot;&amp;[.I97])-COUNTIF([.D97:.D396];&quot;&gt;&quot;&amp;[.I98])" office:value-type="float" office:value="0" calcext:value-type="float">
            <text:p>0</text:p>
          </table:table-cell>
          <table:table-cell table:formula="of:=COUNTIF([.E97:.E396];&quot;&gt;&quot;&amp;[.I97])-COUNTIF([.E97:.E396];&quot;&gt;&quot;&amp;[.I98])" office:value-type="float" office:value="3" calcext:value-type="float">
            <text:p>3</text:p>
          </table:table-cell>
          <table:table-cell table:formula="of:=COUNTIF([.F97:.F396];&quot;&gt;&quot;&amp;[.I97])-COUNTIF([.F97:.F396];&quot;&gt;&quot;&amp;[.I98])" office:value-type="float" office:value="2" calcext:value-type="float">
            <text:p>2</text:p>
          </table:table-cell>
          <table:table-cell table:formula="of:=COUNTIF([.G97:.G396];&quot;&gt;&quot;&amp;[.I97])-COUNTIF([.G97:.G396];&quot;&gt;&quot;&amp;[.I98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float" office:value="321117" calcext:value-type="float">
            <text:p>321117</text:p>
          </table:table-cell>
          <table:table-cell table:style-name="ce2" office:value-type="float" office:value="453304" calcext:value-type="float">
            <text:p>453304</text:p>
          </table:table-cell>
          <table:table-cell table:style-name="ce2" office:value-type="float" office:value="98977" calcext:value-type="float">
            <text:p>98977</text:p>
          </table:table-cell>
          <table:table-cell table:style-name="ce2" office:value-type="float" office:value="330424" calcext:value-type="float">
            <text:p>330424</text:p>
          </table:table-cell>
          <table:table-cell office:value-type="float" office:value="132412" calcext:value-type="float">
            <text:p>132412</text:p>
          </table:table-cell>
          <table:table-cell table:style-name="ce2" office:value-type="float" office:value="83767" calcext:value-type="float">
            <text:p>83767</text:p>
          </table:table-cell>
          <table:table-cell/>
          <table:table-cell table:style-name="ce2" table:formula="of:=SUM([.I97]+10000)" office:value-type="float" office:value="960000" calcext:value-type="float">
            <text:p>960000</text:p>
          </table:table-cell>
          <table:table-cell table:formula="of:=COUNTIF([.B98:.B397];&quot;&gt;&quot;&amp;[.I98])-COUNTIF([.B98:.B397];&quot;&gt;&quot;&amp;[.I99])" office:value-type="float" office:value="2" calcext:value-type="float">
            <text:p>2</text:p>
          </table:table-cell>
          <table:table-cell table:formula="of:=COUNTIF([.C98:.C397];&quot;&gt;&quot;&amp;[.I98])-COUNTIF([.C98:.C397];&quot;&gt;&quot;&amp;[.I99])" office:value-type="float" office:value="0" calcext:value-type="float">
            <text:p>0</text:p>
          </table:table-cell>
          <table:table-cell table:formula="of:=COUNTIF([.D98:.D397];&quot;&gt;&quot;&amp;[.I98])-COUNTIF([.D98:.D397];&quot;&gt;&quot;&amp;[.I99])" office:value-type="float" office:value="0" calcext:value-type="float">
            <text:p>0</text:p>
          </table:table-cell>
          <table:table-cell table:formula="of:=COUNTIF([.E98:.E397];&quot;&gt;&quot;&amp;[.I98])-COUNTIF([.E98:.E397];&quot;&gt;&quot;&amp;[.I99])" office:value-type="float" office:value="3" calcext:value-type="float">
            <text:p>3</text:p>
          </table:table-cell>
          <table:table-cell table:formula="of:=COUNTIF([.F98:.F397];&quot;&gt;&quot;&amp;[.I98])-COUNTIF([.F98:.F397];&quot;&gt;&quot;&amp;[.I99])" office:value-type="float" office:value="0" calcext:value-type="float">
            <text:p>0</text:p>
          </table:table-cell>
          <table:table-cell table:formula="of:=COUNTIF([.G98:.G397];&quot;&gt;&quot;&amp;[.I98])-COUNTIF([.G98:.G397];&quot;&gt;&quot;&amp;[.I99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float" office:value="321710" calcext:value-type="float">
            <text:p>321710</text:p>
          </table:table-cell>
          <table:table-cell table:style-name="ce2" office:value-type="float" office:value="454132" calcext:value-type="float">
            <text:p>454132</text:p>
          </table:table-cell>
          <table:table-cell table:style-name="ce2" office:value-type="float" office:value="100664" calcext:value-type="float">
            <text:p>100664</text:p>
          </table:table-cell>
          <table:table-cell table:style-name="ce2" office:value-type="float" office:value="336293" calcext:value-type="float">
            <text:p>336293</text:p>
          </table:table-cell>
          <table:table-cell office:value-type="float" office:value="133478" calcext:value-type="float">
            <text:p>133478</text:p>
          </table:table-cell>
          <table:table-cell table:style-name="ce2" office:value-type="float" office:value="85780" calcext:value-type="float">
            <text:p>85780</text:p>
          </table:table-cell>
          <table:table-cell/>
          <table:table-cell table:style-name="ce2" table:formula="of:=SUM([.I98]+10000)" office:value-type="float" office:value="970000" calcext:value-type="float">
            <text:p>970000</text:p>
          </table:table-cell>
          <table:table-cell table:formula="of:=COUNTIF([.B99:.B398];&quot;&gt;&quot;&amp;[.I99])-COUNTIF([.B99:.B398];&quot;&gt;&quot;&amp;[.I100])" office:value-type="float" office:value="3" calcext:value-type="float">
            <text:p>3</text:p>
          </table:table-cell>
          <table:table-cell table:formula="of:=COUNTIF([.C99:.C398];&quot;&gt;&quot;&amp;[.I99])-COUNTIF([.C99:.C398];&quot;&gt;&quot;&amp;[.I100])" office:value-type="float" office:value="0" calcext:value-type="float">
            <text:p>0</text:p>
          </table:table-cell>
          <table:table-cell table:formula="of:=COUNTIF([.D99:.D398];&quot;&gt;&quot;&amp;[.I99])-COUNTIF([.D99:.D398];&quot;&gt;&quot;&amp;[.I100])" office:value-type="float" office:value="0" calcext:value-type="float">
            <text:p>0</text:p>
          </table:table-cell>
          <table:table-cell table:formula="of:=COUNTIF([.E99:.E398];&quot;&gt;&quot;&amp;[.I99])-COUNTIF([.E99:.E398];&quot;&gt;&quot;&amp;[.I100])" office:value-type="float" office:value="3" calcext:value-type="float">
            <text:p>3</text:p>
          </table:table-cell>
          <table:table-cell table:formula="of:=COUNTIF([.F99:.F398];&quot;&gt;&quot;&amp;[.I99])-COUNTIF([.F99:.F398];&quot;&gt;&quot;&amp;[.I100])" office:value-type="float" office:value="0" calcext:value-type="float">
            <text:p>0</text:p>
          </table:table-cell>
          <table:table-cell table:formula="of:=COUNTIF([.G99:.G398];&quot;&gt;&quot;&amp;[.I99])-COUNTIF([.G99:.G398];&quot;&gt;&quot;&amp;[.I100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float" office:value="325036" calcext:value-type="float">
            <text:p>325036</text:p>
          </table:table-cell>
          <table:table-cell table:style-name="ce2" office:value-type="float" office:value="454359" calcext:value-type="float">
            <text:p>454359</text:p>
          </table:table-cell>
          <table:table-cell table:style-name="ce2" office:value-type="float" office:value="105493" calcext:value-type="float">
            <text:p>105493</text:p>
          </table:table-cell>
          <table:table-cell table:style-name="ce2" office:value-type="float" office:value="342923" calcext:value-type="float">
            <text:p>342923</text:p>
          </table:table-cell>
          <table:table-cell office:value-type="float" office:value="133568" calcext:value-type="float">
            <text:p>133568</text:p>
          </table:table-cell>
          <table:table-cell table:style-name="ce2" office:value-type="float" office:value="86697" calcext:value-type="float">
            <text:p>86697</text:p>
          </table:table-cell>
          <table:table-cell/>
          <table:table-cell table:style-name="ce2" table:formula="of:=SUM([.I99]+10000)" office:value-type="float" office:value="980000" calcext:value-type="float">
            <text:p>980000</text:p>
          </table:table-cell>
          <table:table-cell table:formula="of:=COUNTIF([.B100:.B399];&quot;&gt;&quot;&amp;[.I100])-COUNTIF([.B100:.B399];&quot;&gt;&quot;&amp;[.I101])" office:value-type="float" office:value="3" calcext:value-type="float">
            <text:p>3</text:p>
          </table:table-cell>
          <table:table-cell table:formula="of:=COUNTIF([.C100:.C399];&quot;&gt;&quot;&amp;[.I100])-COUNTIF([.C100:.C399];&quot;&gt;&quot;&amp;[.I101])" office:value-type="float" office:value="0" calcext:value-type="float">
            <text:p>0</text:p>
          </table:table-cell>
          <table:table-cell table:formula="of:=COUNTIF([.D100:.D399];&quot;&gt;&quot;&amp;[.I100])-COUNTIF([.D100:.D399];&quot;&gt;&quot;&amp;[.I101])" office:value-type="float" office:value="0" calcext:value-type="float">
            <text:p>0</text:p>
          </table:table-cell>
          <table:table-cell table:formula="of:=COUNTIF([.E100:.E399];&quot;&gt;&quot;&amp;[.I100])-COUNTIF([.E100:.E399];&quot;&gt;&quot;&amp;[.I101])" office:value-type="float" office:value="3" calcext:value-type="float">
            <text:p>3</text:p>
          </table:table-cell>
          <table:table-cell table:formula="of:=COUNTIF([.F100:.F399];&quot;&gt;&quot;&amp;[.I100])-COUNTIF([.F100:.F399];&quot;&gt;&quot;&amp;[.I101])" office:value-type="float" office:value="0" calcext:value-type="float">
            <text:p>0</text:p>
          </table:table-cell>
          <table:table-cell table:formula="of:=COUNTIF([.G100:.G399];&quot;&gt;&quot;&amp;[.I100])-COUNTIF([.G100:.G399];&quot;&gt;&quot;&amp;[.I101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float" office:value="325852" calcext:value-type="float">
            <text:p>325852</text:p>
          </table:table-cell>
          <table:table-cell table:style-name="ce2" office:value-type="float" office:value="454708" calcext:value-type="float">
            <text:p>454708</text:p>
          </table:table-cell>
          <table:table-cell table:style-name="ce2" office:value-type="float" office:value="109451" calcext:value-type="float">
            <text:p>109451</text:p>
          </table:table-cell>
          <table:table-cell table:style-name="ce2" office:value-type="float" office:value="347994" calcext:value-type="float">
            <text:p>347994</text:p>
          </table:table-cell>
          <table:table-cell office:value-type="float" office:value="136478" calcext:value-type="float">
            <text:p>136478</text:p>
          </table:table-cell>
          <table:table-cell table:style-name="ce2" office:value-type="float" office:value="86725" calcext:value-type="float">
            <text:p>86725</text:p>
          </table:table-cell>
          <table:table-cell/>
          <table:table-cell table:style-name="ce2" table:formula="of:=SUM([.I100]+10000)" office:value-type="float" office:value="990000" calcext:value-type="float">
            <text:p>990000</text:p>
          </table:table-cell>
          <table:table-cell table:formula="of:=COUNTIF([.B101:.B400];&quot;&gt;&quot;&amp;[.I101])-COUNTIF([.B101:.B400];&quot;&gt;&quot;&amp;[.I102])" office:value-type="float" office:value="1" calcext:value-type="float">
            <text:p>1</text:p>
          </table:table-cell>
          <table:table-cell table:formula="of:=COUNTIF([.C101:.C400];&quot;&gt;&quot;&amp;[.I101])-COUNTIF([.C101:.C400];&quot;&gt;&quot;&amp;[.I102])" office:value-type="float" office:value="0" calcext:value-type="float">
            <text:p>0</text:p>
          </table:table-cell>
          <table:table-cell table:formula="of:=COUNTIF([.D101:.D400];&quot;&gt;&quot;&amp;[.I101])-COUNTIF([.D101:.D400];&quot;&gt;&quot;&amp;[.I102])" office:value-type="float" office:value="1" calcext:value-type="float">
            <text:p>1</text:p>
          </table:table-cell>
          <table:table-cell table:formula="of:=COUNTIF([.E101:.E400];&quot;&gt;&quot;&amp;[.I101])-COUNTIF([.E101:.E400];&quot;&gt;&quot;&amp;[.I102])" office:value-type="float" office:value="3" calcext:value-type="float">
            <text:p>3</text:p>
          </table:table-cell>
          <table:table-cell table:formula="of:=COUNTIF([.F101:.F400];&quot;&gt;&quot;&amp;[.I101])-COUNTIF([.F101:.F400];&quot;&gt;&quot;&amp;[.I102])" office:value-type="float" office:value="0" calcext:value-type="float">
            <text:p>0</text:p>
          </table:table-cell>
          <table:table-cell table:formula="of:=COUNTIF([.G101:.G400];&quot;&gt;&quot;&amp;[.I101])-COUNTIF([.G101:.G400];&quot;&gt;&quot;&amp;[.I10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float" office:value="329396" calcext:value-type="float">
            <text:p>329396</text:p>
          </table:table-cell>
          <table:table-cell table:style-name="ce2" office:value-type="float" office:value="455578" calcext:value-type="float">
            <text:p>455578</text:p>
          </table:table-cell>
          <table:table-cell table:style-name="ce2" office:value-type="float" office:value="112804" calcext:value-type="float">
            <text:p>112804</text:p>
          </table:table-cell>
          <table:table-cell table:style-name="ce2" office:value-type="float" office:value="354552" calcext:value-type="float">
            <text:p>354552</text:p>
          </table:table-cell>
          <table:table-cell office:value-type="float" office:value="137948" calcext:value-type="float">
            <text:p>137948</text:p>
          </table:table-cell>
          <table:table-cell table:style-name="ce2" office:value-type="float" office:value="88023" calcext:value-type="float">
            <text:p>88023</text:p>
          </table:table-cell>
          <table:table-cell/>
          <table:table-cell table:style-name="ce2" table:formula="of:=SUM([.I101]+10000)" office:value-type="float" office:value="1000000" calcext:value-type="float">
            <text:p>1000000</text:p>
          </table:table-cell>
          <table:table-cell table:formula="of:=COUNTIF([.B102:.B401];&quot;&gt;&quot;&amp;[.I102])-COUNTIF([.B102:.B401];&quot;&gt;&quot;&amp;[.I103])" office:value-type="float" office:value="2" calcext:value-type="float">
            <text:p>2</text:p>
          </table:table-cell>
          <table:table-cell table:formula="of:=COUNTIF([.C102:.C401];&quot;&gt;&quot;&amp;[.I102])-COUNTIF([.C102:.C401];&quot;&gt;&quot;&amp;[.I103])" office:value-type="float" office:value="0" calcext:value-type="float">
            <text:p>0</text:p>
          </table:table-cell>
          <table:table-cell table:formula="of:=COUNTIF([.D102:.D401];&quot;&gt;&quot;&amp;[.I102])-COUNTIF([.D102:.D401];&quot;&gt;&quot;&amp;[.I103])" office:value-type="float" office:value="0" calcext:value-type="float">
            <text:p>0</text:p>
          </table:table-cell>
          <table:table-cell table:formula="of:=COUNTIF([.E102:.E401];&quot;&gt;&quot;&amp;[.I102])-COUNTIF([.E102:.E401];&quot;&gt;&quot;&amp;[.I103])" office:value-type="float" office:value="3" calcext:value-type="float">
            <text:p>3</text:p>
          </table:table-cell>
          <table:table-cell table:formula="of:=COUNTIF([.F102:.F401];&quot;&gt;&quot;&amp;[.I102])-COUNTIF([.F102:.F401];&quot;&gt;&quot;&amp;[.I103])" office:value-type="float" office:value="0" calcext:value-type="float">
            <text:p>0</text:p>
          </table:table-cell>
          <table:table-cell table:formula="of:=COUNTIF([.G102:.G401];&quot;&gt;&quot;&amp;[.I102])-COUNTIF([.G102:.G401];&quot;&gt;&quot;&amp;[.I103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float" office:value="332004" calcext:value-type="float">
            <text:p>332004</text:p>
          </table:table-cell>
          <table:table-cell table:style-name="ce2" office:value-type="float" office:value="455584" calcext:value-type="float">
            <text:p>455584</text:p>
          </table:table-cell>
          <table:table-cell table:style-name="ce2" office:value-type="float" office:value="114268" calcext:value-type="float">
            <text:p>114268</text:p>
          </table:table-cell>
          <table:table-cell table:style-name="ce2" office:value-type="float" office:value="356668" calcext:value-type="float">
            <text:p>356668</text:p>
          </table:table-cell>
          <table:table-cell office:value-type="float" office:value="142527" calcext:value-type="float">
            <text:p>142527</text:p>
          </table:table-cell>
          <table:table-cell table:style-name="ce2" office:value-type="float" office:value="88596" calcext:value-type="float">
            <text:p>88596</text:p>
          </table:table-cell>
          <table:table-cell/>
          <table:table-cell table:style-name="ce2" table:formula="of:=SUM([.I102]+10000)" office:value-type="float" office:value="1010000" calcext:value-type="float">
            <text:p>1010000</text:p>
          </table:table-cell>
          <table:table-cell table:formula="of:=COUNTIF([.B103:.B402];&quot;&gt;&quot;&amp;[.I103])-COUNTIF([.B103:.B402];&quot;&gt;&quot;&amp;[.I104])" office:value-type="float" office:value="3" calcext:value-type="float">
            <text:p>3</text:p>
          </table:table-cell>
          <table:table-cell table:formula="of:=COUNTIF([.C103:.C402];&quot;&gt;&quot;&amp;[.I103])-COUNTIF([.C103:.C402];&quot;&gt;&quot;&amp;[.I104])" office:value-type="float" office:value="0" calcext:value-type="float">
            <text:p>0</text:p>
          </table:table-cell>
          <table:table-cell table:formula="of:=COUNTIF([.D103:.D402];&quot;&gt;&quot;&amp;[.I103])-COUNTIF([.D103:.D402];&quot;&gt;&quot;&amp;[.I104])" office:value-type="float" office:value="0" calcext:value-type="float">
            <text:p>0</text:p>
          </table:table-cell>
          <table:table-cell table:formula="of:=COUNTIF([.E103:.E402];&quot;&gt;&quot;&amp;[.I103])-COUNTIF([.E103:.E402];&quot;&gt;&quot;&amp;[.I104])" office:value-type="float" office:value="1" calcext:value-type="float">
            <text:p>1</text:p>
          </table:table-cell>
          <table:table-cell table:formula="of:=COUNTIF([.F103:.F402];&quot;&gt;&quot;&amp;[.I103])-COUNTIF([.F103:.F402];&quot;&gt;&quot;&amp;[.I104])" office:value-type="float" office:value="0" calcext:value-type="float">
            <text:p>0</text:p>
          </table:table-cell>
          <table:table-cell table:formula="of:=COUNTIF([.G103:.G402];&quot;&gt;&quot;&amp;[.I103])-COUNTIF([.G103:.G402];&quot;&gt;&quot;&amp;[.I104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float" office:value="334443" calcext:value-type="float">
            <text:p>334443</text:p>
          </table:table-cell>
          <table:table-cell table:style-name="ce2" office:value-type="float" office:value="455819" calcext:value-type="float">
            <text:p>455819</text:p>
          </table:table-cell>
          <table:table-cell table:style-name="ce2" office:value-type="float" office:value="114846" calcext:value-type="float">
            <text:p>114846</text:p>
          </table:table-cell>
          <table:table-cell table:style-name="ce2" office:value-type="float" office:value="360423" calcext:value-type="float">
            <text:p>360423</text:p>
          </table:table-cell>
          <table:table-cell office:value-type="float" office:value="143508" calcext:value-type="float">
            <text:p>143508</text:p>
          </table:table-cell>
          <table:table-cell table:style-name="ce2" office:value-type="float" office:value="94453" calcext:value-type="float">
            <text:p>94453</text:p>
          </table:table-cell>
          <table:table-cell/>
          <table:table-cell table:style-name="ce2" table:formula="of:=SUM([.I103]+10000)" office:value-type="float" office:value="1020000" calcext:value-type="float">
            <text:p>1020000</text:p>
          </table:table-cell>
          <table:table-cell table:formula="of:=COUNTIF([.B104:.B403];&quot;&gt;&quot;&amp;[.I104])-COUNTIF([.B104:.B403];&quot;&gt;&quot;&amp;[.I105])" office:value-type="float" office:value="6" calcext:value-type="float">
            <text:p>6</text:p>
          </table:table-cell>
          <table:table-cell table:formula="of:=COUNTIF([.C104:.C403];&quot;&gt;&quot;&amp;[.I104])-COUNTIF([.C104:.C403];&quot;&gt;&quot;&amp;[.I105])" office:value-type="float" office:value="0" calcext:value-type="float">
            <text:p>0</text:p>
          </table:table-cell>
          <table:table-cell table:formula="of:=COUNTIF([.D104:.D403];&quot;&gt;&quot;&amp;[.I104])-COUNTIF([.D104:.D403];&quot;&gt;&quot;&amp;[.I105])" office:value-type="float" office:value="0" calcext:value-type="float">
            <text:p>0</text:p>
          </table:table-cell>
          <table:table-cell table:formula="of:=COUNTIF([.E104:.E403];&quot;&gt;&quot;&amp;[.I104])-COUNTIF([.E104:.E403];&quot;&gt;&quot;&amp;[.I105])" office:value-type="float" office:value="1" calcext:value-type="float">
            <text:p>1</text:p>
          </table:table-cell>
          <table:table-cell table:formula="of:=COUNTIF([.F104:.F403];&quot;&gt;&quot;&amp;[.I104])-COUNTIF([.F104:.F403];&quot;&gt;&quot;&amp;[.I105])" office:value-type="float" office:value="0" calcext:value-type="float">
            <text:p>0</text:p>
          </table:table-cell>
          <table:table-cell table:formula="of:=COUNTIF([.G104:.G403];&quot;&gt;&quot;&amp;[.I104])-COUNTIF([.G104:.G403];&quot;&gt;&quot;&amp;[.I105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float" office:value="334483" calcext:value-type="float">
            <text:p>334483</text:p>
          </table:table-cell>
          <table:table-cell table:style-name="ce2" office:value-type="float" office:value="455896" calcext:value-type="float">
            <text:p>455896</text:p>
          </table:table-cell>
          <table:table-cell table:style-name="ce2" office:value-type="float" office:value="117032" calcext:value-type="float">
            <text:p>117032</text:p>
          </table:table-cell>
          <table:table-cell table:style-name="ce2" office:value-type="float" office:value="372509" calcext:value-type="float">
            <text:p>372509</text:p>
          </table:table-cell>
          <table:table-cell office:value-type="float" office:value="143828" calcext:value-type="float">
            <text:p>143828</text:p>
          </table:table-cell>
          <table:table-cell table:style-name="ce2" office:value-type="float" office:value="98093" calcext:value-type="float">
            <text:p>98093</text:p>
          </table:table-cell>
          <table:table-cell/>
          <table:table-cell table:style-name="ce2" table:formula="of:=SUM([.I104]+10000)" office:value-type="float" office:value="1030000" calcext:value-type="float">
            <text:p>1030000</text:p>
          </table:table-cell>
          <table:table-cell table:formula="of:=COUNTIF([.B105:.B404];&quot;&gt;&quot;&amp;[.I105])-COUNTIF([.B105:.B404];&quot;&gt;&quot;&amp;[.I106])" office:value-type="float" office:value="0" calcext:value-type="float">
            <text:p>0</text:p>
          </table:table-cell>
          <table:table-cell table:formula="of:=COUNTIF([.C105:.C404];&quot;&gt;&quot;&amp;[.I105])-COUNTIF([.C105:.C404];&quot;&gt;&quot;&amp;[.I106])" office:value-type="float" office:value="0" calcext:value-type="float">
            <text:p>0</text:p>
          </table:table-cell>
          <table:table-cell table:formula="of:=COUNTIF([.D105:.D404];&quot;&gt;&quot;&amp;[.I105])-COUNTIF([.D105:.D404];&quot;&gt;&quot;&amp;[.I106])" office:value-type="float" office:value="0" calcext:value-type="float">
            <text:p>0</text:p>
          </table:table-cell>
          <table:table-cell table:formula="of:=COUNTIF([.E105:.E404];&quot;&gt;&quot;&amp;[.I105])-COUNTIF([.E105:.E404];&quot;&gt;&quot;&amp;[.I106])" office:value-type="float" office:value="1" calcext:value-type="float">
            <text:p>1</text:p>
          </table:table-cell>
          <table:table-cell table:formula="of:=COUNTIF([.F105:.F404];&quot;&gt;&quot;&amp;[.I105])-COUNTIF([.F105:.F404];&quot;&gt;&quot;&amp;[.I106])" office:value-type="float" office:value="0" calcext:value-type="float">
            <text:p>0</text:p>
          </table:table-cell>
          <table:table-cell table:formula="of:=COUNTIF([.G105:.G404];&quot;&gt;&quot;&amp;[.I105])-COUNTIF([.G105:.G404];&quot;&gt;&quot;&amp;[.I106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float" office:value="336182" calcext:value-type="float">
            <text:p>336182</text:p>
          </table:table-cell>
          <table:table-cell table:style-name="ce2" office:value-type="float" office:value="458146" calcext:value-type="float">
            <text:p>458146</text:p>
          </table:table-cell>
          <table:table-cell table:style-name="ce2" office:value-type="float" office:value="117876" calcext:value-type="float">
            <text:p>117876</text:p>
          </table:table-cell>
          <table:table-cell table:style-name="ce2" office:value-type="float" office:value="374298" calcext:value-type="float">
            <text:p>374298</text:p>
          </table:table-cell>
          <table:table-cell office:value-type="float" office:value="145651" calcext:value-type="float">
            <text:p>145651</text:p>
          </table:table-cell>
          <table:table-cell table:style-name="ce2" office:value-type="float" office:value="101281" calcext:value-type="float">
            <text:p>101281</text:p>
          </table:table-cell>
          <table:table-cell/>
          <table:table-cell table:style-name="ce2" table:formula="of:=SUM([.I105]+10000)" office:value-type="float" office:value="1040000" calcext:value-type="float">
            <text:p>1040000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339586" calcext:value-type="float">
            <text:p>339586</text:p>
          </table:table-cell>
          <table:table-cell table:style-name="ce2" office:value-type="float" office:value="458452" calcext:value-type="float">
            <text:p>458452</text:p>
          </table:table-cell>
          <table:table-cell table:style-name="ce2" office:value-type="float" office:value="118946" calcext:value-type="float">
            <text:p>118946</text:p>
          </table:table-cell>
          <table:table-cell table:style-name="ce2" office:value-type="float" office:value="374417" calcext:value-type="float">
            <text:p>374417</text:p>
          </table:table-cell>
          <table:table-cell office:value-type="float" office:value="146854" calcext:value-type="float">
            <text:p>146854</text:p>
          </table:table-cell>
          <table:table-cell table:style-name="ce2" office:value-type="float" office:value="101736" calcext:value-type="float">
            <text:p>10173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344310" calcext:value-type="float">
            <text:p>344310</text:p>
          </table:table-cell>
          <table:table-cell table:style-name="ce2" office:value-type="float" office:value="459660" calcext:value-type="float">
            <text:p>459660</text:p>
          </table:table-cell>
          <table:table-cell table:style-name="ce2" office:value-type="float" office:value="121021" calcext:value-type="float">
            <text:p>121021</text:p>
          </table:table-cell>
          <table:table-cell table:style-name="ce2" office:value-type="float" office:value="379586" calcext:value-type="float">
            <text:p>379586</text:p>
          </table:table-cell>
          <table:table-cell office:value-type="float" office:value="147410" calcext:value-type="float">
            <text:p>147410</text:p>
          </table:table-cell>
          <table:table-cell table:style-name="ce2" office:value-type="float" office:value="103411" calcext:value-type="float">
            <text:p>10341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349053" calcext:value-type="float">
            <text:p>349053</text:p>
          </table:table-cell>
          <table:table-cell table:style-name="ce2" office:value-type="float" office:value="459856" calcext:value-type="float">
            <text:p>459856</text:p>
          </table:table-cell>
          <table:table-cell table:style-name="ce2" office:value-type="float" office:value="121954" calcext:value-type="float">
            <text:p>121954</text:p>
          </table:table-cell>
          <table:table-cell table:style-name="ce2" office:value-type="float" office:value="381019" calcext:value-type="float">
            <text:p>381019</text:p>
          </table:table-cell>
          <table:table-cell office:value-type="float" office:value="148934" calcext:value-type="float">
            <text:p>148934</text:p>
          </table:table-cell>
          <table:table-cell table:style-name="ce2" office:value-type="float" office:value="105240" calcext:value-type="float">
            <text:p>10524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360568" calcext:value-type="float">
            <text:p>360568</text:p>
          </table:table-cell>
          <table:table-cell table:style-name="ce2" office:value-type="float" office:value="461648" calcext:value-type="float">
            <text:p>461648</text:p>
          </table:table-cell>
          <table:table-cell table:style-name="ce2" office:value-type="float" office:value="122930" calcext:value-type="float">
            <text:p>122930</text:p>
          </table:table-cell>
          <table:table-cell table:style-name="ce2" office:value-type="float" office:value="382889" calcext:value-type="float">
            <text:p>382889</text:p>
          </table:table-cell>
          <table:table-cell office:value-type="float" office:value="152240" calcext:value-type="float">
            <text:p>152240</text:p>
          </table:table-cell>
          <table:table-cell table:style-name="ce2" office:value-type="float" office:value="106623" calcext:value-type="float">
            <text:p>10662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362003" calcext:value-type="float">
            <text:p>362003</text:p>
          </table:table-cell>
          <table:table-cell table:style-name="ce2" office:value-type="float" office:value="463057" calcext:value-type="float">
            <text:p>463057</text:p>
          </table:table-cell>
          <table:table-cell table:style-name="ce2" office:value-type="float" office:value="124551" calcext:value-type="float">
            <text:p>124551</text:p>
          </table:table-cell>
          <table:table-cell table:style-name="ce2" office:value-type="float" office:value="387463" calcext:value-type="float">
            <text:p>387463</text:p>
          </table:table-cell>
          <table:table-cell office:value-type="float" office:value="153104" calcext:value-type="float">
            <text:p>153104</text:p>
          </table:table-cell>
          <table:table-cell table:style-name="ce2" office:value-type="float" office:value="111074" calcext:value-type="float">
            <text:p>11107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374174" calcext:value-type="float">
            <text:p>374174</text:p>
          </table:table-cell>
          <table:table-cell table:style-name="ce2" office:value-type="float" office:value="463070" calcext:value-type="float">
            <text:p>463070</text:p>
          </table:table-cell>
          <table:table-cell table:style-name="ce2" office:value-type="float" office:value="124849" calcext:value-type="float">
            <text:p>124849</text:p>
          </table:table-cell>
          <table:table-cell table:style-name="ce2" office:value-type="float" office:value="390100" calcext:value-type="float">
            <text:p>390100</text:p>
          </table:table-cell>
          <table:table-cell office:value-type="float" office:value="156079" calcext:value-type="float">
            <text:p>156079</text:p>
          </table:table-cell>
          <table:table-cell table:style-name="ce2" office:value-type="float" office:value="111376" calcext:value-type="float">
            <text:p>11137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379551" calcext:value-type="float">
            <text:p>379551</text:p>
          </table:table-cell>
          <table:table-cell table:style-name="ce2" office:value-type="float" office:value="463853" calcext:value-type="float">
            <text:p>463853</text:p>
          </table:table-cell>
          <table:table-cell table:style-name="ce2" office:value-type="float" office:value="132043" calcext:value-type="float">
            <text:p>132043</text:p>
          </table:table-cell>
          <table:table-cell table:style-name="ce2" office:value-type="float" office:value="390690" calcext:value-type="float">
            <text:p>390690</text:p>
          </table:table-cell>
          <table:table-cell office:value-type="float" office:value="157354" calcext:value-type="float">
            <text:p>157354</text:p>
          </table:table-cell>
          <table:table-cell table:style-name="ce2" office:value-type="float" office:value="112221" calcext:value-type="float">
            <text:p>11222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383230" calcext:value-type="float">
            <text:p>383230</text:p>
          </table:table-cell>
          <table:table-cell table:style-name="ce2" office:value-type="float" office:value="463878" calcext:value-type="float">
            <text:p>463878</text:p>
          </table:table-cell>
          <table:table-cell table:style-name="ce2" office:value-type="float" office:value="132902" calcext:value-type="float">
            <text:p>132902</text:p>
          </table:table-cell>
          <table:table-cell table:style-name="ce2" office:value-type="float" office:value="397126" calcext:value-type="float">
            <text:p>397126</text:p>
          </table:table-cell>
          <table:table-cell office:value-type="float" office:value="158171" calcext:value-type="float">
            <text:p>158171</text:p>
          </table:table-cell>
          <table:table-cell table:style-name="ce2" office:value-type="float" office:value="115857" calcext:value-type="float">
            <text:p>11585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386606" calcext:value-type="float">
            <text:p>386606</text:p>
          </table:table-cell>
          <table:table-cell table:style-name="ce2" office:value-type="float" office:value="466053" calcext:value-type="float">
            <text:p>466053</text:p>
          </table:table-cell>
          <table:table-cell table:style-name="ce2" office:value-type="float" office:value="136081" calcext:value-type="float">
            <text:p>136081</text:p>
          </table:table-cell>
          <table:table-cell table:style-name="ce2" office:value-type="float" office:value="397560" calcext:value-type="float">
            <text:p>397560</text:p>
          </table:table-cell>
          <table:table-cell office:value-type="float" office:value="160730" calcext:value-type="float">
            <text:p>160730</text:p>
          </table:table-cell>
          <table:table-cell table:style-name="ce2" office:value-type="float" office:value="117032" calcext:value-type="float">
            <text:p>11703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390014" calcext:value-type="float">
            <text:p>390014</text:p>
          </table:table-cell>
          <table:table-cell table:style-name="ce2" office:value-type="float" office:value="466482" calcext:value-type="float">
            <text:p>466482</text:p>
          </table:table-cell>
          <table:table-cell table:style-name="ce2" office:value-type="float" office:value="136897" calcext:value-type="float">
            <text:p>136897</text:p>
          </table:table-cell>
          <table:table-cell table:style-name="ce2" office:value-type="float" office:value="403334" calcext:value-type="float">
            <text:p>403334</text:p>
          </table:table-cell>
          <table:table-cell office:value-type="float" office:value="161318" calcext:value-type="float">
            <text:p>161318</text:p>
          </table:table-cell>
          <table:table-cell table:style-name="ce2" office:value-type="float" office:value="117108" calcext:value-type="float">
            <text:p>11710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392777" calcext:value-type="float">
            <text:p>392777</text:p>
          </table:table-cell>
          <table:table-cell table:style-name="ce2" office:value-type="float" office:value="466595" calcext:value-type="float">
            <text:p>466595</text:p>
          </table:table-cell>
          <table:table-cell table:style-name="ce2" office:value-type="float" office:value="137948" calcext:value-type="float">
            <text:p>137948</text:p>
          </table:table-cell>
          <table:table-cell table:style-name="ce2" office:value-type="float" office:value="408499" calcext:value-type="float">
            <text:p>408499</text:p>
          </table:table-cell>
          <table:table-cell office:value-type="float" office:value="161646" calcext:value-type="float">
            <text:p>161646</text:p>
          </table:table-cell>
          <table:table-cell table:style-name="ce2" office:value-type="float" office:value="117795" calcext:value-type="float">
            <text:p>11779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397984" calcext:value-type="float">
            <text:p>397984</text:p>
          </table:table-cell>
          <table:table-cell table:style-name="ce2" office:value-type="float" office:value="467778" calcext:value-type="float">
            <text:p>467778</text:p>
          </table:table-cell>
          <table:table-cell table:style-name="ce2" office:value-type="float" office:value="139444" calcext:value-type="float">
            <text:p>139444</text:p>
          </table:table-cell>
          <table:table-cell table:style-name="ce2" office:value-type="float" office:value="420389" calcext:value-type="float">
            <text:p>420389</text:p>
          </table:table-cell>
          <table:table-cell office:value-type="float" office:value="161952" calcext:value-type="float">
            <text:p>161952</text:p>
          </table:table-cell>
          <table:table-cell table:style-name="ce2" office:value-type="float" office:value="118346" calcext:value-type="float">
            <text:p>11834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07453" calcext:value-type="float">
            <text:p>407453</text:p>
          </table:table-cell>
          <table:table-cell table:style-name="ce2" office:value-type="float" office:value="468876" calcext:value-type="float">
            <text:p>468876</text:p>
          </table:table-cell>
          <table:table-cell table:style-name="ce2" office:value-type="float" office:value="141166" calcext:value-type="float">
            <text:p>141166</text:p>
          </table:table-cell>
          <table:table-cell table:style-name="ce2" office:value-type="float" office:value="424730" calcext:value-type="float">
            <text:p>424730</text:p>
          </table:table-cell>
          <table:table-cell office:value-type="float" office:value="162624" calcext:value-type="float">
            <text:p>162624</text:p>
          </table:table-cell>
          <table:table-cell table:style-name="ce2" office:value-type="float" office:value="118764" calcext:value-type="float">
            <text:p>11876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11041" calcext:value-type="float">
            <text:p>411041</text:p>
          </table:table-cell>
          <table:table-cell table:style-name="ce2" office:value-type="float" office:value="469800" calcext:value-type="float">
            <text:p>469800</text:p>
          </table:table-cell>
          <table:table-cell table:style-name="ce2" office:value-type="float" office:value="144985" calcext:value-type="float">
            <text:p>144985</text:p>
          </table:table-cell>
          <table:table-cell table:style-name="ce2" office:value-type="float" office:value="424960" calcext:value-type="float">
            <text:p>424960</text:p>
          </table:table-cell>
          <table:table-cell office:value-type="float" office:value="172733" calcext:value-type="float">
            <text:p>172733</text:p>
          </table:table-cell>
          <table:table-cell table:style-name="ce2" office:value-type="float" office:value="119509" calcext:value-type="float">
            <text:p>11950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20133" calcext:value-type="float">
            <text:p>420133</text:p>
          </table:table-cell>
          <table:table-cell table:style-name="ce2" office:value-type="float" office:value="470821" calcext:value-type="float">
            <text:p>470821</text:p>
          </table:table-cell>
          <table:table-cell table:style-name="ce2" office:value-type="float" office:value="146301" calcext:value-type="float">
            <text:p>146301</text:p>
          </table:table-cell>
          <table:table-cell table:style-name="ce2" office:value-type="float" office:value="427613" calcext:value-type="float">
            <text:p>427613</text:p>
          </table:table-cell>
          <table:table-cell office:value-type="float" office:value="172933" calcext:value-type="float">
            <text:p>172933</text:p>
          </table:table-cell>
          <table:table-cell table:style-name="ce2" office:value-type="float" office:value="119875" calcext:value-type="float">
            <text:p>11987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26675" calcext:value-type="float">
            <text:p>426675</text:p>
          </table:table-cell>
          <table:table-cell table:style-name="ce2" office:value-type="float" office:value="471075" calcext:value-type="float">
            <text:p>471075</text:p>
          </table:table-cell>
          <table:table-cell table:style-name="ce2" office:value-type="float" office:value="147410" calcext:value-type="float">
            <text:p>147410</text:p>
          </table:table-cell>
          <table:table-cell table:style-name="ce2" office:value-type="float" office:value="430982" calcext:value-type="float">
            <text:p>430982</text:p>
          </table:table-cell>
          <table:table-cell office:value-type="float" office:value="173516" calcext:value-type="float">
            <text:p>173516</text:p>
          </table:table-cell>
          <table:table-cell table:style-name="ce2" office:value-type="float" office:value="122768" calcext:value-type="float">
            <text:p>12276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27838" calcext:value-type="float">
            <text:p>427838</text:p>
          </table:table-cell>
          <table:table-cell table:style-name="ce2" office:value-type="float" office:value="471206" calcext:value-type="float">
            <text:p>471206</text:p>
          </table:table-cell>
          <table:table-cell table:style-name="ce2" office:value-type="float" office:value="149061" calcext:value-type="float">
            <text:p>149061</text:p>
          </table:table-cell>
          <table:table-cell table:style-name="ce2" office:value-type="float" office:value="432294" calcext:value-type="float">
            <text:p>432294</text:p>
          </table:table-cell>
          <table:table-cell office:value-type="float" office:value="175281" calcext:value-type="float">
            <text:p>175281</text:p>
          </table:table-cell>
          <table:table-cell table:style-name="ce2" office:value-type="float" office:value="123057" calcext:value-type="float">
            <text:p>12305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29765" calcext:value-type="float">
            <text:p>429765</text:p>
          </table:table-cell>
          <table:table-cell table:style-name="ce2" office:value-type="float" office:value="471512" calcext:value-type="float">
            <text:p>471512</text:p>
          </table:table-cell>
          <table:table-cell table:style-name="ce2" office:value-type="float" office:value="150300" calcext:value-type="float">
            <text:p>150300</text:p>
          </table:table-cell>
          <table:table-cell table:style-name="ce2" office:value-type="float" office:value="434504" calcext:value-type="float">
            <text:p>434504</text:p>
          </table:table-cell>
          <table:table-cell office:value-type="float" office:value="175537" calcext:value-type="float">
            <text:p>175537</text:p>
          </table:table-cell>
          <table:table-cell table:style-name="ce2" office:value-type="float" office:value="124160" calcext:value-type="float">
            <text:p>12416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36756" calcext:value-type="float">
            <text:p>436756</text:p>
          </table:table-cell>
          <table:table-cell table:style-name="ce2" office:value-type="float" office:value="472192" calcext:value-type="float">
            <text:p>472192</text:p>
          </table:table-cell>
          <table:table-cell table:style-name="ce2" office:value-type="float" office:value="150912" calcext:value-type="float">
            <text:p>150912</text:p>
          </table:table-cell>
          <table:table-cell table:style-name="ce2" office:value-type="float" office:value="440243" calcext:value-type="float">
            <text:p>440243</text:p>
          </table:table-cell>
          <table:table-cell office:value-type="float" office:value="175750" calcext:value-type="float">
            <text:p>175750</text:p>
          </table:table-cell>
          <table:table-cell table:style-name="ce2" office:value-type="float" office:value="124849" calcext:value-type="float">
            <text:p>12484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37301" calcext:value-type="float">
            <text:p>437301</text:p>
          </table:table-cell>
          <table:table-cell table:style-name="ce2" office:value-type="float" office:value="472758" calcext:value-type="float">
            <text:p>472758</text:p>
          </table:table-cell>
          <table:table-cell table:style-name="ce2" office:value-type="float" office:value="152240" calcext:value-type="float">
            <text:p>152240</text:p>
          </table:table-cell>
          <table:table-cell table:style-name="ce2" office:value-type="float" office:value="441183" calcext:value-type="float">
            <text:p>441183</text:p>
          </table:table-cell>
          <table:table-cell office:value-type="float" office:value="178504" calcext:value-type="float">
            <text:p>178504</text:p>
          </table:table-cell>
          <table:table-cell table:style-name="ce2" office:value-type="float" office:value="129492" calcext:value-type="float">
            <text:p>12949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42694" calcext:value-type="float">
            <text:p>442694</text:p>
          </table:table-cell>
          <table:table-cell table:style-name="ce2" office:value-type="float" office:value="473216" calcext:value-type="float">
            <text:p>473216</text:p>
          </table:table-cell>
          <table:table-cell table:style-name="ce2" office:value-type="float" office:value="153681" calcext:value-type="float">
            <text:p>153681</text:p>
          </table:table-cell>
          <table:table-cell table:style-name="ce2" office:value-type="float" office:value="441448" calcext:value-type="float">
            <text:p>441448</text:p>
          </table:table-cell>
          <table:table-cell office:value-type="float" office:value="180685" calcext:value-type="float">
            <text:p>180685</text:p>
          </table:table-cell>
          <table:table-cell table:style-name="ce2" office:value-type="float" office:value="129727" calcext:value-type="float">
            <text:p>12972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51063" calcext:value-type="float">
            <text:p>451063</text:p>
          </table:table-cell>
          <table:table-cell table:style-name="ce2" office:value-type="float" office:value="473365" calcext:value-type="float">
            <text:p>473365</text:p>
          </table:table-cell>
          <table:table-cell table:style-name="ce2" office:value-type="float" office:value="154187" calcext:value-type="float">
            <text:p>154187</text:p>
          </table:table-cell>
          <table:table-cell table:style-name="ce2" office:value-type="float" office:value="449757" calcext:value-type="float">
            <text:p>449757</text:p>
          </table:table-cell>
          <table:table-cell office:value-type="float" office:value="184492" calcext:value-type="float">
            <text:p>184492</text:p>
          </table:table-cell>
          <table:table-cell table:style-name="ce2" office:value-type="float" office:value="133130" calcext:value-type="float">
            <text:p>13313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57372" calcext:value-type="float">
            <text:p>457372</text:p>
          </table:table-cell>
          <table:table-cell table:style-name="ce2" office:value-type="float" office:value="474402" calcext:value-type="float">
            <text:p>474402</text:p>
          </table:table-cell>
          <table:table-cell table:style-name="ce2" office:value-type="float" office:value="154818" calcext:value-type="float">
            <text:p>154818</text:p>
          </table:table-cell>
          <table:table-cell table:style-name="ce2" office:value-type="float" office:value="449937" calcext:value-type="float">
            <text:p>449937</text:p>
          </table:table-cell>
          <table:table-cell office:value-type="float" office:value="185517" calcext:value-type="float">
            <text:p>185517</text:p>
          </table:table-cell>
          <table:table-cell table:style-name="ce2" office:value-type="float" office:value="136897" calcext:value-type="float">
            <text:p>13689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59941" calcext:value-type="float">
            <text:p>459941</text:p>
          </table:table-cell>
          <table:table-cell table:style-name="ce2" office:value-type="float" office:value="474641" calcext:value-type="float">
            <text:p>474641</text:p>
          </table:table-cell>
          <table:table-cell table:style-name="ce2" office:value-type="float" office:value="155848" calcext:value-type="float">
            <text:p>155848</text:p>
          </table:table-cell>
          <table:table-cell table:style-name="ce2" office:value-type="float" office:value="455276" calcext:value-type="float">
            <text:p>455276</text:p>
          </table:table-cell>
          <table:table-cell office:value-type="float" office:value="186567" calcext:value-type="float">
            <text:p>186567</text:p>
          </table:table-cell>
          <table:table-cell table:style-name="ce2" office:value-type="float" office:value="137119" calcext:value-type="float">
            <text:p>13711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63673" calcext:value-type="float">
            <text:p>463673</text:p>
          </table:table-cell>
          <table:table-cell table:style-name="ce2" office:value-type="float" office:value="475178" calcext:value-type="float">
            <text:p>475178</text:p>
          </table:table-cell>
          <table:table-cell table:style-name="ce2" office:value-type="float" office:value="157070" calcext:value-type="float">
            <text:p>157070</text:p>
          </table:table-cell>
          <table:table-cell table:style-name="ce2" office:value-type="float" office:value="461458" calcext:value-type="float">
            <text:p>461458</text:p>
          </table:table-cell>
          <table:table-cell office:value-type="float" office:value="189591" calcext:value-type="float">
            <text:p>189591</text:p>
          </table:table-cell>
          <table:table-cell table:style-name="ce2" office:value-type="float" office:value="137745" calcext:value-type="float">
            <text:p>13774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64647" calcext:value-type="float">
            <text:p>464647</text:p>
          </table:table-cell>
          <table:table-cell table:style-name="ce2" office:value-type="float" office:value="475594" calcext:value-type="float">
            <text:p>475594</text:p>
          </table:table-cell>
          <table:table-cell table:style-name="ce2" office:value-type="float" office:value="157645" calcext:value-type="float">
            <text:p>157645</text:p>
          </table:table-cell>
          <table:table-cell table:style-name="ce2" office:value-type="float" office:value="468883" calcext:value-type="float">
            <text:p>468883</text:p>
          </table:table-cell>
          <table:table-cell office:value-type="float" office:value="191595" calcext:value-type="float">
            <text:p>191595</text:p>
          </table:table-cell>
          <table:table-cell table:style-name="ce2" office:value-type="float" office:value="138829" calcext:value-type="float">
            <text:p>13882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65159" calcext:value-type="float">
            <text:p>465159</text:p>
          </table:table-cell>
          <table:table-cell table:style-name="ce2" office:value-type="float" office:value="476256" calcext:value-type="float">
            <text:p>476256</text:p>
          </table:table-cell>
          <table:table-cell table:style-name="ce2" office:value-type="float" office:value="157813" calcext:value-type="float">
            <text:p>157813</text:p>
          </table:table-cell>
          <table:table-cell table:style-name="ce2" office:value-type="float" office:value="472623" calcext:value-type="float">
            <text:p>472623</text:p>
          </table:table-cell>
          <table:table-cell office:value-type="float" office:value="191719" calcext:value-type="float">
            <text:p>191719</text:p>
          </table:table-cell>
          <table:table-cell table:style-name="ce2" office:value-type="float" office:value="139444" calcext:value-type="float">
            <text:p>13944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68556" calcext:value-type="float">
            <text:p>468556</text:p>
          </table:table-cell>
          <table:table-cell table:style-name="ce2" office:value-type="float" office:value="476796" calcext:value-type="float">
            <text:p>476796</text:p>
          </table:table-cell>
          <table:table-cell table:style-name="ce2" office:value-type="float" office:value="158727" calcext:value-type="float">
            <text:p>158727</text:p>
          </table:table-cell>
          <table:table-cell table:style-name="ce2" office:value-type="float" office:value="479295" calcext:value-type="float">
            <text:p>479295</text:p>
          </table:table-cell>
          <table:table-cell office:value-type="float" office:value="198407" calcext:value-type="float">
            <text:p>198407</text:p>
          </table:table-cell>
          <table:table-cell table:style-name="ce2" office:value-type="float" office:value="143014" calcext:value-type="float">
            <text:p>14301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69924" calcext:value-type="float">
            <text:p>469924</text:p>
          </table:table-cell>
          <table:table-cell table:style-name="ce2" office:value-type="float" office:value="476849" calcext:value-type="float">
            <text:p>476849</text:p>
          </table:table-cell>
          <table:table-cell table:style-name="ce2" office:value-type="float" office:value="162624" calcext:value-type="float">
            <text:p>162624</text:p>
          </table:table-cell>
          <table:table-cell table:style-name="ce2" office:value-type="float" office:value="486049" calcext:value-type="float">
            <text:p>486049</text:p>
          </table:table-cell>
          <table:table-cell office:value-type="float" office:value="201181" calcext:value-type="float">
            <text:p>201181</text:p>
          </table:table-cell>
          <table:table-cell table:style-name="ce2" office:value-type="float" office:value="147375" calcext:value-type="float">
            <text:p>14737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82338" calcext:value-type="float">
            <text:p>482338</text:p>
          </table:table-cell>
          <table:table-cell table:style-name="ce2" office:value-type="float" office:value="478662" calcext:value-type="float">
            <text:p>478662</text:p>
          </table:table-cell>
          <table:table-cell table:style-name="ce2" office:value-type="float" office:value="164457" calcext:value-type="float">
            <text:p>164457</text:p>
          </table:table-cell>
          <table:table-cell table:style-name="ce2" office:value-type="float" office:value="486978" calcext:value-type="float">
            <text:p>486978</text:p>
          </table:table-cell>
          <table:table-cell office:value-type="float" office:value="201201" calcext:value-type="float">
            <text:p>201201</text:p>
          </table:table-cell>
          <table:table-cell table:style-name="ce2" office:value-type="float" office:value="147687" calcext:value-type="float">
            <text:p>14768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83263" calcext:value-type="float">
            <text:p>483263</text:p>
          </table:table-cell>
          <table:table-cell table:style-name="ce2" office:value-type="float" office:value="478683" calcext:value-type="float">
            <text:p>478683</text:p>
          </table:table-cell>
          <table:table-cell table:style-name="ce2" office:value-type="float" office:value="167325" calcext:value-type="float">
            <text:p>167325</text:p>
          </table:table-cell>
          <table:table-cell table:style-name="ce2" office:value-type="float" office:value="489038" calcext:value-type="float">
            <text:p>489038</text:p>
          </table:table-cell>
          <table:table-cell office:value-type="float" office:value="203365" calcext:value-type="float">
            <text:p>203365</text:p>
          </table:table-cell>
          <table:table-cell table:style-name="ce2" office:value-type="float" office:value="148611" calcext:value-type="float">
            <text:p>14861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86647" calcext:value-type="float">
            <text:p>486647</text:p>
          </table:table-cell>
          <table:table-cell table:style-name="ce2" office:value-type="float" office:value="479270" calcext:value-type="float">
            <text:p>479270</text:p>
          </table:table-cell>
          <table:table-cell table:style-name="ce2" office:value-type="float" office:value="167742" calcext:value-type="float">
            <text:p>167742</text:p>
          </table:table-cell>
          <table:table-cell table:style-name="ce2" office:value-type="float" office:value="496059" calcext:value-type="float">
            <text:p>496059</text:p>
          </table:table-cell>
          <table:table-cell office:value-type="float" office:value="204635" calcext:value-type="float">
            <text:p>204635</text:p>
          </table:table-cell>
          <table:table-cell table:style-name="ce2" office:value-type="float" office:value="149651" calcext:value-type="float">
            <text:p>14965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90427" calcext:value-type="float">
            <text:p>490427</text:p>
          </table:table-cell>
          <table:table-cell table:style-name="ce2" office:value-type="float" office:value="480509" calcext:value-type="float">
            <text:p>480509</text:p>
          </table:table-cell>
          <table:table-cell table:style-name="ce2" office:value-type="float" office:value="171240" calcext:value-type="float">
            <text:p>171240</text:p>
          </table:table-cell>
          <table:table-cell table:style-name="ce2" office:value-type="float" office:value="501307" calcext:value-type="float">
            <text:p>501307</text:p>
          </table:table-cell>
          <table:table-cell office:value-type="float" office:value="205271" calcext:value-type="float">
            <text:p>205271</text:p>
          </table:table-cell>
          <table:table-cell table:style-name="ce2" office:value-type="float" office:value="152369" calcext:value-type="float">
            <text:p>15236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92435" calcext:value-type="float">
            <text:p>492435</text:p>
          </table:table-cell>
          <table:table-cell table:style-name="ce2" office:value-type="float" office:value="482560" calcext:value-type="float">
            <text:p>482560</text:p>
          </table:table-cell>
          <table:table-cell table:style-name="ce2" office:value-type="float" office:value="172933" calcext:value-type="float">
            <text:p>172933</text:p>
          </table:table-cell>
          <table:table-cell table:style-name="ce2" office:value-type="float" office:value="503709" calcext:value-type="float">
            <text:p>503709</text:p>
          </table:table-cell>
          <table:table-cell office:value-type="float" office:value="205993" calcext:value-type="float">
            <text:p>205993</text:p>
          </table:table-cell>
          <table:table-cell table:style-name="ce2" office:value-type="float" office:value="157070" calcext:value-type="float">
            <text:p>15707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94538" calcext:value-type="float">
            <text:p>494538</text:p>
          </table:table-cell>
          <table:table-cell table:style-name="ce2" office:value-type="float" office:value="483105" calcext:value-type="float">
            <text:p>483105</text:p>
          </table:table-cell>
          <table:table-cell table:style-name="ce2" office:value-type="float" office:value="174733" calcext:value-type="float">
            <text:p>174733</text:p>
          </table:table-cell>
          <table:table-cell table:style-name="ce2" office:value-type="float" office:value="515197" calcext:value-type="float">
            <text:p>515197</text:p>
          </table:table-cell>
          <table:table-cell office:value-type="float" office:value="207049" calcext:value-type="float">
            <text:p>207049</text:p>
          </table:table-cell>
          <table:table-cell table:style-name="ce2" office:value-type="float" office:value="157813" calcext:value-type="float">
            <text:p>15781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96722" calcext:value-type="float">
            <text:p>496722</text:p>
          </table:table-cell>
          <table:table-cell table:style-name="ce2" office:value-type="float" office:value="484277" calcext:value-type="float">
            <text:p>484277</text:p>
          </table:table-cell>
          <table:table-cell table:style-name="ce2" office:value-type="float" office:value="175750" calcext:value-type="float">
            <text:p>175750</text:p>
          </table:table-cell>
          <table:table-cell table:style-name="ce2" office:value-type="float" office:value="519929" calcext:value-type="float">
            <text:p>519929</text:p>
          </table:table-cell>
          <table:table-cell office:value-type="float" office:value="209519" calcext:value-type="float">
            <text:p>209519</text:p>
          </table:table-cell>
          <table:table-cell table:style-name="ce2" office:value-type="float" office:value="159145" calcext:value-type="float">
            <text:p>15914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05577" calcext:value-type="float">
            <text:p>505577</text:p>
          </table:table-cell>
          <table:table-cell table:style-name="ce2" office:value-type="float" office:value="484709" calcext:value-type="float">
            <text:p>484709</text:p>
          </table:table-cell>
          <table:table-cell table:style-name="ce2" office:value-type="float" office:value="176671" calcext:value-type="float">
            <text:p>176671</text:p>
          </table:table-cell>
          <table:table-cell table:style-name="ce2" office:value-type="float" office:value="523079" calcext:value-type="float">
            <text:p>523079</text:p>
          </table:table-cell>
          <table:table-cell office:value-type="float" office:value="210144" calcext:value-type="float">
            <text:p>210144</text:p>
          </table:table-cell>
          <table:table-cell table:style-name="ce2" office:value-type="float" office:value="162098" calcext:value-type="float">
            <text:p>16209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09030" calcext:value-type="float">
            <text:p>509030</text:p>
          </table:table-cell>
          <table:table-cell table:style-name="ce2" office:value-type="float" office:value="485727" calcext:value-type="float">
            <text:p>485727</text:p>
          </table:table-cell>
          <table:table-cell table:style-name="ce2" office:value-type="float" office:value="176693" calcext:value-type="float">
            <text:p>176693</text:p>
          </table:table-cell>
          <table:table-cell table:style-name="ce2" office:value-type="float" office:value="523591" calcext:value-type="float">
            <text:p>523591</text:p>
          </table:table-cell>
          <table:table-cell office:value-type="float" office:value="211395" calcext:value-type="float">
            <text:p>211395</text:p>
          </table:table-cell>
          <table:table-cell table:style-name="ce2" office:value-type="float" office:value="167325" calcext:value-type="float">
            <text:p>16732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09333" calcext:value-type="float">
            <text:p>509333</text:p>
          </table:table-cell>
          <table:table-cell table:style-name="ce2" office:value-type="float" office:value="486754" calcext:value-type="float">
            <text:p>486754</text:p>
          </table:table-cell>
          <table:table-cell table:style-name="ce2" office:value-type="float" office:value="177398" calcext:value-type="float">
            <text:p>177398</text:p>
          </table:table-cell>
          <table:table-cell table:style-name="ce2" office:value-type="float" office:value="527581" calcext:value-type="float">
            <text:p>527581</text:p>
          </table:table-cell>
          <table:table-cell office:value-type="float" office:value="215121" calcext:value-type="float">
            <text:p>215121</text:p>
          </table:table-cell>
          <table:table-cell table:style-name="ce2" office:value-type="float" office:value="168641" calcext:value-type="float">
            <text:p>16864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10200" calcext:value-type="float">
            <text:p>510200</text:p>
          </table:table-cell>
          <table:table-cell table:style-name="ce2" office:value-type="float" office:value="487143" calcext:value-type="float">
            <text:p>487143</text:p>
          </table:table-cell>
          <table:table-cell table:style-name="ce2" office:value-type="float" office:value="178678" calcext:value-type="float">
            <text:p>178678</text:p>
          </table:table-cell>
          <table:table-cell table:style-name="ce2" office:value-type="float" office:value="538699" calcext:value-type="float">
            <text:p>538699</text:p>
          </table:table-cell>
          <table:table-cell office:value-type="float" office:value="215246" calcext:value-type="float">
            <text:p>215246</text:p>
          </table:table-cell>
          <table:table-cell table:style-name="ce2" office:value-type="float" office:value="171112" calcext:value-type="float">
            <text:p>17111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10585" calcext:value-type="float">
            <text:p>510585</text:p>
          </table:table-cell>
          <table:table-cell table:style-name="ce2" office:value-type="float" office:value="487450" calcext:value-type="float">
            <text:p>487450</text:p>
          </table:table-cell>
          <table:table-cell table:style-name="ce2" office:value-type="float" office:value="181376" calcext:value-type="float">
            <text:p>181376</text:p>
          </table:table-cell>
          <table:table-cell table:style-name="ce2" office:value-type="float" office:value="544436" calcext:value-type="float">
            <text:p>544436</text:p>
          </table:table-cell>
          <table:table-cell office:value-type="float" office:value="217326" calcext:value-type="float">
            <text:p>217326</text:p>
          </table:table-cell>
          <table:table-cell table:style-name="ce2" office:value-type="float" office:value="172876" calcext:value-type="float">
            <text:p>17287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14118" calcext:value-type="float">
            <text:p>514118</text:p>
          </table:table-cell>
          <table:table-cell table:style-name="ce2" office:value-type="float" office:value="488172" calcext:value-type="float">
            <text:p>488172</text:p>
          </table:table-cell>
          <table:table-cell table:style-name="ce2" office:value-type="float" office:value="182196" calcext:value-type="float">
            <text:p>182196</text:p>
          </table:table-cell>
          <table:table-cell table:style-name="ce2" office:value-type="float" office:value="545758" calcext:value-type="float">
            <text:p>545758</text:p>
          </table:table-cell>
          <table:table-cell office:value-type="float" office:value="218032" calcext:value-type="float">
            <text:p>218032</text:p>
          </table:table-cell>
          <table:table-cell table:style-name="ce2" office:value-type="float" office:value="172933" calcext:value-type="float">
            <text:p>17293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16428" calcext:value-type="float">
            <text:p>516428</text:p>
          </table:table-cell>
          <table:table-cell table:style-name="ce2" office:value-type="float" office:value="488631" calcext:value-type="float">
            <text:p>488631</text:p>
          </table:table-cell>
          <table:table-cell table:style-name="ce2" office:value-type="float" office:value="182825" calcext:value-type="float">
            <text:p>182825</text:p>
          </table:table-cell>
          <table:table-cell table:style-name="ce2" office:value-type="float" office:value="546002" calcext:value-type="float">
            <text:p>546002</text:p>
          </table:table-cell>
          <table:table-cell office:value-type="float" office:value="219493" calcext:value-type="float">
            <text:p>219493</text:p>
          </table:table-cell>
          <table:table-cell table:style-name="ce2" office:value-type="float" office:value="176364" calcext:value-type="float">
            <text:p>17636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19850" calcext:value-type="float">
            <text:p>519850</text:p>
          </table:table-cell>
          <table:table-cell table:style-name="ce2" office:value-type="float" office:value="488641" calcext:value-type="float">
            <text:p>488641</text:p>
          </table:table-cell>
          <table:table-cell table:style-name="ce2" office:value-type="float" office:value="184212" calcext:value-type="float">
            <text:p>184212</text:p>
          </table:table-cell>
          <table:table-cell table:style-name="ce2" office:value-type="float" office:value="548317" calcext:value-type="float">
            <text:p>548317</text:p>
          </table:table-cell>
          <table:table-cell office:value-type="float" office:value="219582" calcext:value-type="float">
            <text:p>219582</text:p>
          </table:table-cell>
          <table:table-cell table:style-name="ce2" office:value-type="float" office:value="182834" calcext:value-type="float">
            <text:p>18283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24484" calcext:value-type="float">
            <text:p>524484</text:p>
          </table:table-cell>
          <table:table-cell table:style-name="ce2" office:value-type="float" office:value="488959" calcext:value-type="float">
            <text:p>488959</text:p>
          </table:table-cell>
          <table:table-cell table:style-name="ce2" office:value-type="float" office:value="184492" calcext:value-type="float">
            <text:p>184492</text:p>
          </table:table-cell>
          <table:table-cell table:style-name="ce2" office:value-type="float" office:value="549344" calcext:value-type="float">
            <text:p>549344</text:p>
          </table:table-cell>
          <table:table-cell office:value-type="float" office:value="220373" calcext:value-type="float">
            <text:p>220373</text:p>
          </table:table-cell>
          <table:table-cell table:style-name="ce2" office:value-type="float" office:value="183450" calcext:value-type="float">
            <text:p>18345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30142" calcext:value-type="float">
            <text:p>530142</text:p>
          </table:table-cell>
          <table:table-cell table:style-name="ce2" office:value-type="float" office:value="489106" calcext:value-type="float">
            <text:p>489106</text:p>
          </table:table-cell>
          <table:table-cell table:style-name="ce2" office:value-type="float" office:value="184908" calcext:value-type="float">
            <text:p>184908</text:p>
          </table:table-cell>
          <table:table-cell table:style-name="ce2" office:value-type="float" office:value="549787" calcext:value-type="float">
            <text:p>549787</text:p>
          </table:table-cell>
          <table:table-cell office:value-type="float" office:value="224684" calcext:value-type="float">
            <text:p>224684</text:p>
          </table:table-cell>
          <table:table-cell table:style-name="ce2" office:value-type="float" office:value="184442" calcext:value-type="float">
            <text:p>18444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30442" calcext:value-type="float">
            <text:p>530442</text:p>
          </table:table-cell>
          <table:table-cell table:style-name="ce2" office:value-type="float" office:value="489827" calcext:value-type="float">
            <text:p>489827</text:p>
          </table:table-cell>
          <table:table-cell table:style-name="ce2" office:value-type="float" office:value="185238" calcext:value-type="float">
            <text:p>185238</text:p>
          </table:table-cell>
          <table:table-cell table:style-name="ce2" office:value-type="float" office:value="555443" calcext:value-type="float">
            <text:p>555443</text:p>
          </table:table-cell>
          <table:table-cell office:value-type="float" office:value="225554" calcext:value-type="float">
            <text:p>225554</text:p>
          </table:table-cell>
          <table:table-cell table:style-name="ce2" office:value-type="float" office:value="184492" calcext:value-type="float">
            <text:p>18449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34092" calcext:value-type="float">
            <text:p>534092</text:p>
          </table:table-cell>
          <table:table-cell table:style-name="ce2" office:value-type="float" office:value="490301" calcext:value-type="float">
            <text:p>490301</text:p>
          </table:table-cell>
          <table:table-cell table:style-name="ce2" office:value-type="float" office:value="186175" calcext:value-type="float">
            <text:p>186175</text:p>
          </table:table-cell>
          <table:table-cell table:style-name="ce2" office:value-type="float" office:value="556275" calcext:value-type="float">
            <text:p>556275</text:p>
          </table:table-cell>
          <table:table-cell office:value-type="float" office:value="228308" calcext:value-type="float">
            <text:p>228308</text:p>
          </table:table-cell>
          <table:table-cell table:style-name="ce2" office:value-type="float" office:value="185168" calcext:value-type="float">
            <text:p>18516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34858" calcext:value-type="float">
            <text:p>534858</text:p>
          </table:table-cell>
          <table:table-cell table:style-name="ce2" office:value-type="float" office:value="490669" calcext:value-type="float">
            <text:p>490669</text:p>
          </table:table-cell>
          <table:table-cell table:style-name="ce2" office:value-type="float" office:value="187397" calcext:value-type="float">
            <text:p>187397</text:p>
          </table:table-cell>
          <table:table-cell table:style-name="ce2" office:value-type="float" office:value="556744" calcext:value-type="float">
            <text:p>556744</text:p>
          </table:table-cell>
          <table:table-cell office:value-type="float" office:value="228452" calcext:value-type="float">
            <text:p>228452</text:p>
          </table:table-cell>
          <table:table-cell table:style-name="ce2" office:value-type="float" office:value="187931" calcext:value-type="float">
            <text:p>18793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38220" calcext:value-type="float">
            <text:p>538220</text:p>
          </table:table-cell>
          <table:table-cell table:style-name="ce2" office:value-type="float" office:value="490977" calcext:value-type="float">
            <text:p>490977</text:p>
          </table:table-cell>
          <table:table-cell table:style-name="ce2" office:value-type="float" office:value="187504" calcext:value-type="float">
            <text:p>187504</text:p>
          </table:table-cell>
          <table:table-cell table:style-name="ce2" office:value-type="float" office:value="556984" calcext:value-type="float">
            <text:p>556984</text:p>
          </table:table-cell>
          <table:table-cell office:value-type="float" office:value="229058" calcext:value-type="float">
            <text:p>229058</text:p>
          </table:table-cell>
          <table:table-cell table:style-name="ce2" office:value-type="float" office:value="189028" calcext:value-type="float">
            <text:p>18902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38486" calcext:value-type="float">
            <text:p>538486</text:p>
          </table:table-cell>
          <table:table-cell table:style-name="ce2" office:value-type="float" office:value="491963" calcext:value-type="float">
            <text:p>491963</text:p>
          </table:table-cell>
          <table:table-cell table:style-name="ce2" office:value-type="float" office:value="201637" calcext:value-type="float">
            <text:p>201637</text:p>
          </table:table-cell>
          <table:table-cell table:style-name="ce2" office:value-type="float" office:value="558024" calcext:value-type="float">
            <text:p>558024</text:p>
          </table:table-cell>
          <table:table-cell office:value-type="float" office:value="231305" calcext:value-type="float">
            <text:p>231305</text:p>
          </table:table-cell>
          <table:table-cell table:style-name="ce2" office:value-type="float" office:value="191086" calcext:value-type="float">
            <text:p>19108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40841" calcext:value-type="float">
            <text:p>540841</text:p>
          </table:table-cell>
          <table:table-cell table:style-name="ce2" office:value-type="float" office:value="492535" calcext:value-type="float">
            <text:p>492535</text:p>
          </table:table-cell>
          <table:table-cell table:style-name="ce2" office:value-type="float" office:value="203621" calcext:value-type="float">
            <text:p>203621</text:p>
          </table:table-cell>
          <table:table-cell table:style-name="ce2" office:value-type="float" office:value="566297" calcext:value-type="float">
            <text:p>566297</text:p>
          </table:table-cell>
          <table:table-cell office:value-type="float" office:value="233270" calcext:value-type="float">
            <text:p>233270</text:p>
          </table:table-cell>
          <table:table-cell table:style-name="ce2" office:value-type="float" office:value="195390" calcext:value-type="float">
            <text:p>19539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42732" calcext:value-type="float">
            <text:p>542732</text:p>
          </table:table-cell>
          <table:table-cell table:style-name="ce2" office:value-type="float" office:value="497016" calcext:value-type="float">
            <text:p>497016</text:p>
          </table:table-cell>
          <table:table-cell table:style-name="ce2" office:value-type="float" office:value="206515" calcext:value-type="float">
            <text:p>206515</text:p>
          </table:table-cell>
          <table:table-cell table:style-name="ce2" office:value-type="float" office:value="568084" calcext:value-type="float">
            <text:p>568084</text:p>
          </table:table-cell>
          <table:table-cell office:value-type="float" office:value="235269" calcext:value-type="float">
            <text:p>235269</text:p>
          </table:table-cell>
          <table:table-cell table:style-name="ce2" office:value-type="float" office:value="198108" calcext:value-type="float">
            <text:p>19810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52678" calcext:value-type="float">
            <text:p>552678</text:p>
          </table:table-cell>
          <table:table-cell table:style-name="ce2" office:value-type="float" office:value="498190" calcext:value-type="float">
            <text:p>498190</text:p>
          </table:table-cell>
          <table:table-cell table:style-name="ce2" office:value-type="float" office:value="206941" calcext:value-type="float">
            <text:p>206941</text:p>
          </table:table-cell>
          <table:table-cell table:style-name="ce2" office:value-type="float" office:value="569892" calcext:value-type="float">
            <text:p>569892</text:p>
          </table:table-cell>
          <table:table-cell office:value-type="float" office:value="238947" calcext:value-type="float">
            <text:p>238947</text:p>
          </table:table-cell>
          <table:table-cell table:style-name="ce2" office:value-type="float" office:value="204774" calcext:value-type="float">
            <text:p>20477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55704" calcext:value-type="float">
            <text:p>555704</text:p>
          </table:table-cell>
          <table:table-cell table:style-name="ce2" office:value-type="float" office:value="499887" calcext:value-type="float">
            <text:p>499887</text:p>
          </table:table-cell>
          <table:table-cell table:style-name="ce2" office:value-type="float" office:value="209164" calcext:value-type="float">
            <text:p>209164</text:p>
          </table:table-cell>
          <table:table-cell table:style-name="ce2" office:value-type="float" office:value="574651" calcext:value-type="float">
            <text:p>574651</text:p>
          </table:table-cell>
          <table:table-cell office:value-type="float" office:value="241338" calcext:value-type="float">
            <text:p>241338</text:p>
          </table:table-cell>
          <table:table-cell table:style-name="ce2" office:value-type="float" office:value="206835" calcext:value-type="float">
            <text:p>20683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55715" calcext:value-type="float">
            <text:p>555715</text:p>
          </table:table-cell>
          <table:table-cell table:style-name="ce2" office:value-type="float" office:value="501398" calcext:value-type="float">
            <text:p>501398</text:p>
          </table:table-cell>
          <table:table-cell table:style-name="ce2" office:value-type="float" office:value="209519" calcext:value-type="float">
            <text:p>209519</text:p>
          </table:table-cell>
          <table:table-cell table:style-name="ce2" office:value-type="float" office:value="584075" calcext:value-type="float">
            <text:p>584075</text:p>
          </table:table-cell>
          <table:table-cell office:value-type="float" office:value="242567" calcext:value-type="float">
            <text:p>242567</text:p>
          </table:table-cell>
          <table:table-cell table:style-name="ce2" office:value-type="float" office:value="210602" calcext:value-type="float">
            <text:p>21060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59752" calcext:value-type="float">
            <text:p>559752</text:p>
          </table:table-cell>
          <table:table-cell table:style-name="ce2" office:value-type="float" office:value="501634" calcext:value-type="float">
            <text:p>501634</text:p>
          </table:table-cell>
          <table:table-cell table:style-name="ce2" office:value-type="float" office:value="210602" calcext:value-type="float">
            <text:p>210602</text:p>
          </table:table-cell>
          <table:table-cell table:style-name="ce2" office:value-type="float" office:value="587785" calcext:value-type="float">
            <text:p>587785</text:p>
          </table:table-cell>
          <table:table-cell office:value-type="float" office:value="243441" calcext:value-type="float">
            <text:p>243441</text:p>
          </table:table-cell>
          <table:table-cell table:style-name="ce2" office:value-type="float" office:value="212047" calcext:value-type="float">
            <text:p>21204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61071" calcext:value-type="float">
            <text:p>561071</text:p>
          </table:table-cell>
          <table:table-cell table:style-name="ce2" office:value-type="float" office:value="502929" calcext:value-type="float">
            <text:p>502929</text:p>
          </table:table-cell>
          <table:table-cell table:style-name="ce2" office:value-type="float" office:value="213419" calcext:value-type="float">
            <text:p>213419</text:p>
          </table:table-cell>
          <table:table-cell table:style-name="ce2" office:value-type="float" office:value="588719" calcext:value-type="float">
            <text:p>588719</text:p>
          </table:table-cell>
          <table:table-cell office:value-type="float" office:value="243829" calcext:value-type="float">
            <text:p>243829</text:p>
          </table:table-cell>
          <table:table-cell table:style-name="ce2" office:value-type="float" office:value="213164" calcext:value-type="float">
            <text:p>21316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71703" calcext:value-type="float">
            <text:p>571703</text:p>
          </table:table-cell>
          <table:table-cell table:style-name="ce2" office:value-type="float" office:value="503012" calcext:value-type="float">
            <text:p>503012</text:p>
          </table:table-cell>
          <table:table-cell table:style-name="ce2" office:value-type="float" office:value="215121" calcext:value-type="float">
            <text:p>215121</text:p>
          </table:table-cell>
          <table:table-cell table:style-name="ce2" office:value-type="float" office:value="592593" calcext:value-type="float">
            <text:p>592593</text:p>
          </table:table-cell>
          <table:table-cell office:value-type="float" office:value="247503" calcext:value-type="float">
            <text:p>247503</text:p>
          </table:table-cell>
          <table:table-cell table:style-name="ce2" office:value-type="float" office:value="213166" calcext:value-type="float">
            <text:p>21316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72699" calcext:value-type="float">
            <text:p>572699</text:p>
          </table:table-cell>
          <table:table-cell table:style-name="ce2" office:value-type="float" office:value="503847" calcext:value-type="float">
            <text:p>503847</text:p>
          </table:table-cell>
          <table:table-cell table:style-name="ce2" office:value-type="float" office:value="219015" calcext:value-type="float">
            <text:p>219015</text:p>
          </table:table-cell>
          <table:table-cell table:style-name="ce2" office:value-type="float" office:value="594947" calcext:value-type="float">
            <text:p>594947</text:p>
          </table:table-cell>
          <table:table-cell office:value-type="float" office:value="249080" calcext:value-type="float">
            <text:p>249080</text:p>
          </table:table-cell>
          <table:table-cell table:style-name="ce2" office:value-type="float" office:value="213419" calcext:value-type="float">
            <text:p>21341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73288" calcext:value-type="float">
            <text:p>573288</text:p>
          </table:table-cell>
          <table:table-cell table:style-name="ce2" office:value-type="float" office:value="504801" calcext:value-type="float">
            <text:p>504801</text:p>
          </table:table-cell>
          <table:table-cell table:style-name="ce2" office:value-type="float" office:value="220220" calcext:value-type="float">
            <text:p>220220</text:p>
          </table:table-cell>
          <table:table-cell table:style-name="ce2" office:value-type="float" office:value="596634" calcext:value-type="float">
            <text:p>596634</text:p>
          </table:table-cell>
          <table:table-cell office:value-type="float" office:value="249487" calcext:value-type="float">
            <text:p>249487</text:p>
          </table:table-cell>
          <table:table-cell table:style-name="ce2" office:value-type="float" office:value="214396" calcext:value-type="float">
            <text:p>21439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74222" calcext:value-type="float">
            <text:p>574222</text:p>
          </table:table-cell>
          <table:table-cell table:style-name="ce2" office:value-type="float" office:value="504968" calcext:value-type="float">
            <text:p>504968</text:p>
          </table:table-cell>
          <table:table-cell table:style-name="ce2" office:value-type="float" office:value="220311" calcext:value-type="float">
            <text:p>220311</text:p>
          </table:table-cell>
          <table:table-cell table:style-name="ce2" office:value-type="float" office:value="597807" calcext:value-type="float">
            <text:p>597807</text:p>
          </table:table-cell>
          <table:table-cell office:value-type="float" office:value="250823" calcext:value-type="float">
            <text:p>250823</text:p>
          </table:table-cell>
          <table:table-cell table:style-name="ce2" office:value-type="float" office:value="215121" calcext:value-type="float">
            <text:p>21512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77804" calcext:value-type="float">
            <text:p>577804</text:p>
          </table:table-cell>
          <table:table-cell table:style-name="ce2" office:value-type="float" office:value="505100" calcext:value-type="float">
            <text:p>505100</text:p>
          </table:table-cell>
          <table:table-cell table:style-name="ce2" office:value-type="float" office:value="220335" calcext:value-type="float">
            <text:p>220335</text:p>
          </table:table-cell>
          <table:table-cell table:style-name="ce2" office:value-type="float" office:value="602972" calcext:value-type="float">
            <text:p>602972</text:p>
          </table:table-cell>
          <table:table-cell office:value-type="float" office:value="255429" calcext:value-type="float">
            <text:p>255429</text:p>
          </table:table-cell>
          <table:table-cell table:style-name="ce2" office:value-type="float" office:value="217725" calcext:value-type="float">
            <text:p>21772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79617" calcext:value-type="float">
            <text:p>579617</text:p>
          </table:table-cell>
          <table:table-cell table:style-name="ce2" office:value-type="float" office:value="506158" calcext:value-type="float">
            <text:p>506158</text:p>
          </table:table-cell>
          <table:table-cell table:style-name="ce2" office:value-type="float" office:value="220373" calcext:value-type="float">
            <text:p>220373</text:p>
          </table:table-cell>
          <table:table-cell table:style-name="ce2" office:value-type="float" office:value="603408" calcext:value-type="float">
            <text:p>603408</text:p>
          </table:table-cell>
          <table:table-cell office:value-type="float" office:value="259789" calcext:value-type="float">
            <text:p>259789</text:p>
          </table:table-cell>
          <table:table-cell table:style-name="ce2" office:value-type="float" office:value="217815" calcext:value-type="float">
            <text:p>21781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81975" calcext:value-type="float">
            <text:p>581975</text:p>
          </table:table-cell>
          <table:table-cell table:style-name="ce2" office:value-type="float" office:value="506862" calcext:value-type="float">
            <text:p>506862</text:p>
          </table:table-cell>
          <table:table-cell table:style-name="ce2" office:value-type="float" office:value="221817" calcext:value-type="float">
            <text:p>221817</text:p>
          </table:table-cell>
          <table:table-cell table:style-name="ce2" office:value-type="float" office:value="606973" calcext:value-type="float">
            <text:p>606973</text:p>
          </table:table-cell>
          <table:table-cell office:value-type="float" office:value="260451" calcext:value-type="float">
            <text:p>260451</text:p>
          </table:table-cell>
          <table:table-cell table:style-name="ce2" office:value-type="float" office:value="220220" calcext:value-type="float">
            <text:p>22022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84719" calcext:value-type="float">
            <text:p>584719</text:p>
          </table:table-cell>
          <table:table-cell table:style-name="ce2" office:value-type="float" office:value="508033" calcext:value-type="float">
            <text:p>508033</text:p>
          </table:table-cell>
          <table:table-cell table:style-name="ce2" office:value-type="float" office:value="222805" calcext:value-type="float">
            <text:p>222805</text:p>
          </table:table-cell>
          <table:table-cell table:style-name="ce2" office:value-type="float" office:value="609896" calcext:value-type="float">
            <text:p>609896</text:p>
          </table:table-cell>
          <table:table-cell office:value-type="float" office:value="265690" calcext:value-type="float">
            <text:p>265690</text:p>
          </table:table-cell>
          <table:table-cell table:style-name="ce2" office:value-type="float" office:value="220335" calcext:value-type="float">
            <text:p>22033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87004" calcext:value-type="float">
            <text:p>587004</text:p>
          </table:table-cell>
          <table:table-cell table:style-name="ce2" office:value-type="float" office:value="508889" calcext:value-type="float">
            <text:p>508889</text:p>
          </table:table-cell>
          <table:table-cell table:style-name="ce2" office:value-type="float" office:value="223703" calcext:value-type="float">
            <text:p>223703</text:p>
          </table:table-cell>
          <table:table-cell table:style-name="ce2" office:value-type="float" office:value="611216" calcext:value-type="float">
            <text:p>611216</text:p>
          </table:table-cell>
          <table:table-cell office:value-type="float" office:value="269199" calcext:value-type="float">
            <text:p>269199</text:p>
          </table:table-cell>
          <table:table-cell table:style-name="ce2" office:value-type="float" office:value="221699" calcext:value-type="float">
            <text:p>22169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90550" calcext:value-type="float">
            <text:p>590550</text:p>
          </table:table-cell>
          <table:table-cell table:style-name="ce2" office:value-type="float" office:value="509348" calcext:value-type="float">
            <text:p>509348</text:p>
          </table:table-cell>
          <table:table-cell table:style-name="ce2" office:value-type="float" office:value="224684" calcext:value-type="float">
            <text:p>224684</text:p>
          </table:table-cell>
          <table:table-cell table:style-name="ce2" office:value-type="float" office:value="618435" calcext:value-type="float">
            <text:p>618435</text:p>
          </table:table-cell>
          <table:table-cell office:value-type="float" office:value="270825" calcext:value-type="float">
            <text:p>270825</text:p>
          </table:table-cell>
          <table:table-cell table:style-name="ce2" office:value-type="float" office:value="223387" calcext:value-type="float">
            <text:p>22338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96306" calcext:value-type="float">
            <text:p>596306</text:p>
          </table:table-cell>
          <table:table-cell table:style-name="ce2" office:value-type="float" office:value="510167" calcext:value-type="float">
            <text:p>510167</text:p>
          </table:table-cell>
          <table:table-cell table:style-name="ce2" office:value-type="float" office:value="225218" calcext:value-type="float">
            <text:p>225218</text:p>
          </table:table-cell>
          <table:table-cell table:style-name="ce2" office:value-type="float" office:value="619970" calcext:value-type="float">
            <text:p>619970</text:p>
          </table:table-cell>
          <table:table-cell office:value-type="float" office:value="275996" calcext:value-type="float">
            <text:p>275996</text:p>
          </table:table-cell>
          <table:table-cell table:style-name="ce2" office:value-type="float" office:value="224875" calcext:value-type="float">
            <text:p>22487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02233" calcext:value-type="float">
            <text:p>602233</text:p>
          </table:table-cell>
          <table:table-cell table:style-name="ce2" office:value-type="float" office:value="510710" calcext:value-type="float">
            <text:p>510710</text:p>
          </table:table-cell>
          <table:table-cell table:style-name="ce2" office:value-type="float" office:value="226415" calcext:value-type="float">
            <text:p>226415</text:p>
          </table:table-cell>
          <table:table-cell table:style-name="ce2" office:value-type="float" office:value="622629" calcext:value-type="float">
            <text:p>622629</text:p>
          </table:table-cell>
          <table:table-cell office:value-type="float" office:value="276510" calcext:value-type="float">
            <text:p>276510</text:p>
          </table:table-cell>
          <table:table-cell table:style-name="ce2" office:value-type="float" office:value="226438" calcext:value-type="float">
            <text:p>22643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11007" calcext:value-type="float">
            <text:p>611007</text:p>
          </table:table-cell>
          <table:table-cell table:style-name="ce2" office:value-type="float" office:value="511085" calcext:value-type="float">
            <text:p>511085</text:p>
          </table:table-cell>
          <table:table-cell table:style-name="ce2" office:value-type="float" office:value="227199" calcext:value-type="float">
            <text:p>227199</text:p>
          </table:table-cell>
          <table:table-cell table:style-name="ce2" office:value-type="float" office:value="626205" calcext:value-type="float">
            <text:p>626205</text:p>
          </table:table-cell>
          <table:table-cell office:value-type="float" office:value="277831" calcext:value-type="float">
            <text:p>277831</text:p>
          </table:table-cell>
          <table:table-cell table:style-name="ce2" office:value-type="float" office:value="227199" calcext:value-type="float">
            <text:p>22719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14597" calcext:value-type="float">
            <text:p>614597</text:p>
          </table:table-cell>
          <table:table-cell table:style-name="ce2" office:value-type="float" office:value="511869" calcext:value-type="float">
            <text:p>511869</text:p>
          </table:table-cell>
          <table:table-cell table:style-name="ce2" office:value-type="float" office:value="228452" calcext:value-type="float">
            <text:p>228452</text:p>
          </table:table-cell>
          <table:table-cell table:style-name="ce2" office:value-type="float" office:value="627080" calcext:value-type="float">
            <text:p>627080</text:p>
          </table:table-cell>
          <table:table-cell office:value-type="float" office:value="281928" calcext:value-type="float">
            <text:p>281928</text:p>
          </table:table-cell>
          <table:table-cell table:style-name="ce2" office:value-type="float" office:value="231018" calcext:value-type="float">
            <text:p>23101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21049" calcext:value-type="float">
            <text:p>621049</text:p>
          </table:table-cell>
          <table:table-cell table:style-name="ce2" office:value-type="float" office:value="512248" calcext:value-type="float">
            <text:p>512248</text:p>
          </table:table-cell>
          <table:table-cell table:style-name="ce2" office:value-type="float" office:value="233070" calcext:value-type="float">
            <text:p>233070</text:p>
          </table:table-cell>
          <table:table-cell table:style-name="ce2" office:value-type="float" office:value="630453" calcext:value-type="float">
            <text:p>630453</text:p>
          </table:table-cell>
          <table:table-cell office:value-type="float" office:value="282793" calcext:value-type="float">
            <text:p>282793</text:p>
          </table:table-cell>
          <table:table-cell table:style-name="ce2" office:value-type="float" office:value="232364" calcext:value-type="float">
            <text:p>23236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21362" calcext:value-type="float">
            <text:p>621362</text:p>
          </table:table-cell>
          <table:table-cell table:style-name="ce2" office:value-type="float" office:value="514308" calcext:value-type="float">
            <text:p>514308</text:p>
          </table:table-cell>
          <table:table-cell table:style-name="ce2" office:value-type="float" office:value="240391" calcext:value-type="float">
            <text:p>240391</text:p>
          </table:table-cell>
          <table:table-cell table:style-name="ce2" office:value-type="float" office:value="639427" calcext:value-type="float">
            <text:p>639427</text:p>
          </table:table-cell>
          <table:table-cell office:value-type="float" office:value="283044" calcext:value-type="float">
            <text:p>283044</text:p>
          </table:table-cell>
          <table:table-cell table:style-name="ce2" office:value-type="float" office:value="234810" calcext:value-type="float">
            <text:p>23481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22171" calcext:value-type="float">
            <text:p>622171</text:p>
          </table:table-cell>
          <table:table-cell table:style-name="ce2" office:value-type="float" office:value="514362" calcext:value-type="float">
            <text:p>514362</text:p>
          </table:table-cell>
          <table:table-cell table:style-name="ce2" office:value-type="float" office:value="244396" calcext:value-type="float">
            <text:p>244396</text:p>
          </table:table-cell>
          <table:table-cell table:style-name="ce2" office:value-type="float" office:value="639789" calcext:value-type="float">
            <text:p>639789</text:p>
          </table:table-cell>
          <table:table-cell office:value-type="float" office:value="283943" calcext:value-type="float">
            <text:p>283943</text:p>
          </table:table-cell>
          <table:table-cell table:style-name="ce2" office:value-type="float" office:value="235746" calcext:value-type="float">
            <text:p>23574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27081" calcext:value-type="float">
            <text:p>627081</text:p>
          </table:table-cell>
          <table:table-cell table:style-name="ce2" office:value-type="float" office:value="519925" calcext:value-type="float">
            <text:p>519925</text:p>
          </table:table-cell>
          <table:table-cell table:style-name="ce2" office:value-type="float" office:value="246190" calcext:value-type="float">
            <text:p>246190</text:p>
          </table:table-cell>
          <table:table-cell table:style-name="ce2" office:value-type="float" office:value="647380" calcext:value-type="float">
            <text:p>647380</text:p>
          </table:table-cell>
          <table:table-cell office:value-type="float" office:value="293635" calcext:value-type="float">
            <text:p>293635</text:p>
          </table:table-cell>
          <table:table-cell table:style-name="ce2" office:value-type="float" office:value="240070" calcext:value-type="float">
            <text:p>24007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30220" calcext:value-type="float">
            <text:p>630220</text:p>
          </table:table-cell>
          <table:table-cell table:style-name="ce2" office:value-type="float" office:value="519948" calcext:value-type="float">
            <text:p>519948</text:p>
          </table:table-cell>
          <table:table-cell table:style-name="ce2" office:value-type="float" office:value="248892" calcext:value-type="float">
            <text:p>248892</text:p>
          </table:table-cell>
          <table:table-cell table:style-name="ce2" office:value-type="float" office:value="652748" calcext:value-type="float">
            <text:p>652748</text:p>
          </table:table-cell>
          <table:table-cell office:value-type="float" office:value="299866" calcext:value-type="float">
            <text:p>299866</text:p>
          </table:table-cell>
          <table:table-cell table:style-name="ce2" office:value-type="float" office:value="241252" calcext:value-type="float">
            <text:p>24125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41839" calcext:value-type="float">
            <text:p>641839</text:p>
          </table:table-cell>
          <table:table-cell table:style-name="ce2" office:value-type="float" office:value="520529" calcext:value-type="float">
            <text:p>520529</text:p>
          </table:table-cell>
          <table:table-cell table:style-name="ce2" office:value-type="float" office:value="251229" calcext:value-type="float">
            <text:p>251229</text:p>
          </table:table-cell>
          <table:table-cell table:style-name="ce2" office:value-type="float" office:value="659907" calcext:value-type="float">
            <text:p>659907</text:p>
          </table:table-cell>
          <table:table-cell office:value-type="float" office:value="302427" calcext:value-type="float">
            <text:p>302427</text:p>
          </table:table-cell>
          <table:table-cell table:style-name="ce2" office:value-type="float" office:value="248892" calcext:value-type="float">
            <text:p>24889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43580" calcext:value-type="float">
            <text:p>643580</text:p>
          </table:table-cell>
          <table:table-cell table:style-name="ce2" office:value-type="float" office:value="521967" calcext:value-type="float">
            <text:p>521967</text:p>
          </table:table-cell>
          <table:table-cell table:style-name="ce2" office:value-type="float" office:value="255826" calcext:value-type="float">
            <text:p>255826</text:p>
          </table:table-cell>
          <table:table-cell table:style-name="ce2" office:value-type="float" office:value="661085" calcext:value-type="float">
            <text:p>661085</text:p>
          </table:table-cell>
          <table:table-cell office:value-type="float" office:value="302944" calcext:value-type="float">
            <text:p>302944</text:p>
          </table:table-cell>
          <table:table-cell table:style-name="ce2" office:value-type="float" office:value="249892" calcext:value-type="float">
            <text:p>24989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45843" calcext:value-type="float">
            <text:p>645843</text:p>
          </table:table-cell>
          <table:table-cell table:style-name="ce2" office:value-type="float" office:value="521990" calcext:value-type="float">
            <text:p>521990</text:p>
          </table:table-cell>
          <table:table-cell table:style-name="ce2" office:value-type="float" office:value="256922" calcext:value-type="float">
            <text:p>256922</text:p>
          </table:table-cell>
          <table:table-cell table:style-name="ce2" office:value-type="float" office:value="663202" calcext:value-type="float">
            <text:p>663202</text:p>
          </table:table-cell>
          <table:table-cell office:value-type="float" office:value="304244" calcext:value-type="float">
            <text:p>304244</text:p>
          </table:table-cell>
          <table:table-cell table:style-name="ce2" office:value-type="float" office:value="251839" calcext:value-type="float">
            <text:p>25183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50020" calcext:value-type="float">
            <text:p>650020</text:p>
          </table:table-cell>
          <table:table-cell table:style-name="ce2" office:value-type="float" office:value="522540" calcext:value-type="float">
            <text:p>522540</text:p>
          </table:table-cell>
          <table:table-cell table:style-name="ce2" office:value-type="float" office:value="258245" calcext:value-type="float">
            <text:p>258245</text:p>
          </table:table-cell>
          <table:table-cell table:style-name="ce2" office:value-type="float" office:value="663266" calcext:value-type="float">
            <text:p>663266</text:p>
          </table:table-cell>
          <table:table-cell office:value-type="float" office:value="305062" calcext:value-type="float">
            <text:p>305062</text:p>
          </table:table-cell>
          <table:table-cell table:style-name="ce2" office:value-type="float" office:value="252577" calcext:value-type="float">
            <text:p>25257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50256" calcext:value-type="float">
            <text:p>650256</text:p>
          </table:table-cell>
          <table:table-cell table:style-name="ce2" office:value-type="float" office:value="523433" calcext:value-type="float">
            <text:p>523433</text:p>
          </table:table-cell>
          <table:table-cell table:style-name="ce2" office:value-type="float" office:value="260589" calcext:value-type="float">
            <text:p>260589</text:p>
          </table:table-cell>
          <table:table-cell table:style-name="ce2" office:value-type="float" office:value="667127" calcext:value-type="float">
            <text:p>667127</text:p>
          </table:table-cell>
          <table:table-cell office:value-type="float" office:value="312805" calcext:value-type="float">
            <text:p>312805</text:p>
          </table:table-cell>
          <table:table-cell table:style-name="ce2" office:value-type="float" office:value="254117" calcext:value-type="float">
            <text:p>25411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55917" calcext:value-type="float">
            <text:p>655917</text:p>
          </table:table-cell>
          <table:table-cell table:style-name="ce2" office:value-type="float" office:value="524071" calcext:value-type="float">
            <text:p>524071</text:p>
          </table:table-cell>
          <table:table-cell table:style-name="ce2" office:value-type="float" office:value="263158" calcext:value-type="float">
            <text:p>263158</text:p>
          </table:table-cell>
          <table:table-cell table:style-name="ce2" office:value-type="float" office:value="672726" calcext:value-type="float">
            <text:p>672726</text:p>
          </table:table-cell>
          <table:table-cell office:value-type="float" office:value="316262" calcext:value-type="float">
            <text:p>316262</text:p>
          </table:table-cell>
          <table:table-cell table:style-name="ce2" office:value-type="float" office:value="260915" calcext:value-type="float">
            <text:p>26091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60328" calcext:value-type="float">
            <text:p>660328</text:p>
          </table:table-cell>
          <table:table-cell table:style-name="ce2" office:value-type="float" office:value="524800" calcext:value-type="float">
            <text:p>524800</text:p>
          </table:table-cell>
          <table:table-cell table:style-name="ce2" office:value-type="float" office:value="265690" calcext:value-type="float">
            <text:p>265690</text:p>
          </table:table-cell>
          <table:table-cell table:style-name="ce2" office:value-type="float" office:value="673158" calcext:value-type="float">
            <text:p>673158</text:p>
          </table:table-cell>
          <table:table-cell office:value-type="float" office:value="318021" calcext:value-type="float">
            <text:p>318021</text:p>
          </table:table-cell>
          <table:table-cell table:style-name="ce2" office:value-type="float" office:value="265378" calcext:value-type="float">
            <text:p>26537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60565" calcext:value-type="float">
            <text:p>660565</text:p>
          </table:table-cell>
          <table:table-cell table:style-name="ce2" office:value-type="float" office:value="527692" calcext:value-type="float">
            <text:p>527692</text:p>
          </table:table-cell>
          <table:table-cell table:style-name="ce2" office:value-type="float" office:value="266802" calcext:value-type="float">
            <text:p>266802</text:p>
          </table:table-cell>
          <table:table-cell table:style-name="ce2" office:value-type="float" office:value="675614" calcext:value-type="float">
            <text:p>675614</text:p>
          </table:table-cell>
          <table:table-cell office:value-type="float" office:value="318981" calcext:value-type="float">
            <text:p>318981</text:p>
          </table:table-cell>
          <table:table-cell table:style-name="ce2" office:value-type="float" office:value="266181" calcext:value-type="float">
            <text:p>26618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60862" calcext:value-type="float">
            <text:p>660862</text:p>
          </table:table-cell>
          <table:table-cell table:style-name="ce2" office:value-type="float" office:value="527984" calcext:value-type="float">
            <text:p>527984</text:p>
          </table:table-cell>
          <table:table-cell table:style-name="ce2" office:value-type="float" office:value="268134" calcext:value-type="float">
            <text:p>268134</text:p>
          </table:table-cell>
          <table:table-cell table:style-name="ce2" office:value-type="float" office:value="678242" calcext:value-type="float">
            <text:p>678242</text:p>
          </table:table-cell>
          <table:table-cell office:value-type="float" office:value="320041" calcext:value-type="float">
            <text:p>320041</text:p>
          </table:table-cell>
          <table:table-cell table:style-name="ce2" office:value-type="float" office:value="268133" calcext:value-type="float">
            <text:p>26813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66207" calcext:value-type="float">
            <text:p>666207</text:p>
          </table:table-cell>
          <table:table-cell table:style-name="ce2" office:value-type="float" office:value="529320" calcext:value-type="float">
            <text:p>529320</text:p>
          </table:table-cell>
          <table:table-cell table:style-name="ce2" office:value-type="float" office:value="279342" calcext:value-type="float">
            <text:p>279342</text:p>
          </table:table-cell>
          <table:table-cell table:style-name="ce2" office:value-type="float" office:value="680476" calcext:value-type="float">
            <text:p>680476</text:p>
          </table:table-cell>
          <table:table-cell office:value-type="float" office:value="321117" calcext:value-type="float">
            <text:p>321117</text:p>
          </table:table-cell>
          <table:table-cell table:style-name="ce2" office:value-type="float" office:value="271584" calcext:value-type="float">
            <text:p>27158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66274" calcext:value-type="float">
            <text:p>666274</text:p>
          </table:table-cell>
          <table:table-cell table:style-name="ce2" office:value-type="float" office:value="530651" calcext:value-type="float">
            <text:p>530651</text:p>
          </table:table-cell>
          <table:table-cell table:style-name="ce2" office:value-type="float" office:value="281364" calcext:value-type="float">
            <text:p>281364</text:p>
          </table:table-cell>
          <table:table-cell table:style-name="ce2" office:value-type="float" office:value="680919" calcext:value-type="float">
            <text:p>680919</text:p>
          </table:table-cell>
          <table:table-cell office:value-type="float" office:value="322847" calcext:value-type="float">
            <text:p>322847</text:p>
          </table:table-cell>
          <table:table-cell table:style-name="ce2" office:value-type="float" office:value="276288" calcext:value-type="float">
            <text:p>27628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73792" calcext:value-type="float">
            <text:p>673792</text:p>
          </table:table-cell>
          <table:table-cell table:style-name="ce2" office:value-type="float" office:value="531090" calcext:value-type="float">
            <text:p>531090</text:p>
          </table:table-cell>
          <table:table-cell table:style-name="ce2" office:value-type="float" office:value="283943" calcext:value-type="float">
            <text:p>283943</text:p>
          </table:table-cell>
          <table:table-cell table:style-name="ce2" office:value-type="float" office:value="692028" calcext:value-type="float">
            <text:p>692028</text:p>
          </table:table-cell>
          <table:table-cell office:value-type="float" office:value="324587" calcext:value-type="float">
            <text:p>324587</text:p>
          </table:table-cell>
          <table:table-cell table:style-name="ce2" office:value-type="float" office:value="277764" calcext:value-type="float">
            <text:p>27776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74607" calcext:value-type="float">
            <text:p>674607</text:p>
          </table:table-cell>
          <table:table-cell table:style-name="ce2" office:value-type="float" office:value="531602" calcext:value-type="float">
            <text:p>531602</text:p>
          </table:table-cell>
          <table:table-cell table:style-name="ce2" office:value-type="float" office:value="290493" calcext:value-type="float">
            <text:p>290493</text:p>
          </table:table-cell>
          <table:table-cell table:style-name="ce2" office:value-type="float" office:value="692903" calcext:value-type="float">
            <text:p>692903</text:p>
          </table:table-cell>
          <table:table-cell office:value-type="float" office:value="326050" calcext:value-type="float">
            <text:p>326050</text:p>
          </table:table-cell>
          <table:table-cell table:style-name="ce2" office:value-type="float" office:value="279214" calcext:value-type="float">
            <text:p>27921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75830" calcext:value-type="float">
            <text:p>675830</text:p>
          </table:table-cell>
          <table:table-cell table:style-name="ce2" office:value-type="float" office:value="531716" calcext:value-type="float">
            <text:p>531716</text:p>
          </table:table-cell>
          <table:table-cell table:style-name="ce2" office:value-type="float" office:value="295634" calcext:value-type="float">
            <text:p>295634</text:p>
          </table:table-cell>
          <table:table-cell table:style-name="ce2" office:value-type="float" office:value="693122" calcext:value-type="float">
            <text:p>693122</text:p>
          </table:table-cell>
          <table:table-cell office:value-type="float" office:value="326518" calcext:value-type="float">
            <text:p>326518</text:p>
          </table:table-cell>
          <table:table-cell table:style-name="ce2" office:value-type="float" office:value="279342" calcext:value-type="float">
            <text:p>27934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76279" calcext:value-type="float">
            <text:p>676279</text:p>
          </table:table-cell>
          <table:table-cell table:style-name="ce2" office:value-type="float" office:value="532200" calcext:value-type="float">
            <text:p>532200</text:p>
          </table:table-cell>
          <table:table-cell table:style-name="ce2" office:value-type="float" office:value="296802" calcext:value-type="float">
            <text:p>296802</text:p>
          </table:table-cell>
          <table:table-cell table:style-name="ce2" office:value-type="float" office:value="698261" calcext:value-type="float">
            <text:p>698261</text:p>
          </table:table-cell>
          <table:table-cell office:value-type="float" office:value="329072" calcext:value-type="float">
            <text:p>329072</text:p>
          </table:table-cell>
          <table:table-cell table:style-name="ce2" office:value-type="float" office:value="280591" calcext:value-type="float">
            <text:p>28059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80035" calcext:value-type="float">
            <text:p>680035</text:p>
          </table:table-cell>
          <table:table-cell table:style-name="ce2" office:value-type="float" office:value="532812" calcext:value-type="float">
            <text:p>532812</text:p>
          </table:table-cell>
          <table:table-cell table:style-name="ce2" office:value-type="float" office:value="298251" calcext:value-type="float">
            <text:p>298251</text:p>
          </table:table-cell>
          <table:table-cell table:style-name="ce2" office:value-type="float" office:value="710910" calcext:value-type="float">
            <text:p>710910</text:p>
          </table:table-cell>
          <table:table-cell office:value-type="float" office:value="330197" calcext:value-type="float">
            <text:p>330197</text:p>
          </table:table-cell>
          <table:table-cell table:style-name="ce2" office:value-type="float" office:value="283943" calcext:value-type="float">
            <text:p>28394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83759" calcext:value-type="float">
            <text:p>683759</text:p>
          </table:table-cell>
          <table:table-cell table:style-name="ce2" office:value-type="float" office:value="533623" calcext:value-type="float">
            <text:p>533623</text:p>
          </table:table-cell>
          <table:table-cell table:style-name="ce2" office:value-type="float" office:value="300308" calcext:value-type="float">
            <text:p>300308</text:p>
          </table:table-cell>
          <table:table-cell table:style-name="ce2" office:value-type="float" office:value="713443" calcext:value-type="float">
            <text:p>713443</text:p>
          </table:table-cell>
          <table:table-cell office:value-type="float" office:value="333047" calcext:value-type="float">
            <text:p>333047</text:p>
          </table:table-cell>
          <table:table-cell table:style-name="ce2" office:value-type="float" office:value="289124" calcext:value-type="float">
            <text:p>28912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88107" calcext:value-type="float">
            <text:p>688107</text:p>
          </table:table-cell>
          <table:table-cell table:style-name="ce2" office:value-type="float" office:value="533967" calcext:value-type="float">
            <text:p>533967</text:p>
          </table:table-cell>
          <table:table-cell table:style-name="ce2" office:value-type="float" office:value="301091" calcext:value-type="float">
            <text:p>301091</text:p>
          </table:table-cell>
          <table:table-cell table:style-name="ce2" office:value-type="float" office:value="714170" calcext:value-type="float">
            <text:p>714170</text:p>
          </table:table-cell>
          <table:table-cell office:value-type="float" office:value="334181" calcext:value-type="float">
            <text:p>334181</text:p>
          </table:table-cell>
          <table:table-cell table:style-name="ce2" office:value-type="float" office:value="291202" calcext:value-type="float">
            <text:p>29120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88138" calcext:value-type="float">
            <text:p>688138</text:p>
          </table:table-cell>
          <table:table-cell table:style-name="ce2" office:value-type="float" office:value="534986" calcext:value-type="float">
            <text:p>534986</text:p>
          </table:table-cell>
          <table:table-cell table:style-name="ce2" office:value-type="float" office:value="302427" calcext:value-type="float">
            <text:p>302427</text:p>
          </table:table-cell>
          <table:table-cell table:style-name="ce2" office:value-type="float" office:value="721276" calcext:value-type="float">
            <text:p>721276</text:p>
          </table:table-cell>
          <table:table-cell office:value-type="float" office:value="335676" calcext:value-type="float">
            <text:p>335676</text:p>
          </table:table-cell>
          <table:table-cell table:style-name="ce2" office:value-type="float" office:value="292815" calcext:value-type="float">
            <text:p>29281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89291" calcext:value-type="float">
            <text:p>689291</text:p>
          </table:table-cell>
          <table:table-cell table:style-name="ce2" office:value-type="float" office:value="537502" calcext:value-type="float">
            <text:p>537502</text:p>
          </table:table-cell>
          <table:table-cell table:style-name="ce2" office:value-type="float" office:value="302924" calcext:value-type="float">
            <text:p>302924</text:p>
          </table:table-cell>
          <table:table-cell table:style-name="ce2" office:value-type="float" office:value="721420" calcext:value-type="float">
            <text:p>721420</text:p>
          </table:table-cell>
          <table:table-cell office:value-type="float" office:value="336077" calcext:value-type="float">
            <text:p>336077</text:p>
          </table:table-cell>
          <table:table-cell table:style-name="ce2" office:value-type="float" office:value="295172" calcext:value-type="float">
            <text:p>29517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91083" calcext:value-type="float">
            <text:p>691083</text:p>
          </table:table-cell>
          <table:table-cell table:style-name="ce2" office:value-type="float" office:value="538219" calcext:value-type="float">
            <text:p>538219</text:p>
          </table:table-cell>
          <table:table-cell table:style-name="ce2" office:value-type="float" office:value="304376" calcext:value-type="float">
            <text:p>304376</text:p>
          </table:table-cell>
          <table:table-cell table:style-name="ce2" office:value-type="float" office:value="737132" calcext:value-type="float">
            <text:p>737132</text:p>
          </table:table-cell>
          <table:table-cell office:value-type="float" office:value="337052" calcext:value-type="float">
            <text:p>337052</text:p>
          </table:table-cell>
          <table:table-cell table:style-name="ce2" office:value-type="float" office:value="295313" calcext:value-type="float">
            <text:p>29531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95527" calcext:value-type="float">
            <text:p>695527</text:p>
          </table:table-cell>
          <table:table-cell table:style-name="ce2" office:value-type="float" office:value="539107" calcext:value-type="float">
            <text:p>539107</text:p>
          </table:table-cell>
          <table:table-cell table:style-name="ce2" office:value-type="float" office:value="305062" calcext:value-type="float">
            <text:p>305062</text:p>
          </table:table-cell>
          <table:table-cell table:style-name="ce2" office:value-type="float" office:value="737533" calcext:value-type="float">
            <text:p>737533</text:p>
          </table:table-cell>
          <table:table-cell office:value-type="float" office:value="339586" calcext:value-type="float">
            <text:p>339586</text:p>
          </table:table-cell>
          <table:table-cell table:style-name="ce2" office:value-type="float" office:value="295634" calcext:value-type="float">
            <text:p>29563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97357" calcext:value-type="float">
            <text:p>697357</text:p>
          </table:table-cell>
          <table:table-cell table:style-name="ce2" office:value-type="float" office:value="539747" calcext:value-type="float">
            <text:p>539747</text:p>
          </table:table-cell>
          <table:table-cell table:style-name="ce2" office:value-type="float" office:value="316339" calcext:value-type="float">
            <text:p>316339</text:p>
          </table:table-cell>
          <table:table-cell table:style-name="ce2" office:value-type="float" office:value="740513" calcext:value-type="float">
            <text:p>740513</text:p>
          </table:table-cell>
          <table:table-cell office:value-type="float" office:value="352380" calcext:value-type="float">
            <text:p>352380</text:p>
          </table:table-cell>
          <table:table-cell table:style-name="ce2" office:value-type="float" office:value="296559" calcext:value-type="float">
            <text:p>29655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98726" calcext:value-type="float">
            <text:p>698726</text:p>
          </table:table-cell>
          <table:table-cell table:style-name="ce2" office:value-type="float" office:value="539857" calcext:value-type="float">
            <text:p>539857</text:p>
          </table:table-cell>
          <table:table-cell table:style-name="ce2" office:value-type="float" office:value="318223" calcext:value-type="float">
            <text:p>318223</text:p>
          </table:table-cell>
          <table:table-cell table:style-name="ce2" office:value-type="float" office:value="740906" calcext:value-type="float">
            <text:p>740906</text:p>
          </table:table-cell>
          <table:table-cell office:value-type="float" office:value="367066" calcext:value-type="float">
            <text:p>367066</text:p>
          </table:table-cell>
          <table:table-cell table:style-name="ce2" office:value-type="float" office:value="300308" calcext:value-type="float">
            <text:p>30030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07753" calcext:value-type="float">
            <text:p>707753</text:p>
          </table:table-cell>
          <table:table-cell table:style-name="ce2" office:value-type="float" office:value="540258" calcext:value-type="float">
            <text:p>540258</text:p>
          </table:table-cell>
          <table:table-cell table:style-name="ce2" office:value-type="float" office:value="318981" calcext:value-type="float">
            <text:p>318981</text:p>
          </table:table-cell>
          <table:table-cell table:style-name="ce2" office:value-type="float" office:value="743864" calcext:value-type="float">
            <text:p>743864</text:p>
          </table:table-cell>
          <table:table-cell office:value-type="float" office:value="368421" calcext:value-type="float">
            <text:p>368421</text:p>
          </table:table-cell>
          <table:table-cell table:style-name="ce2" office:value-type="float" office:value="305592" calcext:value-type="float">
            <text:p>30559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08724" calcext:value-type="float">
            <text:p>708724</text:p>
          </table:table-cell>
          <table:table-cell table:style-name="ce2" office:value-type="float" office:value="541421" calcext:value-type="float">
            <text:p>541421</text:p>
          </table:table-cell>
          <table:table-cell table:style-name="ce2" office:value-type="float" office:value="320041" calcext:value-type="float">
            <text:p>320041</text:p>
          </table:table-cell>
          <table:table-cell table:style-name="ce2" office:value-type="float" office:value="753276" calcext:value-type="float">
            <text:p>753276</text:p>
          </table:table-cell>
          <table:table-cell office:value-type="float" office:value="372408" calcext:value-type="float">
            <text:p>372408</text:p>
          </table:table-cell>
          <table:table-cell table:style-name="ce2" office:value-type="float" office:value="310229" calcext:value-type="float">
            <text:p>31022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10300" calcext:value-type="float">
            <text:p>710300</text:p>
          </table:table-cell>
          <table:table-cell table:style-name="ce2" office:value-type="float" office:value="542772" calcext:value-type="float">
            <text:p>542772</text:p>
          </table:table-cell>
          <table:table-cell table:style-name="ce2" office:value-type="float" office:value="325612" calcext:value-type="float">
            <text:p>325612</text:p>
          </table:table-cell>
          <table:table-cell table:style-name="ce2" office:value-type="float" office:value="758061" calcext:value-type="float">
            <text:p>758061</text:p>
          </table:table-cell>
          <table:table-cell office:value-type="float" office:value="374710" calcext:value-type="float">
            <text:p>374710</text:p>
          </table:table-cell>
          <table:table-cell table:style-name="ce2" office:value-type="float" office:value="312645" calcext:value-type="float">
            <text:p>31264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14161" calcext:value-type="float">
            <text:p>714161</text:p>
          </table:table-cell>
          <table:table-cell table:style-name="ce2" office:value-type="float" office:value="543080" calcext:value-type="float">
            <text:p>543080</text:p>
          </table:table-cell>
          <table:table-cell table:style-name="ce2" office:value-type="float" office:value="326518" calcext:value-type="float">
            <text:p>326518</text:p>
          </table:table-cell>
          <table:table-cell table:style-name="ce2" office:value-type="float" office:value="763753" calcext:value-type="float">
            <text:p>763753</text:p>
          </table:table-cell>
          <table:table-cell office:value-type="float" office:value="377427" calcext:value-type="float">
            <text:p>377427</text:p>
          </table:table-cell>
          <table:table-cell table:style-name="ce2" office:value-type="float" office:value="316117" calcext:value-type="float">
            <text:p>31611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17350" calcext:value-type="float">
            <text:p>717350</text:p>
          </table:table-cell>
          <table:table-cell table:style-name="ce2" office:value-type="float" office:value="544362" calcext:value-type="float">
            <text:p>544362</text:p>
          </table:table-cell>
          <table:table-cell table:style-name="ce2" office:value-type="float" office:value="330197" calcext:value-type="float">
            <text:p>330197</text:p>
          </table:table-cell>
          <table:table-cell table:style-name="ce2" office:value-type="float" office:value="766519" calcext:value-type="float">
            <text:p>766519</text:p>
          </table:table-cell>
          <table:table-cell office:value-type="float" office:value="379551" calcext:value-type="float">
            <text:p>379551</text:p>
          </table:table-cell>
          <table:table-cell table:style-name="ce2" office:value-type="float" office:value="316280" calcext:value-type="float">
            <text:p>31628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18520" calcext:value-type="float">
            <text:p>718520</text:p>
          </table:table-cell>
          <table:table-cell table:style-name="ce2" office:value-type="float" office:value="545135" calcext:value-type="float">
            <text:p>545135</text:p>
          </table:table-cell>
          <table:table-cell table:style-name="ce2" office:value-type="float" office:value="332666" calcext:value-type="float">
            <text:p>332666</text:p>
          </table:table-cell>
          <table:table-cell table:style-name="ce2" office:value-type="float" office:value="766869" calcext:value-type="float">
            <text:p>766869</text:p>
          </table:table-cell>
          <table:table-cell office:value-type="float" office:value="381709" calcext:value-type="float">
            <text:p>381709</text:p>
          </table:table-cell>
          <table:table-cell table:style-name="ce2" office:value-type="float" office:value="318223" calcext:value-type="float">
            <text:p>31822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20414" calcext:value-type="float">
            <text:p>720414</text:p>
          </table:table-cell>
          <table:table-cell table:style-name="ce2" office:value-type="float" office:value="546246" calcext:value-type="float">
            <text:p>546246</text:p>
          </table:table-cell>
          <table:table-cell table:style-name="ce2" office:value-type="float" office:value="337070" calcext:value-type="float">
            <text:p>337070</text:p>
          </table:table-cell>
          <table:table-cell table:style-name="ce2" office:value-type="float" office:value="774125" calcext:value-type="float">
            <text:p>774125</text:p>
          </table:table-cell>
          <table:table-cell office:value-type="float" office:value="383259" calcext:value-type="float">
            <text:p>383259</text:p>
          </table:table-cell>
          <table:table-cell table:style-name="ce2" office:value-type="float" office:value="321834" calcext:value-type="float">
            <text:p>32183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21700" calcext:value-type="float">
            <text:p>721700</text:p>
          </table:table-cell>
          <table:table-cell table:style-name="ce2" office:value-type="float" office:value="549674" calcext:value-type="float">
            <text:p>549674</text:p>
          </table:table-cell>
          <table:table-cell table:style-name="ce2" office:value-type="float" office:value="342453" calcext:value-type="float">
            <text:p>342453</text:p>
          </table:table-cell>
          <table:table-cell table:style-name="ce2" office:value-type="float" office:value="775582" calcext:value-type="float">
            <text:p>775582</text:p>
          </table:table-cell>
          <table:table-cell office:value-type="float" office:value="386152" calcext:value-type="float">
            <text:p>386152</text:p>
          </table:table-cell>
          <table:table-cell table:style-name="ce2" office:value-type="float" office:value="323330" calcext:value-type="float">
            <text:p>32333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24884" calcext:value-type="float">
            <text:p>724884</text:p>
          </table:table-cell>
          <table:table-cell table:style-name="ce2" office:value-type="float" office:value="549997" calcext:value-type="float">
            <text:p>549997</text:p>
          </table:table-cell>
          <table:table-cell table:style-name="ce2" office:value-type="float" office:value="342649" calcext:value-type="float">
            <text:p>342649</text:p>
          </table:table-cell>
          <table:table-cell table:style-name="ce2" office:value-type="float" office:value="776162" calcext:value-type="float">
            <text:p>776162</text:p>
          </table:table-cell>
          <table:table-cell office:value-type="float" office:value="386705" calcext:value-type="float">
            <text:p>386705</text:p>
          </table:table-cell>
          <table:table-cell table:style-name="ce2" office:value-type="float" office:value="325792" calcext:value-type="float">
            <text:p>32579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30484" calcext:value-type="float">
            <text:p>730484</text:p>
          </table:table-cell>
          <table:table-cell table:style-name="ce2" office:value-type="float" office:value="551005" calcext:value-type="float">
            <text:p>551005</text:p>
          </table:table-cell>
          <table:table-cell table:style-name="ce2" office:value-type="float" office:value="342691" calcext:value-type="float">
            <text:p>342691</text:p>
          </table:table-cell>
          <table:table-cell table:style-name="ce2" office:value-type="float" office:value="776533" calcext:value-type="float">
            <text:p>776533</text:p>
          </table:table-cell>
          <table:table-cell office:value-type="float" office:value="386975" calcext:value-type="float">
            <text:p>386975</text:p>
          </table:table-cell>
          <table:table-cell table:style-name="ce2" office:value-type="float" office:value="328137" calcext:value-type="float">
            <text:p>32813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33086" calcext:value-type="float">
            <text:p>733086</text:p>
          </table:table-cell>
          <table:table-cell table:style-name="ce2" office:value-type="float" office:value="552490" calcext:value-type="float">
            <text:p>552490</text:p>
          </table:table-cell>
          <table:table-cell table:style-name="ce2" office:value-type="float" office:value="344495" calcext:value-type="float">
            <text:p>344495</text:p>
          </table:table-cell>
          <table:table-cell table:style-name="ce2" office:value-type="float" office:value="783483" calcext:value-type="float">
            <text:p>783483</text:p>
          </table:table-cell>
          <table:table-cell office:value-type="float" office:value="389165" calcext:value-type="float">
            <text:p>389165</text:p>
          </table:table-cell>
          <table:table-cell table:style-name="ce2" office:value-type="float" office:value="334149" calcext:value-type="float">
            <text:p>33414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48738" calcext:value-type="float">
            <text:p>748738</text:p>
          </table:table-cell>
          <table:table-cell table:style-name="ce2" office:value-type="float" office:value="553732" calcext:value-type="float">
            <text:p>553732</text:p>
          </table:table-cell>
          <table:table-cell table:style-name="ce2" office:value-type="float" office:value="351117" calcext:value-type="float">
            <text:p>351117</text:p>
          </table:table-cell>
          <table:table-cell table:style-name="ce2" office:value-type="float" office:value="783589" calcext:value-type="float">
            <text:p>783589</text:p>
          </table:table-cell>
          <table:table-cell office:value-type="float" office:value="389982" calcext:value-type="float">
            <text:p>389982</text:p>
          </table:table-cell>
          <table:table-cell table:style-name="ce2" office:value-type="float" office:value="340542" calcext:value-type="float">
            <text:p>34054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50446" calcext:value-type="float">
            <text:p>750446</text:p>
          </table:table-cell>
          <table:table-cell table:style-name="ce2" office:value-type="float" office:value="554126" calcext:value-type="float">
            <text:p>554126</text:p>
          </table:table-cell>
          <table:table-cell table:style-name="ce2" office:value-type="float" office:value="353654" calcext:value-type="float">
            <text:p>353654</text:p>
          </table:table-cell>
          <table:table-cell table:style-name="ce2" office:value-type="float" office:value="784446" calcext:value-type="float">
            <text:p>784446</text:p>
          </table:table-cell>
          <table:table-cell office:value-type="float" office:value="392921" calcext:value-type="float">
            <text:p>392921</text:p>
          </table:table-cell>
          <table:table-cell table:style-name="ce2" office:value-type="float" office:value="340928" calcext:value-type="float">
            <text:p>34092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51349" calcext:value-type="float">
            <text:p>751349</text:p>
          </table:table-cell>
          <table:table-cell table:style-name="ce2" office:value-type="float" office:value="554275" calcext:value-type="float">
            <text:p>554275</text:p>
          </table:table-cell>
          <table:table-cell table:style-name="ce2" office:value-type="float" office:value="365811" calcext:value-type="float">
            <text:p>365811</text:p>
          </table:table-cell>
          <table:table-cell table:style-name="ce2" office:value-type="float" office:value="785356" calcext:value-type="float">
            <text:p>785356</text:p>
          </table:table-cell>
          <table:table-cell office:value-type="float" office:value="393569" calcext:value-type="float">
            <text:p>393569</text:p>
          </table:table-cell>
          <table:table-cell table:style-name="ce2" office:value-type="float" office:value="341067" calcext:value-type="float">
            <text:p>34106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53244" calcext:value-type="float">
            <text:p>753244</text:p>
          </table:table-cell>
          <table:table-cell table:style-name="ce2" office:value-type="float" office:value="554504" calcext:value-type="float">
            <text:p>554504</text:p>
          </table:table-cell>
          <table:table-cell table:style-name="ce2" office:value-type="float" office:value="373295" calcext:value-type="float">
            <text:p>373295</text:p>
          </table:table-cell>
          <table:table-cell table:style-name="ce2" office:value-type="float" office:value="791377" calcext:value-type="float">
            <text:p>791377</text:p>
          </table:table-cell>
          <table:table-cell office:value-type="float" office:value="394092" calcext:value-type="float">
            <text:p>394092</text:p>
          </table:table-cell>
          <table:table-cell table:style-name="ce2" office:value-type="float" office:value="352079" calcext:value-type="float">
            <text:p>35207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56879" calcext:value-type="float">
            <text:p>756879</text:p>
          </table:table-cell>
          <table:table-cell table:style-name="ce2" office:value-type="float" office:value="555686" calcext:value-type="float">
            <text:p>555686</text:p>
          </table:table-cell>
          <table:table-cell table:style-name="ce2" office:value-type="float" office:value="376585" calcext:value-type="float">
            <text:p>376585</text:p>
          </table:table-cell>
          <table:table-cell table:style-name="ce2" office:value-type="float" office:value="791686" calcext:value-type="float">
            <text:p>791686</text:p>
          </table:table-cell>
          <table:table-cell office:value-type="float" office:value="400434" calcext:value-type="float">
            <text:p>400434</text:p>
          </table:table-cell>
          <table:table-cell table:style-name="ce2" office:value-type="float" office:value="352417" calcext:value-type="float">
            <text:p>35241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70152" calcext:value-type="float">
            <text:p>770152</text:p>
          </table:table-cell>
          <table:table-cell table:style-name="ce2" office:value-type="float" office:value="558497" calcext:value-type="float">
            <text:p>558497</text:p>
          </table:table-cell>
          <table:table-cell table:style-name="ce2" office:value-type="float" office:value="381733" calcext:value-type="float">
            <text:p>381733</text:p>
          </table:table-cell>
          <table:table-cell table:style-name="ce2" office:value-type="float" office:value="793891" calcext:value-type="float">
            <text:p>793891</text:p>
          </table:table-cell>
          <table:table-cell office:value-type="float" office:value="409090" calcext:value-type="float">
            <text:p>409090</text:p>
          </table:table-cell>
          <table:table-cell table:style-name="ce2" office:value-type="float" office:value="352631" calcext:value-type="float">
            <text:p>35263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74168" calcext:value-type="float">
            <text:p>774168</text:p>
          </table:table-cell>
          <table:table-cell table:style-name="ce2" office:value-type="float" office:value="558792" calcext:value-type="float">
            <text:p>558792</text:p>
          </table:table-cell>
          <table:table-cell table:style-name="ce2" office:value-type="float" office:value="384460" calcext:value-type="float">
            <text:p>384460</text:p>
          </table:table-cell>
          <table:table-cell table:style-name="ce2" office:value-type="float" office:value="794893" calcext:value-type="float">
            <text:p>794893</text:p>
          </table:table-cell>
          <table:table-cell office:value-type="float" office:value="413919" calcext:value-type="float">
            <text:p>413919</text:p>
          </table:table-cell>
          <table:table-cell table:style-name="ce2" office:value-type="float" office:value="359410" calcext:value-type="float">
            <text:p>35941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84514" calcext:value-type="float">
            <text:p>784514</text:p>
          </table:table-cell>
          <table:table-cell table:style-name="ce2" office:value-type="float" office:value="559846" calcext:value-type="float">
            <text:p>559846</text:p>
          </table:table-cell>
          <table:table-cell table:style-name="ce2" office:value-type="float" office:value="386452" calcext:value-type="float">
            <text:p>386452</text:p>
          </table:table-cell>
          <table:table-cell table:style-name="ce2" office:value-type="float" office:value="799994" calcext:value-type="float">
            <text:p>799994</text:p>
          </table:table-cell>
          <table:table-cell office:value-type="float" office:value="419898" calcext:value-type="float">
            <text:p>419898</text:p>
          </table:table-cell>
          <table:table-cell table:style-name="ce2" office:value-type="float" office:value="365170" calcext:value-type="float">
            <text:p>36517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85765" calcext:value-type="float">
            <text:p>785765</text:p>
          </table:table-cell>
          <table:table-cell table:style-name="ce2" office:value-type="float" office:value="560988" calcext:value-type="float">
            <text:p>560988</text:p>
          </table:table-cell>
          <table:table-cell table:style-name="ce2" office:value-type="float" office:value="386975" calcext:value-type="float">
            <text:p>386975</text:p>
          </table:table-cell>
          <table:table-cell table:style-name="ce2" office:value-type="float" office:value="802289" calcext:value-type="float">
            <text:p>802289</text:p>
          </table:table-cell>
          <table:table-cell office:value-type="float" office:value="420133" calcext:value-type="float">
            <text:p>420133</text:p>
          </table:table-cell>
          <table:table-cell table:style-name="ce2" office:value-type="float" office:value="365811" calcext:value-type="float">
            <text:p>36581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94512" calcext:value-type="float">
            <text:p>794512</text:p>
          </table:table-cell>
          <table:table-cell table:style-name="ce2" office:value-type="float" office:value="563445" calcext:value-type="float">
            <text:p>563445</text:p>
          </table:table-cell>
          <table:table-cell table:style-name="ce2" office:value-type="float" office:value="388005" calcext:value-type="float">
            <text:p>388005</text:p>
          </table:table-cell>
          <table:table-cell table:style-name="ce2" office:value-type="float" office:value="808788" calcext:value-type="float">
            <text:p>808788</text:p>
          </table:table-cell>
          <table:table-cell office:value-type="float" office:value="424326" calcext:value-type="float">
            <text:p>424326</text:p>
          </table:table-cell>
          <table:table-cell table:style-name="ce2" office:value-type="float" office:value="376585" calcext:value-type="float">
            <text:p>37658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01279" calcext:value-type="float">
            <text:p>801279</text:p>
          </table:table-cell>
          <table:table-cell table:style-name="ce2" office:value-type="float" office:value="563817" calcext:value-type="float">
            <text:p>563817</text:p>
          </table:table-cell>
          <table:table-cell table:style-name="ce2" office:value-type="float" office:value="388203" calcext:value-type="float">
            <text:p>388203</text:p>
          </table:table-cell>
          <table:table-cell table:style-name="ce2" office:value-type="float" office:value="809806" calcext:value-type="float">
            <text:p>809806</text:p>
          </table:table-cell>
          <table:table-cell office:value-type="float" office:value="425429" calcext:value-type="float">
            <text:p>425429</text:p>
          </table:table-cell>
          <table:table-cell table:style-name="ce2" office:value-type="float" office:value="376779" calcext:value-type="float">
            <text:p>37677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05775" calcext:value-type="float">
            <text:p>805775</text:p>
          </table:table-cell>
          <table:table-cell table:style-name="ce2" office:value-type="float" office:value="564603" calcext:value-type="float">
            <text:p>564603</text:p>
          </table:table-cell>
          <table:table-cell table:style-name="ce2" office:value-type="float" office:value="389497" calcext:value-type="float">
            <text:p>389497</text:p>
          </table:table-cell>
          <table:table-cell table:style-name="ce2" office:value-type="float" office:value="811833" calcext:value-type="float">
            <text:p>811833</text:p>
          </table:table-cell>
          <table:table-cell office:value-type="float" office:value="425765" calcext:value-type="float">
            <text:p>425765</text:p>
          </table:table-cell>
          <table:table-cell table:style-name="ce2" office:value-type="float" office:value="386516" calcext:value-type="float">
            <text:p>38651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08394" calcext:value-type="float">
            <text:p>808394</text:p>
          </table:table-cell>
          <table:table-cell table:style-name="ce2" office:value-type="float" office:value="564706" calcext:value-type="float">
            <text:p>564706</text:p>
          </table:table-cell>
          <table:table-cell table:style-name="ce2" office:value-type="float" office:value="390614" calcext:value-type="float">
            <text:p>390614</text:p>
          </table:table-cell>
          <table:table-cell table:style-name="ce2" office:value-type="float" office:value="812045" calcext:value-type="float">
            <text:p>812045</text:p>
          </table:table-cell>
          <table:table-cell office:value-type="float" office:value="426941" calcext:value-type="float">
            <text:p>426941</text:p>
          </table:table-cell>
          <table:table-cell table:style-name="ce2" office:value-type="float" office:value="388005" calcext:value-type="float">
            <text:p>38800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15074" calcext:value-type="float">
            <text:p>815074</text:p>
          </table:table-cell>
          <table:table-cell table:style-name="ce2" office:value-type="float" office:value="567736" calcext:value-type="float">
            <text:p>567736</text:p>
          </table:table-cell>
          <table:table-cell table:style-name="ce2" office:value-type="float" office:value="392921" calcext:value-type="float">
            <text:p>392921</text:p>
          </table:table-cell>
          <table:table-cell table:style-name="ce2" office:value-type="float" office:value="813931" calcext:value-type="float">
            <text:p>813931</text:p>
          </table:table-cell>
          <table:table-cell office:value-type="float" office:value="430307" calcext:value-type="float">
            <text:p>430307</text:p>
          </table:table-cell>
          <table:table-cell table:style-name="ce2" office:value-type="float" office:value="389545" calcext:value-type="float">
            <text:p>38954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16325" calcext:value-type="float">
            <text:p>816325</text:p>
          </table:table-cell>
          <table:table-cell table:style-name="ce2" office:value-type="float" office:value="567928" calcext:value-type="float">
            <text:p>567928</text:p>
          </table:table-cell>
          <table:table-cell table:style-name="ce2" office:value-type="float" office:value="396530" calcext:value-type="float">
            <text:p>396530</text:p>
          </table:table-cell>
          <table:table-cell table:style-name="ce2" office:value-type="float" office:value="814758" calcext:value-type="float">
            <text:p>814758</text:p>
          </table:table-cell>
          <table:table-cell office:value-type="float" office:value="431012" calcext:value-type="float">
            <text:p>431012</text:p>
          </table:table-cell>
          <table:table-cell table:style-name="ce2" office:value-type="float" office:value="391866" calcext:value-type="float">
            <text:p>39186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22072" calcext:value-type="float">
            <text:p>822072</text:p>
          </table:table-cell>
          <table:table-cell table:style-name="ce2" office:value-type="float" office:value="569004" calcext:value-type="float">
            <text:p>569004</text:p>
          </table:table-cell>
          <table:table-cell table:style-name="ce2" office:value-type="float" office:value="402047" calcext:value-type="float">
            <text:p>402047</text:p>
          </table:table-cell>
          <table:table-cell table:style-name="ce2" office:value-type="float" office:value="818513" calcext:value-type="float">
            <text:p>818513</text:p>
          </table:table-cell>
          <table:table-cell office:value-type="float" office:value="436552" calcext:value-type="float">
            <text:p>436552</text:p>
          </table:table-cell>
          <table:table-cell table:style-name="ce2" office:value-type="float" office:value="399879" calcext:value-type="float">
            <text:p>39987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25813" calcext:value-type="float">
            <text:p>825813</text:p>
          </table:table-cell>
          <table:table-cell table:style-name="ce2" office:value-type="float" office:value="571209" calcext:value-type="float">
            <text:p>571209</text:p>
          </table:table-cell>
          <table:table-cell table:style-name="ce2" office:value-type="float" office:value="402810" calcext:value-type="float">
            <text:p>402810</text:p>
          </table:table-cell>
          <table:table-cell table:style-name="ce2" office:value-type="float" office:value="823132" calcext:value-type="float">
            <text:p>823132</text:p>
          </table:table-cell>
          <table:table-cell office:value-type="float" office:value="439726" calcext:value-type="float">
            <text:p>439726</text:p>
          </table:table-cell>
          <table:table-cell table:style-name="ce2" office:value-type="float" office:value="402614" calcext:value-type="float">
            <text:p>40261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25853" calcext:value-type="float">
            <text:p>825853</text:p>
          </table:table-cell>
          <table:table-cell table:style-name="ce2" office:value-type="float" office:value="574776" calcext:value-type="float">
            <text:p>574776</text:p>
          </table:table-cell>
          <table:table-cell table:style-name="ce2" office:value-type="float" office:value="407822" calcext:value-type="float">
            <text:p>407822</text:p>
          </table:table-cell>
          <table:table-cell table:style-name="ce2" office:value-type="float" office:value="830616" calcext:value-type="float">
            <text:p>830616</text:p>
          </table:table-cell>
          <table:table-cell office:value-type="float" office:value="440950" calcext:value-type="float">
            <text:p>440950</text:p>
          </table:table-cell>
          <table:table-cell table:style-name="ce2" office:value-type="float" office:value="403964" calcext:value-type="float">
            <text:p>40396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25973" calcext:value-type="float">
            <text:p>825973</text:p>
          </table:table-cell>
          <table:table-cell table:style-name="ce2" office:value-type="float" office:value="576536" calcext:value-type="float">
            <text:p>576536</text:p>
          </table:table-cell>
          <table:table-cell table:style-name="ce2" office:value-type="float" office:value="411811" calcext:value-type="float">
            <text:p>411811</text:p>
          </table:table-cell>
          <table:table-cell table:style-name="ce2" office:value-type="float" office:value="834032" calcext:value-type="float">
            <text:p>834032</text:p>
          </table:table-cell>
          <table:table-cell office:value-type="float" office:value="443569" calcext:value-type="float">
            <text:p>443569</text:p>
          </table:table-cell>
          <table:table-cell table:style-name="ce2" office:value-type="float" office:value="409093" calcext:value-type="float">
            <text:p>40909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26648" calcext:value-type="float">
            <text:p>826648</text:p>
          </table:table-cell>
          <table:table-cell table:style-name="ce2" office:value-type="float" office:value="577393" calcext:value-type="float">
            <text:p>577393</text:p>
          </table:table-cell>
          <table:table-cell table:style-name="ce2" office:value-type="float" office:value="413919" calcext:value-type="float">
            <text:p>413919</text:p>
          </table:table-cell>
          <table:table-cell table:style-name="ce2" office:value-type="float" office:value="836026" calcext:value-type="float">
            <text:p>836026</text:p>
          </table:table-cell>
          <table:table-cell office:value-type="float" office:value="450315" calcext:value-type="float">
            <text:p>450315</text:p>
          </table:table-cell>
          <table:table-cell table:style-name="ce2" office:value-type="float" office:value="419665" calcext:value-type="float">
            <text:p>41966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28548" calcext:value-type="float">
            <text:p>828548</text:p>
          </table:table-cell>
          <table:table-cell table:style-name="ce2" office:value-type="float" office:value="577891" calcext:value-type="float">
            <text:p>577891</text:p>
          </table:table-cell>
          <table:table-cell table:style-name="ce2" office:value-type="float" office:value="418668" calcext:value-type="float">
            <text:p>418668</text:p>
          </table:table-cell>
          <table:table-cell table:style-name="ce2" office:value-type="float" office:value="839431" calcext:value-type="float">
            <text:p>839431</text:p>
          </table:table-cell>
          <table:table-cell office:value-type="float" office:value="450468" calcext:value-type="float">
            <text:p>450468</text:p>
          </table:table-cell>
          <table:table-cell table:style-name="ce2" office:value-type="float" office:value="421780" calcext:value-type="float">
            <text:p>42178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30395" calcext:value-type="float">
            <text:p>830395</text:p>
          </table:table-cell>
          <table:table-cell table:style-name="ce2" office:value-type="float" office:value="579632" calcext:value-type="float">
            <text:p>579632</text:p>
          </table:table-cell>
          <table:table-cell table:style-name="ce2" office:value-type="float" office:value="419898" calcext:value-type="float">
            <text:p>419898</text:p>
          </table:table-cell>
          <table:table-cell table:style-name="ce2" office:value-type="float" office:value="841948" calcext:value-type="float">
            <text:p>841948</text:p>
          </table:table-cell>
          <table:table-cell office:value-type="float" office:value="451063" calcext:value-type="float">
            <text:p>451063</text:p>
          </table:table-cell>
          <table:table-cell table:style-name="ce2" office:value-type="float" office:value="431230" calcext:value-type="float">
            <text:p>43123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31317" calcext:value-type="float">
            <text:p>831317</text:p>
          </table:table-cell>
          <table:table-cell table:style-name="ce2" office:value-type="float" office:value="579684" calcext:value-type="float">
            <text:p>579684</text:p>
          </table:table-cell>
          <table:table-cell table:style-name="ce2" office:value-type="float" office:value="423171" calcext:value-type="float">
            <text:p>423171</text:p>
          </table:table-cell>
          <table:table-cell table:style-name="ce2" office:value-type="float" office:value="842569" calcext:value-type="float">
            <text:p>842569</text:p>
          </table:table-cell>
          <table:table-cell office:value-type="float" office:value="452422" calcext:value-type="float">
            <text:p>452422</text:p>
          </table:table-cell>
          <table:table-cell table:style-name="ce2" office:value-type="float" office:value="463038" calcext:value-type="float">
            <text:p>46303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32560" calcext:value-type="float">
            <text:p>832560</text:p>
          </table:table-cell>
          <table:table-cell table:style-name="ce2" office:value-type="float" office:value="579974" calcext:value-type="float">
            <text:p>579974</text:p>
          </table:table-cell>
          <table:table-cell table:style-name="ce2" office:value-type="float" office:value="423945" calcext:value-type="float">
            <text:p>423945</text:p>
          </table:table-cell>
          <table:table-cell table:style-name="ce2" office:value-type="float" office:value="843570" calcext:value-type="float">
            <text:p>843570</text:p>
          </table:table-cell>
          <table:table-cell office:value-type="float" office:value="456623" calcext:value-type="float">
            <text:p>456623</text:p>
          </table:table-cell>
          <table:table-cell table:style-name="ce2" office:value-type="float" office:value="464147" calcext:value-type="float">
            <text:p>46414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35288" calcext:value-type="float">
            <text:p>835288</text:p>
          </table:table-cell>
          <table:table-cell table:style-name="ce2" office:value-type="float" office:value="580896" calcext:value-type="float">
            <text:p>580896</text:p>
          </table:table-cell>
          <table:table-cell table:style-name="ce2" office:value-type="float" office:value="429665" calcext:value-type="float">
            <text:p>429665</text:p>
          </table:table-cell>
          <table:table-cell table:style-name="ce2" office:value-type="float" office:value="846285" calcext:value-type="float">
            <text:p>846285</text:p>
          </table:table-cell>
          <table:table-cell office:value-type="float" office:value="462104" calcext:value-type="float">
            <text:p>462104</text:p>
          </table:table-cell>
          <table:table-cell table:style-name="ce2" office:value-type="float" office:value="478188" calcext:value-type="float">
            <text:p>47818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35471" calcext:value-type="float">
            <text:p>835471</text:p>
          </table:table-cell>
          <table:table-cell table:style-name="ce2" office:value-type="float" office:value="582869" calcext:value-type="float">
            <text:p>582869</text:p>
          </table:table-cell>
          <table:table-cell table:style-name="ce2" office:value-type="float" office:value="430884" calcext:value-type="float">
            <text:p>430884</text:p>
          </table:table-cell>
          <table:table-cell table:style-name="ce2" office:value-type="float" office:value="849979" calcext:value-type="float">
            <text:p>849979</text:p>
          </table:table-cell>
          <table:table-cell office:value-type="float" office:value="468655" calcext:value-type="float">
            <text:p>468655</text:p>
          </table:table-cell>
          <table:table-cell table:style-name="ce2" office:value-type="float" office:value="480992" calcext:value-type="float">
            <text:p>48099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41959" calcext:value-type="float">
            <text:p>841959</text:p>
          </table:table-cell>
          <table:table-cell table:style-name="ce2" office:value-type="float" office:value="587589" calcext:value-type="float">
            <text:p>587589</text:p>
          </table:table-cell>
          <table:table-cell table:style-name="ce2" office:value-type="float" office:value="431230" calcext:value-type="float">
            <text:p>431230</text:p>
          </table:table-cell>
          <table:table-cell table:style-name="ce2" office:value-type="float" office:value="858860" calcext:value-type="float">
            <text:p>858860</text:p>
          </table:table-cell>
          <table:table-cell office:value-type="float" office:value="471249" calcext:value-type="float">
            <text:p>471249</text:p>
          </table:table-cell>
          <table:table-cell table:style-name="ce2" office:value-type="float" office:value="487902" calcext:value-type="float">
            <text:p>48790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45283" calcext:value-type="float">
            <text:p>845283</text:p>
          </table:table-cell>
          <table:table-cell table:style-name="ce2" office:value-type="float" office:value="587888" calcext:value-type="float">
            <text:p>587888</text:p>
          </table:table-cell>
          <table:table-cell table:style-name="ce2" office:value-type="float" office:value="434377" calcext:value-type="float">
            <text:p>434377</text:p>
          </table:table-cell>
          <table:table-cell table:style-name="ce2" office:value-type="float" office:value="863130" calcext:value-type="float">
            <text:p>863130</text:p>
          </table:table-cell>
          <table:table-cell office:value-type="float" office:value="474915" calcext:value-type="float">
            <text:p>474915</text:p>
          </table:table-cell>
          <table:table-cell table:style-name="ce2" office:value-type="float" office:value="490081" calcext:value-type="float">
            <text:p>49008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49802" calcext:value-type="float">
            <text:p>849802</text:p>
          </table:table-cell>
          <table:table-cell table:style-name="ce2" office:value-type="float" office:value="593186" calcext:value-type="float">
            <text:p>593186</text:p>
          </table:table-cell>
          <table:table-cell table:style-name="ce2" office:value-type="float" office:value="436552" calcext:value-type="float">
            <text:p>436552</text:p>
          </table:table-cell>
          <table:table-cell table:style-name="ce2" office:value-type="float" office:value="867069" calcext:value-type="float">
            <text:p>867069</text:p>
          </table:table-cell>
          <table:table-cell office:value-type="float" office:value="491476" calcext:value-type="float">
            <text:p>491476</text:p>
          </table:table-cell>
          <table:table-cell table:style-name="ce2" office:value-type="float" office:value="492495" calcext:value-type="float">
            <text:p>49249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52062" calcext:value-type="float">
            <text:p>852062</text:p>
          </table:table-cell>
          <table:table-cell table:style-name="ce2" office:value-type="float" office:value="593403" calcext:value-type="float">
            <text:p>593403</text:p>
          </table:table-cell>
          <table:table-cell table:style-name="ce2" office:value-type="float" office:value="443469" calcext:value-type="float">
            <text:p>443469</text:p>
          </table:table-cell>
          <table:table-cell table:style-name="ce2" office:value-type="float" office:value="867362" calcext:value-type="float">
            <text:p>867362</text:p>
          </table:table-cell>
          <table:table-cell office:value-type="float" office:value="492325" calcext:value-type="float">
            <text:p>492325</text:p>
          </table:table-cell>
          <table:table-cell table:style-name="ce2" office:value-type="float" office:value="508156" calcext:value-type="float">
            <text:p>50815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54841" calcext:value-type="float">
            <text:p>854841</text:p>
          </table:table-cell>
          <table:table-cell table:style-name="ce2" office:value-type="float" office:value="596310" calcext:value-type="float">
            <text:p>596310</text:p>
          </table:table-cell>
          <table:table-cell table:style-name="ce2" office:value-type="float" office:value="457103" calcext:value-type="float">
            <text:p>457103</text:p>
          </table:table-cell>
          <table:table-cell table:style-name="ce2" office:value-type="float" office:value="874852" calcext:value-type="float">
            <text:p>874852</text:p>
          </table:table-cell>
          <table:table-cell office:value-type="float" office:value="492435" calcext:value-type="float">
            <text:p>492435</text:p>
          </table:table-cell>
          <table:table-cell table:style-name="ce2" office:value-type="float" office:value="509472" calcext:value-type="float">
            <text:p>50947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65147" calcext:value-type="float">
            <text:p>865147</text:p>
          </table:table-cell>
          <table:table-cell table:style-name="ce2" office:value-type="float" office:value="597231" calcext:value-type="float">
            <text:p>597231</text:p>
          </table:table-cell>
          <table:table-cell table:style-name="ce2" office:value-type="float" office:value="469318" calcext:value-type="float">
            <text:p>469318</text:p>
          </table:table-cell>
          <table:table-cell table:style-name="ce2" office:value-type="float" office:value="885164" calcext:value-type="float">
            <text:p>885164</text:p>
          </table:table-cell>
          <table:table-cell office:value-type="float" office:value="494524" calcext:value-type="float">
            <text:p>494524</text:p>
          </table:table-cell>
          <table:table-cell table:style-name="ce2" office:value-type="float" office:value="511088" calcext:value-type="float">
            <text:p>51108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70856" calcext:value-type="float">
            <text:p>870856</text:p>
          </table:table-cell>
          <table:table-cell table:style-name="ce2" office:value-type="float" office:value="598047" calcext:value-type="float">
            <text:p>598047</text:p>
          </table:table-cell>
          <table:table-cell table:style-name="ce2" office:value-type="float" office:value="469706" calcext:value-type="float">
            <text:p>469706</text:p>
          </table:table-cell>
          <table:table-cell table:style-name="ce2" office:value-type="float" office:value="885474" calcext:value-type="float">
            <text:p>885474</text:p>
          </table:table-cell>
          <table:table-cell office:value-type="float" office:value="497419" calcext:value-type="float">
            <text:p>497419</text:p>
          </table:table-cell>
          <table:table-cell table:style-name="ce2" office:value-type="float" office:value="512909" calcext:value-type="float">
            <text:p>51290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73595" calcext:value-type="float">
            <text:p>873595</text:p>
          </table:table-cell>
          <table:table-cell table:style-name="ce2" office:value-type="float" office:value="598451" calcext:value-type="float">
            <text:p>598451</text:p>
          </table:table-cell>
          <table:table-cell table:style-name="ce2" office:value-type="float" office:value="478188" calcext:value-type="float">
            <text:p>478188</text:p>
          </table:table-cell>
          <table:table-cell table:style-name="ce2" office:value-type="float" office:value="886576" calcext:value-type="float">
            <text:p>886576</text:p>
          </table:table-cell>
          <table:table-cell office:value-type="float" office:value="499538" calcext:value-type="float">
            <text:p>499538</text:p>
          </table:table-cell>
          <table:table-cell table:style-name="ce2" office:value-type="float" office:value="517081" calcext:value-type="float">
            <text:p>51708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80322" calcext:value-type="float">
            <text:p>880322</text:p>
          </table:table-cell>
          <table:table-cell table:style-name="ce2" office:value-type="float" office:value="599229" calcext:value-type="float">
            <text:p>599229</text:p>
          </table:table-cell>
          <table:table-cell table:style-name="ce2" office:value-type="float" office:value="478354" calcext:value-type="float">
            <text:p>478354</text:p>
          </table:table-cell>
          <table:table-cell table:style-name="ce2" office:value-type="float" office:value="886805" calcext:value-type="float">
            <text:p>886805</text:p>
          </table:table-cell>
          <table:table-cell office:value-type="float" office:value="523156" calcext:value-type="float">
            <text:p>523156</text:p>
          </table:table-cell>
          <table:table-cell table:style-name="ce2" office:value-type="float" office:value="519173" calcext:value-type="float">
            <text:p>51917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80834" calcext:value-type="float">
            <text:p>880834</text:p>
          </table:table-cell>
          <table:table-cell table:style-name="ce2" office:value-type="float" office:value="600113" calcext:value-type="float">
            <text:p>600113</text:p>
          </table:table-cell>
          <table:table-cell table:style-name="ce2" office:value-type="float" office:value="487902" calcext:value-type="float">
            <text:p>487902</text:p>
          </table:table-cell>
          <table:table-cell table:style-name="ce2" office:value-type="float" office:value="887750" calcext:value-type="float">
            <text:p>887750</text:p>
          </table:table-cell>
          <table:table-cell office:value-type="float" office:value="524366" calcext:value-type="float">
            <text:p>524366</text:p>
          </table:table-cell>
          <table:table-cell table:style-name="ce2" office:value-type="float" office:value="524720" calcext:value-type="float">
            <text:p>52472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81495" calcext:value-type="float">
            <text:p>881495</text:p>
          </table:table-cell>
          <table:table-cell table:style-name="ce2" office:value-type="float" office:value="601533" calcext:value-type="float">
            <text:p>601533</text:p>
          </table:table-cell>
          <table:table-cell table:style-name="ce2" office:value-type="float" office:value="493415" calcext:value-type="float">
            <text:p>493415</text:p>
          </table:table-cell>
          <table:table-cell table:style-name="ce2" office:value-type="float" office:value="890565" calcext:value-type="float">
            <text:p>890565</text:p>
          </table:table-cell>
          <table:table-cell office:value-type="float" office:value="532899" calcext:value-type="float">
            <text:p>532899</text:p>
          </table:table-cell>
          <table:table-cell table:style-name="ce2" office:value-type="float" office:value="535270" calcext:value-type="float">
            <text:p>53527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87186" calcext:value-type="float">
            <text:p>887186</text:p>
          </table:table-cell>
          <table:table-cell table:style-name="ce2" office:value-type="float" office:value="601792" calcext:value-type="float">
            <text:p>601792</text:p>
          </table:table-cell>
          <table:table-cell table:style-name="ce2" office:value-type="float" office:value="494524" calcext:value-type="float">
            <text:p>494524</text:p>
          </table:table-cell>
          <table:table-cell table:style-name="ce2" office:value-type="float" office:value="892569" calcext:value-type="float">
            <text:p>892569</text:p>
          </table:table-cell>
          <table:table-cell office:value-type="float" office:value="538897" calcext:value-type="float">
            <text:p>538897</text:p>
          </table:table-cell>
          <table:table-cell table:style-name="ce2" office:value-type="float" office:value="541123" calcext:value-type="float">
            <text:p>54112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87502" calcext:value-type="float">
            <text:p>887502</text:p>
          </table:table-cell>
          <table:table-cell table:style-name="ce2" office:value-type="float" office:value="603553" calcext:value-type="float">
            <text:p>603553</text:p>
          </table:table-cell>
          <table:table-cell table:style-name="ce2" office:value-type="float" office:value="497419" calcext:value-type="float">
            <text:p>497419</text:p>
          </table:table-cell>
          <table:table-cell table:style-name="ce2" office:value-type="float" office:value="893996" calcext:value-type="float">
            <text:p>893996</text:p>
          </table:table-cell>
          <table:table-cell office:value-type="float" office:value="540317" calcext:value-type="float">
            <text:p>540317</text:p>
          </table:table-cell>
          <table:table-cell table:style-name="ce2" office:value-type="float" office:value="545917" calcext:value-type="float">
            <text:p>54591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87639" calcext:value-type="float">
            <text:p>887639</text:p>
          </table:table-cell>
          <table:table-cell table:style-name="ce2" office:value-type="float" office:value="603922" calcext:value-type="float">
            <text:p>603922</text:p>
          </table:table-cell>
          <table:table-cell table:style-name="ce2" office:value-type="float" office:value="508156" calcext:value-type="float">
            <text:p>508156</text:p>
          </table:table-cell>
          <table:table-cell table:style-name="ce2" office:value-type="float" office:value="896216" calcext:value-type="float">
            <text:p>896216</text:p>
          </table:table-cell>
          <table:table-cell office:value-type="float" office:value="548350" calcext:value-type="float">
            <text:p>548350</text:p>
          </table:table-cell>
          <table:table-cell table:style-name="ce2" office:value-type="float" office:value="546344" calcext:value-type="float">
            <text:p>54634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95289" calcext:value-type="float">
            <text:p>895289</text:p>
          </table:table-cell>
          <table:table-cell table:style-name="ce2" office:value-type="float" office:value="605217" calcext:value-type="float">
            <text:p>605217</text:p>
          </table:table-cell>
          <table:table-cell table:style-name="ce2" office:value-type="float" office:value="510401" calcext:value-type="float">
            <text:p>510401</text:p>
          </table:table-cell>
          <table:table-cell table:style-name="ce2" office:value-type="float" office:value="898921" calcext:value-type="float">
            <text:p>898921</text:p>
          </table:table-cell>
          <table:table-cell office:value-type="float" office:value="551665" calcext:value-type="float">
            <text:p>551665</text:p>
          </table:table-cell>
          <table:table-cell table:style-name="ce2" office:value-type="float" office:value="546510" calcext:value-type="float">
            <text:p>54651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97896" calcext:value-type="float">
            <text:p>897896</text:p>
          </table:table-cell>
          <table:table-cell table:style-name="ce2" office:value-type="float" office:value="606845" calcext:value-type="float">
            <text:p>606845</text:p>
          </table:table-cell>
          <table:table-cell table:style-name="ce2" office:value-type="float" office:value="523156" calcext:value-type="float">
            <text:p>523156</text:p>
          </table:table-cell>
          <table:table-cell table:style-name="ce2" office:value-type="float" office:value="900649" calcext:value-type="float">
            <text:p>900649</text:p>
          </table:table-cell>
          <table:table-cell office:value-type="float" office:value="555715" calcext:value-type="float">
            <text:p>555715</text:p>
          </table:table-cell>
          <table:table-cell table:style-name="ce2" office:value-type="float" office:value="555027" calcext:value-type="float">
            <text:p>55502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97907" calcext:value-type="float">
            <text:p>897907</text:p>
          </table:table-cell>
          <table:table-cell table:style-name="ce2" office:value-type="float" office:value="607045" calcext:value-type="float">
            <text:p>607045</text:p>
          </table:table-cell>
          <table:table-cell table:style-name="ce2" office:value-type="float" office:value="527586" calcext:value-type="float">
            <text:p>527586</text:p>
          </table:table-cell>
          <table:table-cell table:style-name="ce2" office:value-type="float" office:value="902940" calcext:value-type="float">
            <text:p>902940</text:p>
          </table:table-cell>
          <table:table-cell office:value-type="float" office:value="557066" calcext:value-type="float">
            <text:p>557066</text:p>
          </table:table-cell>
          <table:table-cell table:style-name="ce2" office:value-type="float" office:value="555646" calcext:value-type="float">
            <text:p>55564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97967" calcext:value-type="float">
            <text:p>897967</text:p>
          </table:table-cell>
          <table:table-cell table:style-name="ce2" office:value-type="float" office:value="608258" calcext:value-type="float">
            <text:p>608258</text:p>
          </table:table-cell>
          <table:table-cell table:style-name="ce2" office:value-type="float" office:value="528240" calcext:value-type="float">
            <text:p>528240</text:p>
          </table:table-cell>
          <table:table-cell table:style-name="ce2" office:value-type="float" office:value="903231" calcext:value-type="float">
            <text:p>903231</text:p>
          </table:table-cell>
          <table:table-cell office:value-type="float" office:value="571703" calcext:value-type="float">
            <text:p>571703</text:p>
          </table:table-cell>
          <table:table-cell table:style-name="ce2" office:value-type="float" office:value="558170" calcext:value-type="float">
            <text:p>55817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99927" calcext:value-type="float">
            <text:p>899927</text:p>
          </table:table-cell>
          <table:table-cell table:style-name="ce2" office:value-type="float" office:value="608551" calcext:value-type="float">
            <text:p>608551</text:p>
          </table:table-cell>
          <table:table-cell table:style-name="ce2" office:value-type="float" office:value="561868" calcext:value-type="float">
            <text:p>561868</text:p>
          </table:table-cell>
          <table:table-cell table:style-name="ce2" office:value-type="float" office:value="903300" calcext:value-type="float">
            <text:p>903300</text:p>
          </table:table-cell>
          <table:table-cell office:value-type="float" office:value="577143" calcext:value-type="float">
            <text:p>577143</text:p>
          </table:table-cell>
          <table:table-cell table:style-name="ce2" office:value-type="float" office:value="561868" calcext:value-type="float">
            <text:p>56186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904643" calcext:value-type="float">
            <text:p>904643</text:p>
          </table:table-cell>
          <table:table-cell table:style-name="ce2" office:value-type="float" office:value="608848" calcext:value-type="float">
            <text:p>608848</text:p>
          </table:table-cell>
          <table:table-cell table:style-name="ce2" office:value-type="float" office:value="563467" calcext:value-type="float">
            <text:p>563467</text:p>
          </table:table-cell>
          <table:table-cell table:style-name="ce2" office:value-type="float" office:value="905489" calcext:value-type="float">
            <text:p>905489</text:p>
          </table:table-cell>
          <table:table-cell office:value-type="float" office:value="577350" calcext:value-type="float">
            <text:p>577350</text:p>
          </table:table-cell>
          <table:table-cell table:style-name="ce2" office:value-type="float" office:value="565653" calcext:value-type="float">
            <text:p>56565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912856" calcext:value-type="float">
            <text:p>912856</text:p>
          </table:table-cell>
          <table:table-cell table:style-name="ce2" office:value-type="float" office:value="608958" calcext:value-type="float">
            <text:p>608958</text:p>
          </table:table-cell>
          <table:table-cell table:style-name="ce2" office:value-type="float" office:value="565653" calcext:value-type="float">
            <text:p>565653</text:p>
          </table:table-cell>
          <table:table-cell table:style-name="ce2" office:value-type="float" office:value="908813" calcext:value-type="float">
            <text:p>908813</text:p>
          </table:table-cell>
          <table:table-cell office:value-type="float" office:value="584719" calcext:value-type="float">
            <text:p>584719</text:p>
          </table:table-cell>
          <table:table-cell table:style-name="ce2" office:value-type="float" office:value="599858" calcext:value-type="float">
            <text:p>59985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914115" calcext:value-type="float">
            <text:p>914115</text:p>
          </table:table-cell>
          <table:table-cell table:style-name="ce2" office:value-type="float" office:value="614801" calcext:value-type="float">
            <text:p>614801</text:p>
          </table:table-cell>
          <table:table-cell table:style-name="ce2" office:value-type="float" office:value="584719" calcext:value-type="float">
            <text:p>584719</text:p>
          </table:table-cell>
          <table:table-cell table:style-name="ce2" office:value-type="float" office:value="912003" calcext:value-type="float">
            <text:p>912003</text:p>
          </table:table-cell>
          <table:table-cell office:value-type="float" office:value="590550" calcext:value-type="float">
            <text:p>590550</text:p>
          </table:table-cell>
          <table:table-cell table:style-name="ce2" office:value-type="float" office:value="600194" calcext:value-type="float">
            <text:p>60019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917743" calcext:value-type="float">
            <text:p>917743</text:p>
          </table:table-cell>
          <table:table-cell table:style-name="ce2" office:value-type="float" office:value="615485" calcext:value-type="float">
            <text:p>615485</text:p>
          </table:table-cell>
          <table:table-cell table:style-name="ce2" office:value-type="float" office:value="590550" calcext:value-type="float">
            <text:p>590550</text:p>
          </table:table-cell>
          <table:table-cell table:style-name="ce2" office:value-type="float" office:value="912111" calcext:value-type="float">
            <text:p>912111</text:p>
          </table:table-cell>
          <table:table-cell office:value-type="float" office:value="593390" calcext:value-type="float">
            <text:p>593390</text:p>
          </table:table-cell>
          <table:table-cell table:style-name="ce2" office:value-type="float" office:value="600266" calcext:value-type="float">
            <text:p>60026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918531" calcext:value-type="float">
            <text:p>918531</text:p>
          </table:table-cell>
          <table:table-cell table:style-name="ce2" office:value-type="float" office:value="617178" calcext:value-type="float">
            <text:p>617178</text:p>
          </table:table-cell>
          <table:table-cell table:style-name="ce2" office:value-type="float" office:value="593390" calcext:value-type="float">
            <text:p>593390</text:p>
          </table:table-cell>
          <table:table-cell table:style-name="ce2" office:value-type="float" office:value="916600" calcext:value-type="float">
            <text:p>916600</text:p>
          </table:table-cell>
          <table:table-cell office:value-type="float" office:value="593981" calcext:value-type="float">
            <text:p>593981</text:p>
          </table:table-cell>
          <table:table-cell table:style-name="ce2" office:value-type="float" office:value="604089" calcext:value-type="float">
            <text:p>60408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918945" calcext:value-type="float">
            <text:p>918945</text:p>
          </table:table-cell>
          <table:table-cell table:style-name="ce2" office:value-type="float" office:value="617343" calcext:value-type="float">
            <text:p>617343</text:p>
          </table:table-cell>
          <table:table-cell table:style-name="ce2" office:value-type="float" office:value="593981" calcext:value-type="float">
            <text:p>593981</text:p>
          </table:table-cell>
          <table:table-cell table:style-name="ce2" office:value-type="float" office:value="916714" calcext:value-type="float">
            <text:p>916714</text:p>
          </table:table-cell>
          <table:table-cell office:value-type="float" office:value="598491" calcext:value-type="float">
            <text:p>598491</text:p>
          </table:table-cell>
          <table:table-cell table:style-name="ce2" office:value-type="float" office:value="607993" calcext:value-type="float">
            <text:p>60799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928492" calcext:value-type="float">
            <text:p>928492</text:p>
          </table:table-cell>
          <table:table-cell table:style-name="ce2" office:value-type="float" office:value="618605" calcext:value-type="float">
            <text:p>618605</text:p>
          </table:table-cell>
          <table:table-cell table:style-name="ce2" office:value-type="float" office:value="603613" calcext:value-type="float">
            <text:p>603613</text:p>
          </table:table-cell>
          <table:table-cell table:style-name="ce2" office:value-type="float" office:value="917746" calcext:value-type="float">
            <text:p>917746</text:p>
          </table:table-cell>
          <table:table-cell office:value-type="float" office:value="613364" calcext:value-type="float">
            <text:p>613364</text:p>
          </table:table-cell>
          <table:table-cell table:style-name="ce2" office:value-type="float" office:value="620701" calcext:value-type="float">
            <text:p>62070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933429" calcext:value-type="float">
            <text:p>933429</text:p>
          </table:table-cell>
          <table:table-cell table:style-name="ce2" office:value-type="float" office:value="620354" calcext:value-type="float">
            <text:p>620354</text:p>
          </table:table-cell>
          <table:table-cell table:style-name="ce2" office:value-type="float" office:value="603706" calcext:value-type="float">
            <text:p>603706</text:p>
          </table:table-cell>
          <table:table-cell table:style-name="ce2" office:value-type="float" office:value="920553" calcext:value-type="float">
            <text:p>920553</text:p>
          </table:table-cell>
          <table:table-cell office:value-type="float" office:value="626572" calcext:value-type="float">
            <text:p>626572</text:p>
          </table:table-cell>
          <table:table-cell table:style-name="ce2" office:value-type="float" office:value="623648" calcext:value-type="float">
            <text:p>62364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944234" calcext:value-type="float">
            <text:p>944234</text:p>
          </table:table-cell>
          <table:table-cell table:style-name="ce2" office:value-type="float" office:value="623005" calcext:value-type="float">
            <text:p>623005</text:p>
          </table:table-cell>
          <table:table-cell table:style-name="ce2" office:value-type="float" office:value="609339" calcext:value-type="float">
            <text:p>609339</text:p>
          </table:table-cell>
          <table:table-cell table:style-name="ce2" office:value-type="float" office:value="928426" calcext:value-type="float">
            <text:p>928426</text:p>
          </table:table-cell>
          <table:table-cell office:value-type="float" office:value="629630" calcext:value-type="float">
            <text:p>629630</text:p>
          </table:table-cell>
          <table:table-cell table:style-name="ce2" office:value-type="float" office:value="625370" calcext:value-type="float">
            <text:p>62537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949344" calcext:value-type="float">
            <text:p>949344</text:p>
          </table:table-cell>
          <table:table-cell table:style-name="ce2" office:value-type="float" office:value="625658" calcext:value-type="float">
            <text:p>625658</text:p>
          </table:table-cell>
          <table:table-cell table:style-name="ce2" office:value-type="float" office:value="611908" calcext:value-type="float">
            <text:p>611908</text:p>
          </table:table-cell>
          <table:table-cell table:style-name="ce2" office:value-type="float" office:value="929203" calcext:value-type="float">
            <text:p>929203</text:p>
          </table:table-cell>
          <table:table-cell office:value-type="float" office:value="636337" calcext:value-type="float">
            <text:p>636337</text:p>
          </table:table-cell>
          <table:table-cell table:style-name="ce2" office:value-type="float" office:value="626645" calcext:value-type="float">
            <text:p>62664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951311" calcext:value-type="float">
            <text:p>951311</text:p>
          </table:table-cell>
          <table:table-cell table:style-name="ce2" office:value-type="float" office:value="627311" calcext:value-type="float">
            <text:p>627311</text:p>
          </table:table-cell>
          <table:table-cell table:style-name="ce2" office:value-type="float" office:value="625370" calcext:value-type="float">
            <text:p>625370</text:p>
          </table:table-cell>
          <table:table-cell table:style-name="ce2" office:value-type="float" office:value="929668" calcext:value-type="float">
            <text:p>929668</text:p>
          </table:table-cell>
          <table:table-cell office:value-type="float" office:value="650974" calcext:value-type="float">
            <text:p>650974</text:p>
          </table:table-cell>
          <table:table-cell table:style-name="ce2" office:value-type="float" office:value="644000" calcext:value-type="float">
            <text:p>64400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951672" calcext:value-type="float">
            <text:p>951672</text:p>
          </table:table-cell>
          <table:table-cell table:style-name="ce2" office:value-type="float" office:value="629370" calcext:value-type="float">
            <text:p>629370</text:p>
          </table:table-cell>
          <table:table-cell table:style-name="ce2" office:value-type="float" office:value="629630" calcext:value-type="float">
            <text:p>629630</text:p>
          </table:table-cell>
          <table:table-cell table:style-name="ce2" office:value-type="float" office:value="932256" calcext:value-type="float">
            <text:p>932256</text:p>
          </table:table-cell>
          <table:table-cell office:value-type="float" office:value="664610" calcext:value-type="float">
            <text:p>664610</text:p>
          </table:table-cell>
          <table:table-cell table:style-name="ce2" office:value-type="float" office:value="647483" calcext:value-type="float">
            <text:p>64748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952553" calcext:value-type="float">
            <text:p>952553</text:p>
          </table:table-cell>
          <table:table-cell table:style-name="ce2" office:value-type="float" office:value="630800" calcext:value-type="float">
            <text:p>630800</text:p>
          </table:table-cell>
          <table:table-cell table:style-name="ce2" office:value-type="float" office:value="630724" calcext:value-type="float">
            <text:p>630724</text:p>
          </table:table-cell>
          <table:table-cell table:style-name="ce2" office:value-type="float" office:value="934365" calcext:value-type="float">
            <text:p>934365</text:p>
          </table:table-cell>
          <table:table-cell office:value-type="float" office:value="669871" calcext:value-type="float">
            <text:p>669871</text:p>
          </table:table-cell>
          <table:table-cell table:style-name="ce2" office:value-type="float" office:value="655849" calcext:value-type="float">
            <text:p>65584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954176" calcext:value-type="float">
            <text:p>954176</text:p>
          </table:table-cell>
          <table:table-cell table:style-name="ce2" office:value-type="float" office:value="633830" calcext:value-type="float">
            <text:p>633830</text:p>
          </table:table-cell>
          <table:table-cell table:style-name="ce2" office:value-type="float" office:value="650725" calcext:value-type="float">
            <text:p>650725</text:p>
          </table:table-cell>
          <table:table-cell table:style-name="ce2" office:value-type="float" office:value="934949" calcext:value-type="float">
            <text:p>934949</text:p>
          </table:table-cell>
          <table:table-cell office:value-type="float" office:value="681541" calcext:value-type="float">
            <text:p>681541</text:p>
          </table:table-cell>
          <table:table-cell table:style-name="ce2" office:value-type="float" office:value="655915" calcext:value-type="float">
            <text:p>65591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954905" calcext:value-type="float">
            <text:p>954905</text:p>
          </table:table-cell>
          <table:table-cell table:style-name="ce2" office:value-type="float" office:value="637641" calcext:value-type="float">
            <text:p>637641</text:p>
          </table:table-cell>
          <table:table-cell table:style-name="ce2" office:value-type="float" office:value="663158" calcext:value-type="float">
            <text:p>663158</text:p>
          </table:table-cell>
          <table:table-cell table:style-name="ce2" office:value-type="float" office:value="942229" calcext:value-type="float">
            <text:p>942229</text:p>
          </table:table-cell>
          <table:table-cell office:value-type="float" office:value="690702" calcext:value-type="float">
            <text:p>690702</text:p>
          </table:table-cell>
          <table:table-cell table:style-name="ce2" office:value-type="float" office:value="663158" calcext:value-type="float">
            <text:p>66315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958212" calcext:value-type="float">
            <text:p>958212</text:p>
          </table:table-cell>
          <table:table-cell table:style-name="ce2" office:value-type="float" office:value="642374" calcext:value-type="float">
            <text:p>642374</text:p>
          </table:table-cell>
          <table:table-cell table:style-name="ce2" office:value-type="float" office:value="663504" calcext:value-type="float">
            <text:p>663504</text:p>
          </table:table-cell>
          <table:table-cell table:style-name="ce2" office:value-type="float" office:value="942675" calcext:value-type="float">
            <text:p>942675</text:p>
          </table:table-cell>
          <table:table-cell office:value-type="float" office:value="696933" calcext:value-type="float">
            <text:p>696933</text:p>
          </table:table-cell>
          <table:table-cell table:style-name="ce2" office:value-type="float" office:value="667582" calcext:value-type="float">
            <text:p>66758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958223" calcext:value-type="float">
            <text:p>958223</text:p>
          </table:table-cell>
          <table:table-cell table:style-name="ce2" office:value-type="float" office:value="644383" calcext:value-type="float">
            <text:p>644383</text:p>
          </table:table-cell>
          <table:table-cell table:style-name="ce2" office:value-type="float" office:value="664185" calcext:value-type="float">
            <text:p>664185</text:p>
          </table:table-cell>
          <table:table-cell table:style-name="ce2" office:value-type="float" office:value="949681" calcext:value-type="float">
            <text:p>949681</text:p>
          </table:table-cell>
          <table:table-cell office:value-type="float" office:value="698726" calcext:value-type="float">
            <text:p>698726</text:p>
          </table:table-cell>
          <table:table-cell table:style-name="ce2" office:value-type="float" office:value="672266" calcext:value-type="float">
            <text:p>67226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958265" calcext:value-type="float">
            <text:p>958265</text:p>
          </table:table-cell>
          <table:table-cell table:style-name="ce2" office:value-type="float" office:value="645498" calcext:value-type="float">
            <text:p>645498</text:p>
          </table:table-cell>
          <table:table-cell table:style-name="ce2" office:value-type="float" office:value="672266" calcext:value-type="float">
            <text:p>672266</text:p>
          </table:table-cell>
          <table:table-cell table:style-name="ce2" office:value-type="float" office:value="954170" calcext:value-type="float">
            <text:p>954170</text:p>
          </table:table-cell>
          <table:table-cell office:value-type="float" office:value="701573" calcext:value-type="float">
            <text:p>701573</text:p>
          </table:table-cell>
          <table:table-cell table:style-name="ce2" office:value-type="float" office:value="681747" calcext:value-type="float">
            <text:p>68174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960928" calcext:value-type="float">
            <text:p>960928</text:p>
          </table:table-cell>
          <table:table-cell table:style-name="ce2" office:value-type="float" office:value="646970" calcext:value-type="float">
            <text:p>646970</text:p>
          </table:table-cell>
          <table:table-cell table:style-name="ce2" office:value-type="float" office:value="690702" calcext:value-type="float">
            <text:p>690702</text:p>
          </table:table-cell>
          <table:table-cell table:style-name="ce2" office:value-type="float" office:value="954729" calcext:value-type="float">
            <text:p>954729</text:p>
          </table:table-cell>
          <table:table-cell office:value-type="float" office:value="706840" calcext:value-type="float">
            <text:p>706840</text:p>
          </table:table-cell>
          <table:table-cell table:style-name="ce2" office:value-type="float" office:value="690702" calcext:value-type="float">
            <text:p>69070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964087" calcext:value-type="float">
            <text:p>964087</text:p>
          </table:table-cell>
          <table:table-cell table:style-name="ce2" office:value-type="float" office:value="651235" calcext:value-type="float">
            <text:p>651235</text:p>
          </table:table-cell>
          <table:table-cell table:style-name="ce2" office:value-type="float" office:value="701573" calcext:value-type="float">
            <text:p>701573</text:p>
          </table:table-cell>
          <table:table-cell table:style-name="ce2" office:value-type="float" office:value="957295" calcext:value-type="float">
            <text:p>957295</text:p>
          </table:table-cell>
          <table:table-cell office:value-type="float" office:value="707904" calcext:value-type="float">
            <text:p>707904</text:p>
          </table:table-cell>
          <table:table-cell table:style-name="ce2" office:value-type="float" office:value="699792" calcext:value-type="float">
            <text:p>69979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970659" calcext:value-type="float">
            <text:p>970659</text:p>
          </table:table-cell>
          <table:table-cell table:style-name="ce2" office:value-type="float" office:value="652866" calcext:value-type="float">
            <text:p>652866</text:p>
          </table:table-cell>
          <table:table-cell table:style-name="ce2" office:value-type="float" office:value="702738" calcext:value-type="float">
            <text:p>702738</text:p>
          </table:table-cell>
          <table:table-cell table:style-name="ce2" office:value-type="float" office:value="960816" calcext:value-type="float">
            <text:p>960816</text:p>
          </table:table-cell>
          <table:table-cell office:value-type="float" office:value="732120" calcext:value-type="float">
            <text:p>732120</text:p>
          </table:table-cell>
          <table:table-cell table:style-name="ce2" office:value-type="float" office:value="701344" calcext:value-type="float">
            <text:p>70134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970778" calcext:value-type="float">
            <text:p>970778</text:p>
          </table:table-cell>
          <table:table-cell table:style-name="ce2" office:value-type="float" office:value="655010" calcext:value-type="float">
            <text:p>655010</text:p>
          </table:table-cell>
          <table:table-cell table:style-name="ce2" office:value-type="float" office:value="720479" calcext:value-type="float">
            <text:p>720479</text:p>
          </table:table-cell>
          <table:table-cell table:style-name="ce2" office:value-type="float" office:value="962488" calcext:value-type="float">
            <text:p>962488</text:p>
          </table:table-cell>
          <table:table-cell office:value-type="float" office:value="738966" calcext:value-type="float">
            <text:p>738966</text:p>
          </table:table-cell>
          <table:table-cell table:style-name="ce2" office:value-type="float" office:value="701573" calcext:value-type="float">
            <text:p>70157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970793" calcext:value-type="float">
            <text:p>970793</text:p>
          </table:table-cell>
          <table:table-cell table:style-name="ce2" office:value-type="float" office:value="661681" calcext:value-type="float">
            <text:p>661681</text:p>
          </table:table-cell>
          <table:table-cell table:style-name="ce2" office:value-type="float" office:value="725840" calcext:value-type="float">
            <text:p>725840</text:p>
          </table:table-cell>
          <table:table-cell table:style-name="ce2" office:value-type="float" office:value="963870" calcext:value-type="float">
            <text:p>963870</text:p>
          </table:table-cell>
          <table:table-cell office:value-type="float" office:value="739093" calcext:value-type="float">
            <text:p>739093</text:p>
          </table:table-cell>
          <table:table-cell table:style-name="ce2" office:value-type="float" office:value="717208" calcext:value-type="float">
            <text:p>71720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980033" calcext:value-type="float">
            <text:p>980033</text:p>
          </table:table-cell>
          <table:table-cell table:style-name="ce2" office:value-type="float" office:value="664426" calcext:value-type="float">
            <text:p>664426</text:p>
          </table:table-cell>
          <table:table-cell table:style-name="ce2" office:value-type="float" office:value="739093" calcext:value-type="float">
            <text:p>739093</text:p>
          </table:table-cell>
          <table:table-cell table:style-name="ce2" office:value-type="float" office:value="973890" calcext:value-type="float">
            <text:p>973890</text:p>
          </table:table-cell>
          <table:table-cell office:value-type="float" office:value="745067" calcext:value-type="float">
            <text:p>745067</text:p>
          </table:table-cell>
          <table:table-cell table:style-name="ce2" office:value-type="float" office:value="721123" calcext:value-type="float">
            <text:p>72112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980987" calcext:value-type="float">
            <text:p>980987</text:p>
          </table:table-cell>
          <table:table-cell table:style-name="ce2" office:value-type="float" office:value="667749" calcext:value-type="float">
            <text:p>667749</text:p>
          </table:table-cell>
          <table:table-cell table:style-name="ce2" office:value-type="float" office:value="739683" calcext:value-type="float">
            <text:p>739683</text:p>
          </table:table-cell>
          <table:table-cell table:style-name="ce2" office:value-type="float" office:value="975298" calcext:value-type="float">
            <text:p>975298</text:p>
          </table:table-cell>
          <table:table-cell office:value-type="float" office:value="745704" calcext:value-type="float">
            <text:p>745704</text:p>
          </table:table-cell>
          <table:table-cell table:style-name="ce2" office:value-type="float" office:value="739683" calcext:value-type="float">
            <text:p>73968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985819" calcext:value-type="float">
            <text:p>985819</text:p>
          </table:table-cell>
          <table:table-cell table:style-name="ce2" office:value-type="float" office:value="671759" calcext:value-type="float">
            <text:p>671759</text:p>
          </table:table-cell>
          <table:table-cell table:style-name="ce2" office:value-type="float" office:value="741806" calcext:value-type="float">
            <text:p>741806</text:p>
          </table:table-cell>
          <table:table-cell table:style-name="ce2" office:value-type="float" office:value="978590" calcext:value-type="float">
            <text:p>978590</text:p>
          </table:table-cell>
          <table:table-cell office:value-type="float" office:value="758800" calcext:value-type="float">
            <text:p>758800</text:p>
          </table:table-cell>
          <table:table-cell table:style-name="ce2" office:value-type="float" office:value="743188" calcext:value-type="float">
            <text:p>74318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990400" calcext:value-type="float">
            <text:p>990400</text:p>
          </table:table-cell>
          <table:table-cell table:style-name="ce2" office:value-type="float" office:value="677050" calcext:value-type="float">
            <text:p>677050</text:p>
          </table:table-cell>
          <table:table-cell table:style-name="ce2" office:value-type="float" office:value="745067" calcext:value-type="float">
            <text:p>745067</text:p>
          </table:table-cell>
          <table:table-cell table:style-name="ce2" office:value-type="float" office:value="985938" calcext:value-type="float">
            <text:p>985938</text:p>
          </table:table-cell>
          <table:table-cell office:value-type="float" office:value="768304" calcext:value-type="float">
            <text:p>768304</text:p>
          </table:table-cell>
          <table:table-cell table:style-name="ce2" office:value-type="float" office:value="749680" calcext:value-type="float">
            <text:p>74968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000227" calcext:value-type="float">
            <text:p>1000227</text:p>
          </table:table-cell>
          <table:table-cell table:style-name="ce2" office:value-type="float" office:value="677600" calcext:value-type="float">
            <text:p>677600</text:p>
          </table:table-cell>
          <table:table-cell table:style-name="ce2" office:value-type="float" office:value="746876" calcext:value-type="float">
            <text:p>746876</text:p>
          </table:table-cell>
          <table:table-cell table:style-name="ce2" office:value-type="float" office:value="987451" calcext:value-type="float">
            <text:p>987451</text:p>
          </table:table-cell>
          <table:table-cell office:value-type="float" office:value="769529" calcext:value-type="float">
            <text:p>769529</text:p>
          </table:table-cell>
          <table:table-cell table:style-name="ce2" office:value-type="float" office:value="756970" calcext:value-type="float">
            <text:p>75697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007928" calcext:value-type="float">
            <text:p>1007928</text:p>
          </table:table-cell>
          <table:table-cell table:style-name="ce2" office:value-type="float" office:value="691234" calcext:value-type="float">
            <text:p>691234</text:p>
          </table:table-cell>
          <table:table-cell table:style-name="ce2" office:value-type="float" office:value="749680" calcext:value-type="float">
            <text:p>749680</text:p>
          </table:table-cell>
          <table:table-cell table:style-name="ce2" office:value-type="float" office:value="989788" calcext:value-type="float">
            <text:p>989788</text:p>
          </table:table-cell>
          <table:table-cell office:value-type="float" office:value="815445" calcext:value-type="float">
            <text:p>815445</text:p>
          </table:table-cell>
          <table:table-cell table:style-name="ce2" office:value-type="float" office:value="758535" calcext:value-type="float">
            <text:p>75853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010274" calcext:value-type="float">
            <text:p>1010274</text:p>
          </table:table-cell>
          <table:table-cell table:style-name="ce2" office:value-type="float" office:value="706066" calcext:value-type="float">
            <text:p>706066</text:p>
          </table:table-cell>
          <table:table-cell table:style-name="ce2" office:value-type="float" office:value="757242" calcext:value-type="float">
            <text:p>757242</text:p>
          </table:table-cell>
          <table:table-cell table:style-name="ce2" office:value-type="float" office:value="993491" calcext:value-type="float">
            <text:p>993491</text:p>
          </table:table-cell>
          <table:table-cell office:value-type="float" office:value="832455" calcext:value-type="float">
            <text:p>832455</text:p>
          </table:table-cell>
          <table:table-cell table:style-name="ce2" office:value-type="float" office:value="773681" calcext:value-type="float">
            <text:p>77368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012658" calcext:value-type="float">
            <text:p>1012658</text:p>
          </table:table-cell>
          <table:table-cell table:style-name="ce2" office:value-type="float" office:value="714696" calcext:value-type="float">
            <text:p>714696</text:p>
          </table:table-cell>
          <table:table-cell table:style-name="ce2" office:value-type="float" office:value="763572" calcext:value-type="float">
            <text:p>763572</text:p>
          </table:table-cell>
          <table:table-cell table:style-name="ce2" office:value-type="float" office:value="997748" calcext:value-type="float">
            <text:p>997748</text:p>
          </table:table-cell>
          <table:table-cell office:value-type="float" office:value="845917" calcext:value-type="float">
            <text:p>845917</text:p>
          </table:table-cell>
          <table:table-cell table:style-name="ce2" office:value-type="float" office:value="777764" calcext:value-type="float">
            <text:p>77776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019702" calcext:value-type="float">
            <text:p>1019702</text:p>
          </table:table-cell>
          <table:table-cell table:style-name="ce2" office:value-type="float" office:value="732794" calcext:value-type="float">
            <text:p>732794</text:p>
          </table:table-cell>
          <table:table-cell table:style-name="ce2" office:value-type="float" office:value="769529" calcext:value-type="float">
            <text:p>769529</text:p>
          </table:table-cell>
          <table:table-cell table:style-name="ce2" office:value-type="float" office:value="999614" calcext:value-type="float">
            <text:p>999614</text:p>
          </table:table-cell>
          <table:table-cell office:value-type="float" office:value="847172" calcext:value-type="float">
            <text:p>847172</text:p>
          </table:table-cell>
          <table:table-cell table:style-name="ce2" office:value-type="float" office:value="783354" calcext:value-type="float">
            <text:p>78335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024260" calcext:value-type="float">
            <text:p>1024260</text:p>
          </table:table-cell>
          <table:table-cell table:style-name="ce2" office:value-type="float" office:value="750279" calcext:value-type="float">
            <text:p>750279</text:p>
          </table:table-cell>
          <table:table-cell table:style-name="ce2" office:value-type="float" office:value="775782" calcext:value-type="float">
            <text:p>775782</text:p>
          </table:table-cell>
          <table:table-cell table:style-name="ce2" office:value-type="float" office:value="1004385" calcext:value-type="float">
            <text:p>1004385</text:p>
          </table:table-cell>
          <table:table-cell office:value-type="float" office:value="928409" calcext:value-type="float">
            <text:p>928409</text:p>
          </table:table-cell>
          <table:table-cell table:style-name="ce2" office:value-type="float" office:value="785253" calcext:value-type="float">
            <text:p>78525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026221" calcext:value-type="float">
            <text:p>1026221</text:p>
          </table:table-cell>
          <table:table-cell table:style-name="ce2" office:value-type="float" office:value="753990" calcext:value-type="float">
            <text:p>753990</text:p>
          </table:table-cell>
          <table:table-cell table:style-name="ce2" office:value-type="float" office:value="785253" calcext:value-type="float">
            <text:p>785253</text:p>
          </table:table-cell>
          <table:table-cell table:style-name="ce2" office:value-type="float" office:value="1004663" calcext:value-type="float">
            <text:p>1004663</text:p>
          </table:table-cell>
          <table:table-cell office:value-type="float" office:value="928491" calcext:value-type="float">
            <text:p>928491</text:p>
          </table:table-cell>
          <table:table-cell table:style-name="ce2" office:value-type="float" office:value="800259" calcext:value-type="float">
            <text:p>80025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026340" calcext:value-type="float">
            <text:p>1026340</text:p>
          </table:table-cell>
          <table:table-cell table:style-name="ce2" office:value-type="float" office:value="765112" calcext:value-type="float">
            <text:p>765112</text:p>
          </table:table-cell>
          <table:table-cell table:style-name="ce2" office:value-type="float" office:value="808782" calcext:value-type="float">
            <text:p>808782</text:p>
          </table:table-cell>
          <table:table-cell table:style-name="ce2" office:value-type="float" office:value="1006498" calcext:value-type="float">
            <text:p>1006498</text:p>
          </table:table-cell>
          <table:table-cell office:value-type="float" office:value="941664" calcext:value-type="float">
            <text:p>941664</text:p>
          </table:table-cell>
          <table:table-cell table:style-name="ce2" office:value-type="float" office:value="815371" calcext:value-type="float">
            <text:p>81537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027531" calcext:value-type="float">
            <text:p>1027531</text:p>
          </table:table-cell>
          <table:table-cell table:style-name="ce2" office:value-type="float" office:value="765649" calcext:value-type="float">
            <text:p>765649</text:p>
          </table:table-cell>
          <table:table-cell table:style-name="ce2" office:value-type="float" office:value="851097" calcext:value-type="float">
            <text:p>851097</text:p>
          </table:table-cell>
          <table:table-cell table:style-name="ce2" office:value-type="float" office:value="1019654" calcext:value-type="float">
            <text:p>1019654</text:p>
          </table:table-cell>
          <table:table-cell office:value-type="float" office:value="947291" calcext:value-type="float">
            <text:p>947291</text:p>
          </table:table-cell>
          <table:table-cell table:style-name="ce2" office:value-type="float" office:value="860924" calcext:value-type="float">
            <text:p>86092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027867" calcext:value-type="float">
            <text:p>1027867</text:p>
          </table:table-cell>
          <table:table-cell table:style-name="ce2" office:value-type="float" office:value="785059" calcext:value-type="float">
            <text:p>785059</text:p>
          </table:table-cell>
          <table:table-cell table:style-name="ce2" office:value-type="float" office:value="928491" calcext:value-type="float">
            <text:p>928491</text:p>
          </table:table-cell>
          <table:table-cell table:style-name="ce2" office:value-type="float" office:value="1024603" calcext:value-type="float">
            <text:p>1024603</text:p>
          </table:table-cell>
          <table:table-cell office:value-type="float" office:value="951672" calcext:value-type="float">
            <text:p>951672</text:p>
          </table:table-cell>
          <table:table-cell table:style-name="ce2" office:value-type="float" office:value="889176" calcext:value-type="float">
            <text:p>88917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028444" calcext:value-type="float">
            <text:p>1028444</text:p>
          </table:table-cell>
          <table:table-cell table:style-name="ce2" office:value-type="float" office:value="790109" calcext:value-type="float">
            <text:p>790109</text:p>
          </table:table-cell>
          <table:table-cell table:style-name="ce2" office:value-type="float" office:value="991642" calcext:value-type="float">
            <text:p>991642</text:p>
          </table:table-cell>
          <table:table-cell table:style-name="ce2" office:value-type="float" office:value="1031453" calcext:value-type="float">
            <text:p>1031453</text:p>
          </table:table-cell>
          <table:table-cell office:value-type="float" office:value="957165" calcext:value-type="float">
            <text:p>957165</text:p>
          </table:table-cell>
          <table:table-cell table:style-name="ce2" office:value-type="float" office:value="939842" calcext:value-type="float">
            <text:p>939842</text:p>
          </table:table-cell>
          <table:table-cell table:number-columns-repeated="8"/>
        </table:table-row>
        <table:table-row table:style-name="ro1" table:number-rows-repeated="104827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Uniform" table:style-name="ta1">
        <table:shapes>
          <draw:frame draw:z-index="0" draw:style-name="gr1" draw:text-style-name="P1" svg:width="159.97mm" svg:height="90.04mm" svg:x="83.15mm" svg:y="9.57mm">
            <draw:object draw:notify-on-update-of-ranges="'Data Seed 30'.J1:'Data Seed 30'.J1 'Data Seed 30'.J2:'Data Seed 30'.J10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Gaussian" table:style-name="ta1">
        <table:shapes>
          <draw:frame draw:z-index="0" draw:style-name="gr1" draw:text-style-name="P1" svg:width="159.99mm" svg:height="89.99mm" svg:x="45.17mm" svg:y="4.53mm">
            <draw:object draw:notify-on-update-of-ranges="'Data Seed 30'.K1:'Data Seed 30'.K1 'Data Seed 30'.K2:'Data Seed 30'.K10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Exponential" table:style-name="ta1">
        <table:shapes>
          <draw:frame draw:z-index="0" draw:style-name="gr1" draw:text-style-name="P1" svg:width="159.99mm" svg:height="89.99mm" svg:x="45.17mm" svg:y="13.56mm">
            <draw:object draw:notify-on-update-of-ranges="'Data Seed 30'.L1:'Data Seed 30'.L1 'Data Seed 30'.L2:'Data Seed 30'.L105 'Data Seed 30'.O1:'Data Seed 30'.O1 'Data Seed 30'.O2:'Data Seed 30'.O105 'Data Seed 30'.N1:'Data Seed 30'.N1 'Data Seed 30'.N2:'Data Seed 30'.N10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Rand%" table:style-name="ta1">
        <table:shapes>
          <draw:frame draw:z-index="0" draw:style-name="gr1" draw:text-style-name="P1" svg:width="159.99mm" svg:height="89.99mm" svg:x="41.03mm" svg:y="14.62mm">
            <draw:object draw:notify-on-update-of-ranges="'Data Seed 30'.M1:'Data Seed 30'.M1 'Data Seed 30'.M2:'Data Seed 30'.M10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Comparission" table:style-name="ta1">
        <table:shapes>
          <draw:frame draw:z-index="0" draw:style-name="gr1" draw:text-style-name="P1" svg:width="159.99mm" svg:height="89.99mm" svg:x="59.77mm" svg:y="11.96mm">
            <draw:object draw:notify-on-update-of-ranges="'Data Seed 30'.J1:'Data Seed 30'.J1 'Data Seed 30'.J2:'Data Seed 30'.J105 'Data Seed 30'.O1:'Data Seed 30'.O1 'Data Seed 30'.O2:'Data Seed 30'.O105 'Data Seed 30'.N1:'Data Seed 30'.N1 'Data Seed 30'.N2:'Data Seed 30'.N105 'Data Seed 30'.K1:'Data Seed 30'.K1 'Data Seed 30'.K2:'Data Seed 30'.K105 'Data Seed 30'.L1:'Data Seed 30'.L1 'Data Seed 30'.L2:'Data Seed 30'.L105 'Data Seed 30'.M1:'Data Seed 30'.M1 'Data Seed 30'.M2:'Data Seed 30'.M10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0" loext:min-decimal-places="0" number:min-integer-digits="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08:42:04.620607227</meta:creation-date>
    <dc:date>2020-08-05T11:27:29.712593205</dc:date>
    <meta:editing-duration>PT49M56S</meta:editing-duration>
    <meta:editing-cycles>3</meta:editing-cycles>
    <meta:generator>LibreOffice/5.4.5.1$Linux_X86_64 LibreOffice_project/40m0$Build-1</meta:generator>
    <meta:document-statistic meta:table-count="6" meta:cell-count="254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463cm" svg:y="4.203cm" style:legend-expansion="high" chart:style-name="ch2"/>
        <chart:plot-area chart:style-name="ch3" table:cell-range-address="'Data Seed 30'.J1:'Data Seed 30'.J105" chart:data-source-has-labels="row" svg:x="0.319cm" svg:y="0.18cm" svg:width="12.825cm" svg:height="8.645cm">
          <chartooo:coordinate-region svg:x="0.755cm" svg:y="0.301cm" svg:width="12.389cm" svg:height="7.5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ata Seed 30'.J2:'Data Seed 30'.J105" chart:label-cell-address="'Data Seed 30'.J1:'Data Seed 30'.J1" chart:class="chart:line">
            <chart:data-point chart:repeated="10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form</text:p>
                <draw:g>
                  <svg:desc>'Data Seed 30'.J1:'Data Seed 30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ata Seed 30'.J2:'Data Seed 30'.J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19cm" svg:y="4.201cm" style:legend-expansion="high" chart:style-name="ch2"/>
        <chart:plot-area chart:style-name="ch3" table:cell-range-address="'Data Seed 30'.K1:'Data Seed 30'.K105" chart:data-source-has-labels="row" svg:x="0.32cm" svg:y="0.18cm" svg:width="11.979cm" svg:height="8.64cm">
          <chartooo:coordinate-region svg:x="0.889cm" svg:y="0.301cm" svg:width="11.328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ata Seed 30'.K2:'Data Seed 30'.K105" chart:label-cell-address="'Data Seed 30'.K1:'Data Seed 30'.K1" chart:class="chart:line">
            <chart:data-point chart:repeated="10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(500k,100k)</text:p>
                <draw:g>
                  <svg:desc>'Data Seed 30'.K1:'Data Seed 30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ata Seed 30'.K2:'Data Seed 30'.K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2 1" chart:style-name="ch1">
        <chart:legend chart:legend-position="end" svg:x="13.73cm" svg:y="3.703cm" style:legend-expansion="high" chart:style-name="ch2"/>
        <chart:plot-area chart:style-name="ch3" table:cell-range-address="'Data Seed 30'.L1:'Data Seed 30'.L105 'Data Seed 30'.N1:'Data Seed 30'.O105" chart:data-source-has-labels="row" svg:x="0.32cm" svg:y="0.18cm" svg:width="13.09cm" svg:height="8.64cm">
          <chartooo:coordinate-region svg:x="0.941cm" svg:y="0.301cm" svg:width="12.46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ata Seed 30'.L2:'Data Seed 30'.L105" chart:label-cell-address="'Data Seed 30'.L1:'Data Seed 30'.L1" chart:class="chart:line">
            <chart:data-point chart:repeated="104"/>
          </chart:series>
          <chart:series chart:style-name="ch7" chart:values-cell-range-address="'Data Seed 30'.O2:'Data Seed 30'.O105" chart:label-cell-address="'Data Seed 30'.O1:'Data Seed 30'.O1" chart:class="chart:line">
            <chart:data-point chart:repeated="104"/>
          </chart:series>
          <chart:series chart:style-name="ch8" chart:values-cell-range-address="'Data Seed 30'.N2:'Data Seed 30'.N105" chart:label-cell-address="'Data Seed 30'.N1:'Data Seed 30'.N1" chart:class="chart:line">
            <chart:data-point chart:repeated="10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(1)</text:p>
                <draw:g>
                  <svg:desc>'Data Seed 30'.L1:'Data Seed 30'.L1</svg:desc>
                </draw:g>
              </table:table-cell>
              <table:table-cell office:value-type="string">
                <text:p>E(5)</text:p>
                <draw:g>
                  <svg:desc>'Data Seed 30'.O1:'Data Seed 30'.O1</svg:desc>
                </draw:g>
              </table:table-cell>
              <table:table-cell office:value-type="string">
                <text:p>E(0.2)</text:p>
                <draw:g>
                  <svg:desc>'Data Seed 30'.N1:'Data Seed 3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'Data Seed 30'.L2:'Data Seed 30'.L105</svg:desc>
                </draw:g>
              </table:table-cell>
              <table:table-cell office:value-type="float" office:value="22">
                <text:p>22</text:p>
                <draw:g>
                  <svg:desc>'Data Seed 30'.O2:'Data Seed 30'.O105</svg:desc>
                </draw:g>
              </table:table-cell>
              <table:table-cell office:value-type="float" office:value="8">
                <text:p>8</text:p>
                <draw:g>
                  <svg:desc>'Data Seed 30'.N2:'Data Seed 30'.N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45cm" svg:y="4.201cm" style:legend-expansion="high" chart:style-name="ch2"/>
        <chart:plot-area chart:style-name="ch3" table:cell-range-address="'Data Seed 30'.M1:'Data Seed 30'.M105" chart:data-source-has-labels="row" svg:x="0.32cm" svg:y="0.18cm" svg:width="12.905cm" svg:height="8.64cm">
          <chartooo:coordinate-region svg:x="0.756cm" svg:y="0.301cm" svg:width="12.46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ata Seed 30'.M2:'Data Seed 30'.M105" chart:label-cell-address="'Data Seed 30'.M1:'Data Seed 30'.M1" chart:class="chart:line">
            <chart:data-point chart:repeated="10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%</text:p>
                <draw:g>
                  <svg:desc>'Data Seed 30'.M1:'Data Seed 30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Data Seed 30'.M2:'Data Seed 30'.M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5 4" chart:style-name="ch1">
        <chart:legend chart:legend-position="end" svg:x="12.619cm" svg:y="2.956cm" style:legend-expansion="high" chart:style-name="ch2"/>
        <chart:plot-area chart:style-name="ch3" table:cell-range-address="'Data Seed 30'.J1:'Data Seed 30'.O105" chart:data-source-has-labels="row" svg:x="0.32cm" svg:y="0.18cm" svg:width="11.979cm" svg:height="8.64cm">
          <chartooo:coordinate-region svg:x="0.941cm" svg:y="0.301cm" svg:width="11.326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ata Seed 30'.J2:'Data Seed 30'.J105" chart:label-cell-address="'Data Seed 30'.J1:'Data Seed 30'.J1" chart:class="chart:line">
            <chart:data-point chart:repeated="104"/>
          </chart:series>
          <chart:series chart:style-name="ch7" chart:values-cell-range-address="'Data Seed 30'.O2:'Data Seed 30'.O105" chart:label-cell-address="'Data Seed 30'.O1:'Data Seed 30'.O1" chart:class="chart:line">
            <chart:data-point chart:repeated="104"/>
          </chart:series>
          <chart:series chart:style-name="ch8" chart:values-cell-range-address="'Data Seed 30'.N2:'Data Seed 30'.N105" chart:label-cell-address="'Data Seed 30'.N1:'Data Seed 30'.N1" chart:class="chart:line">
            <chart:data-point chart:repeated="104"/>
          </chart:series>
          <chart:series chart:style-name="ch9" chart:values-cell-range-address="'Data Seed 30'.K2:'Data Seed 30'.K105" chart:label-cell-address="'Data Seed 30'.K1:'Data Seed 30'.K1" chart:class="chart:line">
            <chart:data-point chart:repeated="104"/>
          </chart:series>
          <chart:series chart:style-name="ch10" chart:values-cell-range-address="'Data Seed 30'.L2:'Data Seed 30'.L105" chart:label-cell-address="'Data Seed 30'.L1:'Data Seed 30'.L1" chart:class="chart:line">
            <chart:data-point chart:repeated="104"/>
          </chart:series>
          <chart:series chart:style-name="ch8" chart:values-cell-range-address="'Data Seed 30'.M2:'Data Seed 30'.M105" chart:label-cell-address="'Data Seed 30'.M1:'Data Seed 30'.M1" chart:class="chart:line">
            <chart:data-point chart:repeated="10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form</text:p>
                <draw:g>
                  <svg:desc>'Data Seed 30'.J1:'Data Seed 30'.J1</svg:desc>
                </draw:g>
              </table:table-cell>
              <table:table-cell office:value-type="string">
                <text:p>E(5)</text:p>
                <draw:g>
                  <svg:desc>'Data Seed 30'.O1:'Data Seed 30'.O1</svg:desc>
                </draw:g>
              </table:table-cell>
              <table:table-cell office:value-type="string">
                <text:p>E(0.2)</text:p>
                <draw:g>
                  <svg:desc>'Data Seed 30'.N1:'Data Seed 30'.N1</svg:desc>
                </draw:g>
              </table:table-cell>
              <table:table-cell office:value-type="string">
                <text:p>N(500k,100k)</text:p>
                <draw:g>
                  <svg:desc>'Data Seed 30'.K1:'Data Seed 30'.K1</svg:desc>
                </draw:g>
              </table:table-cell>
              <table:table-cell office:value-type="string">
                <text:p>E(1)</text:p>
                <draw:g>
                  <svg:desc>'Data Seed 30'.L1:'Data Seed 30'.L1</svg:desc>
                </draw:g>
              </table:table-cell>
              <table:table-cell office:value-type="string">
                <text:p>Rand%</text:p>
                <draw:g>
                  <svg:desc>'Data Seed 30'.M1:'Data Seed 30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ata Seed 30'.J2:'Data Seed 30'.J105</svg:desc>
                </draw:g>
              </table:table-cell>
              <table:table-cell office:value-type="float" office:value="22">
                <text:p>22</text:p>
                <draw:g>
                  <svg:desc>'Data Seed 30'.O2:'Data Seed 30'.O105</svg:desc>
                </draw:g>
              </table:table-cell>
              <table:table-cell office:value-type="float" office:value="8">
                <text:p>8</text:p>
                <draw:g>
                  <svg:desc>'Data Seed 30'.N2:'Data Seed 30'.N105</svg:desc>
                </draw:g>
              </table:table-cell>
              <table:table-cell office:value-type="float" office:value="0">
                <text:p>0</text:p>
                <draw:g>
                  <svg:desc>'Data Seed 30'.K2:'Data Seed 30'.K105</svg:desc>
                </draw:g>
              </table:table-cell>
              <table:table-cell office:value-type="float" office:value="11">
                <text:p>11</text:p>
                <draw:g>
                  <svg:desc>'Data Seed 30'.L2:'Data Seed 30'.L105</svg:desc>
                </draw:g>
              </table:table-cell>
              <table:table-cell office:value-type="float" office:value="5">
                <text:p>5</text:p>
                <draw:g>
                  <svg:desc>'Data Seed 30'.M2:'Data Seed 30'.M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